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1.422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10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map style:condition="cell-content()&gt;-0.17" style:apply-style-name="Bad" style:base-cell-address="'delta-angles'.J6"/>
      <style:map style:condition="cell-content()=0" style:apply-style-name="Accent" style:base-cell-address="'delta-angles'.J6"/>
    </style:style>
    <style:style style:name="ce14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0">
      <style:table-cell-properties fo:background-color="#99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/>
          <table:table-cell table:style-name="ce2" office:value-type="string" calcext:value-type="string">
            <text:p>To Travel Consistency - 100 = expected, 0 = totally wonk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f_msecPerFram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_msecPerFram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more time duration improves consistency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 text:c="4"/>-more frames, so shorter distance per frame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shorter distance improves consistency for smaller times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 text:c="4"/>-shorter distance per frame</text:p>
          </table:table-cell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/>Are we exceeding the servo motor max speed?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output angles and calculate deltas</text:p>
          </table:table-cell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lta-angles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9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998" table:default-cell-style-name="Default"/>
        <table:table-row table:style-name="ro2">
          <table:table-cell table:style-name="ce7" office:value-type="string" calcext:value-type="string">
            <text:p>FRAME</text:p>
          </table:table-cell>
          <table:table-cell table:style-name="ce7" office:value-type="string" calcext:value-type="string">
            <text:p>HIP</text:p>
          </table:table-cell>
          <table:table-cell table:style-name="ce7" office:value-type="string" calcext:value-type="string">
            <text:p>KNEE</text:p>
          </table:table-cell>
          <table:table-cell table:style-name="ce7" office:value-type="string" calcext:value-type="string">
            <text:p>ANKLE</text:p>
          </table:table-cell>
          <table:table-cell table:style-name="ce7"/>
          <table:table-cell table:style-name="ce10" office:value-type="string" calcext:value-type="string">
            <text:p>Delta KNEE</text:p>
          </table:table-cell>
          <table:table-cell table:style-name="ce10" office:value-type="string" calcext:value-type="string">
            <text:p>Delta ANKLE</text:p>
          </table:table-cell>
          <table:table-cell table:style-name="ce10" office:value-type="string" calcext:value-type="string">
            <text:p>Knee Speed <text:s/>Degree/sec</text:p>
          </table:table-cell>
          <table:table-cell table:style-name="ce10" office:value-type="string" calcext:value-type="string">
            <text:p>Ankle Speed <text:s/>Degree/sec</text:p>
          </table:table-cell>
          <table:table-cell table:style-name="ce10" office:value-type="string" calcext:value-type="string">
            <text:p>Knee Speed <text:s/>sec /60 deg</text:p>
          </table:table-cell>
          <table:table-cell table:style-name="ce10" office:value-type="string" calcext:value-type="string">
            <text:p>Ankle Speed sec /60 deg</text:p>
          </table:table-cell>
          <table:table-cell table:style-name="ce10" office:value-type="string" calcext:value-type="string">
            <text:p>Percent of max</text:p>
          </table:table-cell>
          <table:table-cell table:style-name="ce7" table:number-columns-repeated="1005"/>
        </table:table-row>
        <table:table-row table:style-name="ro1">
          <table:table-cell table:number-columns-repeated="11"/>
          <table:table-cell table:style-name="ce14" table:formula="of:=60/0.17" office:value-type="float" office:value="352.941176470588" calcext:value-type="float">
            <text:p>352.94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5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 table:style-name="ce9"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37" calcext:value-type="float">
            <text:p>36.37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[.C6]-[.C5]" office:value-type="float" office:value="-6.41" calcext:value-type="float">
            <text:p>-6.41</text:p>
          </table:table-cell>
          <table:table-cell table:formula="of:=[.D6]-[.D5]" office:value-type="float" office:value="-8.81" calcext:value-type="float">
            <text:p>-8.81</text:p>
          </table:table-cell>
          <table:table-cell table:style-name="ce12" table:formula="of:=[.F6]/([.$D$3]/1000)" office:value-type="float" office:value="-128.2" calcext:value-type="float">
            <text:p>-128.2</text:p>
          </table:table-cell>
          <table:table-cell table:style-name="ce12" table:formula="of:=[.G6]/([.$D$3]/1000)" office:value-type="float" office:value="-176.2" calcext:value-type="float">
            <text:p>-176.2</text:p>
          </table:table-cell>
          <table:table-cell table:style-name="ce13" table:formula="of:=(1/[.H6])*60" office:value-type="float" office:value="-0.46801872074883" calcext:value-type="float">
            <text:p>-0.468</text:p>
          </table:table-cell>
          <table:table-cell table:style-name="ce13" table:formula="of:=(1/[.I6])*60" office:value-type="float" office:value="-0.340522133938706" calcext:value-type="float">
            <text:p>-0.341</text:p>
          </table:table-cell>
          <table:table-cell table:style-name="ce15" table:formula="of:=ABS([.H6])/[.$L$2]*100" office:value-type="float" office:value="36.3233333333333" calcext:value-type="float">
            <text:p>36.3</text:p>
          </table:table-cell>
          <table:table-cell table:style-name="ce15" table:formula="of:=ABS([.I6])/[.$L$2]*100" office:value-type="float" office:value="49.9233333333333" calcext:value-type="float">
            <text:p>49.9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3.79" calcext:value-type="float">
            <text:p>3.79</text:p>
          </table:table-cell>
          <table:table-cell/>
          <table:table-cell table:formula="of:=[.C7]-[.C6]" office:value-type="float" office:value="-11.24" calcext:value-type="float">
            <text:p>-11.24</text:p>
          </table:table-cell>
          <table:table-cell table:formula="of:=[.D7]-[.D6]" office:value-type="float" office:value="-14.4" calcext:value-type="float">
            <text:p>-14.4</text:p>
          </table:table-cell>
          <table:table-cell table:style-name="ce12" table:formula="of:=[.F7]/([.$D$3]/1000)" office:value-type="float" office:value="-224.8" calcext:value-type="float">
            <text:p>-224.8</text:p>
          </table:table-cell>
          <table:table-cell table:style-name="ce12" table:formula="of:=[.G7]/([.$D$3]/1000)" office:value-type="float" office:value="-288" calcext:value-type="float">
            <text:p>-288.0</text:p>
          </table:table-cell>
          <table:table-cell table:style-name="ce13" table:formula="of:=(1/[.H7])*60" office:value-type="float" office:value="-0.266903914590747" calcext:value-type="float">
            <text:p>-0.267</text:p>
          </table:table-cell>
          <table:table-cell table:style-name="ce13" table:formula="of:=(1/[.I7])*60" office:value-type="float" office:value="-0.208333333333333" calcext:value-type="float">
            <text:p>-0.208</text:p>
          </table:table-cell>
          <table:table-cell table:style-name="ce15" table:formula="of:=ABS([.H7])/[.$L$2]*100" office:value-type="float" office:value="63.6933333333334" calcext:value-type="float">
            <text:p>63.7</text:p>
          </table:table-cell>
          <table:table-cell table:style-name="ce15" table:formula="of:=ABS([.I7])/[.$L$2]*100" office:value-type="float" office:value="81.6" calcext:value-type="float">
            <text:p>81.6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-8.14" calcext:value-type="float">
            <text:p>-8.14</text:p>
          </table:table-cell>
          <table:table-cell/>
          <table:table-cell table:formula="of:=[.C8]-[.C7]" office:value-type="float" office:value="-10.28" calcext:value-type="float">
            <text:p>-10.28</text:p>
          </table:table-cell>
          <table:table-cell table:formula="of:=[.D8]-[.D7]" office:value-type="float" office:value="-11.93" calcext:value-type="float">
            <text:p>-11.93</text:p>
          </table:table-cell>
          <table:table-cell table:style-name="ce12" table:formula="of:=[.F8]/([.$D$3]/1000)" office:value-type="float" office:value="-205.6" calcext:value-type="float">
            <text:p>-205.6</text:p>
          </table:table-cell>
          <table:table-cell table:style-name="ce12" table:formula="of:=[.G8]/([.$D$3]/1000)" office:value-type="float" office:value="-238.6" calcext:value-type="float">
            <text:p>-238.6</text:p>
          </table:table-cell>
          <table:table-cell table:style-name="ce13" table:formula="of:=(1/[.H8])*60" office:value-type="float" office:value="-0.291828793774319" calcext:value-type="float">
            <text:p>-0.292</text:p>
          </table:table-cell>
          <table:table-cell table:style-name="ce13" table:formula="of:=(1/[.I8])*60" office:value-type="float" office:value="-0.251466890192791" calcext:value-type="float">
            <text:p>-0.251</text:p>
          </table:table-cell>
          <table:table-cell table:style-name="ce15" table:formula="of:=ABS([.H8])/[.$L$2]*100" office:value-type="float" office:value="58.2533333333333" calcext:value-type="float">
            <text:p>58.3</text:p>
          </table:table-cell>
          <table:table-cell table:style-name="ce15" table:formula="of:=ABS([.I8])/[.$L$2]*100" office:value-type="float" office:value="67.6033333333333" calcext:value-type="float">
            <text:p>67.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office:value-type="float" office:value="-18.51" calcext:value-type="float">
            <text:p>-18.51</text:p>
          </table:table-cell>
          <table:table-cell/>
          <table:table-cell table:formula="of:=[.C9]-[.C8]" office:value-type="float" office:value="-9.97" calcext:value-type="float">
            <text:p>-9.97</text:p>
          </table:table-cell>
          <table:table-cell table:formula="of:=[.D9]-[.D8]" office:value-type="float" office:value="-10.37" calcext:value-type="float">
            <text:p>-10.37</text:p>
          </table:table-cell>
          <table:table-cell table:style-name="ce12" table:formula="of:=[.F9]/([.$D$3]/1000)" office:value-type="float" office:value="-199.4" calcext:value-type="float">
            <text:p>-199.4</text:p>
          </table:table-cell>
          <table:table-cell table:style-name="ce12" table:formula="of:=[.G9]/([.$D$3]/1000)" office:value-type="float" office:value="-207.4" calcext:value-type="float">
            <text:p>-207.4</text:p>
          </table:table-cell>
          <table:table-cell table:style-name="ce13" table:formula="of:=(1/[.H9])*60" office:value-type="float" office:value="-0.300902708124373" calcext:value-type="float">
            <text:p>-0.301</text:p>
          </table:table-cell>
          <table:table-cell table:style-name="ce13" table:formula="of:=(1/[.I9])*60" office:value-type="float" office:value="-0.289296046287367" calcext:value-type="float">
            <text:p>-0.289</text:p>
          </table:table-cell>
          <table:table-cell table:style-name="ce15" table:formula="of:=ABS([.H9])/[.$L$2]*100" office:value-type="float" office:value="56.4966666666667" calcext:value-type="float">
            <text:p>56.5</text:p>
          </table:table-cell>
          <table:table-cell table:style-name="ce15" table:formula="of:=ABS([.I9])/[.$L$2]*100" office:value-type="float" office:value="58.7633333333333" calcext:value-type="float">
            <text:p>58.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-27.74" calcext:value-type="float">
            <text:p>-27.74</text:p>
          </table:table-cell>
          <table:table-cell/>
          <table:table-cell table:formula="of:=[.C10]-[.C9]" office:value-type="float" office:value="-10" calcext:value-type="float">
            <text:p>-10</text:p>
          </table:table-cell>
          <table:table-cell table:formula="of:=[.D10]-[.D9]" office:value-type="float" office:value="-9.23" calcext:value-type="float">
            <text:p>-9.23</text:p>
          </table:table-cell>
          <table:table-cell table:style-name="ce12" table:formula="of:=[.F10]/([.$D$3]/1000)" office:value-type="float" office:value="-200" calcext:value-type="float">
            <text:p>-200.0</text:p>
          </table:table-cell>
          <table:table-cell table:style-name="ce12" table:formula="of:=[.G10]/([.$D$3]/1000)" office:value-type="float" office:value="-184.6" calcext:value-type="float">
            <text:p>-184.6</text:p>
          </table:table-cell>
          <table:table-cell table:style-name="ce13" table:formula="of:=(1/[.H10])*60" office:value-type="float" office:value="-0.3" calcext:value-type="float">
            <text:p>-0.300</text:p>
          </table:table-cell>
          <table:table-cell table:style-name="ce13" table:formula="of:=(1/[.I10])*60" office:value-type="float" office:value="-0.325027085590466" calcext:value-type="float">
            <text:p>-0.325</text:p>
          </table:table-cell>
          <table:table-cell table:style-name="ce15" table:formula="of:=ABS([.H10])/[.$L$2]*100" office:value-type="float" office:value="56.6666666666667" calcext:value-type="float">
            <text:p>56.7</text:p>
          </table:table-cell>
          <table:table-cell table:style-name="ce15" table:formula="of:=ABS([.I10])/[.$L$2]*100" office:value-type="float" office:value="52.3033333333333" calcext:value-type="float">
            <text:p>52.3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36.02" calcext:value-type="float">
            <text:p>-36.02</text:p>
          </table:table-cell>
          <table:table-cell/>
          <table:table-cell table:formula="of:=[.C11]-[.C10]" office:value-type="float" office:value="-10.28" calcext:value-type="float">
            <text:p>-10.28</text:p>
          </table:table-cell>
          <table:table-cell table:formula="of:=[.D11]-[.D10]" office:value-type="float" office:value="-8.28000000000001" calcext:value-type="float">
            <text:p>-8.28000000000001</text:p>
          </table:table-cell>
          <table:table-cell table:style-name="ce12" table:formula="of:=[.F11]/([.$D$3]/1000)" office:value-type="float" office:value="-205.6" calcext:value-type="float">
            <text:p>-205.6</text:p>
          </table:table-cell>
          <table:table-cell table:style-name="ce12" table:formula="of:=[.G11]/([.$D$3]/1000)" office:value-type="float" office:value="-165.6" calcext:value-type="float">
            <text:p>-165.6</text:p>
          </table:table-cell>
          <table:table-cell table:style-name="ce13" table:formula="of:=(1/[.H11])*60" office:value-type="float" office:value="-0.291828793774319" calcext:value-type="float">
            <text:p>-0.292</text:p>
          </table:table-cell>
          <table:table-cell table:style-name="ce13" table:formula="of:=(1/[.I11])*60" office:value-type="float" office:value="-0.36231884057971" calcext:value-type="float">
            <text:p>-0.362</text:p>
          </table:table-cell>
          <table:table-cell table:style-name="ce15" table:formula="of:=ABS([.H11])/[.$L$2]*100" office:value-type="float" office:value="58.2533333333333" calcext:value-type="float">
            <text:p>58.3</text:p>
          </table:table-cell>
          <table:table-cell table:style-name="ce15" table:formula="of:=ABS([.I11])/[.$L$2]*100" office:value-type="float" office:value="46.92" calcext:value-type="float">
            <text:p>46.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2.56" calcext:value-type="float">
            <text:p>-32.56</text:p>
          </table:table-cell>
          <table:table-cell office:value-type="float" office:value="-43.41" calcext:value-type="float">
            <text:p>-43.41</text:p>
          </table:table-cell>
          <table:table-cell/>
          <table:table-cell table:formula="of:=[.C12]-[.C11]" office:value-type="float" office:value="-10.75" calcext:value-type="float">
            <text:p>-10.75</text:p>
          </table:table-cell>
          <table:table-cell table:formula="of:=[.D12]-[.D11]" office:value-type="float" office:value="-7.38999999999999" calcext:value-type="float">
            <text:p>-7.38999999999999</text:p>
          </table:table-cell>
          <table:table-cell table:style-name="ce12" table:formula="of:=[.F12]/([.$D$3]/1000)" office:value-type="float" office:value="-215" calcext:value-type="float">
            <text:p>-215.0</text:p>
          </table:table-cell>
          <table:table-cell table:style-name="ce12" table:formula="of:=[.G12]/([.$D$3]/1000)" office:value-type="float" office:value="-147.8" calcext:value-type="float">
            <text:p>-147.8</text:p>
          </table:table-cell>
          <table:table-cell table:style-name="ce13" table:formula="of:=(1/[.H12])*60" office:value-type="float" office:value="-0.27906976744186" calcext:value-type="float">
            <text:p>-0.279</text:p>
          </table:table-cell>
          <table:table-cell table:style-name="ce13" table:formula="of:=(1/[.I12])*60" office:value-type="float" office:value="-0.405953991880921" calcext:value-type="float">
            <text:p>-0.406</text:p>
          </table:table-cell>
          <table:table-cell table:style-name="ce15" table:formula="of:=ABS([.H12])/[.$L$2]*100" office:value-type="float" office:value="60.9166666666667" calcext:value-type="float">
            <text:p>60.9</text:p>
          </table:table-cell>
          <table:table-cell table:style-name="ce15" table:formula="of:=ABS([.I12])/[.$L$2]*100" office:value-type="float" office:value="41.8766666666666" calcext:value-type="float">
            <text:p>41.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9.91" calcext:value-type="float">
            <text:p>-49.91</text:p>
          </table:table-cell>
          <table:table-cell/>
          <table:table-cell table:formula="of:=[.C13]-[.C12]" office:value-type="float" office:value="-11.32" calcext:value-type="float">
            <text:p>-11.32</text:p>
          </table:table-cell>
          <table:table-cell table:formula="of:=[.D13]-[.D12]" office:value-type="float" office:value="-6.5" calcext:value-type="float">
            <text:p>-6.5</text:p>
          </table:table-cell>
          <table:table-cell table:style-name="ce12" table:formula="of:=[.F13]/([.$D$3]/1000)" office:value-type="float" office:value="-226.4" calcext:value-type="float">
            <text:p>-226.4</text:p>
          </table:table-cell>
          <table:table-cell table:style-name="ce12" table:formula="of:=[.G13]/([.$D$3]/1000)" office:value-type="float" office:value="-130" calcext:value-type="float">
            <text:p>-130.0</text:p>
          </table:table-cell>
          <table:table-cell table:style-name="ce13" table:formula="of:=(1/[.H13])*60" office:value-type="float" office:value="-0.265017667844523" calcext:value-type="float">
            <text:p>-0.265</text:p>
          </table:table-cell>
          <table:table-cell table:style-name="ce13" table:formula="of:=(1/[.I13])*60" office:value-type="float" office:value="-0.461538461538462" calcext:value-type="float">
            <text:p>-0.462</text:p>
          </table:table-cell>
          <table:table-cell table:style-name="ce15" table:formula="of:=ABS([.H13])/[.$L$2]*100" office:value-type="float" office:value="64.1466666666667" calcext:value-type="float">
            <text:p>64.1</text:p>
          </table:table-cell>
          <table:table-cell table:style-name="ce15" table:formula="of:=ABS([.I13])/[.$L$2]*100" office:value-type="float" office:value="36.8333333333333" calcext:value-type="float">
            <text:p>36.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5.41" calcext:value-type="float">
            <text:p>-55.41</text:p>
          </table:table-cell>
          <table:table-cell/>
          <table:table-cell table:formula="of:=[.C14]-[.C13]" office:value-type="float" office:value="-11.87" calcext:value-type="float">
            <text:p>-11.87</text:p>
          </table:table-cell>
          <table:table-cell table:formula="of:=[.D14]-[.D13]" office:value-type="float" office:value="-5.5" calcext:value-type="float">
            <text:p>-5.5</text:p>
          </table:table-cell>
          <table:table-cell table:style-name="ce12" table:formula="of:=[.F14]/([.$D$3]/1000)" office:value-type="float" office:value="-237.4" calcext:value-type="float">
            <text:p>-237.4</text:p>
          </table:table-cell>
          <table:table-cell table:style-name="ce12" table:formula="of:=[.G14]/([.$D$3]/1000)" office:value-type="float" office:value="-110" calcext:value-type="float">
            <text:p>-110.0</text:p>
          </table:table-cell>
          <table:table-cell table:style-name="ce13" table:formula="of:=(1/[.H14])*60" office:value-type="float" office:value="-0.25273799494524" calcext:value-type="float">
            <text:p>-0.253</text:p>
          </table:table-cell>
          <table:table-cell table:style-name="ce13" table:formula="of:=(1/[.I14])*60" office:value-type="float" office:value="-0.545454545454545" calcext:value-type="float">
            <text:p>-0.545</text:p>
          </table:table-cell>
          <table:table-cell table:style-name="ce15" table:formula="of:=ABS([.H14])/[.$L$2]*100" office:value-type="float" office:value="67.2633333333333" calcext:value-type="float">
            <text:p>67.3</text:p>
          </table:table-cell>
          <table:table-cell table:style-name="ce15" table:formula="of:=ABS([.I14])/[.$L$2]*100" office:value-type="float" office:value="31.1666666666667" calcext:value-type="float">
            <text:p>31.2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5]-[.C14]" office:value-type="float" office:value="-12.21" calcext:value-type="float">
            <text:p>-12.21</text:p>
          </table:table-cell>
          <table:table-cell table:formula="of:=[.D15]-[.D14]" office:value-type="float" office:value="-4.34" calcext:value-type="float">
            <text:p>-4.34</text:p>
          </table:table-cell>
          <table:table-cell table:style-name="ce12" table:formula="of:=[.F15]/([.$D$3]/1000)" office:value-type="float" office:value="-244.2" calcext:value-type="float">
            <text:p>-244.2</text:p>
          </table:table-cell>
          <table:table-cell table:style-name="ce12" table:formula="of:=[.G15]/([.$D$3]/1000)" office:value-type="float" office:value="-86.8000000000001" calcext:value-type="float">
            <text:p>-86.8</text:p>
          </table:table-cell>
          <table:table-cell table:style-name="ce13" table:formula="of:=(1/[.H15])*60" office:value-type="float" office:value="-0.245700245700246" calcext:value-type="float">
            <text:p>-0.246</text:p>
          </table:table-cell>
          <table:table-cell table:style-name="ce13" table:formula="of:=(1/[.I15])*60" office:value-type="float" office:value="-0.691244239631336" calcext:value-type="float">
            <text:p>-0.691</text:p>
          </table:table-cell>
          <table:table-cell table:style-name="ce15" table:formula="of:=ABS([.H15])/[.$L$2]*100" office:value-type="float" office:value="69.19" calcext:value-type="float">
            <text:p>69.2</text:p>
          </table:table-cell>
          <table:table-cell table:style-name="ce15" table:formula="of:=ABS([.I15])/[.$L$2]*100" office:value-type="float" office:value="24.5933333333334" calcext:value-type="float">
            <text:p>24.6</text:p>
          </table:table-cell>
          <table:table-cell table:number-columns-repeated="100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67" calcext:value-type="float">
            <text:p>42.67</text:p>
          </table:table-cell>
          <table:table-cell office:value-type="float" office:value="36.06" calcext:value-type="float">
            <text:p>36.0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47" calcext:value-type="float">
            <text:p>41.47</text:p>
          </table:table-cell>
          <table:table-cell office:value-type="float" office:value="34.31" calcext:value-type="float">
            <text:p>34.31</text:p>
          </table:table-cell>
          <table:table-cell/>
          <table:table-cell table:formula="of:=[.C21]-[.C20]" office:value-type="float" office:value="-1.2" calcext:value-type="float">
            <text:p>-1.2</text:p>
          </table:table-cell>
          <table:table-cell table:formula="of:=[.D21]-[.D20]" office:value-type="float" office:value="-1.75" calcext:value-type="float">
            <text:p>-1.75</text:p>
          </table:table-cell>
          <table:table-cell table:style-name="ce12" table:formula="of:=[.F21]/([.$D$27]/1000)" office:value-type="float" office:value="-47.8278198485454" calcext:value-type="float">
            <text:p>-47.8</text:p>
          </table:table-cell>
          <table:table-cell table:style-name="ce12" table:formula="of:=[.G21]/([.$D$27]/1000)" office:value-type="float" office:value="-69.7489039457951" calcext:value-type="float">
            <text:p>-69.7</text:p>
          </table:table-cell>
          <table:table-cell table:style-name="ce13" table:formula="of:=(1/[.H21])*60" office:value-type="float" office:value="-1.2545" calcext:value-type="float">
            <text:p>-1.255</text:p>
          </table:table-cell>
          <table:table-cell table:style-name="ce13" table:formula="of:=(1/[.I21])*60" office:value-type="float" office:value="-0.860228571428571" calcext:value-type="float">
            <text:p>-0.860</text:p>
          </table:table-cell>
          <table:table-cell table:style-name="ce15" table:formula="of:=ABS([.H21])/[.$L$2]*100" office:value-type="float" office:value="13.5512156237545" calcext:value-type="float">
            <text:p>13.6</text:p>
          </table:table-cell>
          <table:table-cell table:style-name="ce15" table:formula="of:=ABS([.I21])/[.$L$2]*100" office:value-type="float" office:value="19.7621894513086" calcext:value-type="float">
            <text:p>19.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.31" calcext:value-type="float">
            <text:p>40.31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C22]-[.C21]" office:value-type="float" office:value="-1.16" calcext:value-type="float">
            <text:p>-1.16</text:p>
          </table:table-cell>
          <table:table-cell table:formula="of:=[.D22]-[.D21]" office:value-type="float" office:value="-1.68" calcext:value-type="float">
            <text:p>-1.68</text:p>
          </table:table-cell>
          <table:table-cell table:style-name="ce12" table:formula="of:=[.F22]/([.$D$27]/1000)" office:value-type="float" office:value="-46.2335591869269" calcext:value-type="float">
            <text:p>-46.2</text:p>
          </table:table-cell>
          <table:table-cell table:style-name="ce12" table:formula="of:=[.G22]/([.$D$27]/1000)" office:value-type="float" office:value="-66.9589477879633" calcext:value-type="float">
            <text:p>-67.0</text:p>
          </table:table-cell>
          <table:table-cell table:style-name="ce13" table:formula="of:=(1/[.H22])*60" office:value-type="float" office:value="-1.29775862068966" calcext:value-type="float">
            <text:p>-1.298</text:p>
          </table:table-cell>
          <table:table-cell table:style-name="ce13" table:formula="of:=(1/[.I22])*60" office:value-type="float" office:value="-0.896071428571429" calcext:value-type="float">
            <text:p>-0.896</text:p>
          </table:table-cell>
          <table:table-cell table:style-name="ce15" table:formula="of:=ABS([.H22])/[.$L$2]*100" office:value-type="float" office:value="13.099508436296" calcext:value-type="float">
            <text:p>13.1</text:p>
          </table:table-cell>
          <table:table-cell table:style-name="ce15" table:formula="of:=ABS([.I22])/[.$L$2]*100" office:value-type="float" office:value="18.9717018732563" calcext:value-type="float">
            <text:p>19.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  <table:table-cell office:value-type="float" office:value="31.01" calcext:value-type="float">
            <text:p>31.01</text:p>
          </table:table-cell>
          <table:table-cell/>
          <table:table-cell table:formula="of:=[.C23]-[.C22]" office:value-type="float" office:value="-1.12" calcext:value-type="float">
            <text:p>-1.12</text:p>
          </table:table-cell>
          <table:table-cell table:formula="of:=[.D23]-[.D22]" office:value-type="float" office:value="-1.62" calcext:value-type="float">
            <text:p>-1.62</text:p>
          </table:table-cell>
          <table:table-cell table:style-name="ce12" table:formula="of:=[.F23]/([.$D$27]/1000)" office:value-type="float" office:value="-44.6392985253091" calcext:value-type="float">
            <text:p>-44.6</text:p>
          </table:table-cell>
          <table:table-cell table:style-name="ce12" table:formula="of:=[.G23]/([.$D$27]/1000)" office:value-type="float" office:value="-64.5675567955361" calcext:value-type="float">
            <text:p>-64.6</text:p>
          </table:table-cell>
          <table:table-cell table:style-name="ce13" table:formula="of:=(1/[.H23])*60" office:value-type="float" office:value="-1.34410714285714" calcext:value-type="float">
            <text:p>-1.344</text:p>
          </table:table-cell>
          <table:table-cell table:style-name="ce13" table:formula="of:=(1/[.I23])*60" office:value-type="float" office:value="-0.929259259259259" calcext:value-type="float">
            <text:p>-0.929</text:p>
          </table:table-cell>
          <table:table-cell table:style-name="ce15" table:formula="of:=ABS([.H23])/[.$L$2]*100" office:value-type="float" office:value="12.6478012488376" calcext:value-type="float">
            <text:p>12.6</text:p>
          </table:table-cell>
          <table:table-cell table:style-name="ce15" table:formula="of:=ABS([.I23])/[.$L$2]*100" office:value-type="float" office:value="18.2941410920686" calcext:value-type="float">
            <text:p>18.3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29.46" calcext:value-type="float">
            <text:p>29.46</text:p>
          </table:table-cell>
          <table:table-cell/>
          <table:table-cell table:formula="of:=[.C24]-[.C23]" office:value-type="float" office:value="-1.09" calcext:value-type="float">
            <text:p>-1.09</text:p>
          </table:table-cell>
          <table:table-cell table:formula="of:=[.D24]-[.D23]" office:value-type="float" office:value="-1.55" calcext:value-type="float">
            <text:p>-1.55</text:p>
          </table:table-cell>
          <table:table-cell table:style-name="ce12" table:formula="of:=[.F24]/([.$D$27]/1000)" office:value-type="float" office:value="-43.4436030290951" calcext:value-type="float">
            <text:p>-43.4</text:p>
          </table:table-cell>
          <table:table-cell table:style-name="ce12" table:formula="of:=[.G24]/([.$D$27]/1000)" office:value-type="float" office:value="-61.7776006377043" calcext:value-type="float">
            <text:p>-61.8</text:p>
          </table:table-cell>
          <table:table-cell table:style-name="ce13" table:formula="of:=(1/[.H24])*60" office:value-type="float" office:value="-1.3811009174312" calcext:value-type="float">
            <text:p>-1.381</text:p>
          </table:table-cell>
          <table:table-cell table:style-name="ce13" table:formula="of:=(1/[.I24])*60" office:value-type="float" office:value="-0.971225806451612" calcext:value-type="float">
            <text:p>-0.971</text:p>
          </table:table-cell>
          <table:table-cell table:style-name="ce15" table:formula="of:=ABS([.H24])/[.$L$2]*100" office:value-type="float" office:value="12.3090208582436" calcext:value-type="float">
            <text:p>12.3</text:p>
          </table:table-cell>
          <table:table-cell table:style-name="ce15" table:formula="of:=ABS([.I24])/[.$L$2]*100" office:value-type="float" office:value="17.5036535140162" calcext:value-type="float">
            <text:p>17.5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04" calcext:value-type="float">
            <text:p>37.04</text:p>
          </table:table-cell>
          <table:table-cell office:value-type="float" office:value="27.95" calcext:value-type="float">
            <text:p>27.95</text:p>
          </table:table-cell>
          <table:table-cell/>
          <table:table-cell table:formula="of:=[.C25]-[.C24]" office:value-type="float" office:value="-1.06" calcext:value-type="float">
            <text:p>-1.06</text:p>
          </table:table-cell>
          <table:table-cell table:formula="of:=[.D25]-[.D24]" office:value-type="float" office:value="-1.51" calcext:value-type="float">
            <text:p>-1.51</text:p>
          </table:table-cell>
          <table:table-cell table:style-name="ce12" table:formula="of:=[.F25]/([.$D$27]/1000)" office:value-type="float" office:value="-42.2479075328817" calcext:value-type="float">
            <text:p>-42.2</text:p>
          </table:table-cell>
          <table:table-cell table:style-name="ce12" table:formula="of:=[.G25]/([.$D$27]/1000)" office:value-type="float" office:value="-60.1833399760862" calcext:value-type="float">
            <text:p>-60.2</text:p>
          </table:table-cell>
          <table:table-cell table:style-name="ce13" table:formula="of:=(1/[.H25])*60" office:value-type="float" office:value="-1.42018867924528" calcext:value-type="float">
            <text:p>-1.420</text:p>
          </table:table-cell>
          <table:table-cell table:style-name="ce13" table:formula="of:=(1/[.I25])*60" office:value-type="float" office:value="-0.996953642384105" calcext:value-type="float">
            <text:p>-0.997</text:p>
          </table:table-cell>
          <table:table-cell table:style-name="ce15" table:formula="of:=ABS([.H25])/[.$L$2]*100" office:value-type="float" office:value="11.9702404676498" calcext:value-type="float">
            <text:p>12.0</text:p>
          </table:table-cell>
          <table:table-cell table:style-name="ce15" table:formula="of:=ABS([.I25])/[.$L$2]*100" office:value-type="float" office:value="17.0519463265577" calcext:value-type="float">
            <text:p>17.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.01" calcext:value-type="float">
            <text:p>36.01</text:p>
          </table:table-cell>
          <table:table-cell office:value-type="float" office:value="26.5" calcext:value-type="float">
            <text:p>26.5</text:p>
          </table:table-cell>
          <table:table-cell/>
          <table:table-cell table:formula="of:=[.C26]-[.C25]" office:value-type="float" office:value="-1.03" calcext:value-type="float">
            <text:p>-1.03</text:p>
          </table:table-cell>
          <table:table-cell table:formula="of:=[.D26]-[.D25]" office:value-type="float" office:value="-1.45" calcext:value-type="float">
            <text:p>-1.45</text:p>
          </table:table-cell>
          <table:table-cell table:style-name="ce12" table:formula="of:=[.F26]/([.$D$27]/1000)" office:value-type="float" office:value="-41.052212036668" calcext:value-type="float">
            <text:p>-41.1</text:p>
          </table:table-cell>
          <table:table-cell table:style-name="ce12" table:formula="of:=[.G26]/([.$D$27]/1000)" office:value-type="float" office:value="-57.7919489836588" calcext:value-type="float">
            <text:p>-57.8</text:p>
          </table:table-cell>
          <table:table-cell table:style-name="ce13" table:formula="of:=(1/[.H26])*60" office:value-type="float" office:value="-1.46155339805825" calcext:value-type="float">
            <text:p>-1.462</text:p>
          </table:table-cell>
          <table:table-cell table:style-name="ce13" table:formula="of:=(1/[.I26])*60" office:value-type="float" office:value="-1.03820689655172" calcext:value-type="float">
            <text:p>-1.038</text:p>
          </table:table-cell>
          <table:table-cell table:style-name="ce15" table:formula="of:=ABS([.H26])/[.$L$2]*100" office:value-type="float" office:value="11.6314600770559" calcext:value-type="float">
            <text:p>11.6</text:p>
          </table:table-cell>
          <table:table-cell table:style-name="ce15" table:formula="of:=ABS([.I26])/[.$L$2]*100" office:value-type="float" office:value="16.37438554537" calcext:value-type="float">
            <text:p>16.4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.09" calcext:value-type="float">
            <text:p>25.09</text:p>
          </table:table-cell>
          <table:table-cell/>
          <table:table-cell table:formula="of:=[.C27]-[.C26]" office:value-type="float" office:value="-1.01" calcext:value-type="float">
            <text:p>-1.01</text:p>
          </table:table-cell>
          <table:table-cell table:formula="of:=[.D27]-[.D26]" office:value-type="float" office:value="-1.41" calcext:value-type="float">
            <text:p>-1.41</text:p>
          </table:table-cell>
          <table:table-cell table:style-name="ce12" table:formula="of:=[.F27]/([.$D$27]/1000)" office:value-type="float" office:value="-40.2550817058588" calcext:value-type="float">
            <text:p>-40.3</text:p>
          </table:table-cell>
          <table:table-cell table:style-name="ce12" table:formula="of:=[.G27]/([.$D$27]/1000)" office:value-type="float" office:value="-56.1976883220407" calcext:value-type="float">
            <text:p>-56.2</text:p>
          </table:table-cell>
          <table:table-cell table:style-name="ce13" table:formula="of:=(1/[.H27])*60" office:value-type="float" office:value="-1.49049504950495" calcext:value-type="float">
            <text:p>-1.490</text:p>
          </table:table-cell>
          <table:table-cell table:style-name="ce13" table:formula="of:=(1/[.I27])*60" office:value-type="float" office:value="-1.06765957446809" calcext:value-type="float">
            <text:p>-1.068</text:p>
          </table:table-cell>
          <table:table-cell table:style-name="ce15" table:formula="of:=ABS([.H27])/[.$L$2]*100" office:value-type="float" office:value="11.4056064833267" calcext:value-type="float">
            <text:p>11.4</text:p>
          </table:table-cell>
          <table:table-cell table:style-name="ce15" table:formula="of:=ABS([.I27])/[.$L$2]*100" office:value-type="float" office:value="15.9226783579115" calcext:value-type="float">
            <text:p>15.9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.01" calcext:value-type="float">
            <text:p>34.01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[.C28]-[.C27]" office:value-type="float" office:value="-0.990000000000002" calcext:value-type="float">
            <text:p>-0.990000000000002</text:p>
          </table:table-cell>
          <table:table-cell table:formula="of:=[.D28]-[.D27]" office:value-type="float" office:value="-1.38" calcext:value-type="float">
            <text:p>-1.38</text:p>
          </table:table-cell>
          <table:table-cell table:style-name="ce12" table:formula="of:=[.F28]/([.$D$27]/1000)" office:value-type="float" office:value="-39.4579513750499" calcext:value-type="float">
            <text:p>-39.5</text:p>
          </table:table-cell>
          <table:table-cell table:style-name="ce12" table:formula="of:=[.G28]/([.$D$27]/1000)" office:value-type="float" office:value="-55.001992825827" calcext:value-type="float">
            <text:p>-55.0</text:p>
          </table:table-cell>
          <table:table-cell table:style-name="ce13" table:formula="of:=(1/[.H28])*60" office:value-type="float" office:value="-1.52060606060606" calcext:value-type="float">
            <text:p>-1.521</text:p>
          </table:table-cell>
          <table:table-cell table:style-name="ce13" table:formula="of:=(1/[.I28])*60" office:value-type="float" office:value="-1.09086956521739" calcext:value-type="float">
            <text:p>-1.091</text:p>
          </table:table-cell>
          <table:table-cell table:style-name="ce15" table:formula="of:=ABS([.H28])/[.$L$2]*100" office:value-type="float" office:value="11.1797528895975" calcext:value-type="float">
            <text:p>11.2</text:p>
          </table:table-cell>
          <table:table-cell table:style-name="ce15" table:formula="of:=ABS([.I28])/[.$L$2]*100" office:value-type="float" office:value="15.5838979673176" calcext:value-type="float">
            <text:p>15.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04" calcext:value-type="float">
            <text:p>33.04</text:p>
          </table:table-cell>
          <table:table-cell office:value-type="float" office:value="22.38" calcext:value-type="float">
            <text:p>22.38</text:p>
          </table:table-cell>
          <table:table-cell/>
          <table:table-cell table:formula="of:=[.C29]-[.C28]" office:value-type="float" office:value="-0.969999999999999" calcext:value-type="float">
            <text:p>-0.969999999999999</text:p>
          </table:table-cell>
          <table:table-cell table:formula="of:=[.D29]-[.D28]" office:value-type="float" office:value="-1.33" calcext:value-type="float">
            <text:p>-1.33</text:p>
          </table:table-cell>
          <table:table-cell table:style-name="ce12" table:formula="of:=[.F29]/([.$D$27]/1000)" office:value-type="float" office:value="-38.6608210442407" calcext:value-type="float">
            <text:p>-38.7</text:p>
          </table:table-cell>
          <table:table-cell table:style-name="ce12" table:formula="of:=[.G29]/([.$D$27]/1000)" office:value-type="float" office:value="-53.0091669988044" calcext:value-type="float">
            <text:p>-53.0</text:p>
          </table:table-cell>
          <table:table-cell table:style-name="ce13" table:formula="of:=(1/[.H29])*60" office:value-type="float" office:value="-1.5519587628866" calcext:value-type="float">
            <text:p>-1.552</text:p>
          </table:table-cell>
          <table:table-cell table:style-name="ce13" table:formula="of:=(1/[.I29])*60" office:value-type="float" office:value="-1.13187969924812" calcext:value-type="float">
            <text:p>-1.132</text:p>
          </table:table-cell>
          <table:table-cell table:style-name="ce15" table:formula="of:=ABS([.H29])/[.$L$2]*100" office:value-type="float" office:value="10.9538992958682" calcext:value-type="float">
            <text:p>11.0</text:p>
          </table:table-cell>
          <table:table-cell table:style-name="ce15" table:formula="of:=ABS([.I29])/[.$L$2]*100" office:value-type="float" office:value="15.0192639829946" calcext:value-type="float">
            <text:p>15.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.09" calcext:value-type="float">
            <text:p>32.09</text:p>
          </table:table-cell>
          <table:table-cell office:value-type="float" office:value="21.07" calcext:value-type="float">
            <text:p>21.07</text:p>
          </table:table-cell>
          <table:table-cell/>
          <table:table-cell table:formula="of:=[.C30]-[.C29]" office:value-type="float" office:value="-0.949999999999996" calcext:value-type="float">
            <text:p>-0.949999999999996</text:p>
          </table:table-cell>
          <table:table-cell table:formula="of:=[.D30]-[.D29]" office:value-type="float" office:value="-1.31" calcext:value-type="float">
            <text:p>-1.31</text:p>
          </table:table-cell>
          <table:table-cell table:style-name="ce12" table:formula="of:=[.F30]/([.$D$27]/1000)" office:value-type="float" office:value="-37.8636907134315" calcext:value-type="float">
            <text:p>-37.9</text:p>
          </table:table-cell>
          <table:table-cell table:style-name="ce12" table:formula="of:=[.G30]/([.$D$27]/1000)" office:value-type="float" office:value="-52.2120366679952" calcext:value-type="float">
            <text:p>-52.2</text:p>
          </table:table-cell>
          <table:table-cell table:style-name="ce13" table:formula="of:=(1/[.H30])*60" office:value-type="float" office:value="-1.58463157894738" calcext:value-type="float">
            <text:p>-1.585</text:p>
          </table:table-cell>
          <table:table-cell table:style-name="ce13" table:formula="of:=(1/[.I30])*60" office:value-type="float" office:value="-1.14916030534351" calcext:value-type="float">
            <text:p>-1.149</text:p>
          </table:table-cell>
          <table:table-cell table:style-name="ce15" table:formula="of:=ABS([.H30])/[.$L$2]*100" office:value-type="float" office:value="10.7280457021389" calcext:value-type="float">
            <text:p>10.7</text:p>
          </table:table-cell>
          <table:table-cell table:style-name="ce15" table:formula="of:=ABS([.I30])/[.$L$2]*100" office:value-type="float" office:value="14.7934103892653" calcext:value-type="float">
            <text:p>14.8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[.C31]-[.C30]" office:value-type="float" office:value="-0.930000000000003" calcext:value-type="float">
            <text:p>-0.930000000000003</text:p>
          </table:table-cell>
          <table:table-cell table:formula="of:=[.D31]-[.D30]" office:value-type="float" office:value="-1.27" calcext:value-type="float">
            <text:p>-1.27</text:p>
          </table:table-cell>
          <table:table-cell table:style-name="ce12" table:formula="of:=[.F31]/([.$D$27]/1000)" office:value-type="float" office:value="-37.0665603826227" calcext:value-type="float">
            <text:p>-37.1</text:p>
          </table:table-cell>
          <table:table-cell table:style-name="ce12" table:formula="of:=[.G31]/([.$D$27]/1000)" office:value-type="float" office:value="-50.617776006377" calcext:value-type="float">
            <text:p>-50.6</text:p>
          </table:table-cell>
          <table:table-cell table:style-name="ce13" table:formula="of:=(1/[.H31])*60" office:value-type="float" office:value="-1.61870967741935" calcext:value-type="float">
            <text:p>-1.619</text:p>
          </table:table-cell>
          <table:table-cell table:style-name="ce13" table:formula="of:=(1/[.I31])*60" office:value-type="float" office:value="-1.18535433070866" calcext:value-type="float">
            <text:p>-1.185</text:p>
          </table:table-cell>
          <table:table-cell table:style-name="ce15" table:formula="of:=ABS([.H31])/[.$L$2]*100" office:value-type="float" office:value="10.5021921084098" calcext:value-type="float">
            <text:p>10.5</text:p>
          </table:table-cell>
          <table:table-cell table:style-name="ce15" table:formula="of:=ABS([.I31])/[.$L$2]*100" office:value-type="float" office:value="14.3417032018068" calcext:value-type="float">
            <text:p>14.3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18.56" calcext:value-type="float">
            <text:p>18.56</text:p>
          </table:table-cell>
          <table:table-cell/>
          <table:table-cell table:formula="of:=[.C32]-[.C31]" office:value-type="float" office:value="-0.920000000000002" calcext:value-type="float">
            <text:p>-0.920000000000002</text:p>
          </table:table-cell>
          <table:table-cell table:formula="of:=[.D32]-[.D31]" office:value-type="float" office:value="-1.24" calcext:value-type="float">
            <text:p>-1.24</text:p>
          </table:table-cell>
          <table:table-cell table:style-name="ce12" table:formula="of:=[.F32]/([.$D$27]/1000)" office:value-type="float" office:value="-36.6679952172181" calcext:value-type="float">
            <text:p>-36.7</text:p>
          </table:table-cell>
          <table:table-cell table:style-name="ce12" table:formula="of:=[.G32]/([.$D$27]/1000)" office:value-type="float" office:value="-49.4220805101635" calcext:value-type="float">
            <text:p>-49.4</text:p>
          </table:table-cell>
          <table:table-cell table:style-name="ce13" table:formula="of:=(1/[.H32])*60" office:value-type="float" office:value="-1.63630434782608" calcext:value-type="float">
            <text:p>-1.636</text:p>
          </table:table-cell>
          <table:table-cell table:style-name="ce13" table:formula="of:=(1/[.I32])*60" office:value-type="float" office:value="-1.21403225806451" calcext:value-type="float">
            <text:p>-1.214</text:p>
          </table:table-cell>
          <table:table-cell table:style-name="ce15" table:formula="of:=ABS([.H32])/[.$L$2]*100" office:value-type="float" office:value="10.3892653115451" calcext:value-type="float">
            <text:p>10.4</text:p>
          </table:table-cell>
          <table:table-cell table:style-name="ce15" table:formula="of:=ABS([.I32])/[.$L$2]*100" office:value-type="float" office:value="14.002922811213" calcext:value-type="float">
            <text:p>14.0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17.34" calcext:value-type="float">
            <text:p>17.34</text:p>
          </table:table-cell>
          <table:table-cell/>
          <table:table-cell table:formula="of:=[.C33]-[.C32]" office:value-type="float" office:value="-0.91" calcext:value-type="float">
            <text:p>-0.91</text:p>
          </table:table-cell>
          <table:table-cell table:formula="of:=[.D33]-[.D32]" office:value-type="float" office:value="-1.22" calcext:value-type="float">
            <text:p>-1.22</text:p>
          </table:table-cell>
          <table:table-cell table:style-name="ce12" table:formula="of:=[.F33]/([.$D$27]/1000)" office:value-type="float" office:value="-36.2694300518135" calcext:value-type="float">
            <text:p>-36.3</text:p>
          </table:table-cell>
          <table:table-cell table:style-name="ce12" table:formula="of:=[.G33]/([.$D$27]/1000)" office:value-type="float" office:value="-48.6249501793543" calcext:value-type="float">
            <text:p>-48.6</text:p>
          </table:table-cell>
          <table:table-cell table:style-name="ce13" table:formula="of:=(1/[.H33])*60" office:value-type="float" office:value="-1.65428571428571" calcext:value-type="float">
            <text:p>-1.654</text:p>
          </table:table-cell>
          <table:table-cell table:style-name="ce13" table:formula="of:=(1/[.I33])*60" office:value-type="float" office:value="-1.23393442622951" calcext:value-type="float">
            <text:p>-1.234</text:p>
          </table:table-cell>
          <table:table-cell table:style-name="ce15" table:formula="of:=ABS([.H33])/[.$L$2]*100" office:value-type="float" office:value="10.2763385146805" calcext:value-type="float">
            <text:p>10.3</text:p>
          </table:table-cell>
          <table:table-cell table:style-name="ce15" table:formula="of:=ABS([.I33])/[.$L$2]*100" office:value-type="float" office:value="13.7770692174837" calcext:value-type="float">
            <text:p>13.8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.43" calcext:value-type="float">
            <text:p>28.43</text:p>
          </table:table-cell>
          <table:table-cell office:value-type="float" office:value="16.15" calcext:value-type="float">
            <text:p>16.15</text:p>
          </table:table-cell>
          <table:table-cell/>
          <table:table-cell table:formula="of:=[.C34]-[.C33]" office:value-type="float" office:value="-0.899999999999999" calcext:value-type="float">
            <text:p>-0.899999999999999</text:p>
          </table:table-cell>
          <table:table-cell table:formula="of:=[.D34]-[.D33]" office:value-type="float" office:value="-1.19" calcext:value-type="float">
            <text:p>-1.19</text:p>
          </table:table-cell>
          <table:table-cell table:style-name="ce12" table:formula="of:=[.F34]/([.$D$27]/1000)" office:value-type="float" office:value="-35.8708648864089" calcext:value-type="float">
            <text:p>-35.9</text:p>
          </table:table-cell>
          <table:table-cell table:style-name="ce12" table:formula="of:=[.G34]/([.$D$27]/1000)" office:value-type="float" office:value="-47.4292546831407" calcext:value-type="float">
            <text:p>-47.4</text:p>
          </table:table-cell>
          <table:table-cell table:style-name="ce13" table:formula="of:=(1/[.H34])*60" office:value-type="float" office:value="-1.67266666666667" calcext:value-type="float">
            <text:p>-1.673</text:p>
          </table:table-cell>
          <table:table-cell table:style-name="ce13" table:formula="of:=(1/[.I34])*60" office:value-type="float" office:value="-1.26504201680672" calcext:value-type="float">
            <text:p>-1.265</text:p>
          </table:table-cell>
          <table:table-cell table:style-name="ce15" table:formula="of:=ABS([.H34])/[.$L$2]*100" office:value-type="float" office:value="10.1634117178158" calcext:value-type="float">
            <text:p>10.2</text:p>
          </table:table-cell>
          <table:table-cell table:style-name="ce15" table:formula="of:=ABS([.I34])/[.$L$2]*100" office:value-type="float" office:value="13.4382888268899" calcext:value-type="float">
            <text:p>13.4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.55" calcext:value-type="float">
            <text:p>27.55</text:p>
          </table:table-cell>
          <table:table-cell office:value-type="float" office:value="14.99" calcext:value-type="float">
            <text:p>14.99</text:p>
          </table:table-cell>
          <table:table-cell/>
          <table:table-cell table:formula="of:=[.C35]-[.C34]" office:value-type="float" office:value="-0.879999999999999" calcext:value-type="float">
            <text:p>-0.879999999999999</text:p>
          </table:table-cell>
          <table:table-cell table:formula="of:=[.D35]-[.D34]" office:value-type="float" office:value="-1.16" calcext:value-type="float">
            <text:p>-1.16</text:p>
          </table:table-cell>
          <table:table-cell table:style-name="ce12" table:formula="of:=[.F35]/([.$D$27]/1000)" office:value-type="float" office:value="-35.0737345555998" calcext:value-type="float">
            <text:p>-35.1</text:p>
          </table:table-cell>
          <table:table-cell table:style-name="ce12" table:formula="of:=[.G35]/([.$D$27]/1000)" office:value-type="float" office:value="-46.233559186927" calcext:value-type="float">
            <text:p>-46.2</text:p>
          </table:table-cell>
          <table:table-cell table:style-name="ce13" table:formula="of:=(1/[.H35])*60" office:value-type="float" office:value="-1.71068181818182" calcext:value-type="float">
            <text:p>-1.711</text:p>
          </table:table-cell>
          <table:table-cell table:style-name="ce13" table:formula="of:=(1/[.I35])*60" office:value-type="float" office:value="-1.29775862068966" calcext:value-type="float">
            <text:p>-1.298</text:p>
          </table:table-cell>
          <table:table-cell table:style-name="ce15" table:formula="of:=ABS([.H35])/[.$L$2]*100" office:value-type="float" office:value="9.93755812408661" calcext:value-type="float">
            <text:p>9.9</text:p>
          </table:table-cell>
          <table:table-cell table:style-name="ce15" table:formula="of:=ABS([.I35])/[.$L$2]*100" office:value-type="float" office:value="13.099508436296" calcext:value-type="float">
            <text:p>13.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.68</text:p>
          </table:table-cell>
          <table:table-cell office:value-type="float" office:value="13.84" calcext:value-type="float">
            <text:p>13.84</text:p>
          </table:table-cell>
          <table:table-cell/>
          <table:table-cell table:formula="of:=[.C36]-[.C35]" office:value-type="float" office:value="-0.870000000000001" calcext:value-type="float">
            <text:p>-0.870000000000001</text:p>
          </table:table-cell>
          <table:table-cell table:formula="of:=[.D36]-[.D35]" office:value-type="float" office:value="-1.15" calcext:value-type="float">
            <text:p>-1.15</text:p>
          </table:table-cell>
          <table:table-cell table:style-name="ce12" table:formula="of:=[.F36]/([.$D$27]/1000)" office:value-type="float" office:value="-34.6751693901953" calcext:value-type="float">
            <text:p>-34.7</text:p>
          </table:table-cell>
          <table:table-cell table:style-name="ce12" table:formula="of:=[.G36]/([.$D$27]/1000)" office:value-type="float" office:value="-45.8349940215225" calcext:value-type="float">
            <text:p>-45.8</text:p>
          </table:table-cell>
          <table:table-cell table:style-name="ce13" table:formula="of:=(1/[.H36])*60" office:value-type="float" office:value="-1.73034482758621" calcext:value-type="float">
            <text:p>-1.730</text:p>
          </table:table-cell>
          <table:table-cell table:style-name="ce13" table:formula="of:=(1/[.I36])*60" office:value-type="float" office:value="-1.30904347826087" calcext:value-type="float">
            <text:p>-1.309</text:p>
          </table:table-cell>
          <table:table-cell table:style-name="ce15" table:formula="of:=ABS([.H36])/[.$L$2]*100" office:value-type="float" office:value="9.82463132722201" calcext:value-type="float">
            <text:p>9.8</text:p>
          </table:table-cell>
          <table:table-cell table:style-name="ce15" table:formula="of:=ABS([.I36])/[.$L$2]*100" office:value-type="float" office:value="12.9865816394314" calcext:value-type="float">
            <text:p>13.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.82" calcext:value-type="float">
            <text:p>25.82</text:p>
          </table:table-cell>
          <table:table-cell office:value-type="float" office:value="12.72" calcext:value-type="float">
            <text:p>12.72</text:p>
          </table:table-cell>
          <table:table-cell/>
          <table:table-cell table:formula="of:=[.C37]-[.C36]" office:value-type="float" office:value="-0.859999999999999" calcext:value-type="float">
            <text:p>-0.859999999999999</text:p>
          </table:table-cell>
          <table:table-cell table:formula="of:=[.D37]-[.D36]" office:value-type="float" office:value="-1.12" calcext:value-type="float">
            <text:p>-1.12</text:p>
          </table:table-cell>
          <table:table-cell table:style-name="ce12" table:formula="of:=[.F37]/([.$D$27]/1000)" office:value-type="float" office:value="-34.2766042247907" calcext:value-type="float">
            <text:p>-34.3</text:p>
          </table:table-cell>
          <table:table-cell table:style-name="ce12" table:formula="of:=[.G37]/([.$D$27]/1000)" office:value-type="float" office:value="-44.6392985253089" calcext:value-type="float">
            <text:p>-44.6</text:p>
          </table:table-cell>
          <table:table-cell table:style-name="ce13" table:formula="of:=(1/[.H37])*60" office:value-type="float" office:value="-1.75046511627907" calcext:value-type="float">
            <text:p>-1.750</text:p>
          </table:table-cell>
          <table:table-cell table:style-name="ce13" table:formula="of:=(1/[.I37])*60" office:value-type="float" office:value="-1.34410714285714" calcext:value-type="float">
            <text:p>-1.344</text:p>
          </table:table-cell>
          <table:table-cell table:style-name="ce15" table:formula="of:=ABS([.H37])/[.$L$2]*100" office:value-type="float" office:value="9.71170453035737" calcext:value-type="float">
            <text:p>9.7</text:p>
          </table:table-cell>
          <table:table-cell table:style-name="ce15" table:formula="of:=ABS([.I37])/[.$L$2]*100" office:value-type="float" office:value="12.6478012488375" calcext:value-type="float">
            <text:p>12.6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float" office:value="11.61" calcext:value-type="float">
            <text:p>11.61</text:p>
          </table:table-cell>
          <table:table-cell/>
          <table:table-cell table:formula="of:=[.C38]-[.C37]" office:value-type="float" office:value="-0.859999999999999" calcext:value-type="float">
            <text:p>-0.859999999999999</text:p>
          </table:table-cell>
          <table:table-cell table:formula="of:=[.D38]-[.D37]" office:value-type="float" office:value="-1.11" calcext:value-type="float">
            <text:p>-1.11</text:p>
          </table:table-cell>
          <table:table-cell table:style-name="ce12" table:formula="of:=[.F38]/([.$D$27]/1000)" office:value-type="float" office:value="-34.2766042247907" calcext:value-type="float">
            <text:p>-34.3</text:p>
          </table:table-cell>
          <table:table-cell table:style-name="ce12" table:formula="of:=[.G38]/([.$D$27]/1000)" office:value-type="float" office:value="-44.2407333599044" calcext:value-type="float">
            <text:p>-44.2</text:p>
          </table:table-cell>
          <table:table-cell table:style-name="ce13" table:formula="of:=(1/[.H38])*60" office:value-type="float" office:value="-1.75046511627907" calcext:value-type="float">
            <text:p>-1.750</text:p>
          </table:table-cell>
          <table:table-cell table:style-name="ce13" table:formula="of:=(1/[.I38])*60" office:value-type="float" office:value="-1.35621621621621" calcext:value-type="float">
            <text:p>-1.356</text:p>
          </table:table-cell>
          <table:table-cell table:style-name="ce15" table:formula="of:=ABS([.H38])/[.$L$2]*100" office:value-type="float" office:value="9.71170453035737" calcext:value-type="float">
            <text:p>9.7</text:p>
          </table:table-cell>
          <table:table-cell table:style-name="ce15" table:formula="of:=ABS([.I38])/[.$L$2]*100" office:value-type="float" office:value="12.5348744519729" calcext:value-type="float">
            <text:p>12.5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10.53" calcext:value-type="float">
            <text:p>10.53</text:p>
          </table:table-cell>
          <table:table-cell/>
          <table:table-cell table:formula="of:=[.C39]-[.C38]" office:value-type="float" office:value="-0.84" calcext:value-type="float">
            <text:p>-0.84</text:p>
          </table:table-cell>
          <table:table-cell table:formula="of:=[.D39]-[.D38]" office:value-type="float" office:value="-1.08" calcext:value-type="float">
            <text:p>-1.08</text:p>
          </table:table-cell>
          <table:table-cell table:style-name="ce12" table:formula="of:=[.F39]/([.$D$27]/1000)" office:value-type="float" office:value="-33.4794738939817" calcext:value-type="float">
            <text:p>-33.5</text:p>
          </table:table-cell>
          <table:table-cell table:style-name="ce12" table:formula="of:=[.G39]/([.$D$27]/1000)" office:value-type="float" office:value="-43.0450378636907" calcext:value-type="float">
            <text:p>-43.0</text:p>
          </table:table-cell>
          <table:table-cell table:style-name="ce13" table:formula="of:=(1/[.H39])*60" office:value-type="float" office:value="-1.79214285714286" calcext:value-type="float">
            <text:p>-1.792</text:p>
          </table:table-cell>
          <table:table-cell table:style-name="ce13" table:formula="of:=(1/[.I39])*60" office:value-type="float" office:value="-1.39388888888889" calcext:value-type="float">
            <text:p>-1.394</text:p>
          </table:table-cell>
          <table:table-cell table:style-name="ce15" table:formula="of:=ABS([.H39])/[.$L$2]*100" office:value-type="float" office:value="9.48585093662814" calcext:value-type="float">
            <text:p>9.5</text:p>
          </table:table-cell>
          <table:table-cell table:style-name="ce15" table:formula="of:=ABS([.I39])/[.$L$2]*100" office:value-type="float" office:value="12.196094061379" calcext:value-type="float">
            <text:p>12.2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9.46" calcext:value-type="float">
            <text:p>9.46</text:p>
          </table:table-cell>
          <table:table-cell/>
          <table:table-cell table:formula="of:=[.C40]-[.C39]" office:value-type="float" office:value="-0.84" calcext:value-type="float">
            <text:p>-0.84</text:p>
          </table:table-cell>
          <table:table-cell table:formula="of:=[.D40]-[.D39]" office:value-type="float" office:value="-1.07" calcext:value-type="float">
            <text:p>-1.07</text:p>
          </table:table-cell>
          <table:table-cell table:style-name="ce12" table:formula="of:=[.F40]/([.$D$27]/1000)" office:value-type="float" office:value="-33.4794738939817" calcext:value-type="float">
            <text:p>-33.5</text:p>
          </table:table-cell>
          <table:table-cell table:style-name="ce12" table:formula="of:=[.G40]/([.$D$27]/1000)" office:value-type="float" office:value="-42.6464726982861" calcext:value-type="float">
            <text:p>-42.6</text:p>
          </table:table-cell>
          <table:table-cell table:style-name="ce13" table:formula="of:=(1/[.H40])*60" office:value-type="float" office:value="-1.79214285714286" calcext:value-type="float">
            <text:p>-1.792</text:p>
          </table:table-cell>
          <table:table-cell table:style-name="ce13" table:formula="of:=(1/[.I40])*60" office:value-type="float" office:value="-1.40691588785047" calcext:value-type="float">
            <text:p>-1.407</text:p>
          </table:table-cell>
          <table:table-cell table:style-name="ce15" table:formula="of:=ABS([.H40])/[.$L$2]*100" office:value-type="float" office:value="9.48585093662814" calcext:value-type="float">
            <text:p>9.5</text:p>
          </table:table-cell>
          <table:table-cell table:style-name="ce15" table:formula="of:=ABS([.I40])/[.$L$2]*100" office:value-type="float" office:value="12.0831672645144" calcext:value-type="float">
            <text:p>12.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45" calcext:value-type="float">
            <text:p>22.4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C41]-[.C40]" office:value-type="float" office:value="-0.830000000000002" calcext:value-type="float">
            <text:p>-0.830000000000002</text:p>
          </table:table-cell>
          <table:table-cell table:formula="of:=[.D41]-[.D40]" office:value-type="float" office:value="-1.05" calcext:value-type="float">
            <text:p>-1.05</text:p>
          </table:table-cell>
          <table:table-cell table:style-name="ce12" table:formula="of:=[.F41]/([.$D$27]/1000)" office:value-type="float" office:value="-33.0809087285772" calcext:value-type="float">
            <text:p>-33.1</text:p>
          </table:table-cell>
          <table:table-cell table:style-name="ce12" table:formula="of:=[.G41]/([.$D$27]/1000)" office:value-type="float" office:value="-41.8493423674771" calcext:value-type="float">
            <text:p>-41.8</text:p>
          </table:table-cell>
          <table:table-cell table:style-name="ce13" table:formula="of:=(1/[.H41])*60" office:value-type="float" office:value="-1.81373493975903" calcext:value-type="float">
            <text:p>-1.814</text:p>
          </table:table-cell>
          <table:table-cell table:style-name="ce13" table:formula="of:=(1/[.I41])*60" office:value-type="float" office:value="-1.43371428571428" calcext:value-type="float">
            <text:p>-1.434</text:p>
          </table:table-cell>
          <table:table-cell table:style-name="ce15" table:formula="of:=ABS([.H41])/[.$L$2]*100" office:value-type="float" office:value="9.37292413976354" calcext:value-type="float">
            <text:p>9.4</text:p>
          </table:table-cell>
          <table:table-cell table:style-name="ce15" table:formula="of:=ABS([.I41])/[.$L$2]*100" office:value-type="float" office:value="11.8573136707852" calcext:value-type="float">
            <text:p>11.9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.63" calcext:value-type="float">
            <text:p>21.63</text:p>
          </table:table-cell>
          <table:table-cell office:value-type="float" office:value="7.38" calcext:value-type="float">
            <text:p>7.38</text:p>
          </table:table-cell>
          <table:table-cell/>
          <table:table-cell table:formula="of:=[.C42]-[.C41]" office:value-type="float" office:value="-0.82" calcext:value-type="float">
            <text:p>-0.82</text:p>
          </table:table-cell>
          <table:table-cell table:formula="of:=[.D42]-[.D41]" office:value-type="float" office:value="-1.03" calcext:value-type="float">
            <text:p>-1.03</text:p>
          </table:table-cell>
          <table:table-cell table:style-name="ce12" table:formula="of:=[.F42]/([.$D$27]/1000)" office:value-type="float" office:value="-32.6823435631726" calcext:value-type="float">
            <text:p>-32.7</text:p>
          </table:table-cell>
          <table:table-cell table:style-name="ce12" table:formula="of:=[.G42]/([.$D$27]/1000)" office:value-type="float" office:value="-41.052212036668" calcext:value-type="float">
            <text:p>-41.1</text:p>
          </table:table-cell>
          <table:table-cell table:style-name="ce13" table:formula="of:=(1/[.H42])*60" office:value-type="float" office:value="-1.83585365853659" calcext:value-type="float">
            <text:p>-1.836</text:p>
          </table:table-cell>
          <table:table-cell table:style-name="ce13" table:formula="of:=(1/[.I42])*60" office:value-type="float" office:value="-1.46155339805825" calcext:value-type="float">
            <text:p>-1.462</text:p>
          </table:table-cell>
          <table:table-cell table:style-name="ce15" table:formula="of:=ABS([.H42])/[.$L$2]*100" office:value-type="float" office:value="9.2599973428989" calcext:value-type="float">
            <text:p>9.3</text:p>
          </table:table-cell>
          <table:table-cell table:style-name="ce15" table:formula="of:=ABS([.I42])/[.$L$2]*100" office:value-type="float" office:value="11.6314600770559" calcext:value-type="float">
            <text:p>11.6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6.36" calcext:value-type="float">
            <text:p>6.36</text:p>
          </table:table-cell>
          <table:table-cell/>
          <table:table-cell table:formula="of:=[.C43]-[.C42]" office:value-type="float" office:value="-0.82" calcext:value-type="float">
            <text:p>-0.82</text:p>
          </table:table-cell>
          <table:table-cell table:formula="of:=[.D43]-[.D42]" office:value-type="float" office:value="-1.02" calcext:value-type="float">
            <text:p>-1.02</text:p>
          </table:table-cell>
          <table:table-cell table:style-name="ce12" table:formula="of:=[.F43]/([.$D$27]/1000)" office:value-type="float" office:value="-32.6823435631726" calcext:value-type="float">
            <text:p>-32.7</text:p>
          </table:table-cell>
          <table:table-cell table:style-name="ce12" table:formula="of:=[.G43]/([.$D$27]/1000)" office:value-type="float" office:value="-40.6536468712634" calcext:value-type="float">
            <text:p>-40.7</text:p>
          </table:table-cell>
          <table:table-cell table:style-name="ce13" table:formula="of:=(1/[.H43])*60" office:value-type="float" office:value="-1.83585365853659" calcext:value-type="float">
            <text:p>-1.836</text:p>
          </table:table-cell>
          <table:table-cell table:style-name="ce13" table:formula="of:=(1/[.I43])*60" office:value-type="float" office:value="-1.47588235294118" calcext:value-type="float">
            <text:p>-1.476</text:p>
          </table:table-cell>
          <table:table-cell table:style-name="ce15" table:formula="of:=ABS([.H43])/[.$L$2]*100" office:value-type="float" office:value="9.2599973428989" calcext:value-type="float">
            <text:p>9.3</text:p>
          </table:table-cell>
          <table:table-cell table:style-name="ce15" table:formula="of:=ABS([.I43])/[.$L$2]*100" office:value-type="float" office:value="11.5185332801913" calcext:value-type="float">
            <text:p>11.5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36" calcext:value-type="float">
            <text:p>5.36</text:p>
          </table:table-cell>
          <table:table-cell/>
          <table:table-cell table:formula="of:=[.C44]-[.C43]" office:value-type="float" office:value="-0.809999999999999" calcext:value-type="float">
            <text:p>-0.809999999999999</text:p>
          </table:table-cell>
          <table:table-cell table:formula="of:=[.D44]-[.D43]" office:value-type="float" office:value="-1" calcext:value-type="float">
            <text:p>-1</text:p>
          </table:table-cell>
          <table:table-cell table:style-name="ce12" table:formula="of:=[.F44]/([.$D$27]/1000)" office:value-type="float" office:value="-32.283778397768" calcext:value-type="float">
            <text:p>-32.3</text:p>
          </table:table-cell>
          <table:table-cell table:style-name="ce12" table:formula="of:=[.G44]/([.$D$27]/1000)" office:value-type="float" office:value="-39.8565165404544" calcext:value-type="float">
            <text:p>-39.9</text:p>
          </table:table-cell>
          <table:table-cell table:style-name="ce13" table:formula="of:=(1/[.H44])*60" office:value-type="float" office:value="-1.85851851851852" calcext:value-type="float">
            <text:p>-1.859</text:p>
          </table:table-cell>
          <table:table-cell table:style-name="ce13" table:formula="of:=(1/[.I44])*60" office:value-type="float" office:value="-1.5054" calcext:value-type="float">
            <text:p>-1.505</text:p>
          </table:table-cell>
          <table:table-cell table:style-name="ce15" table:formula="of:=ABS([.H44])/[.$L$2]*100" office:value-type="float" office:value="9.14707054603426" calcext:value-type="float">
            <text:p>9.1</text:p>
          </table:table-cell>
          <table:table-cell table:style-name="ce15" table:formula="of:=ABS([.I44])/[.$L$2]*100" office:value-type="float" office:value="11.2926796864621" calcext:value-type="float">
            <text:p>11.3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.37" calcext:value-type="float">
            <text:p>4.37</text:p>
          </table:table-cell>
          <table:table-cell/>
          <table:table-cell table:formula="of:=[.C45]-[.C44]" office:value-type="float" office:value="-0.800000000000001" calcext:value-type="float">
            <text:p>-0.800000000000001</text:p>
          </table:table-cell>
          <table:table-cell table:formula="of:=[.D45]-[.D44]" office:value-type="float" office:value="-0.99" calcext:value-type="float">
            <text:p>-0.99</text:p>
          </table:table-cell>
          <table:table-cell table:style-name="ce12" table:formula="of:=[.F45]/([.$D$27]/1000)" office:value-type="float" office:value="-31.8852132323635" calcext:value-type="float">
            <text:p>-31.9</text:p>
          </table:table-cell>
          <table:table-cell table:style-name="ce12" table:formula="of:=[.G45]/([.$D$27]/1000)" office:value-type="float" office:value="-39.4579513750498" calcext:value-type="float">
            <text:p>-39.5</text:p>
          </table:table-cell>
          <table:table-cell table:style-name="ce13" table:formula="of:=(1/[.H45])*60" office:value-type="float" office:value="-1.88175" calcext:value-type="float">
            <text:p>-1.882</text:p>
          </table:table-cell>
          <table:table-cell table:style-name="ce13" table:formula="of:=(1/[.I45])*60" office:value-type="float" office:value="-1.52060606060606" calcext:value-type="float">
            <text:p>-1.521</text:p>
          </table:table-cell>
          <table:table-cell table:style-name="ce15" table:formula="of:=ABS([.H45])/[.$L$2]*100" office:value-type="float" office:value="9.03414374916966" calcext:value-type="float">
            <text:p>9.0</text:p>
          </table:table-cell>
          <table:table-cell table:style-name="ce15" table:formula="of:=ABS([.I45])/[.$L$2]*100" office:value-type="float" office:value="11.1797528895975" calcext:value-type="float">
            <text:p>11.2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C46]-[.C45]" office:value-type="float" office:value="-0.800000000000001" calcext:value-type="float">
            <text:p>-0.800000000000001</text:p>
          </table:table-cell>
          <table:table-cell table:formula="of:=[.D46]-[.D45]" office:value-type="float" office:value="-0.97" calcext:value-type="float">
            <text:p>-0.97</text:p>
          </table:table-cell>
          <table:table-cell table:style-name="ce12" table:formula="of:=[.F46]/([.$D$27]/1000)" office:value-type="float" office:value="-31.8852132323635" calcext:value-type="float">
            <text:p>-31.9</text:p>
          </table:table-cell>
          <table:table-cell table:style-name="ce12" table:formula="of:=[.G46]/([.$D$27]/1000)" office:value-type="float" office:value="-38.6608210442407" calcext:value-type="float">
            <text:p>-38.7</text:p>
          </table:table-cell>
          <table:table-cell table:style-name="ce13" table:formula="of:=(1/[.H46])*60" office:value-type="float" office:value="-1.88175" calcext:value-type="float">
            <text:p>-1.882</text:p>
          </table:table-cell>
          <table:table-cell table:style-name="ce13" table:formula="of:=(1/[.I46])*60" office:value-type="float" office:value="-1.5519587628866" calcext:value-type="float">
            <text:p>-1.552</text:p>
          </table:table-cell>
          <table:table-cell table:style-name="ce15" table:formula="of:=ABS([.H46])/[.$L$2]*100" office:value-type="float" office:value="9.03414374916966" calcext:value-type="float">
            <text:p>9.0</text:p>
          </table:table-cell>
          <table:table-cell table:style-name="ce15" table:formula="of:=ABS([.I46])/[.$L$2]*100" office:value-type="float" office:value="10.9538992958682" calcext:value-type="float">
            <text:p>11.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2.44" calcext:value-type="float">
            <text:p>2.44</text:p>
          </table:table-cell>
          <table:table-cell/>
          <table:table-cell table:formula="of:=[.C47]-[.C46]" office:value-type="float" office:value="-0.789999999999999" calcext:value-type="float">
            <text:p>-0.789999999999999</text:p>
          </table:table-cell>
          <table:table-cell table:formula="of:=[.D47]-[.D46]" office:value-type="float" office:value="-0.96" calcext:value-type="float">
            <text:p>-0.96</text:p>
          </table:table-cell>
          <table:table-cell table:style-name="ce12" table:formula="of:=[.F47]/([.$D$27]/1000)" office:value-type="float" office:value="-31.4866480669589" calcext:value-type="float">
            <text:p>-31.5</text:p>
          </table:table-cell>
          <table:table-cell table:style-name="ce12" table:formula="of:=[.G47]/([.$D$27]/1000)" office:value-type="float" office:value="-38.2622558788362" calcext:value-type="float">
            <text:p>-38.3</text:p>
          </table:table-cell>
          <table:table-cell table:style-name="ce13" table:formula="of:=(1/[.H47])*60" office:value-type="float" office:value="-1.90556962025317" calcext:value-type="float">
            <text:p>-1.906</text:p>
          </table:table-cell>
          <table:table-cell table:style-name="ce13" table:formula="of:=(1/[.I47])*60" office:value-type="float" office:value="-1.568125" calcext:value-type="float">
            <text:p>-1.568</text:p>
          </table:table-cell>
          <table:table-cell table:style-name="ce15" table:formula="of:=ABS([.H47])/[.$L$2]*100" office:value-type="float" office:value="8.92121695230503" calcext:value-type="float">
            <text:p>8.9</text:p>
          </table:table-cell>
          <table:table-cell table:style-name="ce15" table:formula="of:=ABS([.I47])/[.$L$2]*100" office:value-type="float" office:value="10.8409724990036" calcext:value-type="float">
            <text:p>10.8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.82" calcext:value-type="float">
            <text:p>16.82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[.C48]-[.C47]" office:value-type="float" office:value="-0.789999999999999" calcext:value-type="float">
            <text:p>-0.789999999999999</text:p>
          </table:table-cell>
          <table:table-cell table:formula="of:=[.D48]-[.D47]" office:value-type="float" office:value="-0.95" calcext:value-type="float">
            <text:p>-0.95</text:p>
          </table:table-cell>
          <table:table-cell table:style-name="ce12" table:formula="of:=[.F48]/([.$D$27]/1000)" office:value-type="float" office:value="-31.4866480669589" calcext:value-type="float">
            <text:p>-31.5</text:p>
          </table:table-cell>
          <table:table-cell table:style-name="ce12" table:formula="of:=[.G48]/([.$D$27]/1000)" office:value-type="float" office:value="-37.8636907134316" calcext:value-type="float">
            <text:p>-37.9</text:p>
          </table:table-cell>
          <table:table-cell table:style-name="ce13" table:formula="of:=(1/[.H48])*60" office:value-type="float" office:value="-1.90556962025317" calcext:value-type="float">
            <text:p>-1.906</text:p>
          </table:table-cell>
          <table:table-cell table:style-name="ce13" table:formula="of:=(1/[.I48])*60" office:value-type="float" office:value="-1.58463157894737" calcext:value-type="float">
            <text:p>-1.585</text:p>
          </table:table-cell>
          <table:table-cell table:style-name="ce15" table:formula="of:=ABS([.H48])/[.$L$2]*100" office:value-type="float" office:value="8.92121695230503" calcext:value-type="float">
            <text:p>8.9</text:p>
          </table:table-cell>
          <table:table-cell table:style-name="ce15" table:formula="of:=ABS([.I48])/[.$L$2]*100" office:value-type="float" office:value="10.728045702139" calcext:value-type="float">
            <text:p>10.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C49]-[.C48]" office:value-type="float" office:value="-0.789999999999999" calcext:value-type="float">
            <text:p>-0.789999999999999</text:p>
          </table:table-cell>
          <table:table-cell table:formula="of:=[.D49]-[.D48]" office:value-type="float" office:value="-0.94" calcext:value-type="float">
            <text:p>-0.94</text:p>
          </table:table-cell>
          <table:table-cell table:style-name="ce12" table:formula="of:=[.F49]/([.$D$27]/1000)" office:value-type="float" office:value="-31.4866480669589" calcext:value-type="float">
            <text:p>-31.5</text:p>
          </table:table-cell>
          <table:table-cell table:style-name="ce12" table:formula="of:=[.G49]/([.$D$27]/1000)" office:value-type="float" office:value="-37.4651255480271" calcext:value-type="float">
            <text:p>-37.5</text:p>
          </table:table-cell>
          <table:table-cell table:style-name="ce13" table:formula="of:=(1/[.H49])*60" office:value-type="float" office:value="-1.90556962025317" calcext:value-type="float">
            <text:p>-1.906</text:p>
          </table:table-cell>
          <table:table-cell table:style-name="ce13" table:formula="of:=(1/[.I49])*60" office:value-type="float" office:value="-1.60148936170213" calcext:value-type="float">
            <text:p>-1.601</text:p>
          </table:table-cell>
          <table:table-cell table:style-name="ce15" table:formula="of:=ABS([.H49])/[.$L$2]*100" office:value-type="float" office:value="8.92121695230503" calcext:value-type="float">
            <text:p>8.9</text:p>
          </table:table-cell>
          <table:table-cell table:style-name="ce15" table:formula="of:=ABS([.I49])/[.$L$2]*100" office:value-type="float" office:value="10.6151189052743" calcext:value-type="float">
            <text:p>10.6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.25</text:p>
          </table:table-cell>
          <table:table-cell office:value-type="float" office:value="-0.37" calcext:value-type="float">
            <text:p>-0.37</text:p>
          </table:table-cell>
          <table:table-cell/>
          <table:table-cell table:formula="of:=[.C50]-[.C49]" office:value-type="float" office:value="-0.780000000000001" calcext:value-type="float">
            <text:p>-0.780000000000001</text:p>
          </table:table-cell>
          <table:table-cell table:formula="of:=[.D50]-[.D49]" office:value-type="float" office:value="-0.92" calcext:value-type="float">
            <text:p>-0.92</text:p>
          </table:table-cell>
          <table:table-cell table:style-name="ce12" table:formula="of:=[.F50]/([.$D$27]/1000)" office:value-type="float" office:value="-31.0880829015544" calcext:value-type="float">
            <text:p>-31.1</text:p>
          </table:table-cell>
          <table:table-cell table:style-name="ce12" table:formula="of:=[.G50]/([.$D$27]/1000)" office:value-type="float" office:value="-36.667995217218" calcext:value-type="float">
            <text:p>-36.7</text:p>
          </table:table-cell>
          <table:table-cell table:style-name="ce13" table:formula="of:=(1/[.H50])*60" office:value-type="float" office:value="-1.93" calcext:value-type="float">
            <text:p>-1.930</text:p>
          </table:table-cell>
          <table:table-cell table:style-name="ce13" table:formula="of:=(1/[.I50])*60" office:value-type="float" office:value="-1.63630434782609" calcext:value-type="float">
            <text:p>-1.636</text:p>
          </table:table-cell>
          <table:table-cell table:style-name="ce15" table:formula="of:=ABS([.H50])/[.$L$2]*100" office:value-type="float" office:value="8.80829015544043" calcext:value-type="float">
            <text:p>8.8</text:p>
          </table:table-cell>
          <table:table-cell table:style-name="ce15" table:formula="of:=ABS([.I50])/[.$L$2]*100" office:value-type="float" office:value="10.3892653115451" calcext:value-type="float">
            <text:p>10.4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-1.28" calcext:value-type="float">
            <text:p>-1.28</text:p>
          </table:table-cell>
          <table:table-cell/>
          <table:table-cell table:formula="of:=[.C51]-[.C50]" office:value-type="float" office:value="-0.77" calcext:value-type="float">
            <text:p>-0.77</text:p>
          </table:table-cell>
          <table:table-cell table:formula="of:=[.D51]-[.D50]" office:value-type="float" office:value="-0.91" calcext:value-type="float">
            <text:p>-0.91</text:p>
          </table:table-cell>
          <table:table-cell table:style-name="ce12" table:formula="of:=[.F51]/([.$D$27]/1000)" office:value-type="float" office:value="-30.6895177361498" calcext:value-type="float">
            <text:p>-30.7</text:p>
          </table:table-cell>
          <table:table-cell table:style-name="ce12" table:formula="of:=[.G51]/([.$D$27]/1000)" office:value-type="float" office:value="-36.2694300518135" calcext:value-type="float">
            <text:p>-36.3</text:p>
          </table:table-cell>
          <table:table-cell table:style-name="ce13" table:formula="of:=(1/[.H51])*60" office:value-type="float" office:value="-1.95506493506494" calcext:value-type="float">
            <text:p>-1.955</text:p>
          </table:table-cell>
          <table:table-cell table:style-name="ce13" table:formula="of:=(1/[.I51])*60" office:value-type="float" office:value="-1.65428571428571" calcext:value-type="float">
            <text:p>-1.654</text:p>
          </table:table-cell>
          <table:table-cell table:style-name="ce15" table:formula="of:=ABS([.H51])/[.$L$2]*100" office:value-type="float" office:value="8.69536335857579" calcext:value-type="float">
            <text:p>8.7</text:p>
          </table:table-cell>
          <table:table-cell table:style-name="ce15" table:formula="of:=ABS([.I51])/[.$L$2]*100" office:value-type="float" office:value="10.2763385146805" calcext:value-type="float">
            <text:p>10.3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-2.19" calcext:value-type="float">
            <text:p>-2.19</text:p>
          </table:table-cell>
          <table:table-cell/>
          <table:table-cell table:formula="of:=[.C52]-[.C51]" office:value-type="float" office:value="-0.780000000000001" calcext:value-type="float">
            <text:p>-0.780000000000001</text:p>
          </table:table-cell>
          <table:table-cell table:formula="of:=[.D52]-[.D51]" office:value-type="float" office:value="-0.91" calcext:value-type="float">
            <text:p>-0.91</text:p>
          </table:table-cell>
          <table:table-cell table:style-name="ce12" table:formula="of:=[.F52]/([.$D$27]/1000)" office:value-type="float" office:value="-31.0880829015544" calcext:value-type="float">
            <text:p>-31.1</text:p>
          </table:table-cell>
          <table:table-cell table:style-name="ce12" table:formula="of:=[.G52]/([.$D$27]/1000)" office:value-type="float" office:value="-36.2694300518135" calcext:value-type="float">
            <text:p>-36.3</text:p>
          </table:table-cell>
          <table:table-cell table:style-name="ce13" table:formula="of:=(1/[.H52])*60" office:value-type="float" office:value="-1.93" calcext:value-type="float">
            <text:p>-1.930</text:p>
          </table:table-cell>
          <table:table-cell table:style-name="ce13" table:formula="of:=(1/[.I52])*60" office:value-type="float" office:value="-1.65428571428571" calcext:value-type="float">
            <text:p>-1.654</text:p>
          </table:table-cell>
          <table:table-cell table:style-name="ce15" table:formula="of:=ABS([.H52])/[.$L$2]*100" office:value-type="float" office:value="8.80829015544043" calcext:value-type="float">
            <text:p>8.8</text:p>
          </table:table-cell>
          <table:table-cell table:style-name="ce15" table:formula="of:=ABS([.I52])/[.$L$2]*100" office:value-type="float" office:value="10.2763385146805" calcext:value-type="float">
            <text:p>10.3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.93</text:p>
          </table:table-cell>
          <table:table-cell office:value-type="float" office:value="-3.08" calcext:value-type="float">
            <text:p>-3.08</text:p>
          </table:table-cell>
          <table:table-cell/>
          <table:table-cell table:formula="of:=[.C53]-[.C52]" office:value-type="float" office:value="-0.77" calcext:value-type="float">
            <text:p>-0.77</text:p>
          </table:table-cell>
          <table:table-cell table:formula="of:=[.D53]-[.D52]" office:value-type="float" office:value="-0.89" calcext:value-type="float">
            <text:p>-0.89</text:p>
          </table:table-cell>
          <table:table-cell table:style-name="ce12" table:formula="of:=[.F53]/([.$D$27]/1000)" office:value-type="float" office:value="-30.6895177361498" calcext:value-type="float">
            <text:p>-30.7</text:p>
          </table:table-cell>
          <table:table-cell table:style-name="ce12" table:formula="of:=[.G53]/([.$D$27]/1000)" office:value-type="float" office:value="-35.4722997210044" calcext:value-type="float">
            <text:p>-35.5</text:p>
          </table:table-cell>
          <table:table-cell table:style-name="ce13" table:formula="of:=(1/[.H53])*60" office:value-type="float" office:value="-1.95506493506494" calcext:value-type="float">
            <text:p>-1.955</text:p>
          </table:table-cell>
          <table:table-cell table:style-name="ce13" table:formula="of:=(1/[.I53])*60" office:value-type="float" office:value="-1.6914606741573" calcext:value-type="float">
            <text:p>-1.691</text:p>
          </table:table-cell>
          <table:table-cell table:style-name="ce15" table:formula="of:=ABS([.H53])/[.$L$2]*100" office:value-type="float" office:value="8.69536335857579" calcext:value-type="float">
            <text:p>8.7</text:p>
          </table:table-cell>
          <table:table-cell table:style-name="ce15" table:formula="of:=ABS([.I53])/[.$L$2]*100" office:value-type="float" office:value="10.0504849209512" calcext:value-type="float">
            <text:p>10.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-3.96" calcext:value-type="float">
            <text:p>-3.96</text:p>
          </table:table-cell>
          <table:table-cell/>
          <table:table-cell table:formula="of:=[.C54]-[.C53]" office:value-type="float" office:value="-0.77" calcext:value-type="float">
            <text:p>-0.77</text:p>
          </table:table-cell>
          <table:table-cell table:formula="of:=[.D54]-[.D53]" office:value-type="float" office:value="-0.88" calcext:value-type="float">
            <text:p>-0.88</text:p>
          </table:table-cell>
          <table:table-cell table:style-name="ce12" table:formula="of:=[.F54]/([.$D$27]/1000)" office:value-type="float" office:value="-30.6895177361498" calcext:value-type="float">
            <text:p>-30.7</text:p>
          </table:table-cell>
          <table:table-cell table:style-name="ce12" table:formula="of:=[.G54]/([.$D$27]/1000)" office:value-type="float" office:value="-35.0737345555998" calcext:value-type="float">
            <text:p>-35.1</text:p>
          </table:table-cell>
          <table:table-cell table:style-name="ce13" table:formula="of:=(1/[.H54])*60" office:value-type="float" office:value="-1.95506493506494" calcext:value-type="float">
            <text:p>-1.955</text:p>
          </table:table-cell>
          <table:table-cell table:style-name="ce13" table:formula="of:=(1/[.I54])*60" office:value-type="float" office:value="-1.71068181818182" calcext:value-type="float">
            <text:p>-1.711</text:p>
          </table:table-cell>
          <table:table-cell table:style-name="ce15" table:formula="of:=ABS([.H54])/[.$L$2]*100" office:value-type="float" office:value="8.69536335857579" calcext:value-type="float">
            <text:p>8.7</text:p>
          </table:table-cell>
          <table:table-cell table:style-name="ce15" table:formula="of:=ABS([.I54])/[.$L$2]*100" office:value-type="float" office:value="9.93755812408662" calcext:value-type="float">
            <text:p>9.9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-4.83" calcext:value-type="float">
            <text:p>-4.83</text:p>
          </table:table-cell>
          <table:table-cell/>
          <table:table-cell table:formula="of:=[.C55]-[.C54]" office:value-type="float" office:value="-0.76" calcext:value-type="float">
            <text:p>-0.76</text:p>
          </table:table-cell>
          <table:table-cell table:formula="of:=[.D55]-[.D54]" office:value-type="float" office:value="-0.87" calcext:value-type="float">
            <text:p>-0.87</text:p>
          </table:table-cell>
          <table:table-cell table:style-name="ce12" table:formula="of:=[.F55]/([.$D$27]/1000)" office:value-type="float" office:value="-30.2909525707453" calcext:value-type="float">
            <text:p>-30.3</text:p>
          </table:table-cell>
          <table:table-cell table:style-name="ce12" table:formula="of:=[.G55]/([.$D$27]/1000)" office:value-type="float" office:value="-34.6751693901953" calcext:value-type="float">
            <text:p>-34.7</text:p>
          </table:table-cell>
          <table:table-cell table:style-name="ce13" table:formula="of:=(1/[.H55])*60" office:value-type="float" office:value="-1.98078947368421" calcext:value-type="float">
            <text:p>-1.981</text:p>
          </table:table-cell>
          <table:table-cell table:style-name="ce13" table:formula="of:=(1/[.I55])*60" office:value-type="float" office:value="-1.73034482758621" calcext:value-type="float">
            <text:p>-1.730</text:p>
          </table:table-cell>
          <table:table-cell table:style-name="ce15" table:formula="of:=ABS([.H55])/[.$L$2]*100" office:value-type="float" office:value="8.58243656171117" calcext:value-type="float">
            <text:p>8.6</text:p>
          </table:table-cell>
          <table:table-cell table:style-name="ce15" table:formula="of:=ABS([.I55])/[.$L$2]*100" office:value-type="float" office:value="9.824631327222" calcext:value-type="float">
            <text:p>9.8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  <table:table-cell office:value-type="float" office:value="-5.69" calcext:value-type="float">
            <text:p>-5.69</text:p>
          </table:table-cell>
          <table:table-cell/>
          <table:table-cell table:formula="of:=[.C56]-[.C55]" office:value-type="float" office:value="-0.76" calcext:value-type="float">
            <text:p>-0.76</text:p>
          </table:table-cell>
          <table:table-cell table:formula="of:=[.D56]-[.D55]" office:value-type="float" office:value="-0.86" calcext:value-type="float">
            <text:p>-0.86</text:p>
          </table:table-cell>
          <table:table-cell table:style-name="ce12" table:formula="of:=[.F56]/([.$D$27]/1000)" office:value-type="float" office:value="-30.2909525707453" calcext:value-type="float">
            <text:p>-30.3</text:p>
          </table:table-cell>
          <table:table-cell table:style-name="ce12" table:formula="of:=[.G56]/([.$D$27]/1000)" office:value-type="float" office:value="-34.2766042247908" calcext:value-type="float">
            <text:p>-34.3</text:p>
          </table:table-cell>
          <table:table-cell table:style-name="ce13" table:formula="of:=(1/[.H56])*60" office:value-type="float" office:value="-1.98078947368421" calcext:value-type="float">
            <text:p>-1.981</text:p>
          </table:table-cell>
          <table:table-cell table:style-name="ce13" table:formula="of:=(1/[.I56])*60" office:value-type="float" office:value="-1.75046511627907" calcext:value-type="float">
            <text:p>-1.750</text:p>
          </table:table-cell>
          <table:table-cell table:style-name="ce15" table:formula="of:=ABS([.H56])/[.$L$2]*100" office:value-type="float" office:value="8.58243656171117" calcext:value-type="float">
            <text:p>8.6</text:p>
          </table:table-cell>
          <table:table-cell table:style-name="ce15" table:formula="of:=ABS([.I56])/[.$L$2]*100" office:value-type="float" office:value="9.71170453035738" calcext:value-type="float">
            <text:p>9.7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-6.55" calcext:value-type="float">
            <text:p>-6.55</text:p>
          </table:table-cell>
          <table:table-cell/>
          <table:table-cell table:formula="of:=[.C57]-[.C56]" office:value-type="float" office:value="-0.76" calcext:value-type="float">
            <text:p>-0.76</text:p>
          </table:table-cell>
          <table:table-cell table:formula="of:=[.D57]-[.D56]" office:value-type="float" office:value="-0.859999999999999" calcext:value-type="float">
            <text:p>-0.859999999999999</text:p>
          </table:table-cell>
          <table:table-cell table:style-name="ce12" table:formula="of:=[.F57]/([.$D$27]/1000)" office:value-type="float" office:value="-30.2909525707453" calcext:value-type="float">
            <text:p>-30.3</text:p>
          </table:table-cell>
          <table:table-cell table:style-name="ce12" table:formula="of:=[.G57]/([.$D$27]/1000)" office:value-type="float" office:value="-34.2766042247907" calcext:value-type="float">
            <text:p>-34.3</text:p>
          </table:table-cell>
          <table:table-cell table:style-name="ce13" table:formula="of:=(1/[.H57])*60" office:value-type="float" office:value="-1.98078947368421" calcext:value-type="float">
            <text:p>-1.981</text:p>
          </table:table-cell>
          <table:table-cell table:style-name="ce13" table:formula="of:=(1/[.I57])*60" office:value-type="float" office:value="-1.75046511627907" calcext:value-type="float">
            <text:p>-1.750</text:p>
          </table:table-cell>
          <table:table-cell table:style-name="ce15" table:formula="of:=ABS([.H57])/[.$L$2]*100" office:value-type="float" office:value="8.58243656171117" calcext:value-type="float">
            <text:p>8.6</text:p>
          </table:table-cell>
          <table:table-cell table:style-name="ce15" table:formula="of:=ABS([.I57])/[.$L$2]*100" office:value-type="float" office:value="9.71170453035737" calcext:value-type="float">
            <text:p>9.7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-7.39" calcext:value-type="float">
            <text:p>-7.39</text:p>
          </table:table-cell>
          <table:table-cell/>
          <table:table-cell table:formula="of:=[.C58]-[.C57]" office:value-type="float" office:value="-0.760000000000002" calcext:value-type="float">
            <text:p>-0.760000000000002</text:p>
          </table:table-cell>
          <table:table-cell table:formula="of:=[.D58]-[.D57]" office:value-type="float" office:value="-0.84" calcext:value-type="float">
            <text:p>-0.84</text:p>
          </table:table-cell>
          <table:table-cell table:style-name="ce12" table:formula="of:=[.F58]/([.$D$27]/1000)" office:value-type="float" office:value="-30.2909525707454" calcext:value-type="float">
            <text:p>-30.3</text:p>
          </table:table-cell>
          <table:table-cell table:style-name="ce12" table:formula="of:=[.G58]/([.$D$27]/1000)" office:value-type="float" office:value="-33.4794738939817" calcext:value-type="float">
            <text:p>-33.5</text:p>
          </table:table-cell>
          <table:table-cell table:style-name="ce13" table:formula="of:=(1/[.H58])*60" office:value-type="float" office:value="-1.98078947368421" calcext:value-type="float">
            <text:p>-1.981</text:p>
          </table:table-cell>
          <table:table-cell table:style-name="ce13" table:formula="of:=(1/[.I58])*60" office:value-type="float" office:value="-1.79214285714286" calcext:value-type="float">
            <text:p>-1.792</text:p>
          </table:table-cell>
          <table:table-cell table:style-name="ce15" table:formula="of:=ABS([.H58])/[.$L$2]*100" office:value-type="float" office:value="8.58243656171119" calcext:value-type="float">
            <text:p>8.6</text:p>
          </table:table-cell>
          <table:table-cell table:style-name="ce15" table:formula="of:=ABS([.I58])/[.$L$2]*100" office:value-type="float" office:value="9.48585093662814" calcext:value-type="float">
            <text:p>9.5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-8.22" calcext:value-type="float">
            <text:p>-8.22</text:p>
          </table:table-cell>
          <table:table-cell/>
          <table:table-cell table:formula="of:=[.C59]-[.C58]" office:value-type="float" office:value="-0.76" calcext:value-type="float">
            <text:p>-0.76</text:p>
          </table:table-cell>
          <table:table-cell table:formula="of:=[.D59]-[.D58]" office:value-type="float" office:value="-0.830000000000001" calcext:value-type="float">
            <text:p>-0.830000000000001</text:p>
          </table:table-cell>
          <table:table-cell table:style-name="ce12" table:formula="of:=[.F59]/([.$D$27]/1000)" office:value-type="float" office:value="-30.2909525707453" calcext:value-type="float">
            <text:p>-30.3</text:p>
          </table:table-cell>
          <table:table-cell table:style-name="ce12" table:formula="of:=[.G59]/([.$D$27]/1000)" office:value-type="float" office:value="-33.0809087285772" calcext:value-type="float">
            <text:p>-33.1</text:p>
          </table:table-cell>
          <table:table-cell table:style-name="ce13" table:formula="of:=(1/[.H59])*60" office:value-type="float" office:value="-1.98078947368421" calcext:value-type="float">
            <text:p>-1.981</text:p>
          </table:table-cell>
          <table:table-cell table:style-name="ce13" table:formula="of:=(1/[.I59])*60" office:value-type="float" office:value="-1.81373493975903" calcext:value-type="float">
            <text:p>-1.814</text:p>
          </table:table-cell>
          <table:table-cell table:style-name="ce15" table:formula="of:=ABS([.H59])/[.$L$2]*100" office:value-type="float" office:value="8.58243656171117" calcext:value-type="float">
            <text:p>8.6</text:p>
          </table:table-cell>
          <table:table-cell table:style-name="ce15" table:formula="of:=ABS([.I59])/[.$L$2]*100" office:value-type="float" office:value="9.37292413976353" calcext:value-type="float">
            <text:p>9.4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  <table:table-cell office:value-type="float" office:value="-9.05" calcext:value-type="float">
            <text:p>-9.05</text:p>
          </table:table-cell>
          <table:table-cell/>
          <table:table-cell table:formula="of:=[.C60]-[.C59]" office:value-type="float" office:value="-0.749999999999999" calcext:value-type="float">
            <text:p>-0.749999999999999</text:p>
          </table:table-cell>
          <table:table-cell table:formula="of:=[.D60]-[.D59]" office:value-type="float" office:value="-0.83" calcext:value-type="float">
            <text:p>-0.83</text:p>
          </table:table-cell>
          <table:table-cell table:style-name="ce12" table:formula="of:=[.F60]/([.$D$27]/1000)" office:value-type="float" office:value="-29.8923874053407" calcext:value-type="float">
            <text:p>-29.9</text:p>
          </table:table-cell>
          <table:table-cell table:style-name="ce12" table:formula="of:=[.G60]/([.$D$27]/1000)" office:value-type="float" office:value="-33.0809087285771" calcext:value-type="float">
            <text:p>-33.1</text:p>
          </table:table-cell>
          <table:table-cell table:style-name="ce13" table:formula="of:=(1/[.H60])*60" office:value-type="float" office:value="-2.0072" calcext:value-type="float">
            <text:p>-2.007</text:p>
          </table:table-cell>
          <table:table-cell table:style-name="ce13" table:formula="of:=(1/[.I60])*60" office:value-type="float" office:value="-1.81373493975904" calcext:value-type="float">
            <text:p>-1.814</text:p>
          </table:table-cell>
          <table:table-cell table:style-name="ce15" table:formula="of:=ABS([.H60])/[.$L$2]*100" office:value-type="float" office:value="8.46950976484654" calcext:value-type="float">
            <text:p>8.5</text:p>
          </table:table-cell>
          <table:table-cell table:style-name="ce15" table:formula="of:=ABS([.I60])/[.$L$2]*100" office:value-type="float" office:value="9.37292413976352" calcext:value-type="float">
            <text:p>9.4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.85</text:p>
          </table:table-cell>
          <table:table-cell office:value-type="float" office:value="-9.87" calcext:value-type="float">
            <text:p>-9.87</text:p>
          </table:table-cell>
          <table:table-cell/>
          <table:table-cell table:formula="of:=[.C61]-[.C60]" office:value-type="float" office:value="-0.760000000000001" calcext:value-type="float">
            <text:p>-0.760000000000001</text:p>
          </table:table-cell>
          <table:table-cell table:formula="of:=[.D61]-[.D60]" office:value-type="float" office:value="-0.819999999999999" calcext:value-type="float">
            <text:p>-0.819999999999999</text:p>
          </table:table-cell>
          <table:table-cell table:style-name="ce12" table:formula="of:=[.F61]/([.$D$27]/1000)" office:value-type="float" office:value="-30.2909525707453" calcext:value-type="float">
            <text:p>-30.3</text:p>
          </table:table-cell>
          <table:table-cell table:style-name="ce12" table:formula="of:=[.G61]/([.$D$27]/1000)" office:value-type="float" office:value="-32.6823435631725" calcext:value-type="float">
            <text:p>-32.7</text:p>
          </table:table-cell>
          <table:table-cell table:style-name="ce13" table:formula="of:=(1/[.H61])*60" office:value-type="float" office:value="-1.98078947368421" calcext:value-type="float">
            <text:p>-1.981</text:p>
          </table:table-cell>
          <table:table-cell table:style-name="ce13" table:formula="of:=(1/[.I61])*60" office:value-type="float" office:value="-1.83585365853659" calcext:value-type="float">
            <text:p>-1.836</text:p>
          </table:table-cell>
          <table:table-cell table:style-name="ce15" table:formula="of:=ABS([.H61])/[.$L$2]*100" office:value-type="float" office:value="8.58243656171118" calcext:value-type="float">
            <text:p>8.6</text:p>
          </table:table-cell>
          <table:table-cell table:style-name="ce15" table:formula="of:=ABS([.I61])/[.$L$2]*100" office:value-type="float" office:value="9.25999734289888" calcext:value-type="float">
            <text:p>9.3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-10.68" calcext:value-type="float">
            <text:p>-10.68</text:p>
          </table:table-cell>
          <table:table-cell/>
          <table:table-cell table:formula="of:=[.C62]-[.C61]" office:value-type="float" office:value="-0.75" calcext:value-type="float">
            <text:p>-0.75</text:p>
          </table:table-cell>
          <table:table-cell table:formula="of:=[.D62]-[.D61]" office:value-type="float" office:value="-0.810000000000001" calcext:value-type="float">
            <text:p>-0.810000000000001</text:p>
          </table:table-cell>
          <table:table-cell table:style-name="ce12" table:formula="of:=[.F62]/([.$D$27]/1000)" office:value-type="float" office:value="-29.8923874053408" calcext:value-type="float">
            <text:p>-29.9</text:p>
          </table:table-cell>
          <table:table-cell table:style-name="ce12" table:formula="of:=[.G62]/([.$D$27]/1000)" office:value-type="float" office:value="-32.2837783977681" calcext:value-type="float">
            <text:p>-32.3</text:p>
          </table:table-cell>
          <table:table-cell table:style-name="ce13" table:formula="of:=(1/[.H62])*60" office:value-type="float" office:value="-2.0072" calcext:value-type="float">
            <text:p>-2.007</text:p>
          </table:table-cell>
          <table:table-cell table:style-name="ce13" table:formula="of:=(1/[.I62])*60" office:value-type="float" office:value="-1.85851851851852" calcext:value-type="float">
            <text:p>-1.859</text:p>
          </table:table-cell>
          <table:table-cell table:style-name="ce15" table:formula="of:=ABS([.H62])/[.$L$2]*100" office:value-type="float" office:value="8.46950976484655" calcext:value-type="float">
            <text:p>8.5</text:p>
          </table:table-cell>
          <table:table-cell table:style-name="ce15" table:formula="of:=ABS([.I62])/[.$L$2]*100" office:value-type="float" office:value="9.14707054603428" calcext:value-type="float">
            <text:p>9.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35" calcext:value-type="float">
            <text:p>5.35</text:p>
          </table:table-cell>
          <table:table-cell office:value-type="float" office:value="-11.48" calcext:value-type="float">
            <text:p>-11.48</text:p>
          </table:table-cell>
          <table:table-cell/>
          <table:table-cell table:formula="of:=[.C63]-[.C62]" office:value-type="float" office:value="-0.75" calcext:value-type="float">
            <text:p>-0.75</text:p>
          </table:table-cell>
          <table:table-cell table:formula="of:=[.D63]-[.D62]" office:value-type="float" office:value="-0.800000000000001" calcext:value-type="float">
            <text:p>-0.800000000000001</text:p>
          </table:table-cell>
          <table:table-cell table:style-name="ce12" table:formula="of:=[.F63]/([.$D$27]/1000)" office:value-type="float" office:value="-29.8923874053408" calcext:value-type="float">
            <text:p>-29.9</text:p>
          </table:table-cell>
          <table:table-cell table:style-name="ce12" table:formula="of:=[.G63]/([.$D$27]/1000)" office:value-type="float" office:value="-31.8852132323635" calcext:value-type="float">
            <text:p>-31.9</text:p>
          </table:table-cell>
          <table:table-cell table:style-name="ce13" table:formula="of:=(1/[.H63])*60" office:value-type="float" office:value="-2.0072" calcext:value-type="float">
            <text:p>-2.007</text:p>
          </table:table-cell>
          <table:table-cell table:style-name="ce13" table:formula="of:=(1/[.I63])*60" office:value-type="float" office:value="-1.88175" calcext:value-type="float">
            <text:p>-1.882</text:p>
          </table:table-cell>
          <table:table-cell table:style-name="ce15" table:formula="of:=ABS([.H63])/[.$L$2]*100" office:value-type="float" office:value="8.46950976484655" calcext:value-type="float">
            <text:p>8.5</text:p>
          </table:table-cell>
          <table:table-cell table:style-name="ce15" table:formula="of:=ABS([.I63])/[.$L$2]*100" office:value-type="float" office:value="9.03414374916966" calcext:value-type="float">
            <text:p>9.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12.27" calcext:value-type="float">
            <text:p>-12.27</text:p>
          </table:table-cell>
          <table:table-cell/>
          <table:table-cell table:formula="of:=[.C64]-[.C63]" office:value-type="float" office:value="-0.75" calcext:value-type="float">
            <text:p>-0.75</text:p>
          </table:table-cell>
          <table:table-cell table:formula="of:=[.D64]-[.D63]" office:value-type="float" office:value="-0.789999999999999" calcext:value-type="float">
            <text:p>-0.789999999999999</text:p>
          </table:table-cell>
          <table:table-cell table:style-name="ce12" table:formula="of:=[.F64]/([.$D$27]/1000)" office:value-type="float" office:value="-29.8923874053408" calcext:value-type="float">
            <text:p>-29.9</text:p>
          </table:table-cell>
          <table:table-cell table:style-name="ce12" table:formula="of:=[.G64]/([.$D$27]/1000)" office:value-type="float" office:value="-31.4866480669589" calcext:value-type="float">
            <text:p>-31.5</text:p>
          </table:table-cell>
          <table:table-cell table:style-name="ce13" table:formula="of:=(1/[.H64])*60" office:value-type="float" office:value="-2.0072" calcext:value-type="float">
            <text:p>-2.007</text:p>
          </table:table-cell>
          <table:table-cell table:style-name="ce13" table:formula="of:=(1/[.I64])*60" office:value-type="float" office:value="-1.90556962025317" calcext:value-type="float">
            <text:p>-1.906</text:p>
          </table:table-cell>
          <table:table-cell table:style-name="ce15" table:formula="of:=ABS([.H64])/[.$L$2]*100" office:value-type="float" office:value="8.46950976484655" calcext:value-type="float">
            <text:p>8.5</text:p>
          </table:table-cell>
          <table:table-cell table:style-name="ce15" table:formula="of:=ABS([.I64])/[.$L$2]*100" office:value-type="float" office:value="8.92121695230503" calcext:value-type="float">
            <text:p>8.9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-13.06" calcext:value-type="float">
            <text:p>-13.06</text:p>
          </table:table-cell>
          <table:table-cell/>
          <table:table-cell table:formula="of:=[.C65]-[.C64]" office:value-type="float" office:value="-0.75" calcext:value-type="float">
            <text:p>-0.75</text:p>
          </table:table-cell>
          <table:table-cell table:formula="of:=[.D65]-[.D64]" office:value-type="float" office:value="-0.790000000000001" calcext:value-type="float">
            <text:p>-0.790000000000001</text:p>
          </table:table-cell>
          <table:table-cell table:style-name="ce12" table:formula="of:=[.F65]/([.$D$27]/1000)" office:value-type="float" office:value="-29.8923874053408" calcext:value-type="float">
            <text:p>-29.9</text:p>
          </table:table-cell>
          <table:table-cell table:style-name="ce12" table:formula="of:=[.G65]/([.$D$27]/1000)" office:value-type="float" office:value="-31.486648066959" calcext:value-type="float">
            <text:p>-31.5</text:p>
          </table:table-cell>
          <table:table-cell table:style-name="ce13" table:formula="of:=(1/[.H65])*60" office:value-type="float" office:value="-2.0072" calcext:value-type="float">
            <text:p>-2.007</text:p>
          </table:table-cell>
          <table:table-cell table:style-name="ce13" table:formula="of:=(1/[.I65])*60" office:value-type="float" office:value="-1.90556962025316" calcext:value-type="float">
            <text:p>-1.906</text:p>
          </table:table-cell>
          <table:table-cell table:style-name="ce15" table:formula="of:=ABS([.H65])/[.$L$2]*100" office:value-type="float" office:value="8.46950976484655" calcext:value-type="float">
            <text:p>8.5</text:p>
          </table:table-cell>
          <table:table-cell table:style-name="ce15" table:formula="of:=ABS([.I65])/[.$L$2]*100" office:value-type="float" office:value="8.92121695230505" calcext:value-type="float">
            <text:p>8.9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13.84" calcext:value-type="float">
            <text:p>-13.84</text:p>
          </table:table-cell>
          <table:table-cell/>
          <table:table-cell table:formula="of:=[.C66]-[.C65]" office:value-type="float" office:value="-0.75" calcext:value-type="float">
            <text:p>-0.75</text:p>
          </table:table-cell>
          <table:table-cell table:formula="of:=[.D66]-[.D65]" office:value-type="float" office:value="-0.779999999999999" calcext:value-type="float">
            <text:p>-0.779999999999999</text:p>
          </table:table-cell>
          <table:table-cell table:style-name="ce12" table:formula="of:=[.F66]/([.$D$27]/1000)" office:value-type="float" office:value="-29.8923874053408" calcext:value-type="float">
            <text:p>-29.9</text:p>
          </table:table-cell>
          <table:table-cell table:style-name="ce12" table:formula="of:=[.G66]/([.$D$27]/1000)" office:value-type="float" office:value="-31.0880829015544" calcext:value-type="float">
            <text:p>-31.1</text:p>
          </table:table-cell>
          <table:table-cell table:style-name="ce13" table:formula="of:=(1/[.H66])*60" office:value-type="float" office:value="-2.0072" calcext:value-type="float">
            <text:p>-2.007</text:p>
          </table:table-cell>
          <table:table-cell table:style-name="ce13" table:formula="of:=(1/[.I66])*60" office:value-type="float" office:value="-1.93" calcext:value-type="float">
            <text:p>-1.930</text:p>
          </table:table-cell>
          <table:table-cell table:style-name="ce15" table:formula="of:=ABS([.H66])/[.$L$2]*100" office:value-type="float" office:value="8.46950976484655" calcext:value-type="float">
            <text:p>8.5</text:p>
          </table:table-cell>
          <table:table-cell table:style-name="ce15" table:formula="of:=ABS([.I66])/[.$L$2]*100" office:value-type="float" office:value="8.80829015544041" calcext:value-type="float">
            <text:p>8.8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-14.61" calcext:value-type="float">
            <text:p>-14.61</text:p>
          </table:table-cell>
          <table:table-cell/>
          <table:table-cell table:formula="of:=[.C67]-[.C66]" office:value-type="float" office:value="-0.74" calcext:value-type="float">
            <text:p>-0.74</text:p>
          </table:table-cell>
          <table:table-cell table:formula="of:=[.D67]-[.D66]" office:value-type="float" office:value="-0.77" calcext:value-type="float">
            <text:p>-0.77</text:p>
          </table:table-cell>
          <table:table-cell table:style-name="ce12" table:formula="of:=[.F67]/([.$D$27]/1000)" office:value-type="float" office:value="-29.4938222399362" calcext:value-type="float">
            <text:p>-29.5</text:p>
          </table:table-cell>
          <table:table-cell table:style-name="ce12" table:formula="of:=[.G67]/([.$D$27]/1000)" office:value-type="float" office:value="-30.6895177361498" calcext:value-type="float">
            <text:p>-30.7</text:p>
          </table:table-cell>
          <table:table-cell table:style-name="ce13" table:formula="of:=(1/[.H67])*60" office:value-type="float" office:value="-2.03432432432432" calcext:value-type="float">
            <text:p>-2.034</text:p>
          </table:table-cell>
          <table:table-cell table:style-name="ce13" table:formula="of:=(1/[.I67])*60" office:value-type="float" office:value="-1.95506493506494" calcext:value-type="float">
            <text:p>-1.955</text:p>
          </table:table-cell>
          <table:table-cell table:style-name="ce15" table:formula="of:=ABS([.H67])/[.$L$2]*100" office:value-type="float" office:value="8.35658296798193" calcext:value-type="float">
            <text:p>8.4</text:p>
          </table:table-cell>
          <table:table-cell table:style-name="ce15" table:formula="of:=ABS([.I67])/[.$L$2]*100" office:value-type="float" office:value="8.69536335857579" calcext:value-type="float">
            <text:p>8.7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-15.38" calcext:value-type="float">
            <text:p>-15.38</text:p>
          </table:table-cell>
          <table:table-cell/>
          <table:table-cell table:formula="of:=[.C68]-[.C67]" office:value-type="float" office:value="-0.75" calcext:value-type="float">
            <text:p>-0.75</text:p>
          </table:table-cell>
          <table:table-cell table:formula="of:=[.D68]-[.D67]" office:value-type="float" office:value="-0.770000000000001" calcext:value-type="float">
            <text:p>-0.770000000000001</text:p>
          </table:table-cell>
          <table:table-cell table:style-name="ce12" table:formula="of:=[.F68]/([.$D$27]/1000)" office:value-type="float" office:value="-29.8923874053408" calcext:value-type="float">
            <text:p>-29.9</text:p>
          </table:table-cell>
          <table:table-cell table:style-name="ce12" table:formula="of:=[.G68]/([.$D$27]/1000)" office:value-type="float" office:value="-30.6895177361499" calcext:value-type="float">
            <text:p>-30.7</text:p>
          </table:table-cell>
          <table:table-cell table:style-name="ce13" table:formula="of:=(1/[.H68])*60" office:value-type="float" office:value="-2.0072" calcext:value-type="float">
            <text:p>-2.007</text:p>
          </table:table-cell>
          <table:table-cell table:style-name="ce13" table:formula="of:=(1/[.I68])*60" office:value-type="float" office:value="-1.95506493506493" calcext:value-type="float">
            <text:p>-1.955</text:p>
          </table:table-cell>
          <table:table-cell table:style-name="ce15" table:formula="of:=ABS([.H68])/[.$L$2]*100" office:value-type="float" office:value="8.46950976484655" calcext:value-type="float">
            <text:p>8.5</text:p>
          </table:table-cell>
          <table:table-cell table:style-name="ce15" table:formula="of:=ABS([.I68])/[.$L$2]*100" office:value-type="float" office:value="8.69536335857581" calcext:value-type="float">
            <text:p>8.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-16.13" calcext:value-type="float">
            <text:p>-16.13</text:p>
          </table:table-cell>
          <table:table-cell/>
          <table:table-cell table:formula="of:=[.C69]-[.C68]" office:value-type="float" office:value="-0.75" calcext:value-type="float">
            <text:p>-0.75</text:p>
          </table:table-cell>
          <table:table-cell table:formula="of:=[.D69]-[.D68]" office:value-type="float" office:value="-0.749999999999998" calcext:value-type="float">
            <text:p>-0.749999999999998</text:p>
          </table:table-cell>
          <table:table-cell table:style-name="ce12" table:formula="of:=[.F69]/([.$D$27]/1000)" office:value-type="float" office:value="-29.8923874053408" calcext:value-type="float">
            <text:p>-29.9</text:p>
          </table:table-cell>
          <table:table-cell table:style-name="ce12" table:formula="of:=[.G69]/([.$D$27]/1000)" office:value-type="float" office:value="-29.8923874053407" calcext:value-type="float">
            <text:p>-29.9</text:p>
          </table:table-cell>
          <table:table-cell table:style-name="ce13" table:formula="of:=(1/[.H69])*60" office:value-type="float" office:value="-2.0072" calcext:value-type="float">
            <text:p>-2.007</text:p>
          </table:table-cell>
          <table:table-cell table:style-name="ce13" table:formula="of:=(1/[.I69])*60" office:value-type="float" office:value="-2.0072" calcext:value-type="float">
            <text:p>-2.007</text:p>
          </table:table-cell>
          <table:table-cell table:style-name="ce15" table:formula="of:=ABS([.H69])/[.$L$2]*100" office:value-type="float" office:value="8.46950976484655" calcext:value-type="float">
            <text:p>8.5</text:p>
          </table:table-cell>
          <table:table-cell table:style-name="ce15" table:formula="of:=ABS([.I69])/[.$L$2]*100" office:value-type="float" office:value="8.46950976484653" calcext:value-type="float">
            <text:p>8.5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6.89" calcext:value-type="float">
            <text:p>-16.89</text:p>
          </table:table-cell>
          <table:table-cell/>
          <table:table-cell table:formula="of:=[.C70]-[.C69]" office:value-type="float" office:value="-0.75" calcext:value-type="float">
            <text:p>-0.75</text:p>
          </table:table-cell>
          <table:table-cell table:formula="of:=[.D70]-[.D69]" office:value-type="float" office:value="-0.760000000000002" calcext:value-type="float">
            <text:p>-0.760000000000002</text:p>
          </table:table-cell>
          <table:table-cell table:style-name="ce12" table:formula="of:=[.F70]/([.$D$27]/1000)" office:value-type="float" office:value="-29.8923874053408" calcext:value-type="float">
            <text:p>-29.9</text:p>
          </table:table-cell>
          <table:table-cell table:style-name="ce12" table:formula="of:=[.G70]/([.$D$27]/1000)" office:value-type="float" office:value="-30.2909525707454" calcext:value-type="float">
            <text:p>-30.3</text:p>
          </table:table-cell>
          <table:table-cell table:style-name="ce13" table:formula="of:=(1/[.H70])*60" office:value-type="float" office:value="-2.0072" calcext:value-type="float">
            <text:p>-2.007</text:p>
          </table:table-cell>
          <table:table-cell table:style-name="ce13" table:formula="of:=(1/[.I70])*60" office:value-type="float" office:value="-1.98078947368421" calcext:value-type="float">
            <text:p>-1.981</text:p>
          </table:table-cell>
          <table:table-cell table:style-name="ce15" table:formula="of:=ABS([.H70])/[.$L$2]*100" office:value-type="float" office:value="8.46950976484655" calcext:value-type="float">
            <text:p>8.5</text:p>
          </table:table-cell>
          <table:table-cell table:style-name="ce15" table:formula="of:=ABS([.I70])/[.$L$2]*100" office:value-type="float" office:value="8.58243656171119" calcext:value-type="float">
            <text:p>8.6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-17.63" calcext:value-type="float">
            <text:p>-17.63</text:p>
          </table:table-cell>
          <table:table-cell/>
          <table:table-cell table:formula="of:=[.C71]-[.C70]" office:value-type="float" office:value="-0.74" calcext:value-type="float">
            <text:p>-0.74</text:p>
          </table:table-cell>
          <table:table-cell table:formula="of:=[.D71]-[.D70]" office:value-type="float" office:value="-0.739999999999998" calcext:value-type="float">
            <text:p>-0.739999999999998</text:p>
          </table:table-cell>
          <table:table-cell table:style-name="ce12" table:formula="of:=[.F71]/([.$D$27]/1000)" office:value-type="float" office:value="-29.4938222399362" calcext:value-type="float">
            <text:p>-29.5</text:p>
          </table:table-cell>
          <table:table-cell table:style-name="ce12" table:formula="of:=[.G71]/([.$D$27]/1000)" office:value-type="float" office:value="-29.4938222399362" calcext:value-type="float">
            <text:p>-29.5</text:p>
          </table:table-cell>
          <table:table-cell table:style-name="ce13" table:formula="of:=(1/[.H71])*60" office:value-type="float" office:value="-2.03432432432432" calcext:value-type="float">
            <text:p>-2.034</text:p>
          </table:table-cell>
          <table:table-cell table:style-name="ce13" table:formula="of:=(1/[.I71])*60" office:value-type="float" office:value="-2.03432432432433" calcext:value-type="float">
            <text:p>-2.034</text:p>
          </table:table-cell>
          <table:table-cell table:style-name="ce15" table:formula="of:=ABS([.H71])/[.$L$2]*100" office:value-type="float" office:value="8.35658296798193" calcext:value-type="float">
            <text:p>8.4</text:p>
          </table:table-cell>
          <table:table-cell table:style-name="ce15" table:formula="of:=ABS([.I71])/[.$L$2]*100" office:value-type="float" office:value="8.35658296798191" calcext:value-type="float">
            <text:p>8.4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37" calcext:value-type="float">
            <text:p>-18.37</text:p>
          </table:table-cell>
          <table:table-cell/>
          <table:table-cell table:formula="of:=[.C72]-[.C71]" office:value-type="float" office:value="-0.75" calcext:value-type="float">
            <text:p>-0.75</text:p>
          </table:table-cell>
          <table:table-cell table:formula="of:=[.D72]-[.D71]" office:value-type="float" office:value="-0.740000000000002" calcext:value-type="float">
            <text:p>-0.740000000000002</text:p>
          </table:table-cell>
          <table:table-cell table:style-name="ce12" table:formula="of:=[.F72]/([.$D$27]/1000)" office:value-type="float" office:value="-29.8923874053408" calcext:value-type="float">
            <text:p>-29.9</text:p>
          </table:table-cell>
          <table:table-cell table:style-name="ce12" table:formula="of:=[.G72]/([.$D$27]/1000)" office:value-type="float" office:value="-29.4938222399363" calcext:value-type="float">
            <text:p>-29.5</text:p>
          </table:table-cell>
          <table:table-cell table:style-name="ce13" table:formula="of:=(1/[.H72])*60" office:value-type="float" office:value="-2.0072" calcext:value-type="float">
            <text:p>-2.007</text:p>
          </table:table-cell>
          <table:table-cell table:style-name="ce13" table:formula="of:=(1/[.I72])*60" office:value-type="float" office:value="-2.03432432432432" calcext:value-type="float">
            <text:p>-2.034</text:p>
          </table:table-cell>
          <table:table-cell table:style-name="ce15" table:formula="of:=ABS([.H72])/[.$L$2]*100" office:value-type="float" office:value="8.46950976484655" calcext:value-type="float">
            <text:p>8.5</text:p>
          </table:table-cell>
          <table:table-cell table:style-name="ce15" table:formula="of:=ABS([.I72])/[.$L$2]*100" office:value-type="float" office:value="8.35658296798195" calcext:value-type="float">
            <text:p>8.4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2.13" calcext:value-type="float">
            <text:p>-2.13</text:p>
          </table:table-cell>
          <table:table-cell office:value-type="float" office:value="-19.1" calcext:value-type="float">
            <text:p>-19.1</text:p>
          </table:table-cell>
          <table:table-cell/>
          <table:table-cell table:formula="of:=[.C73]-[.C72]" office:value-type="float" office:value="-0.75" calcext:value-type="float">
            <text:p>-0.75</text:p>
          </table:table-cell>
          <table:table-cell table:formula="of:=[.D73]-[.D72]" office:value-type="float" office:value="-0.73" calcext:value-type="float">
            <text:p>-0.73</text:p>
          </table:table-cell>
          <table:table-cell table:style-name="ce12" table:formula="of:=[.F73]/([.$D$27]/1000)" office:value-type="float" office:value="-29.8923874053408" calcext:value-type="float">
            <text:p>-29.9</text:p>
          </table:table-cell>
          <table:table-cell table:style-name="ce12" table:formula="of:=[.G73]/([.$D$27]/1000)" office:value-type="float" office:value="-29.0952570745317" calcext:value-type="float">
            <text:p>-29.1</text:p>
          </table:table-cell>
          <table:table-cell table:style-name="ce13" table:formula="of:=(1/[.H73])*60" office:value-type="float" office:value="-2.0072" calcext:value-type="float">
            <text:p>-2.007</text:p>
          </table:table-cell>
          <table:table-cell table:style-name="ce13" table:formula="of:=(1/[.I73])*60" office:value-type="float" office:value="-2.06219178082192" calcext:value-type="float">
            <text:p>-2.062</text:p>
          </table:table-cell>
          <table:table-cell table:style-name="ce15" table:formula="of:=ABS([.H73])/[.$L$2]*100" office:value-type="float" office:value="8.46950976484655" calcext:value-type="float">
            <text:p>8.5</text:p>
          </table:table-cell>
          <table:table-cell table:style-name="ce15" table:formula="of:=ABS([.I73])/[.$L$2]*100" office:value-type="float" office:value="8.24365617111732" calcext:value-type="float">
            <text:p>8.2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2.87" calcext:value-type="float">
            <text:p>-2.87</text:p>
          </table:table-cell>
          <table:table-cell office:value-type="float" office:value="-19.82" calcext:value-type="float">
            <text:p>-19.82</text:p>
          </table:table-cell>
          <table:table-cell/>
          <table:table-cell table:formula="of:=[.C74]-[.C73]" office:value-type="float" office:value="-0.74" calcext:value-type="float">
            <text:p>-0.74</text:p>
          </table:table-cell>
          <table:table-cell table:formula="of:=[.D74]-[.D73]" office:value-type="float" office:value="-0.719999999999999" calcext:value-type="float">
            <text:p>-0.719999999999999</text:p>
          </table:table-cell>
          <table:table-cell table:style-name="ce12" table:formula="of:=[.F74]/([.$D$27]/1000)" office:value-type="float" office:value="-29.4938222399362" calcext:value-type="float">
            <text:p>-29.5</text:p>
          </table:table-cell>
          <table:table-cell table:style-name="ce12" table:formula="of:=[.G74]/([.$D$27]/1000)" office:value-type="float" office:value="-28.6966919091271" calcext:value-type="float">
            <text:p>-28.7</text:p>
          </table:table-cell>
          <table:table-cell table:style-name="ce13" table:formula="of:=(1/[.H74])*60" office:value-type="float" office:value="-2.03432432432432" calcext:value-type="float">
            <text:p>-2.034</text:p>
          </table:table-cell>
          <table:table-cell table:style-name="ce13" table:formula="of:=(1/[.I74])*60" office:value-type="float" office:value="-2.09083333333334" calcext:value-type="float">
            <text:p>-2.091</text:p>
          </table:table-cell>
          <table:table-cell table:style-name="ce15" table:formula="of:=ABS([.H74])/[.$L$2]*100" office:value-type="float" office:value="8.35658296798193" calcext:value-type="float">
            <text:p>8.4</text:p>
          </table:table-cell>
          <table:table-cell table:style-name="ce15" table:formula="of:=ABS([.I74])/[.$L$2]*100" office:value-type="float" office:value="8.13072937425268" calcext:value-type="float">
            <text:p>8.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3.62" calcext:value-type="float">
            <text:p>-3.62</text:p>
          </table:table-cell>
          <table:table-cell office:value-type="float" office:value="-20.54" calcext:value-type="float">
            <text:p>-20.54</text:p>
          </table:table-cell>
          <table:table-cell/>
          <table:table-cell table:formula="of:=[.C75]-[.C74]" office:value-type="float" office:value="-0.75" calcext:value-type="float">
            <text:p>-0.75</text:p>
          </table:table-cell>
          <table:table-cell table:formula="of:=[.D75]-[.D74]" office:value-type="float" office:value="-0.719999999999999" calcext:value-type="float">
            <text:p>-0.719999999999999</text:p>
          </table:table-cell>
          <table:table-cell table:style-name="ce12" table:formula="of:=[.F75]/([.$D$27]/1000)" office:value-type="float" office:value="-29.8923874053408" calcext:value-type="float">
            <text:p>-29.9</text:p>
          </table:table-cell>
          <table:table-cell table:style-name="ce12" table:formula="of:=[.G75]/([.$D$27]/1000)" office:value-type="float" office:value="-28.6966919091271" calcext:value-type="float">
            <text:p>-28.7</text:p>
          </table:table-cell>
          <table:table-cell table:style-name="ce13" table:formula="of:=(1/[.H75])*60" office:value-type="float" office:value="-2.0072" calcext:value-type="float">
            <text:p>-2.007</text:p>
          </table:table-cell>
          <table:table-cell table:style-name="ce13" table:formula="of:=(1/[.I75])*60" office:value-type="float" office:value="-2.09083333333334" calcext:value-type="float">
            <text:p>-2.091</text:p>
          </table:table-cell>
          <table:table-cell table:style-name="ce15" table:formula="of:=ABS([.H75])/[.$L$2]*100" office:value-type="float" office:value="8.46950976484655" calcext:value-type="float">
            <text:p>8.5</text:p>
          </table:table-cell>
          <table:table-cell table:style-name="ce15" table:formula="of:=ABS([.I75])/[.$L$2]*100" office:value-type="float" office:value="8.13072937425268" calcext:value-type="float">
            <text:p>8.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  <table:table-cell office:value-type="float" office:value="-21.26" calcext:value-type="float">
            <text:p>-21.26</text:p>
          </table:table-cell>
          <table:table-cell/>
          <table:table-cell table:formula="of:=[.C76]-[.C75]" office:value-type="float" office:value="-0.75" calcext:value-type="float">
            <text:p>-0.75</text:p>
          </table:table-cell>
          <table:table-cell table:formula="of:=[.D76]-[.D75]" office:value-type="float" office:value="-0.720000000000002" calcext:value-type="float">
            <text:p>-0.720000000000002</text:p>
          </table:table-cell>
          <table:table-cell table:style-name="ce12" table:formula="of:=[.F76]/([.$D$27]/1000)" office:value-type="float" office:value="-29.8923874053408" calcext:value-type="float">
            <text:p>-29.9</text:p>
          </table:table-cell>
          <table:table-cell table:style-name="ce12" table:formula="of:=[.G76]/([.$D$27]/1000)" office:value-type="float" office:value="-28.6966919091272" calcext:value-type="float">
            <text:p>-28.7</text:p>
          </table:table-cell>
          <table:table-cell table:style-name="ce13" table:formula="of:=(1/[.H76])*60" office:value-type="float" office:value="-2.0072" calcext:value-type="float">
            <text:p>-2.007</text:p>
          </table:table-cell>
          <table:table-cell table:style-name="ce13" table:formula="of:=(1/[.I76])*60" office:value-type="float" office:value="-2.09083333333333" calcext:value-type="float">
            <text:p>-2.091</text:p>
          </table:table-cell>
          <table:table-cell table:style-name="ce15" table:formula="of:=ABS([.H76])/[.$L$2]*100" office:value-type="float" office:value="8.46950976484655" calcext:value-type="float">
            <text:p>8.5</text:p>
          </table:table-cell>
          <table:table-cell table:style-name="ce15" table:formula="of:=ABS([.I76])/[.$L$2]*100" office:value-type="float" office:value="8.13072937425272" calcext:value-type="float">
            <text:p>8.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  <table:table-cell office:value-type="float" office:value="-21.96" calcext:value-type="float">
            <text:p>-21.96</text:p>
          </table:table-cell>
          <table:table-cell/>
          <table:table-cell table:formula="of:=[.C77]-[.C76]" office:value-type="float" office:value="-0.75" calcext:value-type="float">
            <text:p>-0.75</text:p>
          </table:table-cell>
          <table:table-cell table:formula="of:=[.D77]-[.D76]" office:value-type="float" office:value="-0.699999999999999" calcext:value-type="float">
            <text:p>-0.699999999999999</text:p>
          </table:table-cell>
          <table:table-cell table:style-name="ce12" table:formula="of:=[.F77]/([.$D$27]/1000)" office:value-type="float" office:value="-29.8923874053408" calcext:value-type="float">
            <text:p>-29.9</text:p>
          </table:table-cell>
          <table:table-cell table:style-name="ce12" table:formula="of:=[.G77]/([.$D$27]/1000)" office:value-type="float" office:value="-27.899561578318" calcext:value-type="float">
            <text:p>-27.9</text:p>
          </table:table-cell>
          <table:table-cell table:style-name="ce13" table:formula="of:=(1/[.H77])*60" office:value-type="float" office:value="-2.0072" calcext:value-type="float">
            <text:p>-2.007</text:p>
          </table:table-cell>
          <table:table-cell table:style-name="ce13" table:formula="of:=(1/[.I77])*60" office:value-type="float" office:value="-2.15057142857143" calcext:value-type="float">
            <text:p>-2.151</text:p>
          </table:table-cell>
          <table:table-cell table:style-name="ce15" table:formula="of:=ABS([.H77])/[.$L$2]*100" office:value-type="float" office:value="8.46950976484655" calcext:value-type="float">
            <text:p>8.5</text:p>
          </table:table-cell>
          <table:table-cell table:style-name="ce15" table:formula="of:=ABS([.I77])/[.$L$2]*100" office:value-type="float" office:value="7.90487578052344" calcext:value-type="float">
            <text:p>7.9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5.87" calcext:value-type="float">
            <text:p>-5.87</text:p>
          </table:table-cell>
          <table:table-cell office:value-type="float" office:value="-22.66" calcext:value-type="float">
            <text:p>-22.66</text:p>
          </table:table-cell>
          <table:table-cell/>
          <table:table-cell table:formula="of:=[.C78]-[.C77]" office:value-type="float" office:value="-0.75" calcext:value-type="float">
            <text:p>-0.75</text:p>
          </table:table-cell>
          <table:table-cell table:formula="of:=[.D78]-[.D77]" office:value-type="float" office:value="-0.699999999999999" calcext:value-type="float">
            <text:p>-0.699999999999999</text:p>
          </table:table-cell>
          <table:table-cell table:style-name="ce12" table:formula="of:=[.F78]/([.$D$27]/1000)" office:value-type="float" office:value="-29.8923874053408" calcext:value-type="float">
            <text:p>-29.9</text:p>
          </table:table-cell>
          <table:table-cell table:style-name="ce12" table:formula="of:=[.G78]/([.$D$27]/1000)" office:value-type="float" office:value="-27.899561578318" calcext:value-type="float">
            <text:p>-27.9</text:p>
          </table:table-cell>
          <table:table-cell table:style-name="ce13" table:formula="of:=(1/[.H78])*60" office:value-type="float" office:value="-2.0072" calcext:value-type="float">
            <text:p>-2.007</text:p>
          </table:table-cell>
          <table:table-cell table:style-name="ce13" table:formula="of:=(1/[.I78])*60" office:value-type="float" office:value="-2.15057142857143" calcext:value-type="float">
            <text:p>-2.151</text:p>
          </table:table-cell>
          <table:table-cell table:style-name="ce15" table:formula="of:=ABS([.H78])/[.$L$2]*100" office:value-type="float" office:value="8.46950976484655" calcext:value-type="float">
            <text:p>8.5</text:p>
          </table:table-cell>
          <table:table-cell table:style-name="ce15" table:formula="of:=ABS([.I78])/[.$L$2]*100" office:value-type="float" office:value="7.90487578052344" calcext:value-type="float">
            <text:p>7.9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6.62" calcext:value-type="float">
            <text:p>-6.62</text:p>
          </table:table-cell>
          <table:table-cell office:value-type="float" office:value="-23.36" calcext:value-type="float">
            <text:p>-23.36</text:p>
          </table:table-cell>
          <table:table-cell/>
          <table:table-cell table:formula="of:=[.C79]-[.C78]" office:value-type="float" office:value="-0.75" calcext:value-type="float">
            <text:p>-0.75</text:p>
          </table:table-cell>
          <table:table-cell table:formula="of:=[.D79]-[.D78]" office:value-type="float" office:value="-0.699999999999999" calcext:value-type="float">
            <text:p>-0.699999999999999</text:p>
          </table:table-cell>
          <table:table-cell table:style-name="ce12" table:formula="of:=[.F79]/([.$D$27]/1000)" office:value-type="float" office:value="-29.8923874053408" calcext:value-type="float">
            <text:p>-29.9</text:p>
          </table:table-cell>
          <table:table-cell table:style-name="ce12" table:formula="of:=[.G79]/([.$D$27]/1000)" office:value-type="float" office:value="-27.899561578318" calcext:value-type="float">
            <text:p>-27.9</text:p>
          </table:table-cell>
          <table:table-cell table:style-name="ce13" table:formula="of:=(1/[.H79])*60" office:value-type="float" office:value="-2.0072" calcext:value-type="float">
            <text:p>-2.007</text:p>
          </table:table-cell>
          <table:table-cell table:style-name="ce13" table:formula="of:=(1/[.I79])*60" office:value-type="float" office:value="-2.15057142857143" calcext:value-type="float">
            <text:p>-2.151</text:p>
          </table:table-cell>
          <table:table-cell table:style-name="ce15" table:formula="of:=ABS([.H79])/[.$L$2]*100" office:value-type="float" office:value="8.46950976484655" calcext:value-type="float">
            <text:p>8.5</text:p>
          </table:table-cell>
          <table:table-cell table:style-name="ce15" table:formula="of:=ABS([.I79])/[.$L$2]*100" office:value-type="float" office:value="7.90487578052344" calcext:value-type="float">
            <text:p>7.9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7.37" calcext:value-type="float">
            <text:p>-7.37</text:p>
          </table:table-cell>
          <table:table-cell office:value-type="float" office:value="-24.05" calcext:value-type="float">
            <text:p>-24.05</text:p>
          </table:table-cell>
          <table:table-cell/>
          <table:table-cell table:formula="of:=[.C80]-[.C79]" office:value-type="float" office:value="-0.75" calcext:value-type="float">
            <text:p>-0.75</text:p>
          </table:table-cell>
          <table:table-cell table:formula="of:=[.D80]-[.D79]" office:value-type="float" office:value="-0.690000000000001" calcext:value-type="float">
            <text:p>-0.690000000000001</text:p>
          </table:table-cell>
          <table:table-cell table:style-name="ce12" table:formula="of:=[.F80]/([.$D$27]/1000)" office:value-type="float" office:value="-29.8923874053408" calcext:value-type="float">
            <text:p>-29.9</text:p>
          </table:table-cell>
          <table:table-cell table:style-name="ce12" table:formula="of:=[.G80]/([.$D$27]/1000)" office:value-type="float" office:value="-27.5009964129136" calcext:value-type="float">
            <text:p>-27.5</text:p>
          </table:table-cell>
          <table:table-cell table:style-name="ce13" table:formula="of:=(1/[.H80])*60" office:value-type="float" office:value="-2.0072" calcext:value-type="float">
            <text:p>-2.007</text:p>
          </table:table-cell>
          <table:table-cell table:style-name="ce13" table:formula="of:=(1/[.I80])*60" office:value-type="float" office:value="-2.18173913043478" calcext:value-type="float">
            <text:p>-2.182</text:p>
          </table:table-cell>
          <table:table-cell table:style-name="ce15" table:formula="of:=ABS([.H80])/[.$L$2]*100" office:value-type="float" office:value="8.46950976484655" calcext:value-type="float">
            <text:p>8.5</text:p>
          </table:table-cell>
          <table:table-cell table:style-name="ce15" table:formula="of:=ABS([.I80])/[.$L$2]*100" office:value-type="float" office:value="7.79194898365884" calcext:value-type="float">
            <text:p>7.8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8.12" calcext:value-type="float">
            <text:p>-8.12</text:p>
          </table:table-cell>
          <table:table-cell office:value-type="float" office:value="-24.73" calcext:value-type="float">
            <text:p>-24.73</text:p>
          </table:table-cell>
          <table:table-cell/>
          <table:table-cell table:formula="of:=[.C81]-[.C80]" office:value-type="float" office:value="-0.749999999999999" calcext:value-type="float">
            <text:p>-0.749999999999999</text:p>
          </table:table-cell>
          <table:table-cell table:formula="of:=[.D81]-[.D80]" office:value-type="float" office:value="-0.68" calcext:value-type="float">
            <text:p>-0.68</text:p>
          </table:table-cell>
          <table:table-cell table:style-name="ce12" table:formula="of:=[.F81]/([.$D$27]/1000)" office:value-type="float" office:value="-29.8923874053407" calcext:value-type="float">
            <text:p>-29.9</text:p>
          </table:table-cell>
          <table:table-cell table:style-name="ce12" table:formula="of:=[.G81]/([.$D$27]/1000)" office:value-type="float" office:value="-27.102431247509" calcext:value-type="float">
            <text:p>-27.1</text:p>
          </table:table-cell>
          <table:table-cell table:style-name="ce13" table:formula="of:=(1/[.H81])*60" office:value-type="float" office:value="-2.0072" calcext:value-type="float">
            <text:p>-2.007</text:p>
          </table:table-cell>
          <table:table-cell table:style-name="ce13" table:formula="of:=(1/[.I81])*60" office:value-type="float" office:value="-2.21382352941177" calcext:value-type="float">
            <text:p>-2.214</text:p>
          </table:table-cell>
          <table:table-cell table:style-name="ce15" table:formula="of:=ABS([.H81])/[.$L$2]*100" office:value-type="float" office:value="8.46950976484654" calcext:value-type="float">
            <text:p>8.5</text:p>
          </table:table-cell>
          <table:table-cell table:style-name="ce15" table:formula="of:=ABS([.I81])/[.$L$2]*100" office:value-type="float" office:value="7.67902218679421" calcext:value-type="float">
            <text:p>7.7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8.88" calcext:value-type="float">
            <text:p>-8.88</text:p>
          </table:table-cell>
          <table:table-cell office:value-type="float" office:value="-25.41" calcext:value-type="float">
            <text:p>-25.41</text:p>
          </table:table-cell>
          <table:table-cell/>
          <table:table-cell table:formula="of:=[.C82]-[.C81]" office:value-type="float" office:value="-0.760000000000002" calcext:value-type="float">
            <text:p>-0.760000000000002</text:p>
          </table:table-cell>
          <table:table-cell table:formula="of:=[.D82]-[.D81]" office:value-type="float" office:value="-0.68" calcext:value-type="float">
            <text:p>-0.68</text:p>
          </table:table-cell>
          <table:table-cell table:style-name="ce12" table:formula="of:=[.F82]/([.$D$27]/1000)" office:value-type="float" office:value="-30.2909525707454" calcext:value-type="float">
            <text:p>-30.3</text:p>
          </table:table-cell>
          <table:table-cell table:style-name="ce12" table:formula="of:=[.G82]/([.$D$27]/1000)" office:value-type="float" office:value="-27.102431247509" calcext:value-type="float">
            <text:p>-27.1</text:p>
          </table:table-cell>
          <table:table-cell table:style-name="ce13" table:formula="of:=(1/[.H82])*60" office:value-type="float" office:value="-1.98078947368421" calcext:value-type="float">
            <text:p>-1.981</text:p>
          </table:table-cell>
          <table:table-cell table:style-name="ce13" table:formula="of:=(1/[.I82])*60" office:value-type="float" office:value="-2.21382352941177" calcext:value-type="float">
            <text:p>-2.214</text:p>
          </table:table-cell>
          <table:table-cell table:style-name="ce15" table:formula="of:=ABS([.H82])/[.$L$2]*100" office:value-type="float" office:value="8.58243656171119" calcext:value-type="float">
            <text:p>8.6</text:p>
          </table:table-cell>
          <table:table-cell table:style-name="ce15" table:formula="of:=ABS([.I82])/[.$L$2]*100" office:value-type="float" office:value="7.67902218679421" calcext:value-type="float">
            <text:p>7.7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9.63" calcext:value-type="float">
            <text:p>-9.63</text:p>
          </table:table-cell>
          <table:table-cell office:value-type="float" office:value="-26.08" calcext:value-type="float">
            <text:p>-26.08</text:p>
          </table:table-cell>
          <table:table-cell/>
          <table:table-cell table:formula="of:=[.C83]-[.C82]" office:value-type="float" office:value="-0.75" calcext:value-type="float">
            <text:p>-0.75</text:p>
          </table:table-cell>
          <table:table-cell table:formula="of:=[.D83]-[.D82]" office:value-type="float" office:value="-0.669999999999998" calcext:value-type="float">
            <text:p>-0.669999999999998</text:p>
          </table:table-cell>
          <table:table-cell table:style-name="ce12" table:formula="of:=[.F83]/([.$D$27]/1000)" office:value-type="float" office:value="-29.8923874053408" calcext:value-type="float">
            <text:p>-29.9</text:p>
          </table:table-cell>
          <table:table-cell table:style-name="ce12" table:formula="of:=[.G83]/([.$D$27]/1000)" office:value-type="float" office:value="-26.7038660821043" calcext:value-type="float">
            <text:p>-26.7</text:p>
          </table:table-cell>
          <table:table-cell table:style-name="ce13" table:formula="of:=(1/[.H83])*60" office:value-type="float" office:value="-2.0072" calcext:value-type="float">
            <text:p>-2.007</text:p>
          </table:table-cell>
          <table:table-cell table:style-name="ce13" table:formula="of:=(1/[.I83])*60" office:value-type="float" office:value="-2.2468656716418" calcext:value-type="float">
            <text:p>-2.247</text:p>
          </table:table-cell>
          <table:table-cell table:style-name="ce15" table:formula="of:=ABS([.H83])/[.$L$2]*100" office:value-type="float" office:value="8.46950976484655" calcext:value-type="float">
            <text:p>8.5</text:p>
          </table:table-cell>
          <table:table-cell table:style-name="ce15" table:formula="of:=ABS([.I83])/[.$L$2]*100" office:value-type="float" office:value="7.56609538992957" calcext:value-type="float">
            <text:p>7.6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0.39" calcext:value-type="float">
            <text:p>-10.39</text:p>
          </table:table-cell>
          <table:table-cell office:value-type="float" office:value="-26.75" calcext:value-type="float">
            <text:p>-26.75</text:p>
          </table:table-cell>
          <table:table-cell/>
          <table:table-cell table:formula="of:=[.C84]-[.C83]" office:value-type="float" office:value="-0.76" calcext:value-type="float">
            <text:p>-0.76</text:p>
          </table:table-cell>
          <table:table-cell table:formula="of:=[.D84]-[.D83]" office:value-type="float" office:value="-0.670000000000002" calcext:value-type="float">
            <text:p>-0.670000000000002</text:p>
          </table:table-cell>
          <table:table-cell table:style-name="ce12" table:formula="of:=[.F84]/([.$D$27]/1000)" office:value-type="float" office:value="-30.2909525707453" calcext:value-type="float">
            <text:p>-30.3</text:p>
          </table:table-cell>
          <table:table-cell table:style-name="ce12" table:formula="of:=[.G84]/([.$D$27]/1000)" office:value-type="float" office:value="-26.7038660821045" calcext:value-type="float">
            <text:p>-26.7</text:p>
          </table:table-cell>
          <table:table-cell table:style-name="ce13" table:formula="of:=(1/[.H84])*60" office:value-type="float" office:value="-1.98078947368421" calcext:value-type="float">
            <text:p>-1.981</text:p>
          </table:table-cell>
          <table:table-cell table:style-name="ce13" table:formula="of:=(1/[.I84])*60" office:value-type="float" office:value="-2.24686567164179" calcext:value-type="float">
            <text:p>-2.247</text:p>
          </table:table-cell>
          <table:table-cell table:style-name="ce15" table:formula="of:=ABS([.H84])/[.$L$2]*100" office:value-type="float" office:value="8.58243656171117" calcext:value-type="float">
            <text:p>8.6</text:p>
          </table:table-cell>
          <table:table-cell table:style-name="ce15" table:formula="of:=ABS([.I84])/[.$L$2]*100" office:value-type="float" office:value="7.56609538992961" calcext:value-type="float">
            <text:p>7.6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1.15" calcext:value-type="float">
            <text:p>-11.15</text:p>
          </table:table-cell>
          <table:table-cell office:value-type="float" office:value="-27.41" calcext:value-type="float">
            <text:p>-27.41</text:p>
          </table:table-cell>
          <table:table-cell/>
          <table:table-cell table:formula="of:=[.C85]-[.C84]" office:value-type="float" office:value="-0.76" calcext:value-type="float">
            <text:p>-0.76</text:p>
          </table:table-cell>
          <table:table-cell table:formula="of:=[.D85]-[.D84]" office:value-type="float" office:value="-0.66" calcext:value-type="float">
            <text:p>-0.66</text:p>
          </table:table-cell>
          <table:table-cell table:style-name="ce12" table:formula="of:=[.F85]/([.$D$27]/1000)" office:value-type="float" office:value="-30.2909525707453" calcext:value-type="float">
            <text:p>-30.3</text:p>
          </table:table-cell>
          <table:table-cell table:style-name="ce12" table:formula="of:=[.G85]/([.$D$27]/1000)" office:value-type="float" office:value="-26.3053009166999" calcext:value-type="float">
            <text:p>-26.3</text:p>
          </table:table-cell>
          <table:table-cell table:style-name="ce13" table:formula="of:=(1/[.H85])*60" office:value-type="float" office:value="-1.98078947368421" calcext:value-type="float">
            <text:p>-1.981</text:p>
          </table:table-cell>
          <table:table-cell table:style-name="ce13" table:formula="of:=(1/[.I85])*60" office:value-type="float" office:value="-2.28090909090909" calcext:value-type="float">
            <text:p>-2.281</text:p>
          </table:table-cell>
          <table:table-cell table:style-name="ce15" table:formula="of:=ABS([.H85])/[.$L$2]*100" office:value-type="float" office:value="8.58243656171117" calcext:value-type="float">
            <text:p>8.6</text:p>
          </table:table-cell>
          <table:table-cell table:style-name="ce15" table:formula="of:=ABS([.I85])/[.$L$2]*100" office:value-type="float" office:value="7.45316859306497" calcext:value-type="float">
            <text:p>7.5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28.07" calcext:value-type="float">
            <text:p>-28.07</text:p>
          </table:table-cell>
          <table:table-cell/>
          <table:table-cell table:formula="of:=[.C86]-[.C85]" office:value-type="float" office:value="-0.76" calcext:value-type="float">
            <text:p>-0.76</text:p>
          </table:table-cell>
          <table:table-cell table:formula="of:=[.D86]-[.D85]" office:value-type="float" office:value="-0.66" calcext:value-type="float">
            <text:p>-0.66</text:p>
          </table:table-cell>
          <table:table-cell table:style-name="ce12" table:formula="of:=[.F86]/([.$D$27]/1000)" office:value-type="float" office:value="-30.2909525707453" calcext:value-type="float">
            <text:p>-30.3</text:p>
          </table:table-cell>
          <table:table-cell table:style-name="ce12" table:formula="of:=[.G86]/([.$D$27]/1000)" office:value-type="float" office:value="-26.3053009166999" calcext:value-type="float">
            <text:p>-26.3</text:p>
          </table:table-cell>
          <table:table-cell table:style-name="ce13" table:formula="of:=(1/[.H86])*60" office:value-type="float" office:value="-1.98078947368421" calcext:value-type="float">
            <text:p>-1.981</text:p>
          </table:table-cell>
          <table:table-cell table:style-name="ce13" table:formula="of:=(1/[.I86])*60" office:value-type="float" office:value="-2.28090909090909" calcext:value-type="float">
            <text:p>-2.281</text:p>
          </table:table-cell>
          <table:table-cell table:style-name="ce15" table:formula="of:=ABS([.H86])/[.$L$2]*100" office:value-type="float" office:value="8.58243656171117" calcext:value-type="float">
            <text:p>8.6</text:p>
          </table:table-cell>
          <table:table-cell table:style-name="ce15" table:formula="of:=ABS([.I86])/[.$L$2]*100" office:value-type="float" office:value="7.45316859306497" calcext:value-type="float">
            <text:p>7.5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2.67" calcext:value-type="float">
            <text:p>-12.67</text:p>
          </table:table-cell>
          <table:table-cell office:value-type="float" office:value="-28.72" calcext:value-type="float">
            <text:p>-28.72</text:p>
          </table:table-cell>
          <table:table-cell/>
          <table:table-cell table:formula="of:=[.C87]-[.C86]" office:value-type="float" office:value="-0.76" calcext:value-type="float">
            <text:p>-0.76</text:p>
          </table:table-cell>
          <table:table-cell table:formula="of:=[.D87]-[.D86]" office:value-type="float" office:value="-0.649999999999999" calcext:value-type="float">
            <text:p>-0.649999999999999</text:p>
          </table:table-cell>
          <table:table-cell table:style-name="ce12" table:formula="of:=[.F87]/([.$D$27]/1000)" office:value-type="float" office:value="-30.2909525707453" calcext:value-type="float">
            <text:p>-30.3</text:p>
          </table:table-cell>
          <table:table-cell table:style-name="ce12" table:formula="of:=[.G87]/([.$D$27]/1000)" office:value-type="float" office:value="-25.9067357512953" calcext:value-type="float">
            <text:p>-25.9</text:p>
          </table:table-cell>
          <table:table-cell table:style-name="ce13" table:formula="of:=(1/[.H87])*60" office:value-type="float" office:value="-1.98078947368421" calcext:value-type="float">
            <text:p>-1.981</text:p>
          </table:table-cell>
          <table:table-cell table:style-name="ce13" table:formula="of:=(1/[.I87])*60" office:value-type="float" office:value="-2.31600000000001" calcext:value-type="float">
            <text:p>-2.316</text:p>
          </table:table-cell>
          <table:table-cell table:style-name="ce15" table:formula="of:=ABS([.H87])/[.$L$2]*100" office:value-type="float" office:value="8.58243656171117" calcext:value-type="float">
            <text:p>8.6</text:p>
          </table:table-cell>
          <table:table-cell table:style-name="ce15" table:formula="of:=ABS([.I87])/[.$L$2]*100" office:value-type="float" office:value="7.34024179620033" calcext:value-type="float">
            <text:p>7.3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3.43" calcext:value-type="float">
            <text:p>-13.43</text:p>
          </table:table-cell>
          <table:table-cell office:value-type="float" office:value="-29.37" calcext:value-type="float">
            <text:p>-29.37</text:p>
          </table:table-cell>
          <table:table-cell/>
          <table:table-cell table:formula="of:=[.C88]-[.C87]" office:value-type="float" office:value="-0.76" calcext:value-type="float">
            <text:p>-0.76</text:p>
          </table:table-cell>
          <table:table-cell table:formula="of:=[.D88]-[.D87]" office:value-type="float" office:value="-0.650000000000002" calcext:value-type="float">
            <text:p>-0.650000000000002</text:p>
          </table:table-cell>
          <table:table-cell table:style-name="ce12" table:formula="of:=[.F88]/([.$D$27]/1000)" office:value-type="float" office:value="-30.2909525707453" calcext:value-type="float">
            <text:p>-30.3</text:p>
          </table:table-cell>
          <table:table-cell table:style-name="ce12" table:formula="of:=[.G88]/([.$D$27]/1000)" office:value-type="float" office:value="-25.9067357512954" calcext:value-type="float">
            <text:p>-25.9</text:p>
          </table:table-cell>
          <table:table-cell table:style-name="ce13" table:formula="of:=(1/[.H88])*60" office:value-type="float" office:value="-1.98078947368421" calcext:value-type="float">
            <text:p>-1.981</text:p>
          </table:table-cell>
          <table:table-cell table:style-name="ce13" table:formula="of:=(1/[.I88])*60" office:value-type="float" office:value="-2.31599999999999" calcext:value-type="float">
            <text:p>-2.316</text:p>
          </table:table-cell>
          <table:table-cell table:style-name="ce15" table:formula="of:=ABS([.H88])/[.$L$2]*100" office:value-type="float" office:value="8.58243656171117" calcext:value-type="float">
            <text:p>8.6</text:p>
          </table:table-cell>
          <table:table-cell table:style-name="ce15" table:formula="of:=ABS([.I88])/[.$L$2]*100" office:value-type="float" office:value="7.34024179620037" calcext:value-type="float">
            <text:p>7.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4.2" calcext:value-type="float">
            <text:p>-14.2</text:p>
          </table:table-cell>
          <table:table-cell office:value-type="float" office:value="-30.01" calcext:value-type="float">
            <text:p>-30.01</text:p>
          </table:table-cell>
          <table:table-cell/>
          <table:table-cell table:formula="of:=[.C89]-[.C88]" office:value-type="float" office:value="-0.77" calcext:value-type="float">
            <text:p>-0.77</text:p>
          </table:table-cell>
          <table:table-cell table:formula="of:=[.D89]-[.D88]" office:value-type="float" office:value="-0.640000000000001" calcext:value-type="float">
            <text:p>-0.640000000000001</text:p>
          </table:table-cell>
          <table:table-cell table:style-name="ce12" table:formula="of:=[.F89]/([.$D$27]/1000)" office:value-type="float" office:value="-30.6895177361498" calcext:value-type="float">
            <text:p>-30.7</text:p>
          </table:table-cell>
          <table:table-cell table:style-name="ce12" table:formula="of:=[.G89]/([.$D$27]/1000)" office:value-type="float" office:value="-25.5081705858908" calcext:value-type="float">
            <text:p>-25.5</text:p>
          </table:table-cell>
          <table:table-cell table:style-name="ce13" table:formula="of:=(1/[.H89])*60" office:value-type="float" office:value="-1.95506493506494" calcext:value-type="float">
            <text:p>-1.955</text:p>
          </table:table-cell>
          <table:table-cell table:style-name="ce13" table:formula="of:=(1/[.I89])*60" office:value-type="float" office:value="-2.3521875" calcext:value-type="float">
            <text:p>-2.352</text:p>
          </table:table-cell>
          <table:table-cell table:style-name="ce15" table:formula="of:=ABS([.H89])/[.$L$2]*100" office:value-type="float" office:value="8.69536335857579" calcext:value-type="float">
            <text:p>8.7</text:p>
          </table:table-cell>
          <table:table-cell table:style-name="ce15" table:formula="of:=ABS([.I89])/[.$L$2]*100" office:value-type="float" office:value="7.22731499933573" calcext:value-type="float">
            <text:p>7.2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4.97" calcext:value-type="float">
            <text:p>-14.97</text:p>
          </table:table-cell>
          <table:table-cell office:value-type="float" office:value="-30.64" calcext:value-type="float">
            <text:p>-30.64</text:p>
          </table:table-cell>
          <table:table-cell/>
          <table:table-cell table:formula="of:=[.C90]-[.C89]" office:value-type="float" office:value="-0.770000000000001" calcext:value-type="float">
            <text:p>-0.770000000000001</text:p>
          </table:table-cell>
          <table:table-cell table:formula="of:=[.D90]-[.D89]" office:value-type="float" office:value="-0.629999999999999" calcext:value-type="float">
            <text:p>-0.629999999999999</text:p>
          </table:table-cell>
          <table:table-cell table:style-name="ce12" table:formula="of:=[.F90]/([.$D$27]/1000)" office:value-type="float" office:value="-30.6895177361499" calcext:value-type="float">
            <text:p>-30.7</text:p>
          </table:table-cell>
          <table:table-cell table:style-name="ce12" table:formula="of:=[.G90]/([.$D$27]/1000)" office:value-type="float" office:value="-25.1096054204862" calcext:value-type="float">
            <text:p>-25.1</text:p>
          </table:table-cell>
          <table:table-cell table:style-name="ce13" table:formula="of:=(1/[.H90])*60" office:value-type="float" office:value="-1.95506493506493" calcext:value-type="float">
            <text:p>-1.955</text:p>
          </table:table-cell>
          <table:table-cell table:style-name="ce13" table:formula="of:=(1/[.I90])*60" office:value-type="float" office:value="-2.38952380952381" calcext:value-type="float">
            <text:p>-2.390</text:p>
          </table:table-cell>
          <table:table-cell table:style-name="ce15" table:formula="of:=ABS([.H90])/[.$L$2]*100" office:value-type="float" office:value="8.69536335857581" calcext:value-type="float">
            <text:p>8.7</text:p>
          </table:table-cell>
          <table:table-cell table:style-name="ce15" table:formula="of:=ABS([.I90])/[.$L$2]*100" office:value-type="float" office:value="7.11438820247109" calcext:value-type="float">
            <text:p>7.1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5.74" calcext:value-type="float">
            <text:p>-15.74</text:p>
          </table:table-cell>
          <table:table-cell office:value-type="float" office:value="-31.27" calcext:value-type="float">
            <text:p>-31.27</text:p>
          </table:table-cell>
          <table:table-cell/>
          <table:table-cell table:formula="of:=[.C91]-[.C90]" office:value-type="float" office:value="-0.77" calcext:value-type="float">
            <text:p>-0.77</text:p>
          </table:table-cell>
          <table:table-cell table:formula="of:=[.D91]-[.D90]" office:value-type="float" office:value="-0.629999999999999" calcext:value-type="float">
            <text:p>-0.629999999999999</text:p>
          </table:table-cell>
          <table:table-cell table:style-name="ce12" table:formula="of:=[.F91]/([.$D$27]/1000)" office:value-type="float" office:value="-30.6895177361498" calcext:value-type="float">
            <text:p>-30.7</text:p>
          </table:table-cell>
          <table:table-cell table:style-name="ce12" table:formula="of:=[.G91]/([.$D$27]/1000)" office:value-type="float" office:value="-25.1096054204862" calcext:value-type="float">
            <text:p>-25.1</text:p>
          </table:table-cell>
          <table:table-cell table:style-name="ce13" table:formula="of:=(1/[.H91])*60" office:value-type="float" office:value="-1.95506493506494" calcext:value-type="float">
            <text:p>-1.955</text:p>
          </table:table-cell>
          <table:table-cell table:style-name="ce13" table:formula="of:=(1/[.I91])*60" office:value-type="float" office:value="-2.38952380952381" calcext:value-type="float">
            <text:p>-2.390</text:p>
          </table:table-cell>
          <table:table-cell table:style-name="ce15" table:formula="of:=ABS([.H91])/[.$L$2]*100" office:value-type="float" office:value="8.69536335857579" calcext:value-type="float">
            <text:p>8.7</text:p>
          </table:table-cell>
          <table:table-cell table:style-name="ce15" table:formula="of:=ABS([.I91])/[.$L$2]*100" office:value-type="float" office:value="7.11438820247109" calcext:value-type="float">
            <text:p>7.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6.51" calcext:value-type="float">
            <text:p>-16.51</text:p>
          </table:table-cell>
          <table:table-cell office:value-type="float" office:value="-31.9" calcext:value-type="float">
            <text:p>-31.9</text:p>
          </table:table-cell>
          <table:table-cell/>
          <table:table-cell table:formula="of:=[.C92]-[.C91]" office:value-type="float" office:value="-0.770000000000001" calcext:value-type="float">
            <text:p>-0.770000000000001</text:p>
          </table:table-cell>
          <table:table-cell table:formula="of:=[.D92]-[.D91]" office:value-type="float" office:value="-0.629999999999999" calcext:value-type="float">
            <text:p>-0.629999999999999</text:p>
          </table:table-cell>
          <table:table-cell table:style-name="ce12" table:formula="of:=[.F92]/([.$D$27]/1000)" office:value-type="float" office:value="-30.6895177361499" calcext:value-type="float">
            <text:p>-30.7</text:p>
          </table:table-cell>
          <table:table-cell table:style-name="ce12" table:formula="of:=[.G92]/([.$D$27]/1000)" office:value-type="float" office:value="-25.1096054204862" calcext:value-type="float">
            <text:p>-25.1</text:p>
          </table:table-cell>
          <table:table-cell table:style-name="ce13" table:formula="of:=(1/[.H92])*60" office:value-type="float" office:value="-1.95506493506493" calcext:value-type="float">
            <text:p>-1.955</text:p>
          </table:table-cell>
          <table:table-cell table:style-name="ce13" table:formula="of:=(1/[.I92])*60" office:value-type="float" office:value="-2.38952380952381" calcext:value-type="float">
            <text:p>-2.390</text:p>
          </table:table-cell>
          <table:table-cell table:style-name="ce15" table:formula="of:=ABS([.H92])/[.$L$2]*100" office:value-type="float" office:value="8.69536335857581" calcext:value-type="float">
            <text:p>8.7</text:p>
          </table:table-cell>
          <table:table-cell table:style-name="ce15" table:formula="of:=ABS([.I92])/[.$L$2]*100" office:value-type="float" office:value="7.11438820247109" calcext:value-type="float">
            <text:p>7.1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-32.52" calcext:value-type="float">
            <text:p>-32.52</text:p>
          </table:table-cell>
          <table:table-cell/>
          <table:table-cell table:formula="of:=[.C93]-[.C92]" office:value-type="float" office:value="-0.77" calcext:value-type="float">
            <text:p>-0.77</text:p>
          </table:table-cell>
          <table:table-cell table:formula="of:=[.D93]-[.D92]" office:value-type="float" office:value="-0.620000000000005" calcext:value-type="float">
            <text:p>-0.620000000000005</text:p>
          </table:table-cell>
          <table:table-cell table:style-name="ce12" table:formula="of:=[.F93]/([.$D$27]/1000)" office:value-type="float" office:value="-30.6895177361498" calcext:value-type="float">
            <text:p>-30.7</text:p>
          </table:table-cell>
          <table:table-cell table:style-name="ce12" table:formula="of:=[.G93]/([.$D$27]/1000)" office:value-type="float" office:value="-24.7110402550819" calcext:value-type="float">
            <text:p>-24.7</text:p>
          </table:table-cell>
          <table:table-cell table:style-name="ce13" table:formula="of:=(1/[.H93])*60" office:value-type="float" office:value="-1.95506493506494" calcext:value-type="float">
            <text:p>-1.955</text:p>
          </table:table-cell>
          <table:table-cell table:style-name="ce13" table:formula="of:=(1/[.I93])*60" office:value-type="float" office:value="-2.42806451612901" calcext:value-type="float">
            <text:p>-2.428</text:p>
          </table:table-cell>
          <table:table-cell table:style-name="ce15" table:formula="of:=ABS([.H93])/[.$L$2]*100" office:value-type="float" office:value="8.69536335857579" calcext:value-type="float">
            <text:p>8.7</text:p>
          </table:table-cell>
          <table:table-cell table:style-name="ce15" table:formula="of:=ABS([.I93])/[.$L$2]*100" office:value-type="float" office:value="7.00146140560654" calcext:value-type="float">
            <text:p>7.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33.13" calcext:value-type="float">
            <text:p>-33.13</text:p>
          </table:table-cell>
          <table:table-cell/>
          <table:table-cell table:formula="of:=[.C94]-[.C93]" office:value-type="float" office:value="-0.779999999999998" calcext:value-type="float">
            <text:p>-0.779999999999998</text:p>
          </table:table-cell>
          <table:table-cell table:formula="of:=[.D94]-[.D93]" office:value-type="float" office:value="-0.609999999999999" calcext:value-type="float">
            <text:p>-0.609999999999999</text:p>
          </table:table-cell>
          <table:table-cell table:style-name="ce12" table:formula="of:=[.F94]/([.$D$27]/1000)" office:value-type="float" office:value="-31.0880829015543" calcext:value-type="float">
            <text:p>-31.1</text:p>
          </table:table-cell>
          <table:table-cell table:style-name="ce12" table:formula="of:=[.G94]/([.$D$27]/1000)" office:value-type="float" office:value="-24.3124750896771" calcext:value-type="float">
            <text:p>-24.3</text:p>
          </table:table-cell>
          <table:table-cell table:style-name="ce13" table:formula="of:=(1/[.H94])*60" office:value-type="float" office:value="-1.93000000000001" calcext:value-type="float">
            <text:p>-1.930</text:p>
          </table:table-cell>
          <table:table-cell table:style-name="ce13" table:formula="of:=(1/[.I94])*60" office:value-type="float" office:value="-2.46786885245902" calcext:value-type="float">
            <text:p>-2.468</text:p>
          </table:table-cell>
          <table:table-cell table:style-name="ce15" table:formula="of:=ABS([.H94])/[.$L$2]*100" office:value-type="float" office:value="8.80829015544039" calcext:value-type="float">
            <text:p>8.8</text:p>
          </table:table-cell>
          <table:table-cell table:style-name="ce15" table:formula="of:=ABS([.I94])/[.$L$2]*100" office:value-type="float" office:value="6.88853460874186" calcext:value-type="float">
            <text:p>6.9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  <table:table-cell office:value-type="float" office:value="-33.74" calcext:value-type="float">
            <text:p>-33.74</text:p>
          </table:table-cell>
          <table:table-cell/>
          <table:table-cell table:formula="of:=[.C95]-[.C94]" office:value-type="float" office:value="-0.77" calcext:value-type="float">
            <text:p>-0.77</text:p>
          </table:table-cell>
          <table:table-cell table:formula="of:=[.D95]-[.D94]" office:value-type="float" office:value="-0.609999999999999" calcext:value-type="float">
            <text:p>-0.609999999999999</text:p>
          </table:table-cell>
          <table:table-cell table:style-name="ce12" table:formula="of:=[.F95]/([.$D$27]/1000)" office:value-type="float" office:value="-30.6895177361498" calcext:value-type="float">
            <text:p>-30.7</text:p>
          </table:table-cell>
          <table:table-cell table:style-name="ce12" table:formula="of:=[.G95]/([.$D$27]/1000)" office:value-type="float" office:value="-24.3124750896771" calcext:value-type="float">
            <text:p>-24.3</text:p>
          </table:table-cell>
          <table:table-cell table:style-name="ce13" table:formula="of:=(1/[.H95])*60" office:value-type="float" office:value="-1.95506493506494" calcext:value-type="float">
            <text:p>-1.955</text:p>
          </table:table-cell>
          <table:table-cell table:style-name="ce13" table:formula="of:=(1/[.I95])*60" office:value-type="float" office:value="-2.46786885245902" calcext:value-type="float">
            <text:p>-2.468</text:p>
          </table:table-cell>
          <table:table-cell table:style-name="ce15" table:formula="of:=ABS([.H95])/[.$L$2]*100" office:value-type="float" office:value="8.69536335857579" calcext:value-type="float">
            <text:p>8.7</text:p>
          </table:table-cell>
          <table:table-cell table:style-name="ce15" table:formula="of:=ABS([.I95])/[.$L$2]*100" office:value-type="float" office:value="6.88853460874186" calcext:value-type="float">
            <text:p>6.9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9.61" calcext:value-type="float">
            <text:p>-19.61</text:p>
          </table:table-cell>
          <table:table-cell office:value-type="float" office:value="-34.35" calcext:value-type="float">
            <text:p>-34.35</text:p>
          </table:table-cell>
          <table:table-cell/>
          <table:table-cell table:formula="of:=[.C96]-[.C95]" office:value-type="float" office:value="-0.780000000000001" calcext:value-type="float">
            <text:p>-0.780000000000001</text:p>
          </table:table-cell>
          <table:table-cell table:formula="of:=[.D96]-[.D95]" office:value-type="float" office:value="-0.609999999999999" calcext:value-type="float">
            <text:p>-0.609999999999999</text:p>
          </table:table-cell>
          <table:table-cell table:style-name="ce12" table:formula="of:=[.F96]/([.$D$27]/1000)" office:value-type="float" office:value="-31.0880829015544" calcext:value-type="float">
            <text:p>-31.1</text:p>
          </table:table-cell>
          <table:table-cell table:style-name="ce12" table:formula="of:=[.G96]/([.$D$27]/1000)" office:value-type="float" office:value="-24.3124750896771" calcext:value-type="float">
            <text:p>-24.3</text:p>
          </table:table-cell>
          <table:table-cell table:style-name="ce13" table:formula="of:=(1/[.H96])*60" office:value-type="float" office:value="-1.93" calcext:value-type="float">
            <text:p>-1.930</text:p>
          </table:table-cell>
          <table:table-cell table:style-name="ce13" table:formula="of:=(1/[.I96])*60" office:value-type="float" office:value="-2.46786885245902" calcext:value-type="float">
            <text:p>-2.468</text:p>
          </table:table-cell>
          <table:table-cell table:style-name="ce15" table:formula="of:=ABS([.H96])/[.$L$2]*100" office:value-type="float" office:value="8.80829015544043" calcext:value-type="float">
            <text:p>8.8</text:p>
          </table:table-cell>
          <table:table-cell table:style-name="ce15" table:formula="of:=ABS([.I96])/[.$L$2]*100" office:value-type="float" office:value="6.88853460874186" calcext:value-type="float">
            <text:p>6.9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20.4" calcext:value-type="float">
            <text:p>-20.4</text:p>
          </table:table-cell>
          <table:table-cell office:value-type="float" office:value="-34.95" calcext:value-type="float">
            <text:p>-34.95</text:p>
          </table:table-cell>
          <table:table-cell/>
          <table:table-cell table:formula="of:=[.C97]-[.C96]" office:value-type="float" office:value="-0.789999999999999" calcext:value-type="float">
            <text:p>-0.789999999999999</text:p>
          </table:table-cell>
          <table:table-cell table:formula="of:=[.D97]-[.D96]" office:value-type="float" office:value="-0.600000000000001" calcext:value-type="float">
            <text:p>-0.600000000000001</text:p>
          </table:table-cell>
          <table:table-cell table:style-name="ce12" table:formula="of:=[.F97]/([.$D$27]/1000)" office:value-type="float" office:value="-31.4866480669589" calcext:value-type="float">
            <text:p>-31.5</text:p>
          </table:table-cell>
          <table:table-cell table:style-name="ce12" table:formula="of:=[.G97]/([.$D$27]/1000)" office:value-type="float" office:value="-23.9139099242727" calcext:value-type="float">
            <text:p>-23.9</text:p>
          </table:table-cell>
          <table:table-cell table:style-name="ce13" table:formula="of:=(1/[.H97])*60" office:value-type="float" office:value="-1.90556962025317" calcext:value-type="float">
            <text:p>-1.906</text:p>
          </table:table-cell>
          <table:table-cell table:style-name="ce13" table:formula="of:=(1/[.I97])*60" office:value-type="float" office:value="-2.50899999999999" calcext:value-type="float">
            <text:p>-2.509</text:p>
          </table:table-cell>
          <table:table-cell table:style-name="ce15" table:formula="of:=ABS([.H97])/[.$L$2]*100" office:value-type="float" office:value="8.92121695230503" calcext:value-type="float">
            <text:p>8.9</text:p>
          </table:table-cell>
          <table:table-cell table:style-name="ce15" table:formula="of:=ABS([.I97])/[.$L$2]*100" office:value-type="float" office:value="6.77560781187726" calcext:value-type="float">
            <text:p>6.8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21.18" calcext:value-type="float">
            <text:p>-21.18</text:p>
          </table:table-cell>
          <table:table-cell office:value-type="float" office:value="-35.54" calcext:value-type="float">
            <text:p>-35.54</text:p>
          </table:table-cell>
          <table:table-cell/>
          <table:table-cell table:formula="of:=[.C98]-[.C97]" office:value-type="float" office:value="-0.780000000000001" calcext:value-type="float">
            <text:p>-0.780000000000001</text:p>
          </table:table-cell>
          <table:table-cell table:formula="of:=[.D98]-[.D97]" office:value-type="float" office:value="-0.589999999999996" calcext:value-type="float">
            <text:p>-0.589999999999996</text:p>
          </table:table-cell>
          <table:table-cell table:style-name="ce12" table:formula="of:=[.F98]/([.$D$27]/1000)" office:value-type="float" office:value="-31.0880829015544" calcext:value-type="float">
            <text:p>-31.1</text:p>
          </table:table-cell>
          <table:table-cell table:style-name="ce12" table:formula="of:=[.G98]/([.$D$27]/1000)" office:value-type="float" office:value="-23.5153447588679" calcext:value-type="float">
            <text:p>-23.5</text:p>
          </table:table-cell>
          <table:table-cell table:style-name="ce13" table:formula="of:=(1/[.H98])*60" office:value-type="float" office:value="-1.93" calcext:value-type="float">
            <text:p>-1.930</text:p>
          </table:table-cell>
          <table:table-cell table:style-name="ce13" table:formula="of:=(1/[.I98])*60" office:value-type="float" office:value="-2.55152542372883" calcext:value-type="float">
            <text:p>-2.552</text:p>
          </table:table-cell>
          <table:table-cell table:style-name="ce15" table:formula="of:=ABS([.H98])/[.$L$2]*100" office:value-type="float" office:value="8.80829015544043" calcext:value-type="float">
            <text:p>8.8</text:p>
          </table:table-cell>
          <table:table-cell table:style-name="ce15" table:formula="of:=ABS([.I98])/[.$L$2]*100" office:value-type="float" office:value="6.66268101501258" calcext:value-type="float">
            <text:p>6.7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21.97" calcext:value-type="float">
            <text:p>-21.97</text:p>
          </table:table-cell>
          <table:table-cell office:value-type="float" office:value="-36.13" calcext:value-type="float">
            <text:p>-36.13</text:p>
          </table:table-cell>
          <table:table-cell/>
          <table:table-cell table:formula="of:=[.C99]-[.C98]" office:value-type="float" office:value="-0.789999999999999" calcext:value-type="float">
            <text:p>-0.789999999999999</text:p>
          </table:table-cell>
          <table:table-cell table:formula="of:=[.D99]-[.D98]" office:value-type="float" office:value="-0.590000000000003" calcext:value-type="float">
            <text:p>-0.590000000000003</text:p>
          </table:table-cell>
          <table:table-cell table:style-name="ce12" table:formula="of:=[.F99]/([.$D$27]/1000)" office:value-type="float" office:value="-31.4866480669589" calcext:value-type="float">
            <text:p>-31.5</text:p>
          </table:table-cell>
          <table:table-cell table:style-name="ce12" table:formula="of:=[.G99]/([.$D$27]/1000)" office:value-type="float" office:value="-23.5153447588682" calcext:value-type="float">
            <text:p>-23.5</text:p>
          </table:table-cell>
          <table:table-cell table:style-name="ce13" table:formula="of:=(1/[.H99])*60" office:value-type="float" office:value="-1.90556962025317" calcext:value-type="float">
            <text:p>-1.906</text:p>
          </table:table-cell>
          <table:table-cell table:style-name="ce13" table:formula="of:=(1/[.I99])*60" office:value-type="float" office:value="-2.5515254237288" calcext:value-type="float">
            <text:p>-2.552</text:p>
          </table:table-cell>
          <table:table-cell table:style-name="ce15" table:formula="of:=ABS([.H99])/[.$L$2]*100" office:value-type="float" office:value="8.92121695230503" calcext:value-type="float">
            <text:p>8.9</text:p>
          </table:table-cell>
          <table:table-cell table:style-name="ce15" table:formula="of:=ABS([.I99])/[.$L$2]*100" office:value-type="float" office:value="6.66268101501266" calcext:value-type="float">
            <text:p>6.7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2.76" calcext:value-type="float">
            <text:p>-22.76</text:p>
          </table:table-cell>
          <table:table-cell office:value-type="float" office:value="-36.72" calcext:value-type="float">
            <text:p>-36.72</text:p>
          </table:table-cell>
          <table:table-cell/>
          <table:table-cell table:formula="of:=[.C100]-[.C99]" office:value-type="float" office:value="-0.790000000000003" calcext:value-type="float">
            <text:p>-0.790000000000003</text:p>
          </table:table-cell>
          <table:table-cell table:formula="of:=[.D100]-[.D99]" office:value-type="float" office:value="-0.589999999999996" calcext:value-type="float">
            <text:p>-0.589999999999996</text:p>
          </table:table-cell>
          <table:table-cell table:style-name="ce12" table:formula="of:=[.F100]/([.$D$27]/1000)" office:value-type="float" office:value="-31.4866480669591" calcext:value-type="float">
            <text:p>-31.5</text:p>
          </table:table-cell>
          <table:table-cell table:style-name="ce12" table:formula="of:=[.G100]/([.$D$27]/1000)" office:value-type="float" office:value="-23.5153447588679" calcext:value-type="float">
            <text:p>-23.5</text:p>
          </table:table-cell>
          <table:table-cell table:style-name="ce13" table:formula="of:=(1/[.H100])*60" office:value-type="float" office:value="-1.90556962025316" calcext:value-type="float">
            <text:p>-1.906</text:p>
          </table:table-cell>
          <table:table-cell table:style-name="ce13" table:formula="of:=(1/[.I100])*60" office:value-type="float" office:value="-2.55152542372883" calcext:value-type="float">
            <text:p>-2.552</text:p>
          </table:table-cell>
          <table:table-cell table:style-name="ce15" table:formula="of:=ABS([.H100])/[.$L$2]*100" office:value-type="float" office:value="8.92121695230506" calcext:value-type="float">
            <text:p>8.9</text:p>
          </table:table-cell>
          <table:table-cell table:style-name="ce15" table:formula="of:=ABS([.I100])/[.$L$2]*100" office:value-type="float" office:value="6.66268101501258" calcext:value-type="float">
            <text:p>6.7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7.3" calcext:value-type="float">
            <text:p>-37.3</text:p>
          </table:table-cell>
          <table:table-cell/>
          <table:table-cell table:formula="of:=[.C101]-[.C100]" office:value-type="float" office:value="-0.799999999999997" calcext:value-type="float">
            <text:p>-0.799999999999997</text:p>
          </table:table-cell>
          <table:table-cell table:formula="of:=[.D101]-[.D100]" office:value-type="float" office:value="-0.579999999999998" calcext:value-type="float">
            <text:p>-0.579999999999998</text:p>
          </table:table-cell>
          <table:table-cell table:style-name="ce12" table:formula="of:=[.F101]/([.$D$27]/1000)" office:value-type="float" office:value="-31.8852132323634" calcext:value-type="float">
            <text:p>-31.9</text:p>
          </table:table-cell>
          <table:table-cell table:style-name="ce12" table:formula="of:=[.G101]/([.$D$27]/1000)" office:value-type="float" office:value="-23.1167795934635" calcext:value-type="float">
            <text:p>-23.1</text:p>
          </table:table-cell>
          <table:table-cell table:style-name="ce13" table:formula="of:=(1/[.H101])*60" office:value-type="float" office:value="-1.88175000000001" calcext:value-type="float">
            <text:p>-1.882</text:p>
          </table:table-cell>
          <table:table-cell table:style-name="ce13" table:formula="of:=(1/[.I101])*60" office:value-type="float" office:value="-2.59551724137932" calcext:value-type="float">
            <text:p>-2.596</text:p>
          </table:table-cell>
          <table:table-cell table:style-name="ce15" table:formula="of:=ABS([.H101])/[.$L$2]*100" office:value-type="float" office:value="9.03414374916962" calcext:value-type="float">
            <text:p>9.0</text:p>
          </table:table-cell>
          <table:table-cell table:style-name="ce15" table:formula="of:=ABS([.I101])/[.$L$2]*100" office:value-type="float" office:value="6.54975421814798" calcext:value-type="float">
            <text:p>6.5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24.35" calcext:value-type="float">
            <text:p>-24.35</text:p>
          </table:table-cell>
          <table:table-cell office:value-type="float" office:value="-37.87" calcext:value-type="float">
            <text:p>-37.87</text:p>
          </table:table-cell>
          <table:table-cell/>
          <table:table-cell table:formula="of:=[.C102]-[.C101]" office:value-type="float" office:value="-0.790000000000003" calcext:value-type="float">
            <text:p>-0.790000000000003</text:p>
          </table:table-cell>
          <table:table-cell table:formula="of:=[.D102]-[.D101]" office:value-type="float" office:value="-0.57" calcext:value-type="float">
            <text:p>-0.57</text:p>
          </table:table-cell>
          <table:table-cell table:style-name="ce12" table:formula="of:=[.F102]/([.$D$27]/1000)" office:value-type="float" office:value="-31.4866480669591" calcext:value-type="float">
            <text:p>-31.5</text:p>
          </table:table-cell>
          <table:table-cell table:style-name="ce12" table:formula="of:=[.G102]/([.$D$27]/1000)" office:value-type="float" office:value="-22.718214428059" calcext:value-type="float">
            <text:p>-22.7</text:p>
          </table:table-cell>
          <table:table-cell table:style-name="ce13" table:formula="of:=(1/[.H102])*60" office:value-type="float" office:value="-1.90556962025316" calcext:value-type="float">
            <text:p>-1.906</text:p>
          </table:table-cell>
          <table:table-cell table:style-name="ce13" table:formula="of:=(1/[.I102])*60" office:value-type="float" office:value="-2.64105263157895" calcext:value-type="float">
            <text:p>-2.641</text:p>
          </table:table-cell>
          <table:table-cell table:style-name="ce15" table:formula="of:=ABS([.H102])/[.$L$2]*100" office:value-type="float" office:value="8.92121695230506" calcext:value-type="float">
            <text:p>8.9</text:p>
          </table:table-cell>
          <table:table-cell table:style-name="ce15" table:formula="of:=ABS([.I102])/[.$L$2]*100" office:value-type="float" office:value="6.43682742128338" calcext:value-type="float">
            <text:p>6.4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25.15" calcext:value-type="float">
            <text:p>-25.15</text:p>
          </table:table-cell>
          <table:table-cell office:value-type="float" office:value="-38.44" calcext:value-type="float">
            <text:p>-38.44</text:p>
          </table:table-cell>
          <table:table-cell/>
          <table:table-cell table:formula="of:=[.C103]-[.C102]" office:value-type="float" office:value="-0.799999999999997" calcext:value-type="float">
            <text:p>-0.799999999999997</text:p>
          </table:table-cell>
          <table:table-cell table:formula="of:=[.D103]-[.D102]" office:value-type="float" office:value="-0.57" calcext:value-type="float">
            <text:p>-0.57</text:p>
          </table:table-cell>
          <table:table-cell table:style-name="ce12" table:formula="of:=[.F103]/([.$D$27]/1000)" office:value-type="float" office:value="-31.8852132323634" calcext:value-type="float">
            <text:p>-31.9</text:p>
          </table:table-cell>
          <table:table-cell table:style-name="ce12" table:formula="of:=[.G103]/([.$D$27]/1000)" office:value-type="float" office:value="-22.718214428059" calcext:value-type="float">
            <text:p>-22.7</text:p>
          </table:table-cell>
          <table:table-cell table:style-name="ce13" table:formula="of:=(1/[.H103])*60" office:value-type="float" office:value="-1.88175000000001" calcext:value-type="float">
            <text:p>-1.882</text:p>
          </table:table-cell>
          <table:table-cell table:style-name="ce13" table:formula="of:=(1/[.I103])*60" office:value-type="float" office:value="-2.64105263157895" calcext:value-type="float">
            <text:p>-2.641</text:p>
          </table:table-cell>
          <table:table-cell table:style-name="ce15" table:formula="of:=ABS([.H103])/[.$L$2]*100" office:value-type="float" office:value="9.03414374916962" calcext:value-type="float">
            <text:p>9.0</text:p>
          </table:table-cell>
          <table:table-cell table:style-name="ce15" table:formula="of:=ABS([.I103])/[.$L$2]*100" office:value-type="float" office:value="6.43682742128338" calcext:value-type="float">
            <text:p>6.4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25.95" calcext:value-type="float">
            <text:p>-25.95</text:p>
          </table:table-cell>
          <table:table-cell office:value-type="float" office:value="-39.01" calcext:value-type="float">
            <text:p>-39.01</text:p>
          </table:table-cell>
          <table:table-cell/>
          <table:table-cell table:formula="of:=[.C104]-[.C103]" office:value-type="float" office:value="-0.800000000000001" calcext:value-type="float">
            <text:p>-0.800000000000001</text:p>
          </table:table-cell>
          <table:table-cell table:formula="of:=[.D104]-[.D103]" office:value-type="float" office:value="-0.57" calcext:value-type="float">
            <text:p>-0.57</text:p>
          </table:table-cell>
          <table:table-cell table:style-name="ce12" table:formula="of:=[.F104]/([.$D$27]/1000)" office:value-type="float" office:value="-31.8852132323635" calcext:value-type="float">
            <text:p>-31.9</text:p>
          </table:table-cell>
          <table:table-cell table:style-name="ce12" table:formula="of:=[.G104]/([.$D$27]/1000)" office:value-type="float" office:value="-22.718214428059" calcext:value-type="float">
            <text:p>-22.7</text:p>
          </table:table-cell>
          <table:table-cell table:style-name="ce13" table:formula="of:=(1/[.H104])*60" office:value-type="float" office:value="-1.88175" calcext:value-type="float">
            <text:p>-1.882</text:p>
          </table:table-cell>
          <table:table-cell table:style-name="ce13" table:formula="of:=(1/[.I104])*60" office:value-type="float" office:value="-2.64105263157895" calcext:value-type="float">
            <text:p>-2.641</text:p>
          </table:table-cell>
          <table:table-cell table:style-name="ce15" table:formula="of:=ABS([.H104])/[.$L$2]*100" office:value-type="float" office:value="9.03414374916966" calcext:value-type="float">
            <text:p>9.0</text:p>
          </table:table-cell>
          <table:table-cell table:style-name="ce15" table:formula="of:=ABS([.I104])/[.$L$2]*100" office:value-type="float" office:value="6.43682742128338" calcext:value-type="float">
            <text:p>6.4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26.76" calcext:value-type="float">
            <text:p>-26.76</text:p>
          </table:table-cell>
          <table:table-cell office:value-type="float" office:value="-39.57" calcext:value-type="float">
            <text:p>-39.57</text:p>
          </table:table-cell>
          <table:table-cell/>
          <table:table-cell table:formula="of:=[.C105]-[.C104]" office:value-type="float" office:value="-0.810000000000002" calcext:value-type="float">
            <text:p>-0.810000000000002</text:p>
          </table:table-cell>
          <table:table-cell table:formula="of:=[.D105]-[.D104]" office:value-type="float" office:value="-0.560000000000002" calcext:value-type="float">
            <text:p>-0.560000000000002</text:p>
          </table:table-cell>
          <table:table-cell table:style-name="ce12" table:formula="of:=[.F105]/([.$D$27]/1000)" office:value-type="float" office:value="-32.2837783977681" calcext:value-type="float">
            <text:p>-32.3</text:p>
          </table:table-cell>
          <table:table-cell table:style-name="ce12" table:formula="of:=[.G105]/([.$D$27]/1000)" office:value-type="float" office:value="-22.3196492626545" calcext:value-type="float">
            <text:p>-22.3</text:p>
          </table:table-cell>
          <table:table-cell table:style-name="ce13" table:formula="of:=(1/[.H105])*60" office:value-type="float" office:value="-1.85851851851851" calcext:value-type="float">
            <text:p>-1.859</text:p>
          </table:table-cell>
          <table:table-cell table:style-name="ce13" table:formula="of:=(1/[.I105])*60" office:value-type="float" office:value="-2.68821428571427" calcext:value-type="float">
            <text:p>-2.688</text:p>
          </table:table-cell>
          <table:table-cell table:style-name="ce15" table:formula="of:=ABS([.H105])/[.$L$2]*100" office:value-type="float" office:value="9.1470705460343" calcext:value-type="float">
            <text:p>9.1</text:p>
          </table:table-cell>
          <table:table-cell table:style-name="ce15" table:formula="of:=ABS([.I105])/[.$L$2]*100" office:value-type="float" office:value="6.32390062441878" calcext:value-type="float">
            <text:p>6.3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27.57" calcext:value-type="float">
            <text:p>-27.57</text:p>
          </table:table-cell>
          <table:table-cell office:value-type="float" office:value="-40.13" calcext:value-type="float">
            <text:p>-40.13</text:p>
          </table:table-cell>
          <table:table-cell/>
          <table:table-cell table:formula="of:=[.C106]-[.C105]" office:value-type="float" office:value="-0.809999999999999" calcext:value-type="float">
            <text:p>-0.809999999999999</text:p>
          </table:table-cell>
          <table:table-cell table:formula="of:=[.D106]-[.D105]" office:value-type="float" office:value="-0.560000000000002" calcext:value-type="float">
            <text:p>-0.560000000000002</text:p>
          </table:table-cell>
          <table:table-cell table:style-name="ce12" table:formula="of:=[.F106]/([.$D$27]/1000)" office:value-type="float" office:value="-32.283778397768" calcext:value-type="float">
            <text:p>-32.3</text:p>
          </table:table-cell>
          <table:table-cell table:style-name="ce12" table:formula="of:=[.G106]/([.$D$27]/1000)" office:value-type="float" office:value="-22.3196492626545" calcext:value-type="float">
            <text:p>-22.3</text:p>
          </table:table-cell>
          <table:table-cell table:style-name="ce13" table:formula="of:=(1/[.H106])*60" office:value-type="float" office:value="-1.85851851851852" calcext:value-type="float">
            <text:p>-1.859</text:p>
          </table:table-cell>
          <table:table-cell table:style-name="ce13" table:formula="of:=(1/[.I106])*60" office:value-type="float" office:value="-2.68821428571427" calcext:value-type="float">
            <text:p>-2.688</text:p>
          </table:table-cell>
          <table:table-cell table:style-name="ce15" table:formula="of:=ABS([.H106])/[.$L$2]*100" office:value-type="float" office:value="9.14707054603426" calcext:value-type="float">
            <text:p>9.1</text:p>
          </table:table-cell>
          <table:table-cell table:style-name="ce15" table:formula="of:=ABS([.I106])/[.$L$2]*100" office:value-type="float" office:value="6.32390062441878" calcext:value-type="float">
            <text:p>6.3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28.38" calcext:value-type="float">
            <text:p>-28.38</text:p>
          </table:table-cell>
          <table:table-cell office:value-type="float" office:value="-40.68" calcext:value-type="float">
            <text:p>-40.68</text:p>
          </table:table-cell>
          <table:table-cell/>
          <table:table-cell table:formula="of:=[.C107]-[.C106]" office:value-type="float" office:value="-0.809999999999999" calcext:value-type="float">
            <text:p>-0.809999999999999</text:p>
          </table:table-cell>
          <table:table-cell table:formula="of:=[.D107]-[.D106]" office:value-type="float" office:value="-0.549999999999997" calcext:value-type="float">
            <text:p>-0.549999999999997</text:p>
          </table:table-cell>
          <table:table-cell table:style-name="ce12" table:formula="of:=[.F107]/([.$D$27]/1000)" office:value-type="float" office:value="-32.283778397768" calcext:value-type="float">
            <text:p>-32.3</text:p>
          </table:table-cell>
          <table:table-cell table:style-name="ce12" table:formula="of:=[.G107]/([.$D$27]/1000)" office:value-type="float" office:value="-21.9210840972498" calcext:value-type="float">
            <text:p>-21.9</text:p>
          </table:table-cell>
          <table:table-cell table:style-name="ce13" table:formula="of:=(1/[.H107])*60" office:value-type="float" office:value="-1.85851851851852" calcext:value-type="float">
            <text:p>-1.859</text:p>
          </table:table-cell>
          <table:table-cell table:style-name="ce13" table:formula="of:=(1/[.I107])*60" office:value-type="float" office:value="-2.73709090909092" calcext:value-type="float">
            <text:p>-2.737</text:p>
          </table:table-cell>
          <table:table-cell table:style-name="ce15" table:formula="of:=ABS([.H107])/[.$L$2]*100" office:value-type="float" office:value="9.14707054603426" calcext:value-type="float">
            <text:p>9.1</text:p>
          </table:table-cell>
          <table:table-cell table:style-name="ce15" table:formula="of:=ABS([.I107])/[.$L$2]*100" office:value-type="float" office:value="6.21097382755411" calcext:value-type="float">
            <text:p>6.2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29.19" calcext:value-type="float">
            <text:p>-29.19</text:p>
          </table:table-cell>
          <table:table-cell office:value-type="float" office:value="-41.22" calcext:value-type="float">
            <text:p>-41.22</text:p>
          </table:table-cell>
          <table:table-cell/>
          <table:table-cell table:formula="of:=[.C108]-[.C107]" office:value-type="float" office:value="-0.810000000000002" calcext:value-type="float">
            <text:p>-0.810000000000002</text:p>
          </table:table-cell>
          <table:table-cell table:formula="of:=[.D108]-[.D107]" office:value-type="float" office:value="-0.539999999999999" calcext:value-type="float">
            <text:p>-0.539999999999999</text:p>
          </table:table-cell>
          <table:table-cell table:style-name="ce12" table:formula="of:=[.F108]/([.$D$27]/1000)" office:value-type="float" office:value="-32.2837783977681" calcext:value-type="float">
            <text:p>-32.3</text:p>
          </table:table-cell>
          <table:table-cell table:style-name="ce12" table:formula="of:=[.G108]/([.$D$27]/1000)" office:value-type="float" office:value="-21.5225189318453" calcext:value-type="float">
            <text:p>-21.5</text:p>
          </table:table-cell>
          <table:table-cell table:style-name="ce13" table:formula="of:=(1/[.H108])*60" office:value-type="float" office:value="-1.85851851851851" calcext:value-type="float">
            <text:p>-1.859</text:p>
          </table:table-cell>
          <table:table-cell table:style-name="ce13" table:formula="of:=(1/[.I108])*60" office:value-type="float" office:value="-2.78777777777778" calcext:value-type="float">
            <text:p>-2.788</text:p>
          </table:table-cell>
          <table:table-cell table:style-name="ce15" table:formula="of:=ABS([.H108])/[.$L$2]*100" office:value-type="float" office:value="9.1470705460343" calcext:value-type="float">
            <text:p>9.1</text:p>
          </table:table-cell>
          <table:table-cell table:style-name="ce15" table:formula="of:=ABS([.I108])/[.$L$2]*100" office:value-type="float" office:value="6.09804703068951" calcext:value-type="float">
            <text:p>6.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30.01" calcext:value-type="float">
            <text:p>-30.01</text:p>
          </table:table-cell>
          <table:table-cell office:value-type="float" office:value="-41.76" calcext:value-type="float">
            <text:p>-41.76</text:p>
          </table:table-cell>
          <table:table-cell/>
          <table:table-cell table:formula="of:=[.C109]-[.C108]" office:value-type="float" office:value="-0.82" calcext:value-type="float">
            <text:p>-0.82</text:p>
          </table:table-cell>
          <table:table-cell table:formula="of:=[.D109]-[.D108]" office:value-type="float" office:value="-0.539999999999999" calcext:value-type="float">
            <text:p>-0.539999999999999</text:p>
          </table:table-cell>
          <table:table-cell table:style-name="ce12" table:formula="of:=[.F109]/([.$D$27]/1000)" office:value-type="float" office:value="-32.6823435631726" calcext:value-type="float">
            <text:p>-32.7</text:p>
          </table:table-cell>
          <table:table-cell table:style-name="ce12" table:formula="of:=[.G109]/([.$D$27]/1000)" office:value-type="float" office:value="-21.5225189318453" calcext:value-type="float">
            <text:p>-21.5</text:p>
          </table:table-cell>
          <table:table-cell table:style-name="ce13" table:formula="of:=(1/[.H109])*60" office:value-type="float" office:value="-1.83585365853659" calcext:value-type="float">
            <text:p>-1.836</text:p>
          </table:table-cell>
          <table:table-cell table:style-name="ce13" table:formula="of:=(1/[.I109])*60" office:value-type="float" office:value="-2.78777777777778" calcext:value-type="float">
            <text:p>-2.788</text:p>
          </table:table-cell>
          <table:table-cell table:style-name="ce15" table:formula="of:=ABS([.H109])/[.$L$2]*100" office:value-type="float" office:value="9.2599973428989" calcext:value-type="float">
            <text:p>9.3</text:p>
          </table:table-cell>
          <table:table-cell table:style-name="ce15" table:formula="of:=ABS([.I109])/[.$L$2]*100" office:value-type="float" office:value="6.09804703068951" calcext:value-type="float">
            <text:p>6.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0.83" calcext:value-type="float">
            <text:p>-30.83</text:p>
          </table:table-cell>
          <table:table-cell office:value-type="float" office:value="-42.3" calcext:value-type="float">
            <text:p>-42.3</text:p>
          </table:table-cell>
          <table:table-cell/>
          <table:table-cell table:formula="of:=[.C110]-[.C109]" office:value-type="float" office:value="-0.819999999999997" calcext:value-type="float">
            <text:p>-0.819999999999997</text:p>
          </table:table-cell>
          <table:table-cell table:formula="of:=[.D110]-[.D109]" office:value-type="float" office:value="-0.539999999999999" calcext:value-type="float">
            <text:p>-0.539999999999999</text:p>
          </table:table-cell>
          <table:table-cell table:style-name="ce12" table:formula="of:=[.F110]/([.$D$27]/1000)" office:value-type="float" office:value="-32.6823435631724" calcext:value-type="float">
            <text:p>-32.7</text:p>
          </table:table-cell>
          <table:table-cell table:style-name="ce12" table:formula="of:=[.G110]/([.$D$27]/1000)" office:value-type="float" office:value="-21.5225189318453" calcext:value-type="float">
            <text:p>-21.5</text:p>
          </table:table-cell>
          <table:table-cell table:style-name="ce13" table:formula="of:=(1/[.H110])*60" office:value-type="float" office:value="-1.83585365853659" calcext:value-type="float">
            <text:p>-1.836</text:p>
          </table:table-cell>
          <table:table-cell table:style-name="ce13" table:formula="of:=(1/[.I110])*60" office:value-type="float" office:value="-2.78777777777778" calcext:value-type="float">
            <text:p>-2.788</text:p>
          </table:table-cell>
          <table:table-cell table:style-name="ce15" table:formula="of:=ABS([.H110])/[.$L$2]*100" office:value-type="float" office:value="9.25999734289886" calcext:value-type="float">
            <text:p>9.3</text:p>
          </table:table-cell>
          <table:table-cell table:style-name="ce15" table:formula="of:=ABS([.I110])/[.$L$2]*100" office:value-type="float" office:value="6.09804703068951" calcext:value-type="float">
            <text:p>6.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31.65" calcext:value-type="float">
            <text:p>-31.65</text:p>
          </table:table-cell>
          <table:table-cell office:value-type="float" office:value="-42.83" calcext:value-type="float">
            <text:p>-42.83</text:p>
          </table:table-cell>
          <table:table-cell/>
          <table:table-cell table:formula="of:=[.C111]-[.C110]" office:value-type="float" office:value="-0.82" calcext:value-type="float">
            <text:p>-0.82</text:p>
          </table:table-cell>
          <table:table-cell table:formula="of:=[.D111]-[.D110]" office:value-type="float" office:value="-0.530000000000001" calcext:value-type="float">
            <text:p>-0.530000000000001</text:p>
          </table:table-cell>
          <table:table-cell table:style-name="ce12" table:formula="of:=[.F111]/([.$D$27]/1000)" office:value-type="float" office:value="-32.6823435631726" calcext:value-type="float">
            <text:p>-32.7</text:p>
          </table:table-cell>
          <table:table-cell table:style-name="ce12" table:formula="of:=[.G111]/([.$D$27]/1000)" office:value-type="float" office:value="-21.1239537664409" calcext:value-type="float">
            <text:p>-21.1</text:p>
          </table:table-cell>
          <table:table-cell table:style-name="ce13" table:formula="of:=(1/[.H111])*60" office:value-type="float" office:value="-1.83585365853659" calcext:value-type="float">
            <text:p>-1.836</text:p>
          </table:table-cell>
          <table:table-cell table:style-name="ce13" table:formula="of:=(1/[.I111])*60" office:value-type="float" office:value="-2.84037735849056" calcext:value-type="float">
            <text:p>-2.840</text:p>
          </table:table-cell>
          <table:table-cell table:style-name="ce15" table:formula="of:=ABS([.H111])/[.$L$2]*100" office:value-type="float" office:value="9.2599973428989" calcext:value-type="float">
            <text:p>9.3</text:p>
          </table:table-cell>
          <table:table-cell table:style-name="ce15" table:formula="of:=ABS([.I111])/[.$L$2]*100" office:value-type="float" office:value="5.98512023382491" calcext:value-type="float">
            <text:p>6.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2.48" calcext:value-type="float">
            <text:p>-32.48</text:p>
          </table:table-cell>
          <table:table-cell office:value-type="float" office:value="-43.36" calcext:value-type="float">
            <text:p>-43.36</text:p>
          </table:table-cell>
          <table:table-cell/>
          <table:table-cell table:formula="of:=[.C112]-[.C111]" office:value-type="float" office:value="-0.829999999999998" calcext:value-type="float">
            <text:p>-0.829999999999998</text:p>
          </table:table-cell>
          <table:table-cell table:formula="of:=[.D112]-[.D111]" office:value-type="float" office:value="-0.530000000000001" calcext:value-type="float">
            <text:p>-0.530000000000001</text:p>
          </table:table-cell>
          <table:table-cell table:style-name="ce12" table:formula="of:=[.F112]/([.$D$27]/1000)" office:value-type="float" office:value="-33.0809087285771" calcext:value-type="float">
            <text:p>-33.1</text:p>
          </table:table-cell>
          <table:table-cell table:style-name="ce12" table:formula="of:=[.G112]/([.$D$27]/1000)" office:value-type="float" office:value="-21.1239537664409" calcext:value-type="float">
            <text:p>-21.1</text:p>
          </table:table-cell>
          <table:table-cell table:style-name="ce13" table:formula="of:=(1/[.H112])*60" office:value-type="float" office:value="-1.81373493975904" calcext:value-type="float">
            <text:p>-1.814</text:p>
          </table:table-cell>
          <table:table-cell table:style-name="ce13" table:formula="of:=(1/[.I112])*60" office:value-type="float" office:value="-2.84037735849056" calcext:value-type="float">
            <text:p>-2.840</text:p>
          </table:table-cell>
          <table:table-cell table:style-name="ce15" table:formula="of:=ABS([.H112])/[.$L$2]*100" office:value-type="float" office:value="9.3729241397635" calcext:value-type="float">
            <text:p>9.4</text:p>
          </table:table-cell>
          <table:table-cell table:style-name="ce15" table:formula="of:=ABS([.I112])/[.$L$2]*100" office:value-type="float" office:value="5.98512023382491" calcext:value-type="float">
            <text:p>6.0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33.31" calcext:value-type="float">
            <text:p>-33.31</text:p>
          </table:table-cell>
          <table:table-cell office:value-type="float" office:value="-43.88" calcext:value-type="float">
            <text:p>-43.88</text:p>
          </table:table-cell>
          <table:table-cell/>
          <table:table-cell table:formula="of:=[.C113]-[.C112]" office:value-type="float" office:value="-0.830000000000005" calcext:value-type="float">
            <text:p>-0.830000000000005</text:p>
          </table:table-cell>
          <table:table-cell table:formula="of:=[.D113]-[.D112]" office:value-type="float" office:value="-0.520000000000003" calcext:value-type="float">
            <text:p>-0.520000000000003</text:p>
          </table:table-cell>
          <table:table-cell table:style-name="ce12" table:formula="of:=[.F113]/([.$D$27]/1000)" office:value-type="float" office:value="-33.0809087285773" calcext:value-type="float">
            <text:p>-33.1</text:p>
          </table:table-cell>
          <table:table-cell table:style-name="ce12" table:formula="of:=[.G113]/([.$D$27]/1000)" office:value-type="float" office:value="-20.7253886010364" calcext:value-type="float">
            <text:p>-20.7</text:p>
          </table:table-cell>
          <table:table-cell table:style-name="ce13" table:formula="of:=(1/[.H113])*60" office:value-type="float" office:value="-1.81373493975902" calcext:value-type="float">
            <text:p>-1.814</text:p>
          </table:table-cell>
          <table:table-cell table:style-name="ce13" table:formula="of:=(1/[.I113])*60" office:value-type="float" office:value="-2.89499999999998" calcext:value-type="float">
            <text:p>-2.895</text:p>
          </table:table-cell>
          <table:table-cell table:style-name="ce15" table:formula="of:=ABS([.H113])/[.$L$2]*100" office:value-type="float" office:value="9.37292413976358" calcext:value-type="float">
            <text:p>9.4</text:p>
          </table:table-cell>
          <table:table-cell table:style-name="ce15" table:formula="of:=ABS([.I113])/[.$L$2]*100" office:value-type="float" office:value="5.87219343696031" calcext:value-type="float">
            <text:p>5.9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34.14" calcext:value-type="float">
            <text:p>-34.14</text:p>
          </table:table-cell>
          <table:table-cell office:value-type="float" office:value="-44.39" calcext:value-type="float">
            <text:p>-44.39</text:p>
          </table:table-cell>
          <table:table-cell/>
          <table:table-cell table:formula="of:=[.C114]-[.C113]" office:value-type="float" office:value="-0.829999999999998" calcext:value-type="float">
            <text:p>-0.829999999999998</text:p>
          </table:table-cell>
          <table:table-cell table:formula="of:=[.D114]-[.D113]" office:value-type="float" office:value="-0.509999999999998" calcext:value-type="float">
            <text:p>-0.509999999999998</text:p>
          </table:table-cell>
          <table:table-cell table:style-name="ce12" table:formula="of:=[.F114]/([.$D$27]/1000)" office:value-type="float" office:value="-33.0809087285771" calcext:value-type="float">
            <text:p>-33.1</text:p>
          </table:table-cell>
          <table:table-cell table:style-name="ce12" table:formula="of:=[.G114]/([.$D$27]/1000)" office:value-type="float" office:value="-20.3268234356316" calcext:value-type="float">
            <text:p>-20.3</text:p>
          </table:table-cell>
          <table:table-cell table:style-name="ce13" table:formula="of:=(1/[.H114])*60" office:value-type="float" office:value="-1.81373493975904" calcext:value-type="float">
            <text:p>-1.814</text:p>
          </table:table-cell>
          <table:table-cell table:style-name="ce13" table:formula="of:=(1/[.I114])*60" office:value-type="float" office:value="-2.95176470588236" calcext:value-type="float">
            <text:p>-2.952</text:p>
          </table:table-cell>
          <table:table-cell table:style-name="ce15" table:formula="of:=ABS([.H114])/[.$L$2]*100" office:value-type="float" office:value="9.3729241397635" calcext:value-type="float">
            <text:p>9.4</text:p>
          </table:table-cell>
          <table:table-cell table:style-name="ce15" table:formula="of:=ABS([.I114])/[.$L$2]*100" office:value-type="float" office:value="5.75926664009563" calcext:value-type="float">
            <text:p>5.8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34.98" calcext:value-type="float">
            <text:p>-34.98</text:p>
          </table:table-cell>
          <table:table-cell office:value-type="float" office:value="-44.91" calcext:value-type="float">
            <text:p>-44.91</text:p>
          </table:table-cell>
          <table:table-cell/>
          <table:table-cell table:formula="of:=[.C115]-[.C114]" office:value-type="float" office:value="-0.839999999999996" calcext:value-type="float">
            <text:p>-0.839999999999996</text:p>
          </table:table-cell>
          <table:table-cell table:formula="of:=[.D115]-[.D114]" office:value-type="float" office:value="-0.519999999999996" calcext:value-type="float">
            <text:p>-0.519999999999996</text:p>
          </table:table-cell>
          <table:table-cell table:style-name="ce12" table:formula="of:=[.F115]/([.$D$27]/1000)" office:value-type="float" office:value="-33.4794738939815" calcext:value-type="float">
            <text:p>-33.5</text:p>
          </table:table-cell>
          <table:table-cell table:style-name="ce12" table:formula="of:=[.G115]/([.$D$27]/1000)" office:value-type="float" office:value="-20.7253886010361" calcext:value-type="float">
            <text:p>-20.7</text:p>
          </table:table-cell>
          <table:table-cell table:style-name="ce13" table:formula="of:=(1/[.H115])*60" office:value-type="float" office:value="-1.79214285714287" calcext:value-type="float">
            <text:p>-1.792</text:p>
          </table:table-cell>
          <table:table-cell table:style-name="ce13" table:formula="of:=(1/[.I115])*60" office:value-type="float" office:value="-2.89500000000002" calcext:value-type="float">
            <text:p>-2.895</text:p>
          </table:table-cell>
          <table:table-cell table:style-name="ce15" table:formula="of:=ABS([.H115])/[.$L$2]*100" office:value-type="float" office:value="9.4858509366281" calcext:value-type="float">
            <text:p>9.5</text:p>
          </table:table-cell>
          <table:table-cell table:style-name="ce15" table:formula="of:=ABS([.I115])/[.$L$2]*100" office:value-type="float" office:value="5.87219343696023" calcext:value-type="float">
            <text:p>5.9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35.82" calcext:value-type="float">
            <text:p>-35.82</text:p>
          </table:table-cell>
          <table:table-cell office:value-type="float" office:value="-45.41" calcext:value-type="float">
            <text:p>-45.41</text:p>
          </table:table-cell>
          <table:table-cell/>
          <table:table-cell table:formula="of:=[.C116]-[.C115]" office:value-type="float" office:value="-0.840000000000003" calcext:value-type="float">
            <text:p>-0.840000000000003</text:p>
          </table:table-cell>
          <table:table-cell table:formula="of:=[.D116]-[.D115]" office:value-type="float" office:value="-0.5" calcext:value-type="float">
            <text:p>-0.5</text:p>
          </table:table-cell>
          <table:table-cell table:style-name="ce12" table:formula="of:=[.F116]/([.$D$27]/1000)" office:value-type="float" office:value="-33.4794738939818" calcext:value-type="float">
            <text:p>-33.5</text:p>
          </table:table-cell>
          <table:table-cell table:style-name="ce12" table:formula="of:=[.G116]/([.$D$27]/1000)" office:value-type="float" office:value="-19.9282582702272" calcext:value-type="float">
            <text:p>-19.9</text:p>
          </table:table-cell>
          <table:table-cell table:style-name="ce13" table:formula="of:=(1/[.H116])*60" office:value-type="float" office:value="-1.79214285714285" calcext:value-type="float">
            <text:p>-1.792</text:p>
          </table:table-cell>
          <table:table-cell table:style-name="ce13" table:formula="of:=(1/[.I116])*60" office:value-type="float" office:value="-3.0108" calcext:value-type="float">
            <text:p>-3.011</text:p>
          </table:table-cell>
          <table:table-cell table:style-name="ce15" table:formula="of:=ABS([.H116])/[.$L$2]*100" office:value-type="float" office:value="9.48585093662818" calcext:value-type="float">
            <text:p>9.5</text:p>
          </table:table-cell>
          <table:table-cell table:style-name="ce15" table:formula="of:=ABS([.I116])/[.$L$2]*100" office:value-type="float" office:value="5.64633984323104" calcext:value-type="float">
            <text:p>5.6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36.66" calcext:value-type="float">
            <text:p>-36.66</text:p>
          </table:table-cell>
          <table:table-cell office:value-type="float" office:value="-45.91" calcext:value-type="float">
            <text:p>-45.91</text:p>
          </table:table-cell>
          <table:table-cell/>
          <table:table-cell table:formula="of:=[.C117]-[.C116]" office:value-type="float" office:value="-0.839999999999996" calcext:value-type="float">
            <text:p>-0.839999999999996</text:p>
          </table:table-cell>
          <table:table-cell table:formula="of:=[.D117]-[.D116]" office:value-type="float" office:value="-0.5" calcext:value-type="float">
            <text:p>-0.5</text:p>
          </table:table-cell>
          <table:table-cell table:style-name="ce12" table:formula="of:=[.F117]/([.$D$27]/1000)" office:value-type="float" office:value="-33.4794738939815" calcext:value-type="float">
            <text:p>-33.5</text:p>
          </table:table-cell>
          <table:table-cell table:style-name="ce12" table:formula="of:=[.G117]/([.$D$27]/1000)" office:value-type="float" office:value="-19.9282582702272" calcext:value-type="float">
            <text:p>-19.9</text:p>
          </table:table-cell>
          <table:table-cell table:style-name="ce13" table:formula="of:=(1/[.H117])*60" office:value-type="float" office:value="-1.79214285714287" calcext:value-type="float">
            <text:p>-1.792</text:p>
          </table:table-cell>
          <table:table-cell table:style-name="ce13" table:formula="of:=(1/[.I117])*60" office:value-type="float" office:value="-3.0108" calcext:value-type="float">
            <text:p>-3.011</text:p>
          </table:table-cell>
          <table:table-cell table:style-name="ce15" table:formula="of:=ABS([.H117])/[.$L$2]*100" office:value-type="float" office:value="9.4858509366281" calcext:value-type="float">
            <text:p>9.5</text:p>
          </table:table-cell>
          <table:table-cell table:style-name="ce15" table:formula="of:=ABS([.I117])/[.$L$2]*100" office:value-type="float" office:value="5.64633984323104" calcext:value-type="float">
            <text:p>5.6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7.51" calcext:value-type="float">
            <text:p>-37.51</text:p>
          </table:table-cell>
          <table:table-cell office:value-type="float" office:value="-46.41" calcext:value-type="float">
            <text:p>-46.41</text:p>
          </table:table-cell>
          <table:table-cell/>
          <table:table-cell table:formula="of:=[.C118]-[.C117]" office:value-type="float" office:value="-0.850000000000001" calcext:value-type="float">
            <text:p>-0.850000000000001</text:p>
          </table:table-cell>
          <table:table-cell table:formula="of:=[.D118]-[.D117]" office:value-type="float" office:value="-0.5" calcext:value-type="float">
            <text:p>-0.5</text:p>
          </table:table-cell>
          <table:table-cell table:style-name="ce12" table:formula="of:=[.F118]/([.$D$27]/1000)" office:value-type="float" office:value="-33.8780390593863" calcext:value-type="float">
            <text:p>-33.9</text:p>
          </table:table-cell>
          <table:table-cell table:style-name="ce12" table:formula="of:=[.G118]/([.$D$27]/1000)" office:value-type="float" office:value="-19.9282582702272" calcext:value-type="float">
            <text:p>-19.9</text:p>
          </table:table-cell>
          <table:table-cell table:style-name="ce13" table:formula="of:=(1/[.H118])*60" office:value-type="float" office:value="-1.77105882352941" calcext:value-type="float">
            <text:p>-1.771</text:p>
          </table:table-cell>
          <table:table-cell table:style-name="ce13" table:formula="of:=(1/[.I118])*60" office:value-type="float" office:value="-3.0108" calcext:value-type="float">
            <text:p>-3.011</text:p>
          </table:table-cell>
          <table:table-cell table:style-name="ce15" table:formula="of:=ABS([.H118])/[.$L$2]*100" office:value-type="float" office:value="9.59877773349278" calcext:value-type="float">
            <text:p>9.6</text:p>
          </table:table-cell>
          <table:table-cell table:style-name="ce15" table:formula="of:=ABS([.I118])/[.$L$2]*100" office:value-type="float" office:value="5.64633984323104" calcext:value-type="float">
            <text:p>5.6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38.36" calcext:value-type="float">
            <text:p>-38.36</text:p>
          </table:table-cell>
          <table:table-cell office:value-type="float" office:value="-46.9" calcext:value-type="float">
            <text:p>-46.9</text:p>
          </table:table-cell>
          <table:table-cell/>
          <table:table-cell table:formula="of:=[.C119]-[.C118]" office:value-type="float" office:value="-0.850000000000001" calcext:value-type="float">
            <text:p>-0.850000000000001</text:p>
          </table:table-cell>
          <table:table-cell table:formula="of:=[.D119]-[.D118]" office:value-type="float" office:value="-0.490000000000002" calcext:value-type="float">
            <text:p>-0.490000000000002</text:p>
          </table:table-cell>
          <table:table-cell table:style-name="ce12" table:formula="of:=[.F119]/([.$D$27]/1000)" office:value-type="float" office:value="-33.8780390593863" calcext:value-type="float">
            <text:p>-33.9</text:p>
          </table:table-cell>
          <table:table-cell table:style-name="ce12" table:formula="of:=[.G119]/([.$D$27]/1000)" office:value-type="float" office:value="-19.5296931048227" calcext:value-type="float">
            <text:p>-19.5</text:p>
          </table:table-cell>
          <table:table-cell table:style-name="ce13" table:formula="of:=(1/[.H119])*60" office:value-type="float" office:value="-1.77105882352941" calcext:value-type="float">
            <text:p>-1.771</text:p>
          </table:table-cell>
          <table:table-cell table:style-name="ce13" table:formula="of:=(1/[.I119])*60" office:value-type="float" office:value="-3.07224489795917" calcext:value-type="float">
            <text:p>-3.072</text:p>
          </table:table-cell>
          <table:table-cell table:style-name="ce15" table:formula="of:=ABS([.H119])/[.$L$2]*100" office:value-type="float" office:value="9.59877773349278" calcext:value-type="float">
            <text:p>9.6</text:p>
          </table:table-cell>
          <table:table-cell table:style-name="ce15" table:formula="of:=ABS([.I119])/[.$L$2]*100" office:value-type="float" office:value="5.53341304636644" calcext:value-type="float">
            <text:p>5.5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39.21" calcext:value-type="float">
            <text:p>-39.21</text:p>
          </table:table-cell>
          <table:table-cell office:value-type="float" office:value="-47.38" calcext:value-type="float">
            <text:p>-47.38</text:p>
          </table:table-cell>
          <table:table-cell/>
          <table:table-cell table:formula="of:=[.C120]-[.C119]" office:value-type="float" office:value="-0.850000000000001" calcext:value-type="float">
            <text:p>-0.850000000000001</text:p>
          </table:table-cell>
          <table:table-cell table:formula="of:=[.D120]-[.D119]" office:value-type="float" office:value="-0.480000000000004" calcext:value-type="float">
            <text:p>-0.480000000000004</text:p>
          </table:table-cell>
          <table:table-cell table:style-name="ce12" table:formula="of:=[.F120]/([.$D$27]/1000)" office:value-type="float" office:value="-33.8780390593863" calcext:value-type="float">
            <text:p>-33.9</text:p>
          </table:table-cell>
          <table:table-cell table:style-name="ce12" table:formula="of:=[.G120]/([.$D$27]/1000)" office:value-type="float" office:value="-19.1311279394183" calcext:value-type="float">
            <text:p>-19.1</text:p>
          </table:table-cell>
          <table:table-cell table:style-name="ce13" table:formula="of:=(1/[.H120])*60" office:value-type="float" office:value="-1.77105882352941" calcext:value-type="float">
            <text:p>-1.771</text:p>
          </table:table-cell>
          <table:table-cell table:style-name="ce13" table:formula="of:=(1/[.I120])*60" office:value-type="float" office:value="-3.13624999999997" calcext:value-type="float">
            <text:p>-3.136</text:p>
          </table:table-cell>
          <table:table-cell table:style-name="ce15" table:formula="of:=ABS([.H120])/[.$L$2]*100" office:value-type="float" office:value="9.59877773349278" calcext:value-type="float">
            <text:p>9.6</text:p>
          </table:table-cell>
          <table:table-cell table:style-name="ce15" table:formula="of:=ABS([.I120])/[.$L$2]*100" office:value-type="float" office:value="5.42048624950184" calcext:value-type="float">
            <text:p>5.4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40.07" calcext:value-type="float">
            <text:p>-40.07</text:p>
          </table:table-cell>
          <table:table-cell office:value-type="float" office:value="-47.86" calcext:value-type="float">
            <text:p>-47.86</text:p>
          </table:table-cell>
          <table:table-cell/>
          <table:table-cell table:formula="of:=[.C121]-[.C120]" office:value-type="float" office:value="-0.859999999999999" calcext:value-type="float">
            <text:p>-0.859999999999999</text:p>
          </table:table-cell>
          <table:table-cell table:formula="of:=[.D121]-[.D120]" office:value-type="float" office:value="-0.479999999999997" calcext:value-type="float">
            <text:p>-0.479999999999997</text:p>
          </table:table-cell>
          <table:table-cell table:style-name="ce12" table:formula="of:=[.F121]/([.$D$27]/1000)" office:value-type="float" office:value="-34.2766042247907" calcext:value-type="float">
            <text:p>-34.3</text:p>
          </table:table-cell>
          <table:table-cell table:style-name="ce12" table:formula="of:=[.G121]/([.$D$27]/1000)" office:value-type="float" office:value="-19.131127939418" calcext:value-type="float">
            <text:p>-19.1</text:p>
          </table:table-cell>
          <table:table-cell table:style-name="ce13" table:formula="of:=(1/[.H121])*60" office:value-type="float" office:value="-1.75046511627907" calcext:value-type="float">
            <text:p>-1.750</text:p>
          </table:table-cell>
          <table:table-cell table:style-name="ce13" table:formula="of:=(1/[.I121])*60" office:value-type="float" office:value="-3.13625000000002" calcext:value-type="float">
            <text:p>-3.136</text:p>
          </table:table-cell>
          <table:table-cell table:style-name="ce15" table:formula="of:=ABS([.H121])/[.$L$2]*100" office:value-type="float" office:value="9.71170453035737" calcext:value-type="float">
            <text:p>9.7</text:p>
          </table:table-cell>
          <table:table-cell table:style-name="ce15" table:formula="of:=ABS([.I121])/[.$L$2]*100" office:value-type="float" office:value="5.42048624950176" calcext:value-type="float">
            <text:p>5.4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40.93" calcext:value-type="float">
            <text:p>-40.93</text:p>
          </table:table-cell>
          <table:table-cell office:value-type="float" office:value="-48.34" calcext:value-type="float">
            <text:p>-48.34</text:p>
          </table:table-cell>
          <table:table-cell/>
          <table:table-cell table:formula="of:=[.C122]-[.C121]" office:value-type="float" office:value="-0.859999999999999" calcext:value-type="float">
            <text:p>-0.859999999999999</text:p>
          </table:table-cell>
          <table:table-cell table:formula="of:=[.D122]-[.D121]" office:value-type="float" office:value="-0.480000000000004" calcext:value-type="float">
            <text:p>-0.480000000000004</text:p>
          </table:table-cell>
          <table:table-cell table:style-name="ce12" table:formula="of:=[.F122]/([.$D$27]/1000)" office:value-type="float" office:value="-34.2766042247907" calcext:value-type="float">
            <text:p>-34.3</text:p>
          </table:table-cell>
          <table:table-cell table:style-name="ce12" table:formula="of:=[.G122]/([.$D$27]/1000)" office:value-type="float" office:value="-19.1311279394183" calcext:value-type="float">
            <text:p>-19.1</text:p>
          </table:table-cell>
          <table:table-cell table:style-name="ce13" table:formula="of:=(1/[.H122])*60" office:value-type="float" office:value="-1.75046511627907" calcext:value-type="float">
            <text:p>-1.750</text:p>
          </table:table-cell>
          <table:table-cell table:style-name="ce13" table:formula="of:=(1/[.I122])*60" office:value-type="float" office:value="-3.13624999999997" calcext:value-type="float">
            <text:p>-3.136</text:p>
          </table:table-cell>
          <table:table-cell table:style-name="ce15" table:formula="of:=ABS([.H122])/[.$L$2]*100" office:value-type="float" office:value="9.71170453035737" calcext:value-type="float">
            <text:p>9.7</text:p>
          </table:table-cell>
          <table:table-cell table:style-name="ce15" table:formula="of:=ABS([.I122])/[.$L$2]*100" office:value-type="float" office:value="5.42048624950184" calcext:value-type="float">
            <text:p>5.4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41.8" calcext:value-type="float">
            <text:p>-41.8</text:p>
          </table:table-cell>
          <table:table-cell office:value-type="float" office:value="-48.8" calcext:value-type="float">
            <text:p>-48.8</text:p>
          </table:table-cell>
          <table:table-cell/>
          <table:table-cell table:formula="of:=[.C123]-[.C122]" office:value-type="float" office:value="-0.869999999999997" calcext:value-type="float">
            <text:p>-0.869999999999997</text:p>
          </table:table-cell>
          <table:table-cell table:formula="of:=[.D123]-[.D122]" office:value-type="float" office:value="-0.459999999999994" calcext:value-type="float">
            <text:p>-0.459999999999994</text:p>
          </table:table-cell>
          <table:table-cell table:style-name="ce12" table:formula="of:=[.F123]/([.$D$27]/1000)" office:value-type="float" office:value="-34.6751693901952" calcext:value-type="float">
            <text:p>-34.7</text:p>
          </table:table-cell>
          <table:table-cell table:style-name="ce12" table:formula="of:=[.G123]/([.$D$27]/1000)" office:value-type="float" office:value="-18.3339976086088" calcext:value-type="float">
            <text:p>-18.3</text:p>
          </table:table-cell>
          <table:table-cell table:style-name="ce13" table:formula="of:=(1/[.H123])*60" office:value-type="float" office:value="-1.73034482758621" calcext:value-type="float">
            <text:p>-1.730</text:p>
          </table:table-cell>
          <table:table-cell table:style-name="ce13" table:formula="of:=(1/[.I123])*60" office:value-type="float" office:value="-3.27260869565222" calcext:value-type="float">
            <text:p>-3.273</text:p>
          </table:table-cell>
          <table:table-cell table:style-name="ce15" table:formula="of:=ABS([.H123])/[.$L$2]*100" office:value-type="float" office:value="9.82463132722197" calcext:value-type="float">
            <text:p>9.8</text:p>
          </table:table-cell>
          <table:table-cell table:style-name="ce15" table:formula="of:=ABS([.I123])/[.$L$2]*100" office:value-type="float" office:value="5.19463265577248" calcext:value-type="float">
            <text:p>5.2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42.66" calcext:value-type="float">
            <text:p>-42.66</text:p>
          </table:table-cell>
          <table:table-cell office:value-type="float" office:value="-49.27" calcext:value-type="float">
            <text:p>-49.27</text:p>
          </table:table-cell>
          <table:table-cell/>
          <table:table-cell table:formula="of:=[.C124]-[.C123]" office:value-type="float" office:value="-0.859999999999999" calcext:value-type="float">
            <text:p>-0.859999999999999</text:p>
          </table:table-cell>
          <table:table-cell table:formula="of:=[.D124]-[.D123]" office:value-type="float" office:value="-0.470000000000006" calcext:value-type="float">
            <text:p>-0.470000000000006</text:p>
          </table:table-cell>
          <table:table-cell table:style-name="ce12" table:formula="of:=[.F124]/([.$D$27]/1000)" office:value-type="float" office:value="-34.2766042247907" calcext:value-type="float">
            <text:p>-34.3</text:p>
          </table:table-cell>
          <table:table-cell table:style-name="ce12" table:formula="of:=[.G124]/([.$D$27]/1000)" office:value-type="float" office:value="-18.7325627740138" calcext:value-type="float">
            <text:p>-18.7</text:p>
          </table:table-cell>
          <table:table-cell table:style-name="ce13" table:formula="of:=(1/[.H124])*60" office:value-type="float" office:value="-1.75046511627907" calcext:value-type="float">
            <text:p>-1.750</text:p>
          </table:table-cell>
          <table:table-cell table:style-name="ce13" table:formula="of:=(1/[.I124])*60" office:value-type="float" office:value="-3.20297872340421" calcext:value-type="float">
            <text:p>-3.203</text:p>
          </table:table-cell>
          <table:table-cell table:style-name="ce15" table:formula="of:=ABS([.H124])/[.$L$2]*100" office:value-type="float" office:value="9.71170453035737" calcext:value-type="float">
            <text:p>9.7</text:p>
          </table:table-cell>
          <table:table-cell table:style-name="ce15" table:formula="of:=ABS([.I124])/[.$L$2]*100" office:value-type="float" office:value="5.30755945263724" calcext:value-type="float">
            <text:p>5.3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43.53" calcext:value-type="float">
            <text:p>-43.53</text:p>
          </table:table-cell>
          <table:table-cell office:value-type="float" office:value="-49.73" calcext:value-type="float">
            <text:p>-49.73</text:p>
          </table:table-cell>
          <table:table-cell/>
          <table:table-cell table:formula="of:=[.C125]-[.C124]" office:value-type="float" office:value="-0.870000000000005" calcext:value-type="float">
            <text:p>-0.870000000000005</text:p>
          </table:table-cell>
          <table:table-cell table:formula="of:=[.D125]-[.D124]" office:value-type="float" office:value="-0.459999999999994" calcext:value-type="float">
            <text:p>-0.459999999999994</text:p>
          </table:table-cell>
          <table:table-cell table:style-name="ce12" table:formula="of:=[.F125]/([.$D$27]/1000)" office:value-type="float" office:value="-34.6751693901955" calcext:value-type="float">
            <text:p>-34.7</text:p>
          </table:table-cell>
          <table:table-cell table:style-name="ce12" table:formula="of:=[.G125]/([.$D$27]/1000)" office:value-type="float" office:value="-18.3339976086088" calcext:value-type="float">
            <text:p>-18.3</text:p>
          </table:table-cell>
          <table:table-cell table:style-name="ce13" table:formula="of:=(1/[.H125])*60" office:value-type="float" office:value="-1.7303448275862" calcext:value-type="float">
            <text:p>-1.730</text:p>
          </table:table-cell>
          <table:table-cell table:style-name="ce13" table:formula="of:=(1/[.I125])*60" office:value-type="float" office:value="-3.27260869565222" calcext:value-type="float">
            <text:p>-3.273</text:p>
          </table:table-cell>
          <table:table-cell table:style-name="ce15" table:formula="of:=ABS([.H125])/[.$L$2]*100" office:value-type="float" office:value="9.82463132722205" calcext:value-type="float">
            <text:p>9.8</text:p>
          </table:table-cell>
          <table:table-cell table:style-name="ce15" table:formula="of:=ABS([.I125])/[.$L$2]*100" office:value-type="float" office:value="5.19463265577248" calcext:value-type="float">
            <text:p>5.2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44.41" calcext:value-type="float">
            <text:p>-44.41</text:p>
          </table:table-cell>
          <table:table-cell office:value-type="float" office:value="-50.18" calcext:value-type="float">
            <text:p>-50.18</text:p>
          </table:table-cell>
          <table:table-cell/>
          <table:table-cell table:formula="of:=[.C126]-[.C125]" office:value-type="float" office:value="-0.879999999999995" calcext:value-type="float">
            <text:p>-0.879999999999995</text:p>
          </table:table-cell>
          <table:table-cell table:formula="of:=[.D126]-[.D125]" office:value-type="float" office:value="-0.450000000000003" calcext:value-type="float">
            <text:p>-0.450000000000003</text:p>
          </table:table-cell>
          <table:table-cell table:style-name="ce12" table:formula="of:=[.F126]/([.$D$27]/1000)" office:value-type="float" office:value="-35.0737345555997" calcext:value-type="float">
            <text:p>-35.1</text:p>
          </table:table-cell>
          <table:table-cell table:style-name="ce12" table:formula="of:=[.G126]/([.$D$27]/1000)" office:value-type="float" office:value="-17.9354324432046" calcext:value-type="float">
            <text:p>-17.9</text:p>
          </table:table-cell>
          <table:table-cell table:style-name="ce13" table:formula="of:=(1/[.H126])*60" office:value-type="float" office:value="-1.71068181818183" calcext:value-type="float">
            <text:p>-1.711</text:p>
          </table:table-cell>
          <table:table-cell table:style-name="ce13" table:formula="of:=(1/[.I126])*60" office:value-type="float" office:value="-3.34533333333331" calcext:value-type="float">
            <text:p>-3.345</text:p>
          </table:table-cell>
          <table:table-cell table:style-name="ce15" table:formula="of:=ABS([.H126])/[.$L$2]*100" office:value-type="float" office:value="9.93755812408657" calcext:value-type="float">
            <text:p>9.9</text:p>
          </table:table-cell>
          <table:table-cell table:style-name="ce15" table:formula="of:=ABS([.I126])/[.$L$2]*100" office:value-type="float" office:value="5.08170585890796" calcext:value-type="float">
            <text:p>5.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45.28" calcext:value-type="float">
            <text:p>-45.28</text:p>
          </table:table-cell>
          <table:table-cell office:value-type="float" office:value="-50.62" calcext:value-type="float">
            <text:p>-50.62</text:p>
          </table:table-cell>
          <table:table-cell/>
          <table:table-cell table:formula="of:=[.C127]-[.C126]" office:value-type="float" office:value="-0.870000000000005" calcext:value-type="float">
            <text:p>-0.870000000000005</text:p>
          </table:table-cell>
          <table:table-cell table:formula="of:=[.D127]-[.D126]" office:value-type="float" office:value="-0.439999999999998" calcext:value-type="float">
            <text:p>-0.439999999999998</text:p>
          </table:table-cell>
          <table:table-cell table:style-name="ce12" table:formula="of:=[.F127]/([.$D$27]/1000)" office:value-type="float" office:value="-34.6751693901955" calcext:value-type="float">
            <text:p>-34.7</text:p>
          </table:table-cell>
          <table:table-cell table:style-name="ce12" table:formula="of:=[.G127]/([.$D$27]/1000)" office:value-type="float" office:value="-17.5368672777998" calcext:value-type="float">
            <text:p>-17.5</text:p>
          </table:table-cell>
          <table:table-cell table:style-name="ce13" table:formula="of:=(1/[.H127])*60" office:value-type="float" office:value="-1.7303448275862" calcext:value-type="float">
            <text:p>-1.730</text:p>
          </table:table-cell>
          <table:table-cell table:style-name="ce13" table:formula="of:=(1/[.I127])*60" office:value-type="float" office:value="-3.42136363636365" calcext:value-type="float">
            <text:p>-3.421</text:p>
          </table:table-cell>
          <table:table-cell table:style-name="ce15" table:formula="of:=ABS([.H127])/[.$L$2]*100" office:value-type="float" office:value="9.82463132722205" calcext:value-type="float">
            <text:p>9.8</text:p>
          </table:table-cell>
          <table:table-cell table:style-name="ce15" table:formula="of:=ABS([.I127])/[.$L$2]*100" office:value-type="float" office:value="4.96877906204329" calcext:value-type="float">
            <text:p>5.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46.16" calcext:value-type="float">
            <text:p>-46.16</text:p>
          </table:table-cell>
          <table:table-cell office:value-type="float" office:value="-51.06" calcext:value-type="float">
            <text:p>-51.06</text:p>
          </table:table-cell>
          <table:table-cell/>
          <table:table-cell table:formula="of:=[.C128]-[.C127]" office:value-type="float" office:value="-0.879999999999995" calcext:value-type="float">
            <text:p>-0.879999999999995</text:p>
          </table:table-cell>
          <table:table-cell table:formula="of:=[.D128]-[.D127]" office:value-type="float" office:value="-0.440000000000005" calcext:value-type="float">
            <text:p>-0.440000000000005</text:p>
          </table:table-cell>
          <table:table-cell table:style-name="ce12" table:formula="of:=[.F128]/([.$D$27]/1000)" office:value-type="float" office:value="-35.0737345555997" calcext:value-type="float">
            <text:p>-35.1</text:p>
          </table:table-cell>
          <table:table-cell table:style-name="ce12" table:formula="of:=[.G128]/([.$D$27]/1000)" office:value-type="float" office:value="-17.5368672778001" calcext:value-type="float">
            <text:p>-17.5</text:p>
          </table:table-cell>
          <table:table-cell table:style-name="ce13" table:formula="of:=(1/[.H128])*60" office:value-type="float" office:value="-1.71068181818183" calcext:value-type="float">
            <text:p>-1.711</text:p>
          </table:table-cell>
          <table:table-cell table:style-name="ce13" table:formula="of:=(1/[.I128])*60" office:value-type="float" office:value="-3.4213636363636" calcext:value-type="float">
            <text:p>-3.421</text:p>
          </table:table-cell>
          <table:table-cell table:style-name="ce15" table:formula="of:=ABS([.H128])/[.$L$2]*100" office:value-type="float" office:value="9.93755812408657" calcext:value-type="float">
            <text:p>9.9</text:p>
          </table:table-cell>
          <table:table-cell table:style-name="ce15" table:formula="of:=ABS([.I128])/[.$L$2]*100" office:value-type="float" office:value="4.96877906204337" calcext:value-type="float">
            <text:p>5.0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47.05" calcext:value-type="float">
            <text:p>-47.05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[.C129]-[.C128]" office:value-type="float" office:value="-0.890000000000001" calcext:value-type="float">
            <text:p>-0.890000000000001</text:p>
          </table:table-cell>
          <table:table-cell table:formula="of:=[.D129]-[.D128]" office:value-type="float" office:value="-0.439999999999998" calcext:value-type="float">
            <text:p>-0.439999999999998</text:p>
          </table:table-cell>
          <table:table-cell table:style-name="ce12" table:formula="of:=[.F129]/([.$D$27]/1000)" office:value-type="float" office:value="-35.4722997210044" calcext:value-type="float">
            <text:p>-35.5</text:p>
          </table:table-cell>
          <table:table-cell table:style-name="ce12" table:formula="of:=[.G129]/([.$D$27]/1000)" office:value-type="float" office:value="-17.5368672777998" calcext:value-type="float">
            <text:p>-17.5</text:p>
          </table:table-cell>
          <table:table-cell table:style-name="ce13" table:formula="of:=(1/[.H129])*60" office:value-type="float" office:value="-1.6914606741573" calcext:value-type="float">
            <text:p>-1.691</text:p>
          </table:table-cell>
          <table:table-cell table:style-name="ce13" table:formula="of:=(1/[.I129])*60" office:value-type="float" office:value="-3.42136363636365" calcext:value-type="float">
            <text:p>-3.421</text:p>
          </table:table-cell>
          <table:table-cell table:style-name="ce15" table:formula="of:=ABS([.H129])/[.$L$2]*100" office:value-type="float" office:value="10.0504849209512" calcext:value-type="float">
            <text:p>10.1</text:p>
          </table:table-cell>
          <table:table-cell table:style-name="ce15" table:formula="of:=ABS([.I129])/[.$L$2]*100" office:value-type="float" office:value="4.96877906204329" calcext:value-type="float">
            <text:p>5.0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47.93" calcext:value-type="float">
            <text:p>-47.93</text:p>
          </table:table-cell>
          <table:table-cell office:value-type="float" office:value="-51.93" calcext:value-type="float">
            <text:p>-51.93</text:p>
          </table:table-cell>
          <table:table-cell/>
          <table:table-cell table:formula="of:=[.C130]-[.C129]" office:value-type="float" office:value="-0.880000000000003" calcext:value-type="float">
            <text:p>-0.880000000000003</text:p>
          </table:table-cell>
          <table:table-cell table:formula="of:=[.D130]-[.D129]" office:value-type="float" office:value="-0.43" calcext:value-type="float">
            <text:p>-0.43</text:p>
          </table:table-cell>
          <table:table-cell table:style-name="ce12" table:formula="of:=[.F130]/([.$D$27]/1000)" office:value-type="float" office:value="-35.0737345555999" calcext:value-type="float">
            <text:p>-35.1</text:p>
          </table:table-cell>
          <table:table-cell table:style-name="ce12" table:formula="of:=[.G130]/([.$D$27]/1000)" office:value-type="float" office:value="-17.1383021123954" calcext:value-type="float">
            <text:p>-17.1</text:p>
          </table:table-cell>
          <table:table-cell table:style-name="ce13" table:formula="of:=(1/[.H130])*60" office:value-type="float" office:value="-1.71068181818181" calcext:value-type="float">
            <text:p>-1.711</text:p>
          </table:table-cell>
          <table:table-cell table:style-name="ce13" table:formula="of:=(1/[.I130])*60" office:value-type="float" office:value="-3.50093023255814" calcext:value-type="float">
            <text:p>-3.501</text:p>
          </table:table-cell>
          <table:table-cell table:style-name="ce15" table:formula="of:=ABS([.H130])/[.$L$2]*100" office:value-type="float" office:value="9.93755812408665" calcext:value-type="float">
            <text:p>9.9</text:p>
          </table:table-cell>
          <table:table-cell table:style-name="ce15" table:formula="of:=ABS([.I130])/[.$L$2]*100" office:value-type="float" office:value="4.85585226517869" calcext:value-type="float">
            <text:p>4.9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48.82" calcext:value-type="float">
            <text:p>-48.82</text:p>
          </table:table-cell>
          <table:table-cell office:value-type="float" office:value="-52.35" calcext:value-type="float">
            <text:p>-52.35</text:p>
          </table:table-cell>
          <table:table-cell/>
          <table:table-cell table:formula="of:=[.C131]-[.C130]" office:value-type="float" office:value="-0.890000000000001" calcext:value-type="float">
            <text:p>-0.890000000000001</text:p>
          </table:table-cell>
          <table:table-cell table:formula="of:=[.D131]-[.D130]" office:value-type="float" office:value="-0.420000000000002" calcext:value-type="float">
            <text:p>-0.420000000000002</text:p>
          </table:table-cell>
          <table:table-cell table:style-name="ce12" table:formula="of:=[.F131]/([.$D$27]/1000)" office:value-type="float" office:value="-35.4722997210044" calcext:value-type="float">
            <text:p>-35.5</text:p>
          </table:table-cell>
          <table:table-cell table:style-name="ce12" table:formula="of:=[.G131]/([.$D$27]/1000)" office:value-type="float" office:value="-16.7397369469909" calcext:value-type="float">
            <text:p>-16.7</text:p>
          </table:table-cell>
          <table:table-cell table:style-name="ce13" table:formula="of:=(1/[.H131])*60" office:value-type="float" office:value="-1.6914606741573" calcext:value-type="float">
            <text:p>-1.691</text:p>
          </table:table-cell>
          <table:table-cell table:style-name="ce13" table:formula="of:=(1/[.I131])*60" office:value-type="float" office:value="-3.5842857142857" calcext:value-type="float">
            <text:p>-3.584</text:p>
          </table:table-cell>
          <table:table-cell table:style-name="ce15" table:formula="of:=ABS([.H131])/[.$L$2]*100" office:value-type="float" office:value="10.0504849209512" calcext:value-type="float">
            <text:p>10.1</text:p>
          </table:table-cell>
          <table:table-cell table:style-name="ce15" table:formula="of:=ABS([.I131])/[.$L$2]*100" office:value-type="float" office:value="4.74292546831409" calcext:value-type="float">
            <text:p>4.7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49.71" calcext:value-type="float">
            <text:p>-49.71</text:p>
          </table:table-cell>
          <table:table-cell office:value-type="float" office:value="-52.77" calcext:value-type="float">
            <text:p>-52.77</text:p>
          </table:table-cell>
          <table:table-cell/>
          <table:table-cell table:formula="of:=[.C132]-[.C131]" office:value-type="float" office:value="-0.890000000000001" calcext:value-type="float">
            <text:p>-0.890000000000001</text:p>
          </table:table-cell>
          <table:table-cell table:formula="of:=[.D132]-[.D131]" office:value-type="float" office:value="-0.420000000000002" calcext:value-type="float">
            <text:p>-0.420000000000002</text:p>
          </table:table-cell>
          <table:table-cell table:style-name="ce12" table:formula="of:=[.F132]/([.$D$27]/1000)" office:value-type="float" office:value="-35.4722997210044" calcext:value-type="float">
            <text:p>-35.5</text:p>
          </table:table-cell>
          <table:table-cell table:style-name="ce12" table:formula="of:=[.G132]/([.$D$27]/1000)" office:value-type="float" office:value="-16.7397369469909" calcext:value-type="float">
            <text:p>-16.7</text:p>
          </table:table-cell>
          <table:table-cell table:style-name="ce13" table:formula="of:=(1/[.H132])*60" office:value-type="float" office:value="-1.6914606741573" calcext:value-type="float">
            <text:p>-1.691</text:p>
          </table:table-cell>
          <table:table-cell table:style-name="ce13" table:formula="of:=(1/[.I132])*60" office:value-type="float" office:value="-3.5842857142857" calcext:value-type="float">
            <text:p>-3.584</text:p>
          </table:table-cell>
          <table:table-cell table:style-name="ce15" table:formula="of:=ABS([.H132])/[.$L$2]*100" office:value-type="float" office:value="10.0504849209512" calcext:value-type="float">
            <text:p>10.1</text:p>
          </table:table-cell>
          <table:table-cell table:style-name="ce15" table:formula="of:=ABS([.I132])/[.$L$2]*100" office:value-type="float" office:value="4.74292546831409" calcext:value-type="float">
            <text:p>4.7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50.61" calcext:value-type="float">
            <text:p>-50.61</text:p>
          </table:table-cell>
          <table:table-cell office:value-type="float" office:value="-53.18" calcext:value-type="float">
            <text:p>-53.18</text:p>
          </table:table-cell>
          <table:table-cell/>
          <table:table-cell table:formula="of:=[.C133]-[.C132]" office:value-type="float" office:value="-0.899999999999999" calcext:value-type="float">
            <text:p>-0.899999999999999</text:p>
          </table:table-cell>
          <table:table-cell table:formula="of:=[.D133]-[.D132]" office:value-type="float" office:value="-0.409999999999997" calcext:value-type="float">
            <text:p>-0.409999999999997</text:p>
          </table:table-cell>
          <table:table-cell table:style-name="ce12" table:formula="of:=[.F133]/([.$D$27]/1000)" office:value-type="float" office:value="-35.8708648864089" calcext:value-type="float">
            <text:p>-35.9</text:p>
          </table:table-cell>
          <table:table-cell table:style-name="ce12" table:formula="of:=[.G133]/([.$D$27]/1000)" office:value-type="float" office:value="-16.3411717815862" calcext:value-type="float">
            <text:p>-16.3</text:p>
          </table:table-cell>
          <table:table-cell table:style-name="ce13" table:formula="of:=(1/[.H133])*60" office:value-type="float" office:value="-1.67266666666667" calcext:value-type="float">
            <text:p>-1.673</text:p>
          </table:table-cell>
          <table:table-cell table:style-name="ce13" table:formula="of:=(1/[.I133])*60" office:value-type="float" office:value="-3.6717073170732" calcext:value-type="float">
            <text:p>-3.672</text:p>
          </table:table-cell>
          <table:table-cell table:style-name="ce15" table:formula="of:=ABS([.H133])/[.$L$2]*100" office:value-type="float" office:value="10.1634117178158" calcext:value-type="float">
            <text:p>10.2</text:p>
          </table:table-cell>
          <table:table-cell table:style-name="ce15" table:formula="of:=ABS([.I133])/[.$L$2]*100" office:value-type="float" office:value="4.62999867144941" calcext:value-type="float">
            <text:p>4.6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51.5" calcext:value-type="float">
            <text:p>-51.5</text:p>
          </table:table-cell>
          <table:table-cell office:value-type="float" office:value="-53.59" calcext:value-type="float">
            <text:p>-53.59</text:p>
          </table:table-cell>
          <table:table-cell/>
          <table:table-cell table:formula="of:=[.C134]-[.C133]" office:value-type="float" office:value="-0.890000000000001" calcext:value-type="float">
            <text:p>-0.890000000000001</text:p>
          </table:table-cell>
          <table:table-cell table:formula="of:=[.D134]-[.D133]" office:value-type="float" office:value="-0.410000000000004" calcext:value-type="float">
            <text:p>-0.410000000000004</text:p>
          </table:table-cell>
          <table:table-cell table:style-name="ce12" table:formula="of:=[.F134]/([.$D$27]/1000)" office:value-type="float" office:value="-35.4722997210044" calcext:value-type="float">
            <text:p>-35.5</text:p>
          </table:table-cell>
          <table:table-cell table:style-name="ce12" table:formula="of:=[.G134]/([.$D$27]/1000)" office:value-type="float" office:value="-16.3411717815864" calcext:value-type="float">
            <text:p>-16.3</text:p>
          </table:table-cell>
          <table:table-cell table:style-name="ce13" table:formula="of:=(1/[.H134])*60" office:value-type="float" office:value="-1.6914606741573" calcext:value-type="float">
            <text:p>-1.691</text:p>
          </table:table-cell>
          <table:table-cell table:style-name="ce13" table:formula="of:=(1/[.I134])*60" office:value-type="float" office:value="-3.67170731707314" calcext:value-type="float">
            <text:p>-3.672</text:p>
          </table:table-cell>
          <table:table-cell table:style-name="ce15" table:formula="of:=ABS([.H134])/[.$L$2]*100" office:value-type="float" office:value="10.0504849209512" calcext:value-type="float">
            <text:p>10.1</text:p>
          </table:table-cell>
          <table:table-cell table:style-name="ce15" table:formula="of:=ABS([.I134])/[.$L$2]*100" office:value-type="float" office:value="4.62999867144949" calcext:value-type="float">
            <text:p>4.6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52.4" calcext:value-type="float">
            <text:p>-52.4</text:p>
          </table:table-cell>
          <table:table-cell office:value-type="float" office:value="-53.99" calcext:value-type="float">
            <text:p>-53.99</text:p>
          </table:table-cell>
          <table:table-cell/>
          <table:table-cell table:formula="of:=[.C135]-[.C134]" office:value-type="float" office:value="-0.899999999999999" calcext:value-type="float">
            <text:p>-0.899999999999999</text:p>
          </table:table-cell>
          <table:table-cell table:formula="of:=[.D135]-[.D134]" office:value-type="float" office:value="-0.399999999999999" calcext:value-type="float">
            <text:p>-0.399999999999999</text:p>
          </table:table-cell>
          <table:table-cell table:style-name="ce12" table:formula="of:=[.F135]/([.$D$27]/1000)" office:value-type="float" office:value="-35.8708648864089" calcext:value-type="float">
            <text:p>-35.9</text:p>
          </table:table-cell>
          <table:table-cell table:style-name="ce12" table:formula="of:=[.G135]/([.$D$27]/1000)" office:value-type="float" office:value="-15.9426066161817" calcext:value-type="float">
            <text:p>-15.9</text:p>
          </table:table-cell>
          <table:table-cell table:style-name="ce13" table:formula="of:=(1/[.H135])*60" office:value-type="float" office:value="-1.67266666666667" calcext:value-type="float">
            <text:p>-1.673</text:p>
          </table:table-cell>
          <table:table-cell table:style-name="ce13" table:formula="of:=(1/[.I135])*60" office:value-type="float" office:value="-3.76350000000001" calcext:value-type="float">
            <text:p>-3.764</text:p>
          </table:table-cell>
          <table:table-cell table:style-name="ce15" table:formula="of:=ABS([.H135])/[.$L$2]*100" office:value-type="float" office:value="10.1634117178158" calcext:value-type="float">
            <text:p>10.2</text:p>
          </table:table-cell>
          <table:table-cell table:style-name="ce15" table:formula="of:=ABS([.I135])/[.$L$2]*100" office:value-type="float" office:value="4.51707187458481" calcext:value-type="float">
            <text:p>4.5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53.31" calcext:value-type="float">
            <text:p>-53.31</text:p>
          </table:table-cell>
          <table:table-cell office:value-type="float" office:value="-54.38" calcext:value-type="float">
            <text:p>-54.38</text:p>
          </table:table-cell>
          <table:table-cell/>
          <table:table-cell table:formula="of:=[.C136]-[.C135]" office:value-type="float" office:value="-0.910000000000004" calcext:value-type="float">
            <text:p>-0.910000000000004</text:p>
          </table:table-cell>
          <table:table-cell table:formula="of:=[.D136]-[.D135]" office:value-type="float" office:value="-0.390000000000001" calcext:value-type="float">
            <text:p>-0.390000000000001</text:p>
          </table:table-cell>
          <table:table-cell table:style-name="ce12" table:formula="of:=[.F136]/([.$D$27]/1000)" office:value-type="float" office:value="-36.2694300518136" calcext:value-type="float">
            <text:p>-36.3</text:p>
          </table:table-cell>
          <table:table-cell table:style-name="ce12" table:formula="of:=[.G136]/([.$D$27]/1000)" office:value-type="float" office:value="-15.5440414507772" calcext:value-type="float">
            <text:p>-15.5</text:p>
          </table:table-cell>
          <table:table-cell table:style-name="ce13" table:formula="of:=(1/[.H136])*60" office:value-type="float" office:value="-1.65428571428571" calcext:value-type="float">
            <text:p>-1.654</text:p>
          </table:table-cell>
          <table:table-cell table:style-name="ce13" table:formula="of:=(1/[.I136])*60" office:value-type="float" office:value="-3.85999999999999" calcext:value-type="float">
            <text:p>-3.860</text:p>
          </table:table-cell>
          <table:table-cell table:style-name="ce15" table:formula="of:=ABS([.H136])/[.$L$2]*100" office:value-type="float" office:value="10.2763385146805" calcext:value-type="float">
            <text:p>10.3</text:p>
          </table:table-cell>
          <table:table-cell table:style-name="ce15" table:formula="of:=ABS([.I136])/[.$L$2]*100" office:value-type="float" office:value="4.40414507772021" calcext:value-type="float">
            <text:p>4.4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54.21" calcext:value-type="float">
            <text:p>-54.21</text:p>
          </table:table-cell>
          <table:table-cell office:value-type="float" office:value="-54.77" calcext:value-type="float">
            <text:p>-54.77</text:p>
          </table:table-cell>
          <table:table-cell/>
          <table:table-cell table:formula="of:=[.C137]-[.C136]" office:value-type="float" office:value="-0.899999999999999" calcext:value-type="float">
            <text:p>-0.899999999999999</text:p>
          </table:table-cell>
          <table:table-cell table:formula="of:=[.D137]-[.D136]" office:value-type="float" office:value="-0.390000000000001" calcext:value-type="float">
            <text:p>-0.390000000000001</text:p>
          </table:table-cell>
          <table:table-cell table:style-name="ce12" table:formula="of:=[.F137]/([.$D$27]/1000)" office:value-type="float" office:value="-35.8708648864089" calcext:value-type="float">
            <text:p>-35.9</text:p>
          </table:table-cell>
          <table:table-cell table:style-name="ce12" table:formula="of:=[.G137]/([.$D$27]/1000)" office:value-type="float" office:value="-15.5440414507772" calcext:value-type="float">
            <text:p>-15.5</text:p>
          </table:table-cell>
          <table:table-cell table:style-name="ce13" table:formula="of:=(1/[.H137])*60" office:value-type="float" office:value="-1.67266666666667" calcext:value-type="float">
            <text:p>-1.673</text:p>
          </table:table-cell>
          <table:table-cell table:style-name="ce13" table:formula="of:=(1/[.I137])*60" office:value-type="float" office:value="-3.85999999999999" calcext:value-type="float">
            <text:p>-3.860</text:p>
          </table:table-cell>
          <table:table-cell table:style-name="ce15" table:formula="of:=ABS([.H137])/[.$L$2]*100" office:value-type="float" office:value="10.1634117178158" calcext:value-type="float">
            <text:p>10.2</text:p>
          </table:table-cell>
          <table:table-cell table:style-name="ce15" table:formula="of:=ABS([.I137])/[.$L$2]*100" office:value-type="float" office:value="4.40414507772021" calcext:value-type="float">
            <text:p>4.4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55.12" calcext:value-type="float">
            <text:p>-55.12</text:p>
          </table:table-cell>
          <table:table-cell office:value-type="float" office:value="-55.15" calcext:value-type="float">
            <text:p>-55.15</text:p>
          </table:table-cell>
          <table:table-cell/>
          <table:table-cell table:formula="of:=[.C138]-[.C137]" office:value-type="float" office:value="-0.909999999999997" calcext:value-type="float">
            <text:p>-0.909999999999997</text:p>
          </table:table-cell>
          <table:table-cell table:formula="of:=[.D138]-[.D137]" office:value-type="float" office:value="-0.379999999999995" calcext:value-type="float">
            <text:p>-0.379999999999995</text:p>
          </table:table-cell>
          <table:table-cell table:style-name="ce12" table:formula="of:=[.F138]/([.$D$27]/1000)" office:value-type="float" office:value="-36.2694300518133" calcext:value-type="float">
            <text:p>-36.3</text:p>
          </table:table-cell>
          <table:table-cell table:style-name="ce12" table:formula="of:=[.G138]/([.$D$27]/1000)" office:value-type="float" office:value="-15.1454762853725" calcext:value-type="float">
            <text:p>-15.1</text:p>
          </table:table-cell>
          <table:table-cell table:style-name="ce13" table:formula="of:=(1/[.H138])*60" office:value-type="float" office:value="-1.65428571428572" calcext:value-type="float">
            <text:p>-1.654</text:p>
          </table:table-cell>
          <table:table-cell table:style-name="ce13" table:formula="of:=(1/[.I138])*60" office:value-type="float" office:value="-3.96157894736847" calcext:value-type="float">
            <text:p>-3.962</text:p>
          </table:table-cell>
          <table:table-cell table:style-name="ce15" table:formula="of:=ABS([.H138])/[.$L$2]*100" office:value-type="float" office:value="10.2763385146804" calcext:value-type="float">
            <text:p>10.3</text:p>
          </table:table-cell>
          <table:table-cell table:style-name="ce15" table:formula="of:=ABS([.I138])/[.$L$2]*100" office:value-type="float" office:value="4.29121828085554" calcext:value-type="float">
            <text:p>4.3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56.03" calcext:value-type="float">
            <text:p>-56.03</text:p>
          </table:table-cell>
          <table:table-cell office:value-type="float" office:value="-55.52" calcext:value-type="float">
            <text:p>-55.52</text:p>
          </table:table-cell>
          <table:table-cell/>
          <table:table-cell table:formula="of:=[.C139]-[.C138]" office:value-type="float" office:value="-0.910000000000004" calcext:value-type="float">
            <text:p>-0.910000000000004</text:p>
          </table:table-cell>
          <table:table-cell table:formula="of:=[.D139]-[.D138]" office:value-type="float" office:value="-0.370000000000005" calcext:value-type="float">
            <text:p>-0.370000000000005</text:p>
          </table:table-cell>
          <table:table-cell table:style-name="ce12" table:formula="of:=[.F139]/([.$D$27]/1000)" office:value-type="float" office:value="-36.2694300518136" calcext:value-type="float">
            <text:p>-36.3</text:p>
          </table:table-cell>
          <table:table-cell table:style-name="ce12" table:formula="of:=[.G139]/([.$D$27]/1000)" office:value-type="float" office:value="-14.7469111199683" calcext:value-type="float">
            <text:p>-14.7</text:p>
          </table:table-cell>
          <table:table-cell table:style-name="ce13" table:formula="of:=(1/[.H139])*60" office:value-type="float" office:value="-1.65428571428571" calcext:value-type="float">
            <text:p>-1.654</text:p>
          </table:table-cell>
          <table:table-cell table:style-name="ce13" table:formula="of:=(1/[.I139])*60" office:value-type="float" office:value="-4.0686486486486" calcext:value-type="float">
            <text:p>-4.069</text:p>
          </table:table-cell>
          <table:table-cell table:style-name="ce15" table:formula="of:=ABS([.H139])/[.$L$2]*100" office:value-type="float" office:value="10.2763385146805" calcext:value-type="float">
            <text:p>10.3</text:p>
          </table:table-cell>
          <table:table-cell table:style-name="ce15" table:formula="of:=ABS([.I139])/[.$L$2]*100" office:value-type="float" office:value="4.17829148399102" calcext:value-type="float">
            <text:p>4.2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56.94" calcext:value-type="float">
            <text:p>-56.94</text:p>
          </table:table-cell>
          <table:table-cell office:value-type="float" office:value="-55.89" calcext:value-type="float">
            <text:p>-55.89</text:p>
          </table:table-cell>
          <table:table-cell/>
          <table:table-cell table:formula="of:=[.C140]-[.C139]" office:value-type="float" office:value="-0.909999999999997" calcext:value-type="float">
            <text:p>-0.909999999999997</text:p>
          </table:table-cell>
          <table:table-cell table:formula="of:=[.D140]-[.D139]" office:value-type="float" office:value="-0.369999999999997" calcext:value-type="float">
            <text:p>-0.369999999999997</text:p>
          </table:table-cell>
          <table:table-cell table:style-name="ce12" table:formula="of:=[.F140]/([.$D$27]/1000)" office:value-type="float" office:value="-36.2694300518133" calcext:value-type="float">
            <text:p>-36.3</text:p>
          </table:table-cell>
          <table:table-cell table:style-name="ce12" table:formula="of:=[.G140]/([.$D$27]/1000)" office:value-type="float" office:value="-14.746911119968" calcext:value-type="float">
            <text:p>-14.7</text:p>
          </table:table-cell>
          <table:table-cell table:style-name="ce13" table:formula="of:=(1/[.H140])*60" office:value-type="float" office:value="-1.65428571428572" calcext:value-type="float">
            <text:p>-1.654</text:p>
          </table:table-cell>
          <table:table-cell table:style-name="ce13" table:formula="of:=(1/[.I140])*60" office:value-type="float" office:value="-4.06864864864868" calcext:value-type="float">
            <text:p>-4.069</text:p>
          </table:table-cell>
          <table:table-cell table:style-name="ce15" table:formula="of:=ABS([.H140])/[.$L$2]*100" office:value-type="float" office:value="10.2763385146804" calcext:value-type="float">
            <text:p>10.3</text:p>
          </table:table-cell>
          <table:table-cell table:style-name="ce15" table:formula="of:=ABS([.I140])/[.$L$2]*100" office:value-type="float" office:value="4.17829148399094" calcext:value-type="float">
            <text:p>4.2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57.85" calcext:value-type="float">
            <text:p>-57.85</text:p>
          </table:table-cell>
          <table:table-cell office:value-type="float" office:value="-56.25" calcext:value-type="float">
            <text:p>-56.25</text:p>
          </table:table-cell>
          <table:table-cell/>
          <table:table-cell table:formula="of:=[.C141]-[.C140]" office:value-type="float" office:value="-0.910000000000004" calcext:value-type="float">
            <text:p>-0.910000000000004</text:p>
          </table:table-cell>
          <table:table-cell table:formula="of:=[.D141]-[.D140]" office:value-type="float" office:value="-0.359999999999999" calcext:value-type="float">
            <text:p>-0.359999999999999</text:p>
          </table:table-cell>
          <table:table-cell table:style-name="ce12" table:formula="of:=[.F141]/([.$D$27]/1000)" office:value-type="float" office:value="-36.2694300518136" calcext:value-type="float">
            <text:p>-36.3</text:p>
          </table:table-cell>
          <table:table-cell table:style-name="ce12" table:formula="of:=[.G141]/([.$D$27]/1000)" office:value-type="float" office:value="-14.3483459545635" calcext:value-type="float">
            <text:p>-14.3</text:p>
          </table:table-cell>
          <table:table-cell table:style-name="ce13" table:formula="of:=(1/[.H141])*60" office:value-type="float" office:value="-1.65428571428571" calcext:value-type="float">
            <text:p>-1.654</text:p>
          </table:table-cell>
          <table:table-cell table:style-name="ce13" table:formula="of:=(1/[.I141])*60" office:value-type="float" office:value="-4.18166666666667" calcext:value-type="float">
            <text:p>-4.182</text:p>
          </table:table-cell>
          <table:table-cell table:style-name="ce15" table:formula="of:=ABS([.H141])/[.$L$2]*100" office:value-type="float" office:value="10.2763385146805" calcext:value-type="float">
            <text:p>10.3</text:p>
          </table:table-cell>
          <table:table-cell table:style-name="ce15" table:formula="of:=ABS([.I141])/[.$L$2]*100" office:value-type="float" office:value="4.06536468712634" calcext:value-type="float">
            <text:p>4.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58.77" calcext:value-type="float">
            <text:p>-58.77</text:p>
          </table:table-cell>
          <table:table-cell office:value-type="float" office:value="-56.6" calcext:value-type="float">
            <text:p>-56.6</text:p>
          </table:table-cell>
          <table:table-cell/>
          <table:table-cell table:formula="of:=[.C142]-[.C141]" office:value-type="float" office:value="-0.920000000000002" calcext:value-type="float">
            <text:p>-0.920000000000002</text:p>
          </table:table-cell>
          <table:table-cell table:formula="of:=[.D142]-[.D141]" office:value-type="float" office:value="-0.350000000000001" calcext:value-type="float">
            <text:p>-0.350000000000001</text:p>
          </table:table-cell>
          <table:table-cell table:style-name="ce12" table:formula="of:=[.F142]/([.$D$27]/1000)" office:value-type="float" office:value="-36.6679952172181" calcext:value-type="float">
            <text:p>-36.7</text:p>
          </table:table-cell>
          <table:table-cell table:style-name="ce12" table:formula="of:=[.G142]/([.$D$27]/1000)" office:value-type="float" office:value="-13.9497807891591" calcext:value-type="float">
            <text:p>-13.9</text:p>
          </table:table-cell>
          <table:table-cell table:style-name="ce13" table:formula="of:=(1/[.H142])*60" office:value-type="float" office:value="-1.63630434782608" calcext:value-type="float">
            <text:p>-1.636</text:p>
          </table:table-cell>
          <table:table-cell table:style-name="ce13" table:formula="of:=(1/[.I142])*60" office:value-type="float" office:value="-4.30114285714284" calcext:value-type="float">
            <text:p>-4.301</text:p>
          </table:table-cell>
          <table:table-cell table:style-name="ce15" table:formula="of:=ABS([.H142])/[.$L$2]*100" office:value-type="float" office:value="10.3892653115451" calcext:value-type="float">
            <text:p>10.4</text:p>
          </table:table-cell>
          <table:table-cell table:style-name="ce15" table:formula="of:=ABS([.I142])/[.$L$2]*100" office:value-type="float" office:value="3.95243789026174" calcext:value-type="float">
            <text:p>4.0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59.68" calcext:value-type="float">
            <text:p>-59.68</text:p>
          </table:table-cell>
          <table:table-cell office:value-type="float" office:value="-56.95" calcext:value-type="float">
            <text:p>-56.95</text:p>
          </table:table-cell>
          <table:table-cell/>
          <table:table-cell table:formula="of:=[.C143]-[.C142]" office:value-type="float" office:value="-0.909999999999997" calcext:value-type="float">
            <text:p>-0.909999999999997</text:p>
          </table:table-cell>
          <table:table-cell table:formula="of:=[.D143]-[.D142]" office:value-type="float" office:value="-0.350000000000001" calcext:value-type="float">
            <text:p>-0.350000000000001</text:p>
          </table:table-cell>
          <table:table-cell table:style-name="ce12" table:formula="of:=[.F143]/([.$D$27]/1000)" office:value-type="float" office:value="-36.2694300518133" calcext:value-type="float">
            <text:p>-36.3</text:p>
          </table:table-cell>
          <table:table-cell table:style-name="ce12" table:formula="of:=[.G143]/([.$D$27]/1000)" office:value-type="float" office:value="-13.9497807891591" calcext:value-type="float">
            <text:p>-13.9</text:p>
          </table:table-cell>
          <table:table-cell table:style-name="ce13" table:formula="of:=(1/[.H143])*60" office:value-type="float" office:value="-1.65428571428572" calcext:value-type="float">
            <text:p>-1.654</text:p>
          </table:table-cell>
          <table:table-cell table:style-name="ce13" table:formula="of:=(1/[.I143])*60" office:value-type="float" office:value="-4.30114285714284" calcext:value-type="float">
            <text:p>-4.301</text:p>
          </table:table-cell>
          <table:table-cell table:style-name="ce15" table:formula="of:=ABS([.H143])/[.$L$2]*100" office:value-type="float" office:value="10.2763385146804" calcext:value-type="float">
            <text:p>10.3</text:p>
          </table:table-cell>
          <table:table-cell table:style-name="ce15" table:formula="of:=ABS([.I143])/[.$L$2]*100" office:value-type="float" office:value="3.95243789026174" calcext:value-type="float">
            <text:p>4.0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60.6" calcext:value-type="float">
            <text:p>-60.6</text:p>
          </table:table-cell>
          <table:table-cell office:value-type="float" office:value="-57.29" calcext:value-type="float">
            <text:p>-57.29</text:p>
          </table:table-cell>
          <table:table-cell/>
          <table:table-cell table:formula="of:=[.C144]-[.C143]" office:value-type="float" office:value="-0.920000000000002" calcext:value-type="float">
            <text:p>-0.920000000000002</text:p>
          </table:table-cell>
          <table:table-cell table:formula="of:=[.D144]-[.D143]" office:value-type="float" office:value="-0.339999999999996" calcext:value-type="float">
            <text:p>-0.339999999999996</text:p>
          </table:table-cell>
          <table:table-cell table:style-name="ce12" table:formula="of:=[.F144]/([.$D$27]/1000)" office:value-type="float" office:value="-36.6679952172181" calcext:value-type="float">
            <text:p>-36.7</text:p>
          </table:table-cell>
          <table:table-cell table:style-name="ce12" table:formula="of:=[.G144]/([.$D$27]/1000)" office:value-type="float" office:value="-13.5512156237543" calcext:value-type="float">
            <text:p>-13.6</text:p>
          </table:table-cell>
          <table:table-cell table:style-name="ce13" table:formula="of:=(1/[.H144])*60" office:value-type="float" office:value="-1.63630434782608" calcext:value-type="float">
            <text:p>-1.636</text:p>
          </table:table-cell>
          <table:table-cell table:style-name="ce13" table:formula="of:=(1/[.I144])*60" office:value-type="float" office:value="-4.42764705882358" calcext:value-type="float">
            <text:p>-4.428</text:p>
          </table:table-cell>
          <table:table-cell table:style-name="ce15" table:formula="of:=ABS([.H144])/[.$L$2]*100" office:value-type="float" office:value="10.3892653115451" calcext:value-type="float">
            <text:p>10.4</text:p>
          </table:table-cell>
          <table:table-cell table:style-name="ce15" table:formula="of:=ABS([.I144])/[.$L$2]*100" office:value-type="float" office:value="3.83951109339706" calcext:value-type="float">
            <text:p>3.8</text:p>
          </table:table-cell>
          <table:table-cell table:number-columns-repeated="100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61.52" calcext:value-type="float">
            <text:p>-61.52</text:p>
          </table:table-cell>
          <table:table-cell office:value-type="float" office:value="-57.62" calcext:value-type="float">
            <text:p>-57.62</text:p>
          </table:table-cell>
          <table:table-cell/>
          <table:table-cell table:formula="of:=[.C145]-[.C144]" office:value-type="float" office:value="-0.920000000000002" calcext:value-type="float">
            <text:p>-0.920000000000002</text:p>
          </table:table-cell>
          <table:table-cell table:formula="of:=[.D145]-[.D144]" office:value-type="float" office:value="-0.329999999999998" calcext:value-type="float">
            <text:p>-0.329999999999998</text:p>
          </table:table-cell>
          <table:table-cell table:style-name="ce12" table:formula="of:=[.F145]/([.$D$27]/1000)" office:value-type="float" office:value="-36.6679952172181" calcext:value-type="float">
            <text:p>-36.7</text:p>
          </table:table-cell>
          <table:table-cell table:style-name="ce12" table:formula="of:=[.G145]/([.$D$27]/1000)" office:value-type="float" office:value="-13.1526504583499" calcext:value-type="float">
            <text:p>-13.2</text:p>
          </table:table-cell>
          <table:table-cell table:style-name="ce13" table:formula="of:=(1/[.H145])*60" office:value-type="float" office:value="-1.63630434782608" calcext:value-type="float">
            <text:p>-1.636</text:p>
          </table:table-cell>
          <table:table-cell table:style-name="ce13" table:formula="of:=(1/[.I145])*60" office:value-type="float" office:value="-4.56181818181821" calcext:value-type="float">
            <text:p>-4.562</text:p>
          </table:table-cell>
          <table:table-cell table:style-name="ce15" table:formula="of:=ABS([.H145])/[.$L$2]*100" office:value-type="float" office:value="10.3892653115451" calcext:value-type="float">
            <text:p>10.4</text:p>
          </table:table-cell>
          <table:table-cell table:style-name="ce15" table:formula="of:=ABS([.I145])/[.$L$2]*100" office:value-type="float" office:value="3.72658429653246" calcext:value-type="float">
            <text:p>3.7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62.44" calcext:value-type="float">
            <text:p>-62.44</text:p>
          </table:table-cell>
          <table:table-cell office:value-type="float" office:value="-57.95" calcext:value-type="float">
            <text:p>-57.95</text:p>
          </table:table-cell>
          <table:table-cell/>
          <table:table-cell table:formula="of:=[.C146]-[.C145]" office:value-type="float" office:value="-0.919999999999995" calcext:value-type="float">
            <text:p>-0.919999999999995</text:p>
          </table:table-cell>
          <table:table-cell table:formula="of:=[.D146]-[.D145]" office:value-type="float" office:value="-0.330000000000005" calcext:value-type="float">
            <text:p>-0.330000000000005</text:p>
          </table:table-cell>
          <table:table-cell table:style-name="ce12" table:formula="of:=[.F146]/([.$D$27]/1000)" office:value-type="float" office:value="-36.6679952172178" calcext:value-type="float">
            <text:p>-36.7</text:p>
          </table:table-cell>
          <table:table-cell table:style-name="ce12" table:formula="of:=[.G146]/([.$D$27]/1000)" office:value-type="float" office:value="-13.1526504583502" calcext:value-type="float">
            <text:p>-13.2</text:p>
          </table:table-cell>
          <table:table-cell table:style-name="ce13" table:formula="of:=(1/[.H146])*60" office:value-type="float" office:value="-1.6363043478261" calcext:value-type="float">
            <text:p>-1.636</text:p>
          </table:table-cell>
          <table:table-cell table:style-name="ce13" table:formula="of:=(1/[.I146])*60" office:value-type="float" office:value="-4.56181818181811" calcext:value-type="float">
            <text:p>-4.562</text:p>
          </table:table-cell>
          <table:table-cell table:style-name="ce15" table:formula="of:=ABS([.H146])/[.$L$2]*100" office:value-type="float" office:value="10.389265311545" calcext:value-type="float">
            <text:p>10.4</text:p>
          </table:table-cell>
          <table:table-cell table:style-name="ce15" table:formula="of:=ABS([.I146])/[.$L$2]*100" office:value-type="float" office:value="3.72658429653254" calcext:value-type="float">
            <text:p>3.7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63.36" calcext:value-type="float">
            <text:p>-63.36</text:p>
          </table:table-cell>
          <table:table-cell office:value-type="float" office:value="-58.27" calcext:value-type="float">
            <text:p>-58.27</text:p>
          </table:table-cell>
          <table:table-cell/>
          <table:table-cell table:formula="of:=[.C147]-[.C146]" office:value-type="float" office:value="-0.920000000000002" calcext:value-type="float">
            <text:p>-0.920000000000002</text:p>
          </table:table-cell>
          <table:table-cell table:formula="of:=[.D147]-[.D146]" office:value-type="float" office:value="-0.32" calcext:value-type="float">
            <text:p>-0.32</text:p>
          </table:table-cell>
          <table:table-cell table:style-name="ce12" table:formula="of:=[.F147]/([.$D$27]/1000)" office:value-type="float" office:value="-36.6679952172181" calcext:value-type="float">
            <text:p>-36.7</text:p>
          </table:table-cell>
          <table:table-cell table:style-name="ce12" table:formula="of:=[.G147]/([.$D$27]/1000)" office:value-type="float" office:value="-12.7540852929454" calcext:value-type="float">
            <text:p>-12.8</text:p>
          </table:table-cell>
          <table:table-cell table:style-name="ce13" table:formula="of:=(1/[.H147])*60" office:value-type="float" office:value="-1.63630434782608" calcext:value-type="float">
            <text:p>-1.636</text:p>
          </table:table-cell>
          <table:table-cell table:style-name="ce13" table:formula="of:=(1/[.I147])*60" office:value-type="float" office:value="-4.704375" calcext:value-type="float">
            <text:p>-4.704</text:p>
          </table:table-cell>
          <table:table-cell table:style-name="ce15" table:formula="of:=ABS([.H147])/[.$L$2]*100" office:value-type="float" office:value="10.3892653115451" calcext:value-type="float">
            <text:p>10.4</text:p>
          </table:table-cell>
          <table:table-cell table:style-name="ce15" table:formula="of:=ABS([.I147])/[.$L$2]*100" office:value-type="float" office:value="3.61365749966787" calcext:value-type="float">
            <text:p>3.6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64.28" calcext:value-type="float">
            <text:p>-64.28</text:p>
          </table:table-cell>
          <table:table-cell office:value-type="float" office:value="-58.58" calcext:value-type="float">
            <text:p>-58.58</text:p>
          </table:table-cell>
          <table:table-cell/>
          <table:table-cell table:formula="of:=[.C148]-[.C147]" office:value-type="float" office:value="-0.920000000000002" calcext:value-type="float">
            <text:p>-0.920000000000002</text:p>
          </table:table-cell>
          <table:table-cell table:formula="of:=[.D148]-[.D147]" office:value-type="float" office:value="-0.309999999999995" calcext:value-type="float">
            <text:p>-0.309999999999995</text:p>
          </table:table-cell>
          <table:table-cell table:style-name="ce12" table:formula="of:=[.F148]/([.$D$27]/1000)" office:value-type="float" office:value="-36.6679952172181" calcext:value-type="float">
            <text:p>-36.7</text:p>
          </table:table-cell>
          <table:table-cell table:style-name="ce12" table:formula="of:=[.G148]/([.$D$27]/1000)" office:value-type="float" office:value="-12.3555201275407" calcext:value-type="float">
            <text:p>-12.4</text:p>
          </table:table-cell>
          <table:table-cell table:style-name="ce13" table:formula="of:=(1/[.H148])*60" office:value-type="float" office:value="-1.63630434782608" calcext:value-type="float">
            <text:p>-1.636</text:p>
          </table:table-cell>
          <table:table-cell table:style-name="ce13" table:formula="of:=(1/[.I148])*60" office:value-type="float" office:value="-4.85612903225814" calcext:value-type="float">
            <text:p>-4.856</text:p>
          </table:table-cell>
          <table:table-cell table:style-name="ce15" table:formula="of:=ABS([.H148])/[.$L$2]*100" office:value-type="float" office:value="10.3892653115451" calcext:value-type="float">
            <text:p>10.4</text:p>
          </table:table-cell>
          <table:table-cell table:style-name="ce15" table:formula="of:=ABS([.I148])/[.$L$2]*100" office:value-type="float" office:value="3.50073070280319" calcext:value-type="float">
            <text:p>3.5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65.2" calcext:value-type="float">
            <text:p>-65.2</text:p>
          </table:table-cell>
          <table:table-cell office:value-type="float" office:value="-58.88" calcext:value-type="float">
            <text:p>-58.88</text:p>
          </table:table-cell>
          <table:table-cell/>
          <table:table-cell table:formula="of:=[.C149]-[.C148]" office:value-type="float" office:value="-0.920000000000002" calcext:value-type="float">
            <text:p>-0.920000000000002</text:p>
          </table:table-cell>
          <table:table-cell table:formula="of:=[.D149]-[.D148]" office:value-type="float" office:value="-0.300000000000004" calcext:value-type="float">
            <text:p>-0.300000000000004</text:p>
          </table:table-cell>
          <table:table-cell table:style-name="ce12" table:formula="of:=[.F149]/([.$D$27]/1000)" office:value-type="float" office:value="-36.6679952172181" calcext:value-type="float">
            <text:p>-36.7</text:p>
          </table:table-cell>
          <table:table-cell table:style-name="ce12" table:formula="of:=[.G149]/([.$D$27]/1000)" office:value-type="float" office:value="-11.9569549621365" calcext:value-type="float">
            <text:p>-12.0</text:p>
          </table:table-cell>
          <table:table-cell table:style-name="ce13" table:formula="of:=(1/[.H149])*60" office:value-type="float" office:value="-1.63630434782608" calcext:value-type="float">
            <text:p>-1.636</text:p>
          </table:table-cell>
          <table:table-cell table:style-name="ce13" table:formula="of:=(1/[.I149])*60" office:value-type="float" office:value="-5.01799999999993" calcext:value-type="float">
            <text:p>-5.018</text:p>
          </table:table-cell>
          <table:table-cell table:style-name="ce15" table:formula="of:=ABS([.H149])/[.$L$2]*100" office:value-type="float" office:value="10.3892653115451" calcext:value-type="float">
            <text:p>10.4</text:p>
          </table:table-cell>
          <table:table-cell table:style-name="ce15" table:formula="of:=ABS([.I149])/[.$L$2]*100" office:value-type="float" office:value="3.38780390593867" calcext:value-type="float">
            <text:p>3.4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66.12" calcext:value-type="float">
            <text:p>-66.12</text:p>
          </table:table-cell>
          <table:table-cell office:value-type="float" office:value="-59.18" calcext:value-type="float">
            <text:p>-59.18</text:p>
          </table:table-cell>
          <table:table-cell/>
          <table:table-cell table:formula="of:=[.C150]-[.C149]" office:value-type="float" office:value="-0.920000000000002" calcext:value-type="float">
            <text:p>-0.920000000000002</text:p>
          </table:table-cell>
          <table:table-cell table:formula="of:=[.D150]-[.D149]" office:value-type="float" office:value="-0.299999999999997" calcext:value-type="float">
            <text:p>-0.299999999999997</text:p>
          </table:table-cell>
          <table:table-cell table:style-name="ce12" table:formula="of:=[.F150]/([.$D$27]/1000)" office:value-type="float" office:value="-36.6679952172181" calcext:value-type="float">
            <text:p>-36.7</text:p>
          </table:table-cell>
          <table:table-cell table:style-name="ce12" table:formula="of:=[.G150]/([.$D$27]/1000)" office:value-type="float" office:value="-11.9569549621362" calcext:value-type="float">
            <text:p>-12.0</text:p>
          </table:table-cell>
          <table:table-cell table:style-name="ce13" table:formula="of:=(1/[.H150])*60" office:value-type="float" office:value="-1.63630434782608" calcext:value-type="float">
            <text:p>-1.636</text:p>
          </table:table-cell>
          <table:table-cell table:style-name="ce13" table:formula="of:=(1/[.I150])*60" office:value-type="float" office:value="-5.01800000000005" calcext:value-type="float">
            <text:p>-5.018</text:p>
          </table:table-cell>
          <table:table-cell table:style-name="ce15" table:formula="of:=ABS([.H150])/[.$L$2]*100" office:value-type="float" office:value="10.3892653115451" calcext:value-type="float">
            <text:p>10.4</text:p>
          </table:table-cell>
          <table:table-cell table:style-name="ce15" table:formula="of:=ABS([.I150])/[.$L$2]*100" office:value-type="float" office:value="3.38780390593859" calcext:value-type="float">
            <text:p>3.4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67.04" calcext:value-type="float">
            <text:p>-67.04</text:p>
          </table:table-cell>
          <table:table-cell office:value-type="float" office:value="-59.47" calcext:value-type="float">
            <text:p>-59.47</text:p>
          </table:table-cell>
          <table:table-cell/>
          <table:table-cell table:formula="of:=[.C151]-[.C150]" office:value-type="float" office:value="-0.920000000000002" calcext:value-type="float">
            <text:p>-0.920000000000002</text:p>
          </table:table-cell>
          <table:table-cell table:formula="of:=[.D151]-[.D150]" office:value-type="float" office:value="-0.289999999999999" calcext:value-type="float">
            <text:p>-0.289999999999999</text:p>
          </table:table-cell>
          <table:table-cell table:style-name="ce12" table:formula="of:=[.F151]/([.$D$27]/1000)" office:value-type="float" office:value="-36.6679952172181" calcext:value-type="float">
            <text:p>-36.7</text:p>
          </table:table-cell>
          <table:table-cell table:style-name="ce12" table:formula="of:=[.G151]/([.$D$27]/1000)" office:value-type="float" office:value="-11.5583897967317" calcext:value-type="float">
            <text:p>-11.6</text:p>
          </table:table-cell>
          <table:table-cell table:style-name="ce13" table:formula="of:=(1/[.H151])*60" office:value-type="float" office:value="-1.63630434782608" calcext:value-type="float">
            <text:p>-1.636</text:p>
          </table:table-cell>
          <table:table-cell table:style-name="ce13" table:formula="of:=(1/[.I151])*60" office:value-type="float" office:value="-5.19103448275864" calcext:value-type="float">
            <text:p>-5.191</text:p>
          </table:table-cell>
          <table:table-cell table:style-name="ce15" table:formula="of:=ABS([.H151])/[.$L$2]*100" office:value-type="float" office:value="10.3892653115451" calcext:value-type="float">
            <text:p>10.4</text:p>
          </table:table-cell>
          <table:table-cell table:style-name="ce15" table:formula="of:=ABS([.I151])/[.$L$2]*100" office:value-type="float" office:value="3.27487710907399" calcext:value-type="float">
            <text:p>3.3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52]-[.C151]" office:value-type="float" office:value="-0.919999999999988" calcext:value-type="float">
            <text:p>-0.919999999999988</text:p>
          </table:table-cell>
          <table:table-cell table:formula="of:=[.D152]-[.D151]" office:value-type="float" office:value="-0.280000000000001" calcext:value-type="float">
            <text:p>-0.280000000000001</text:p>
          </table:table-cell>
          <table:table-cell table:style-name="ce12" table:formula="of:=[.F152]/([.$D$27]/1000)" office:value-type="float" office:value="-36.6679952172175" calcext:value-type="float">
            <text:p>-36.7</text:p>
          </table:table-cell>
          <table:table-cell table:style-name="ce12" table:formula="of:=[.G152]/([.$D$27]/1000)" office:value-type="float" office:value="-11.1598246313273" calcext:value-type="float">
            <text:p>-11.2</text:p>
          </table:table-cell>
          <table:table-cell table:style-name="ce13" table:formula="of:=(1/[.H152])*60" office:value-type="float" office:value="-1.63630434782611" calcext:value-type="float">
            <text:p>-1.636</text:p>
          </table:table-cell>
          <table:table-cell table:style-name="ce13" table:formula="of:=(1/[.I152])*60" office:value-type="float" office:value="-5.37642857142855" calcext:value-type="float">
            <text:p>-5.376</text:p>
          </table:table-cell>
          <table:table-cell table:style-name="ce15" table:formula="of:=ABS([.H152])/[.$L$2]*100" office:value-type="float" office:value="10.389265311545" calcext:value-type="float">
            <text:p>10.4</text:p>
          </table:table-cell>
          <table:table-cell table:style-name="ce15" table:formula="of:=ABS([.I152])/[.$L$2]*100" office:value-type="float" office:value="3.16195031220939" calcext:value-type="float">
            <text:p>3.2</text:p>
          </table:table-cell>
          <table:table-cell table:number-columns-repeated="100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94" calcext:value-type="float">
            <text:p>39.94</text:p>
          </table:table-cell>
          <table:table-cell office:value-type="float" office:value="32.09" calcext:value-type="float">
            <text:p>32.0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.37" calcext:value-type="float">
            <text:p>36.3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158]-[.C157]" office:value-type="float" office:value="-3.57" calcext:value-type="float">
            <text:p>-3.57</text:p>
          </table:table-cell>
          <table:table-cell table:formula="of:=[.D158]-[.D157]" office:value-type="float" office:value="-5.09" calcext:value-type="float">
            <text:p>-5.09</text:p>
          </table:table-cell>
          <table:table-cell table:style-name="ce12" table:formula="of:=[.F158]/([.$D$155]/1000)" office:value-type="float" office:value="-71.4" calcext:value-type="float">
            <text:p>-71.4</text:p>
          </table:table-cell>
          <table:table-cell table:style-name="ce12" table:formula="of:=[.G158]/([.$D$155]/1000)" office:value-type="float" office:value="-101.8" calcext:value-type="float">
            <text:p>-101.8</text:p>
          </table:table-cell>
          <table:table-cell table:style-name="ce13" table:formula="of:=(1/[.H158])*60" office:value-type="float" office:value="-0.840336134453781" calcext:value-type="float">
            <text:p>-0.840</text:p>
          </table:table-cell>
          <table:table-cell table:style-name="ce13" table:formula="of:=(1/[.I158])*60" office:value-type="float" office:value="-0.589390962671905" calcext:value-type="float">
            <text:p>-0.589</text:p>
          </table:table-cell>
          <table:table-cell table:style-name="ce15" table:formula="of:=ABS([.H158])/[.$L$2]*100" office:value-type="float" office:value="20.23" calcext:value-type="float">
            <text:p>20.2</text:p>
          </table:table-cell>
          <table:table-cell table:style-name="ce15" table:formula="of:=ABS([.I158])/[.$L$2]*100" office:value-type="float" office:value="28.8433333333334" calcext:value-type="float">
            <text:p>28.8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.07" calcext:value-type="float">
            <text:p>33.07</text:p>
          </table:table-cell>
          <table:table-cell office:value-type="float" office:value="22.41" calcext:value-type="float">
            <text:p>22.41</text:p>
          </table:table-cell>
          <table:table-cell/>
          <table:table-cell table:formula="of:=[.C159]-[.C158]" office:value-type="float" office:value="-3.3" calcext:value-type="float">
            <text:p>-3.3</text:p>
          </table:table-cell>
          <table:table-cell table:formula="of:=[.D159]-[.D158]" office:value-type="float" office:value="-4.59" calcext:value-type="float">
            <text:p>-4.59</text:p>
          </table:table-cell>
          <table:table-cell table:style-name="ce12" table:formula="of:=[.F159]/([.$D$155]/1000)" office:value-type="float" office:value="-65.9999999999999" calcext:value-type="float">
            <text:p>-66.0</text:p>
          </table:table-cell>
          <table:table-cell table:style-name="ce12" table:formula="of:=[.G159]/([.$D$155]/1000)" office:value-type="float" office:value="-91.8" calcext:value-type="float">
            <text:p>-91.8</text:p>
          </table:table-cell>
          <table:table-cell table:style-name="ce13" table:formula="of:=(1/[.H159])*60" office:value-type="float" office:value="-0.90909090909091" calcext:value-type="float">
            <text:p>-0.909</text:p>
          </table:table-cell>
          <table:table-cell table:style-name="ce13" table:formula="of:=(1/[.I159])*60" office:value-type="float" office:value="-0.65359477124183" calcext:value-type="float">
            <text:p>-0.654</text:p>
          </table:table-cell>
          <table:table-cell table:style-name="ce15" table:formula="of:=ABS([.H159])/[.$L$2]*100" office:value-type="float" office:value="18.7" calcext:value-type="float">
            <text:p>18.7</text:p>
          </table:table-cell>
          <table:table-cell table:style-name="ce15" table:formula="of:=ABS([.I159])/[.$L$2]*100" office:value-type="float" office:value="26.01" calcext:value-type="float">
            <text:p>26.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[.C160]-[.C159]" office:value-type="float" office:value="-3.11" calcext:value-type="float">
            <text:p>-3.11</text:p>
          </table:table-cell>
          <table:table-cell table:formula="of:=[.D160]-[.D159]" office:value-type="float" office:value="-4.22" calcext:value-type="float">
            <text:p>-4.22</text:p>
          </table:table-cell>
          <table:table-cell table:style-name="ce12" table:formula="of:=[.F160]/([.$D$155]/1000)" office:value-type="float" office:value="-62.2" calcext:value-type="float">
            <text:p>-62.2</text:p>
          </table:table-cell>
          <table:table-cell table:style-name="ce12" table:formula="of:=[.G160]/([.$D$155]/1000)" office:value-type="float" office:value="-84.4" calcext:value-type="float">
            <text:p>-84.4</text:p>
          </table:table-cell>
          <table:table-cell table:style-name="ce13" table:formula="of:=(1/[.H160])*60" office:value-type="float" office:value="-0.964630225080386" calcext:value-type="float">
            <text:p>-0.965</text:p>
          </table:table-cell>
          <table:table-cell table:style-name="ce13" table:formula="of:=(1/[.I160])*60" office:value-type="float" office:value="-0.710900473933649" calcext:value-type="float">
            <text:p>-0.711</text:p>
          </table:table-cell>
          <table:table-cell table:style-name="ce15" table:formula="of:=ABS([.H160])/[.$L$2]*100" office:value-type="float" office:value="17.6233333333333" calcext:value-type="float">
            <text:p>17.6</text:p>
          </table:table-cell>
          <table:table-cell table:style-name="ce15" table:formula="of:=ABS([.I160])/[.$L$2]*100" office:value-type="float" office:value="23.9133333333333" calcext:value-type="float">
            <text:p>23.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.27" calcext:value-type="float">
            <text:p>14.27</text:p>
          </table:table-cell>
          <table:table-cell/>
          <table:table-cell table:formula="of:=[.C161]-[.C160]" office:value-type="float" office:value="-2.96" calcext:value-type="float">
            <text:p>-2.96</text:p>
          </table:table-cell>
          <table:table-cell table:formula="of:=[.D161]-[.D160]" office:value-type="float" office:value="-3.92" calcext:value-type="float">
            <text:p>-3.92</text:p>
          </table:table-cell>
          <table:table-cell table:style-name="ce12" table:formula="of:=[.F161]/([.$D$155]/1000)" office:value-type="float" office:value="-59.2" calcext:value-type="float">
            <text:p>-59.2</text:p>
          </table:table-cell>
          <table:table-cell table:style-name="ce12" table:formula="of:=[.G161]/([.$D$155]/1000)" office:value-type="float" office:value="-78.4" calcext:value-type="float">
            <text:p>-78.4</text:p>
          </table:table-cell>
          <table:table-cell table:style-name="ce13" table:formula="of:=(1/[.H161])*60" office:value-type="float" office:value="-1.01351351351351" calcext:value-type="float">
            <text:p>-1.014</text:p>
          </table:table-cell>
          <table:table-cell table:style-name="ce13" table:formula="of:=(1/[.I161])*60" office:value-type="float" office:value="-0.765306122448979" calcext:value-type="float">
            <text:p>-0.765</text:p>
          </table:table-cell>
          <table:table-cell table:style-name="ce15" table:formula="of:=ABS([.H161])/[.$L$2]*100" office:value-type="float" office:value="16.7733333333333" calcext:value-type="float">
            <text:p>16.8</text:p>
          </table:table-cell>
          <table:table-cell table:style-name="ce15" table:formula="of:=ABS([.I161])/[.$L$2]*100" office:value-type="float" office:value="22.2133333333333" calcext:value-type="float">
            <text:p>22.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10.58" calcext:value-type="float">
            <text:p>10.58</text:p>
          </table:table-cell>
          <table:table-cell/>
          <table:table-cell table:formula="of:=[.C162]-[.C161]" office:value-type="float" office:value="-2.84" calcext:value-type="float">
            <text:p>-2.84</text:p>
          </table:table-cell>
          <table:table-cell table:formula="of:=[.D162]-[.D161]" office:value-type="float" office:value="-3.69" calcext:value-type="float">
            <text:p>-3.69</text:p>
          </table:table-cell>
          <table:table-cell table:style-name="ce12" table:formula="of:=[.F162]/([.$D$155]/1000)" office:value-type="float" office:value="-56.8" calcext:value-type="float">
            <text:p>-56.8</text:p>
          </table:table-cell>
          <table:table-cell table:style-name="ce12" table:formula="of:=[.G162]/([.$D$155]/1000)" office:value-type="float" office:value="-73.8" calcext:value-type="float">
            <text:p>-73.8</text:p>
          </table:table-cell>
          <table:table-cell table:style-name="ce13" table:formula="of:=(1/[.H162])*60" office:value-type="float" office:value="-1.05633802816901" calcext:value-type="float">
            <text:p>-1.056</text:p>
          </table:table-cell>
          <table:table-cell table:style-name="ce13" table:formula="of:=(1/[.I162])*60" office:value-type="float" office:value="-0.813008130081301" calcext:value-type="float">
            <text:p>-0.813</text:p>
          </table:table-cell>
          <table:table-cell table:style-name="ce15" table:formula="of:=ABS([.H162])/[.$L$2]*100" office:value-type="float" office:value="16.0933333333333" calcext:value-type="float">
            <text:p>16.1</text:p>
          </table:table-cell>
          <table:table-cell table:style-name="ce15" table:formula="of:=ABS([.I162])/[.$L$2]*100" office:value-type="float" office:value="20.91" calcext:value-type="float">
            <text:p>20.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[.C163]-[.C162]" office:value-type="float" office:value="-2.76" calcext:value-type="float">
            <text:p>-2.76</text:p>
          </table:table-cell>
          <table:table-cell table:formula="of:=[.D163]-[.D162]" office:value-type="float" office:value="-3.48" calcext:value-type="float">
            <text:p>-3.48</text:p>
          </table:table-cell>
          <table:table-cell table:style-name="ce12" table:formula="of:=[.F163]/([.$D$155]/1000)" office:value-type="float" office:value="-55.2" calcext:value-type="float">
            <text:p>-55.2</text:p>
          </table:table-cell>
          <table:table-cell table:style-name="ce12" table:formula="of:=[.G163]/([.$D$155]/1000)" office:value-type="float" office:value="-69.6" calcext:value-type="float">
            <text:p>-69.6</text:p>
          </table:table-cell>
          <table:table-cell table:style-name="ce13" table:formula="of:=(1/[.H163])*60" office:value-type="float" office:value="-1.08695652173913" calcext:value-type="float">
            <text:p>-1.087</text:p>
          </table:table-cell>
          <table:table-cell table:style-name="ce13" table:formula="of:=(1/[.I163])*60" office:value-type="float" office:value="-0.862068965517241" calcext:value-type="float">
            <text:p>-0.862</text:p>
          </table:table-cell>
          <table:table-cell table:style-name="ce15" table:formula="of:=ABS([.H163])/[.$L$2]*100" office:value-type="float" office:value="15.64" calcext:value-type="float">
            <text:p>15.6</text:p>
          </table:table-cell>
          <table:table-cell table:style-name="ce15" table:formula="of:=ABS([.I163])/[.$L$2]*100" office:value-type="float" office:value="19.72" calcext:value-type="float">
            <text:p>19.7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3.79" calcext:value-type="float">
            <text:p>3.79</text:p>
          </table:table-cell>
          <table:table-cell/>
          <table:table-cell table:formula="of:=[.C164]-[.C163]" office:value-type="float" office:value="-2.68" calcext:value-type="float">
            <text:p>-2.68</text:p>
          </table:table-cell>
          <table:table-cell table:formula="of:=[.D164]-[.D163]" office:value-type="float" office:value="-3.31" calcext:value-type="float">
            <text:p>-3.31</text:p>
          </table:table-cell>
          <table:table-cell table:style-name="ce12" table:formula="of:=[.F164]/([.$D$155]/1000)" office:value-type="float" office:value="-53.6" calcext:value-type="float">
            <text:p>-53.6</text:p>
          </table:table-cell>
          <table:table-cell table:style-name="ce12" table:formula="of:=[.G164]/([.$D$155]/1000)" office:value-type="float" office:value="-66.2" calcext:value-type="float">
            <text:p>-66.2</text:p>
          </table:table-cell>
          <table:table-cell table:style-name="ce13" table:formula="of:=(1/[.H164])*60" office:value-type="float" office:value="-1.11940298507463" calcext:value-type="float">
            <text:p>-1.119</text:p>
          </table:table-cell>
          <table:table-cell table:style-name="ce13" table:formula="of:=(1/[.I164])*60" office:value-type="float" office:value="-0.906344410876133" calcext:value-type="float">
            <text:p>-0.906</text:p>
          </table:table-cell>
          <table:table-cell table:style-name="ce15" table:formula="of:=ABS([.H164])/[.$L$2]*100" office:value-type="float" office:value="15.1866666666667" calcext:value-type="float">
            <text:p>15.2</text:p>
          </table:table-cell>
          <table:table-cell table:style-name="ce15" table:formula="of:=ABS([.I164])/[.$L$2]*100" office:value-type="float" office:value="18.7566666666667" calcext:value-type="float">
            <text:p>18.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09" calcext:value-type="float">
            <text:p>16.09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65]-[.C164]" office:value-type="float" office:value="-2.63" calcext:value-type="float">
            <text:p>-2.63</text:p>
          </table:table-cell>
          <table:table-cell table:formula="of:=[.D165]-[.D164]" office:value-type="float" office:value="-3.17" calcext:value-type="float">
            <text:p>-3.17</text:p>
          </table:table-cell>
          <table:table-cell table:style-name="ce12" table:formula="of:=[.F165]/([.$D$155]/1000)" office:value-type="float" office:value="-52.6" calcext:value-type="float">
            <text:p>-52.6</text:p>
          </table:table-cell>
          <table:table-cell table:style-name="ce12" table:formula="of:=[.G165]/([.$D$155]/1000)" office:value-type="float" office:value="-63.4" calcext:value-type="float">
            <text:p>-63.4</text:p>
          </table:table-cell>
          <table:table-cell table:style-name="ce13" table:formula="of:=(1/[.H165])*60" office:value-type="float" office:value="-1.14068441064639" calcext:value-type="float">
            <text:p>-1.141</text:p>
          </table:table-cell>
          <table:table-cell table:style-name="ce13" table:formula="of:=(1/[.I165])*60" office:value-type="float" office:value="-0.946372239747634" calcext:value-type="float">
            <text:p>-0.946</text:p>
          </table:table-cell>
          <table:table-cell table:style-name="ce15" table:formula="of:=ABS([.H165])/[.$L$2]*100" office:value-type="float" office:value="14.9033333333333" calcext:value-type="float">
            <text:p>14.9</text:p>
          </table:table-cell>
          <table:table-cell table:style-name="ce15" table:formula="of:=ABS([.I165])/[.$L$2]*100" office:value-type="float" office:value="17.9633333333333" calcext:value-type="float">
            <text:p>18.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-2.41" calcext:value-type="float">
            <text:p>-2.41</text:p>
          </table:table-cell>
          <table:table-cell/>
          <table:table-cell table:formula="of:=[.C166]-[.C165]" office:value-type="float" office:value="-2.58" calcext:value-type="float">
            <text:p>-2.58</text:p>
          </table:table-cell>
          <table:table-cell table:formula="of:=[.D166]-[.D165]" office:value-type="float" office:value="-3.03" calcext:value-type="float">
            <text:p>-3.03</text:p>
          </table:table-cell>
          <table:table-cell table:style-name="ce12" table:formula="of:=[.F166]/([.$D$155]/1000)" office:value-type="float" office:value="-51.6" calcext:value-type="float">
            <text:p>-51.6</text:p>
          </table:table-cell>
          <table:table-cell table:style-name="ce12" table:formula="of:=[.G166]/([.$D$155]/1000)" office:value-type="float" office:value="-60.6" calcext:value-type="float">
            <text:p>-60.6</text:p>
          </table:table-cell>
          <table:table-cell table:style-name="ce13" table:formula="of:=(1/[.H166])*60" office:value-type="float" office:value="-1.16279069767442" calcext:value-type="float">
            <text:p>-1.163</text:p>
          </table:table-cell>
          <table:table-cell table:style-name="ce13" table:formula="of:=(1/[.I166])*60" office:value-type="float" office:value="-0.99009900990099" calcext:value-type="float">
            <text:p>-0.990</text:p>
          </table:table-cell>
          <table:table-cell table:style-name="ce15" table:formula="of:=ABS([.H166])/[.$L$2]*100" office:value-type="float" office:value="14.62" calcext:value-type="float">
            <text:p>14.6</text:p>
          </table:table-cell>
          <table:table-cell table:style-name="ce15" table:formula="of:=ABS([.I166])/[.$L$2]*100" office:value-type="float" office:value="17.17" calcext:value-type="float">
            <text:p>17.2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-5.33" calcext:value-type="float">
            <text:p>-5.33</text:p>
          </table:table-cell>
          <table:table-cell/>
          <table:table-cell table:formula="of:=[.C167]-[.C166]" office:value-type="float" office:value="-2.55" calcext:value-type="float">
            <text:p>-2.55</text:p>
          </table:table-cell>
          <table:table-cell table:formula="of:=[.D167]-[.D166]" office:value-type="float" office:value="-2.92" calcext:value-type="float">
            <text:p>-2.92</text:p>
          </table:table-cell>
          <table:table-cell table:style-name="ce12" table:formula="of:=[.F167]/([.$D$155]/1000)" office:value-type="float" office:value="-51" calcext:value-type="float">
            <text:p>-51.0</text:p>
          </table:table-cell>
          <table:table-cell table:style-name="ce12" table:formula="of:=[.G167]/([.$D$155]/1000)" office:value-type="float" office:value="-58.4" calcext:value-type="float">
            <text:p>-58.4</text:p>
          </table:table-cell>
          <table:table-cell table:style-name="ce13" table:formula="of:=(1/[.H167])*60" office:value-type="float" office:value="-1.17647058823529" calcext:value-type="float">
            <text:p>-1.176</text:p>
          </table:table-cell>
          <table:table-cell table:style-name="ce13" table:formula="of:=(1/[.I167])*60" office:value-type="float" office:value="-1.02739726027397" calcext:value-type="float">
            <text:p>-1.027</text:p>
          </table:table-cell>
          <table:table-cell table:style-name="ce15" table:formula="of:=ABS([.H167])/[.$L$2]*100" office:value-type="float" office:value="14.45" calcext:value-type="float">
            <text:p>14.5</text:p>
          </table:table-cell>
          <table:table-cell table:style-name="ce15" table:formula="of:=ABS([.I167])/[.$L$2]*100" office:value-type="float" office:value="16.5466666666667" calcext:value-type="float">
            <text:p>16.5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-8.14" calcext:value-type="float">
            <text:p>-8.14</text:p>
          </table:table-cell>
          <table:table-cell/>
          <table:table-cell table:formula="of:=[.C168]-[.C167]" office:value-type="float" office:value="-2.52" calcext:value-type="float">
            <text:p>-2.52</text:p>
          </table:table-cell>
          <table:table-cell table:formula="of:=[.D168]-[.D167]" office:value-type="float" office:value="-2.81" calcext:value-type="float">
            <text:p>-2.81</text:p>
          </table:table-cell>
          <table:table-cell table:style-name="ce12" table:formula="of:=[.F168]/([.$D$155]/1000)" office:value-type="float" office:value="-50.4" calcext:value-type="float">
            <text:p>-50.4</text:p>
          </table:table-cell>
          <table:table-cell table:style-name="ce12" table:formula="of:=[.G168]/([.$D$155]/1000)" office:value-type="float" office:value="-56.2" calcext:value-type="float">
            <text:p>-56.2</text:p>
          </table:table-cell>
          <table:table-cell table:style-name="ce13" table:formula="of:=(1/[.H168])*60" office:value-type="float" office:value="-1.19047619047619" calcext:value-type="float">
            <text:p>-1.190</text:p>
          </table:table-cell>
          <table:table-cell table:style-name="ce13" table:formula="of:=(1/[.I168])*60" office:value-type="float" office:value="-1.06761565836299" calcext:value-type="float">
            <text:p>-1.068</text:p>
          </table:table-cell>
          <table:table-cell table:style-name="ce15" table:formula="of:=ABS([.H168])/[.$L$2]*100" office:value-type="float" office:value="14.28" calcext:value-type="float">
            <text:p>14.3</text:p>
          </table:table-cell>
          <table:table-cell table:style-name="ce15" table:formula="of:=ABS([.I168])/[.$L$2]*100" office:value-type="float" office:value="15.9233333333333" calcext:value-type="float">
            <text:p>15.9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-10.86" calcext:value-type="float">
            <text:p>-10.86</text:p>
          </table:table-cell>
          <table:table-cell/>
          <table:table-cell table:formula="of:=[.C169]-[.C168]" office:value-type="float" office:value="-2.51" calcext:value-type="float">
            <text:p>-2.51</text:p>
          </table:table-cell>
          <table:table-cell table:formula="of:=[.D169]-[.D168]" office:value-type="float" office:value="-2.72" calcext:value-type="float">
            <text:p>-2.72</text:p>
          </table:table-cell>
          <table:table-cell table:style-name="ce12" table:formula="of:=[.F169]/([.$D$155]/1000)" office:value-type="float" office:value="-50.2" calcext:value-type="float">
            <text:p>-50.2</text:p>
          </table:table-cell>
          <table:table-cell table:style-name="ce12" table:formula="of:=[.G169]/([.$D$155]/1000)" office:value-type="float" office:value="-54.4" calcext:value-type="float">
            <text:p>-54.4</text:p>
          </table:table-cell>
          <table:table-cell table:style-name="ce13" table:formula="of:=(1/[.H169])*60" office:value-type="float" office:value="-1.19521912350598" calcext:value-type="float">
            <text:p>-1.195</text:p>
          </table:table-cell>
          <table:table-cell table:style-name="ce13" table:formula="of:=(1/[.I169])*60" office:value-type="float" office:value="-1.10294117647059" calcext:value-type="float">
            <text:p>-1.103</text:p>
          </table:table-cell>
          <table:table-cell table:style-name="ce15" table:formula="of:=ABS([.H169])/[.$L$2]*100" office:value-type="float" office:value="14.2233333333333" calcext:value-type="float">
            <text:p>14.2</text:p>
          </table:table-cell>
          <table:table-cell table:style-name="ce15" table:formula="of:=ABS([.I169])/[.$L$2]*100" office:value-type="float" office:value="15.4133333333333" calcext:value-type="float">
            <text:p>15.4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-13.49" calcext:value-type="float">
            <text:p>-13.49</text:p>
          </table:table-cell>
          <table:table-cell/>
          <table:table-cell table:formula="of:=[.C170]-[.C169]" office:value-type="float" office:value="-2.49" calcext:value-type="float">
            <text:p>-2.49</text:p>
          </table:table-cell>
          <table:table-cell table:formula="of:=[.D170]-[.D169]" office:value-type="float" office:value="-2.63" calcext:value-type="float">
            <text:p>-2.63</text:p>
          </table:table-cell>
          <table:table-cell table:style-name="ce12" table:formula="of:=[.F170]/([.$D$155]/1000)" office:value-type="float" office:value="-49.8" calcext:value-type="float">
            <text:p>-49.8</text:p>
          </table:table-cell>
          <table:table-cell table:style-name="ce12" table:formula="of:=[.G170]/([.$D$155]/1000)" office:value-type="float" office:value="-52.6" calcext:value-type="float">
            <text:p>-52.6</text:p>
          </table:table-cell>
          <table:table-cell table:style-name="ce13" table:formula="of:=(1/[.H170])*60" office:value-type="float" office:value="-1.20481927710843" calcext:value-type="float">
            <text:p>-1.205</text:p>
          </table:table-cell>
          <table:table-cell table:style-name="ce13" table:formula="of:=(1/[.I170])*60" office:value-type="float" office:value="-1.14068441064639" calcext:value-type="float">
            <text:p>-1.141</text:p>
          </table:table-cell>
          <table:table-cell table:style-name="ce15" table:formula="of:=ABS([.H170])/[.$L$2]*100" office:value-type="float" office:value="14.11" calcext:value-type="float">
            <text:p>14.1</text:p>
          </table:table-cell>
          <table:table-cell table:style-name="ce15" table:formula="of:=ABS([.I170])/[.$L$2]*100" office:value-type="float" office:value="14.9033333333333" calcext:value-type="float">
            <text:p>14.9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-16.04" calcext:value-type="float">
            <text:p>-16.04</text:p>
          </table:table-cell>
          <table:table-cell/>
          <table:table-cell table:formula="of:=[.C171]-[.C170]" office:value-type="float" office:value="-2.49" calcext:value-type="float">
            <text:p>-2.49</text:p>
          </table:table-cell>
          <table:table-cell table:formula="of:=[.D171]-[.D170]" office:value-type="float" office:value="-2.55" calcext:value-type="float">
            <text:p>-2.55</text:p>
          </table:table-cell>
          <table:table-cell table:style-name="ce12" table:formula="of:=[.F171]/([.$D$155]/1000)" office:value-type="float" office:value="-49.8" calcext:value-type="float">
            <text:p>-49.8</text:p>
          </table:table-cell>
          <table:table-cell table:style-name="ce12" table:formula="of:=[.G171]/([.$D$155]/1000)" office:value-type="float" office:value="-51" calcext:value-type="float">
            <text:p>-51.0</text:p>
          </table:table-cell>
          <table:table-cell table:style-name="ce13" table:formula="of:=(1/[.H171])*60" office:value-type="float" office:value="-1.20481927710843" calcext:value-type="float">
            <text:p>-1.205</text:p>
          </table:table-cell>
          <table:table-cell table:style-name="ce13" table:formula="of:=(1/[.I171])*60" office:value-type="float" office:value="-1.17647058823529" calcext:value-type="float">
            <text:p>-1.176</text:p>
          </table:table-cell>
          <table:table-cell table:style-name="ce15" table:formula="of:=ABS([.H171])/[.$L$2]*100" office:value-type="float" office:value="14.11" calcext:value-type="float">
            <text:p>14.1</text:p>
          </table:table-cell>
          <table:table-cell table:style-name="ce15" table:formula="of:=ABS([.I171])/[.$L$2]*100" office:value-type="float" office:value="14.45" calcext:value-type="float">
            <text:p>14.5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office:value-type="float" office:value="-18.51" calcext:value-type="float">
            <text:p>-18.51</text:p>
          </table:table-cell>
          <table:table-cell/>
          <table:table-cell table:formula="of:=[.C172]-[.C171]" office:value-type="float" office:value="-2.48" calcext:value-type="float">
            <text:p>-2.48</text:p>
          </table:table-cell>
          <table:table-cell table:formula="of:=[.D172]-[.D171]" office:value-type="float" office:value="-2.47" calcext:value-type="float">
            <text:p>-2.47</text:p>
          </table:table-cell>
          <table:table-cell table:style-name="ce12" table:formula="of:=[.F172]/([.$D$155]/1000)" office:value-type="float" office:value="-49.6" calcext:value-type="float">
            <text:p>-49.6</text:p>
          </table:table-cell>
          <table:table-cell table:style-name="ce12" table:formula="of:=[.G172]/([.$D$155]/1000)" office:value-type="float" office:value="-49.4000000000001" calcext:value-type="float">
            <text:p>-49.4</text:p>
          </table:table-cell>
          <table:table-cell table:style-name="ce13" table:formula="of:=(1/[.H172])*60" office:value-type="float" office:value="-1.20967741935484" calcext:value-type="float">
            <text:p>-1.210</text:p>
          </table:table-cell>
          <table:table-cell table:style-name="ce13" table:formula="of:=(1/[.I172])*60" office:value-type="float" office:value="-1.21457489878542" calcext:value-type="float">
            <text:p>-1.215</text:p>
          </table:table-cell>
          <table:table-cell table:style-name="ce15" table:formula="of:=ABS([.H172])/[.$L$2]*100" office:value-type="float" office:value="14.0533333333333" calcext:value-type="float">
            <text:p>14.1</text:p>
          </table:table-cell>
          <table:table-cell table:style-name="ce15" table:formula="of:=ABS([.I172])/[.$L$2]*100" office:value-type="float" office:value="13.9966666666667" calcext:value-type="float">
            <text:p>14.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4.01" calcext:value-type="float">
            <text:p>-4.01</text:p>
          </table:table-cell>
          <table:table-cell office:value-type="float" office:value="-20.92" calcext:value-type="float">
            <text:p>-20.92</text:p>
          </table:table-cell>
          <table:table-cell/>
          <table:table-cell table:formula="of:=[.C173]-[.C172]" office:value-type="float" office:value="-2.48" calcext:value-type="float">
            <text:p>-2.48</text:p>
          </table:table-cell>
          <table:table-cell table:formula="of:=[.D173]-[.D172]" office:value-type="float" office:value="-2.41" calcext:value-type="float">
            <text:p>-2.41</text:p>
          </table:table-cell>
          <table:table-cell table:style-name="ce12" table:formula="of:=[.F173]/([.$D$155]/1000)" office:value-type="float" office:value="-49.6" calcext:value-type="float">
            <text:p>-49.6</text:p>
          </table:table-cell>
          <table:table-cell table:style-name="ce12" table:formula="of:=[.G173]/([.$D$155]/1000)" office:value-type="float" office:value="-48.2" calcext:value-type="float">
            <text:p>-48.2</text:p>
          </table:table-cell>
          <table:table-cell table:style-name="ce13" table:formula="of:=(1/[.H173])*60" office:value-type="float" office:value="-1.20967741935484" calcext:value-type="float">
            <text:p>-1.210</text:p>
          </table:table-cell>
          <table:table-cell table:style-name="ce13" table:formula="of:=(1/[.I173])*60" office:value-type="float" office:value="-1.2448132780083" calcext:value-type="float">
            <text:p>-1.245</text:p>
          </table:table-cell>
          <table:table-cell table:style-name="ce15" table:formula="of:=ABS([.H173])/[.$L$2]*100" office:value-type="float" office:value="14.0533333333333" calcext:value-type="float">
            <text:p>14.1</text:p>
          </table:table-cell>
          <table:table-cell table:style-name="ce15" table:formula="of:=ABS([.I173])/[.$L$2]*100" office:value-type="float" office:value="13.6566666666667" calcext:value-type="float">
            <text:p>13.7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6.51" calcext:value-type="float">
            <text:p>-6.51</text:p>
          </table:table-cell>
          <table:table-cell office:value-type="float" office:value="-23.26" calcext:value-type="float">
            <text:p>-23.26</text:p>
          </table:table-cell>
          <table:table-cell/>
          <table:table-cell table:formula="of:=[.C174]-[.C173]" office:value-type="float" office:value="-2.5" calcext:value-type="float">
            <text:p>-2.5</text:p>
          </table:table-cell>
          <table:table-cell table:formula="of:=[.D174]-[.D173]" office:value-type="float" office:value="-2.34" calcext:value-type="float">
            <text:p>-2.34</text:p>
          </table:table-cell>
          <table:table-cell table:style-name="ce12" table:formula="of:=[.F174]/([.$D$155]/1000)" office:value-type="float" office:value="-50" calcext:value-type="float">
            <text:p>-50.0</text:p>
          </table:table-cell>
          <table:table-cell table:style-name="ce12" table:formula="of:=[.G174]/([.$D$155]/1000)" office:value-type="float" office:value="-46.8" calcext:value-type="float">
            <text:p>-46.8</text:p>
          </table:table-cell>
          <table:table-cell table:style-name="ce13" table:formula="of:=(1/[.H174])*60" office:value-type="float" office:value="-1.2" calcext:value-type="float">
            <text:p>-1.200</text:p>
          </table:table-cell>
          <table:table-cell table:style-name="ce13" table:formula="of:=(1/[.I174])*60" office:value-type="float" office:value="-1.28205128205128" calcext:value-type="float">
            <text:p>-1.282</text:p>
          </table:table-cell>
          <table:table-cell table:style-name="ce15" table:formula="of:=ABS([.H174])/[.$L$2]*100" office:value-type="float" office:value="14.1666666666667" calcext:value-type="float">
            <text:p>14.2</text:p>
          </table:table-cell>
          <table:table-cell table:style-name="ce15" table:formula="of:=ABS([.I174])/[.$L$2]*100" office:value-type="float" office:value="13.26" calcext:value-type="float">
            <text:p>13.3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9.01" calcext:value-type="float">
            <text:p>-9.01</text:p>
          </table:table-cell>
          <table:table-cell office:value-type="float" office:value="-25.53" calcext:value-type="float">
            <text:p>-25.53</text:p>
          </table:table-cell>
          <table:table-cell/>
          <table:table-cell table:formula="of:=[.C175]-[.C174]" office:value-type="float" office:value="-2.5" calcext:value-type="float">
            <text:p>-2.5</text:p>
          </table:table-cell>
          <table:table-cell table:formula="of:=[.D175]-[.D174]" office:value-type="float" office:value="-2.27" calcext:value-type="float">
            <text:p>-2.27</text:p>
          </table:table-cell>
          <table:table-cell table:style-name="ce12" table:formula="of:=[.F175]/([.$D$155]/1000)" office:value-type="float" office:value="-50" calcext:value-type="float">
            <text:p>-50.0</text:p>
          </table:table-cell>
          <table:table-cell table:style-name="ce12" table:formula="of:=[.G175]/([.$D$155]/1000)" office:value-type="float" office:value="-45.4" calcext:value-type="float">
            <text:p>-45.4</text:p>
          </table:table-cell>
          <table:table-cell table:style-name="ce13" table:formula="of:=(1/[.H175])*60" office:value-type="float" office:value="-1.2" calcext:value-type="float">
            <text:p>-1.200</text:p>
          </table:table-cell>
          <table:table-cell table:style-name="ce13" table:formula="of:=(1/[.I175])*60" office:value-type="float" office:value="-1.3215859030837" calcext:value-type="float">
            <text:p>-1.322</text:p>
          </table:table-cell>
          <table:table-cell table:style-name="ce15" table:formula="of:=ABS([.H175])/[.$L$2]*100" office:value-type="float" office:value="14.1666666666667" calcext:value-type="float">
            <text:p>14.2</text:p>
          </table:table-cell>
          <table:table-cell table:style-name="ce15" table:formula="of:=ABS([.I175])/[.$L$2]*100" office:value-type="float" office:value="12.8633333333333" calcext:value-type="float">
            <text:p>12.9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-27.74" calcext:value-type="float">
            <text:p>-27.74</text:p>
          </table:table-cell>
          <table:table-cell/>
          <table:table-cell table:formula="of:=[.C176]-[.C175]" office:value-type="float" office:value="-2.52" calcext:value-type="float">
            <text:p>-2.52</text:p>
          </table:table-cell>
          <table:table-cell table:formula="of:=[.D176]-[.D175]" office:value-type="float" office:value="-2.21" calcext:value-type="float">
            <text:p>-2.21</text:p>
          </table:table-cell>
          <table:table-cell table:style-name="ce12" table:formula="of:=[.F176]/([.$D$155]/1000)" office:value-type="float" office:value="-50.4" calcext:value-type="float">
            <text:p>-50.4</text:p>
          </table:table-cell>
          <table:table-cell table:style-name="ce12" table:formula="of:=[.G176]/([.$D$155]/1000)" office:value-type="float" office:value="-44.1999999999999" calcext:value-type="float">
            <text:p>-44.2</text:p>
          </table:table-cell>
          <table:table-cell table:style-name="ce13" table:formula="of:=(1/[.H176])*60" office:value-type="float" office:value="-1.19047619047619" calcext:value-type="float">
            <text:p>-1.190</text:p>
          </table:table-cell>
          <table:table-cell table:style-name="ce13" table:formula="of:=(1/[.I176])*60" office:value-type="float" office:value="-1.35746606334842" calcext:value-type="float">
            <text:p>-1.357</text:p>
          </table:table-cell>
          <table:table-cell table:style-name="ce15" table:formula="of:=ABS([.H176])/[.$L$2]*100" office:value-type="float" office:value="14.28" calcext:value-type="float">
            <text:p>14.3</text:p>
          </table:table-cell>
          <table:table-cell table:style-name="ce15" table:formula="of:=ABS([.I176])/[.$L$2]*100" office:value-type="float" office:value="12.5233333333333" calcext:value-type="float">
            <text:p>12.5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29.89" calcext:value-type="float">
            <text:p>-29.89</text:p>
          </table:table-cell>
          <table:table-cell/>
          <table:table-cell table:formula="of:=[.C177]-[.C176]" office:value-type="float" office:value="-2.54" calcext:value-type="float">
            <text:p>-2.54</text:p>
          </table:table-cell>
          <table:table-cell table:formula="of:=[.D177]-[.D176]" office:value-type="float" office:value="-2.15" calcext:value-type="float">
            <text:p>-2.15</text:p>
          </table:table-cell>
          <table:table-cell table:style-name="ce12" table:formula="of:=[.F177]/([.$D$155]/1000)" office:value-type="float" office:value="-50.8" calcext:value-type="float">
            <text:p>-50.8</text:p>
          </table:table-cell>
          <table:table-cell table:style-name="ce12" table:formula="of:=[.G177]/([.$D$155]/1000)" office:value-type="float" office:value="-43" calcext:value-type="float">
            <text:p>-43.0</text:p>
          </table:table-cell>
          <table:table-cell table:style-name="ce13" table:formula="of:=(1/[.H177])*60" office:value-type="float" office:value="-1.18110236220472" calcext:value-type="float">
            <text:p>-1.181</text:p>
          </table:table-cell>
          <table:table-cell table:style-name="ce13" table:formula="of:=(1/[.I177])*60" office:value-type="float" office:value="-1.3953488372093" calcext:value-type="float">
            <text:p>-1.395</text:p>
          </table:table-cell>
          <table:table-cell table:style-name="ce15" table:formula="of:=ABS([.H177])/[.$L$2]*100" office:value-type="float" office:value="14.3933333333333" calcext:value-type="float">
            <text:p>14.4</text:p>
          </table:table-cell>
          <table:table-cell table:style-name="ce15" table:formula="of:=ABS([.I177])/[.$L$2]*100" office:value-type="float" office:value="12.1833333333333" calcext:value-type="float">
            <text:p>12.2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31.99" calcext:value-type="float">
            <text:p>-31.99</text:p>
          </table:table-cell>
          <table:table-cell/>
          <table:table-cell table:formula="of:=[.C178]-[.C177]" office:value-type="float" office:value="-2.55" calcext:value-type="float">
            <text:p>-2.55</text:p>
          </table:table-cell>
          <table:table-cell table:formula="of:=[.D178]-[.D177]" office:value-type="float" office:value="-2.1" calcext:value-type="float">
            <text:p>-2.1</text:p>
          </table:table-cell>
          <table:table-cell table:style-name="ce12" table:formula="of:=[.F178]/([.$D$155]/1000)" office:value-type="float" office:value="-51" calcext:value-type="float">
            <text:p>-51.0</text:p>
          </table:table-cell>
          <table:table-cell table:style-name="ce12" table:formula="of:=[.G178]/([.$D$155]/1000)" office:value-type="float" office:value="-42" calcext:value-type="float">
            <text:p>-42.0</text:p>
          </table:table-cell>
          <table:table-cell table:style-name="ce13" table:formula="of:=(1/[.H178])*60" office:value-type="float" office:value="-1.17647058823529" calcext:value-type="float">
            <text:p>-1.176</text:p>
          </table:table-cell>
          <table:table-cell table:style-name="ce13" table:formula="of:=(1/[.I178])*60" office:value-type="float" office:value="-1.42857142857143" calcext:value-type="float">
            <text:p>-1.429</text:p>
          </table:table-cell>
          <table:table-cell table:style-name="ce15" table:formula="of:=ABS([.H178])/[.$L$2]*100" office:value-type="float" office:value="14.45" calcext:value-type="float">
            <text:p>14.5</text:p>
          </table:table-cell>
          <table:table-cell table:style-name="ce15" table:formula="of:=ABS([.I178])/[.$L$2]*100" office:value-type="float" office:value="11.9" calcext:value-type="float">
            <text:p>11.9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9.2" calcext:value-type="float">
            <text:p>-19.2</text:p>
          </table:table-cell>
          <table:table-cell office:value-type="float" office:value="-34.03" calcext:value-type="float">
            <text:p>-34.03</text:p>
          </table:table-cell>
          <table:table-cell/>
          <table:table-cell table:formula="of:=[.C179]-[.C178]" office:value-type="float" office:value="-2.58" calcext:value-type="float">
            <text:p>-2.58</text:p>
          </table:table-cell>
          <table:table-cell table:formula="of:=[.D179]-[.D178]" office:value-type="float" office:value="-2.04" calcext:value-type="float">
            <text:p>-2.04</text:p>
          </table:table-cell>
          <table:table-cell table:style-name="ce12" table:formula="of:=[.F179]/([.$D$155]/1000)" office:value-type="float" office:value="-51.6" calcext:value-type="float">
            <text:p>-51.6</text:p>
          </table:table-cell>
          <table:table-cell table:style-name="ce12" table:formula="of:=[.G179]/([.$D$155]/1000)" office:value-type="float" office:value="-40.8000000000001" calcext:value-type="float">
            <text:p>-40.8</text:p>
          </table:table-cell>
          <table:table-cell table:style-name="ce13" table:formula="of:=(1/[.H179])*60" office:value-type="float" office:value="-1.16279069767442" calcext:value-type="float">
            <text:p>-1.163</text:p>
          </table:table-cell>
          <table:table-cell table:style-name="ce13" table:formula="of:=(1/[.I179])*60" office:value-type="float" office:value="-1.47058823529412" calcext:value-type="float">
            <text:p>-1.471</text:p>
          </table:table-cell>
          <table:table-cell table:style-name="ce15" table:formula="of:=ABS([.H179])/[.$L$2]*100" office:value-type="float" office:value="14.62" calcext:value-type="float">
            <text:p>14.6</text:p>
          </table:table-cell>
          <table:table-cell table:style-name="ce15" table:formula="of:=ABS([.I179])/[.$L$2]*100" office:value-type="float" office:value="11.56" calcext:value-type="float">
            <text:p>11.6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36.02" calcext:value-type="float">
            <text:p>-36.02</text:p>
          </table:table-cell>
          <table:table-cell/>
          <table:table-cell table:formula="of:=[.C180]-[.C179]" office:value-type="float" office:value="-2.61" calcext:value-type="float">
            <text:p>-2.61</text:p>
          </table:table-cell>
          <table:table-cell table:formula="of:=[.D180]-[.D179]" office:value-type="float" office:value="-1.99" calcext:value-type="float">
            <text:p>-1.99</text:p>
          </table:table-cell>
          <table:table-cell table:style-name="ce12" table:formula="of:=[.F180]/([.$D$155]/1000)" office:value-type="float" office:value="-52.2" calcext:value-type="float">
            <text:p>-52.2</text:p>
          </table:table-cell>
          <table:table-cell table:style-name="ce12" table:formula="of:=[.G180]/([.$D$155]/1000)" office:value-type="float" office:value="-39.8" calcext:value-type="float">
            <text:p>-39.8</text:p>
          </table:table-cell>
          <table:table-cell table:style-name="ce13" table:formula="of:=(1/[.H180])*60" office:value-type="float" office:value="-1.14942528735632" calcext:value-type="float">
            <text:p>-1.149</text:p>
          </table:table-cell>
          <table:table-cell table:style-name="ce13" table:formula="of:=(1/[.I180])*60" office:value-type="float" office:value="-1.50753768844221" calcext:value-type="float">
            <text:p>-1.508</text:p>
          </table:table-cell>
          <table:table-cell table:style-name="ce15" table:formula="of:=ABS([.H180])/[.$L$2]*100" office:value-type="float" office:value="14.79" calcext:value-type="float">
            <text:p>14.8</text:p>
          </table:table-cell>
          <table:table-cell table:style-name="ce15" table:formula="of:=ABS([.I180])/[.$L$2]*100" office:value-type="float" office:value="11.2766666666667" calcext:value-type="float">
            <text:p>11.3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4.45" calcext:value-type="float">
            <text:p>-24.45</text:p>
          </table:table-cell>
          <table:table-cell office:value-type="float" office:value="-37.95" calcext:value-type="float">
            <text:p>-37.95</text:p>
          </table:table-cell>
          <table:table-cell/>
          <table:table-cell table:formula="of:=[.C181]-[.C180]" office:value-type="float" office:value="-2.64" calcext:value-type="float">
            <text:p>-2.64</text:p>
          </table:table-cell>
          <table:table-cell table:formula="of:=[.D181]-[.D180]" office:value-type="float" office:value="-1.93" calcext:value-type="float">
            <text:p>-1.93</text:p>
          </table:table-cell>
          <table:table-cell table:style-name="ce12" table:formula="of:=[.F181]/([.$D$155]/1000)" office:value-type="float" office:value="-52.8" calcext:value-type="float">
            <text:p>-52.8</text:p>
          </table:table-cell>
          <table:table-cell table:style-name="ce12" table:formula="of:=[.G181]/([.$D$155]/1000)" office:value-type="float" office:value="-38.6" calcext:value-type="float">
            <text:p>-38.6</text:p>
          </table:table-cell>
          <table:table-cell table:style-name="ce13" table:formula="of:=(1/[.H181])*60" office:value-type="float" office:value="-1.13636363636364" calcext:value-type="float">
            <text:p>-1.136</text:p>
          </table:table-cell>
          <table:table-cell table:style-name="ce13" table:formula="of:=(1/[.I181])*60" office:value-type="float" office:value="-1.55440414507772" calcext:value-type="float">
            <text:p>-1.554</text:p>
          </table:table-cell>
          <table:table-cell table:style-name="ce15" table:formula="of:=ABS([.H181])/[.$L$2]*100" office:value-type="float" office:value="14.96" calcext:value-type="float">
            <text:p>15.0</text:p>
          </table:table-cell>
          <table:table-cell table:style-name="ce15" table:formula="of:=ABS([.I181])/[.$L$2]*100" office:value-type="float" office:value="10.9366666666667" calcext:value-type="float">
            <text:p>10.9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27.12" calcext:value-type="float">
            <text:p>-27.12</text:p>
          </table:table-cell>
          <table:table-cell office:value-type="float" office:value="-39.82" calcext:value-type="float">
            <text:p>-39.82</text:p>
          </table:table-cell>
          <table:table-cell/>
          <table:table-cell table:formula="of:=[.C182]-[.C181]" office:value-type="float" office:value="-2.67" calcext:value-type="float">
            <text:p>-2.67</text:p>
          </table:table-cell>
          <table:table-cell table:formula="of:=[.D182]-[.D181]" office:value-type="float" office:value="-1.87" calcext:value-type="float">
            <text:p>-1.87</text:p>
          </table:table-cell>
          <table:table-cell table:style-name="ce12" table:formula="of:=[.F182]/([.$D$155]/1000)" office:value-type="float" office:value="-53.4" calcext:value-type="float">
            <text:p>-53.4</text:p>
          </table:table-cell>
          <table:table-cell table:style-name="ce12" table:formula="of:=[.G182]/([.$D$155]/1000)" office:value-type="float" office:value="-37.3999999999999" calcext:value-type="float">
            <text:p>-37.4</text:p>
          </table:table-cell>
          <table:table-cell table:style-name="ce13" table:formula="of:=(1/[.H182])*60" office:value-type="float" office:value="-1.12359550561798" calcext:value-type="float">
            <text:p>-1.124</text:p>
          </table:table-cell>
          <table:table-cell table:style-name="ce13" table:formula="of:=(1/[.I182])*60" office:value-type="float" office:value="-1.60427807486631" calcext:value-type="float">
            <text:p>-1.604</text:p>
          </table:table-cell>
          <table:table-cell table:style-name="ce15" table:formula="of:=ABS([.H182])/[.$L$2]*100" office:value-type="float" office:value="15.13" calcext:value-type="float">
            <text:p>15.1</text:p>
          </table:table-cell>
          <table:table-cell table:style-name="ce15" table:formula="of:=ABS([.I182])/[.$L$2]*100" office:value-type="float" office:value="10.5966666666667" calcext:value-type="float">
            <text:p>10.6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29.82" calcext:value-type="float">
            <text:p>-29.82</text:p>
          </table:table-cell>
          <table:table-cell office:value-type="float" office:value="-41.64" calcext:value-type="float">
            <text:p>-41.64</text:p>
          </table:table-cell>
          <table:table-cell/>
          <table:table-cell table:formula="of:=[.C183]-[.C182]" office:value-type="float" office:value="-2.7" calcext:value-type="float">
            <text:p>-2.7</text:p>
          </table:table-cell>
          <table:table-cell table:formula="of:=[.D183]-[.D182]" office:value-type="float" office:value="-1.82" calcext:value-type="float">
            <text:p>-1.82</text:p>
          </table:table-cell>
          <table:table-cell table:style-name="ce12" table:formula="of:=[.F183]/([.$D$155]/1000)" office:value-type="float" office:value="-54" calcext:value-type="float">
            <text:p>-54.0</text:p>
          </table:table-cell>
          <table:table-cell table:style-name="ce12" table:formula="of:=[.G183]/([.$D$155]/1000)" office:value-type="float" office:value="-36.4" calcext:value-type="float">
            <text:p>-36.4</text:p>
          </table:table-cell>
          <table:table-cell table:style-name="ce13" table:formula="of:=(1/[.H183])*60" office:value-type="float" office:value="-1.11111111111111" calcext:value-type="float">
            <text:p>-1.111</text:p>
          </table:table-cell>
          <table:table-cell table:style-name="ce13" table:formula="of:=(1/[.I183])*60" office:value-type="float" office:value="-1.64835164835165" calcext:value-type="float">
            <text:p>-1.648</text:p>
          </table:table-cell>
          <table:table-cell table:style-name="ce15" table:formula="of:=ABS([.H183])/[.$L$2]*100" office:value-type="float" office:value="15.3" calcext:value-type="float">
            <text:p>15.3</text:p>
          </table:table-cell>
          <table:table-cell table:style-name="ce15" table:formula="of:=ABS([.I183])/[.$L$2]*100" office:value-type="float" office:value="10.3133333333333" calcext:value-type="float">
            <text:p>10.3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2.56" calcext:value-type="float">
            <text:p>-32.56</text:p>
          </table:table-cell>
          <table:table-cell office:value-type="float" office:value="-43.41" calcext:value-type="float">
            <text:p>-43.41</text:p>
          </table:table-cell>
          <table:table-cell/>
          <table:table-cell table:formula="of:=[.C184]-[.C183]" office:value-type="float" office:value="-2.74" calcext:value-type="float">
            <text:p>-2.74</text:p>
          </table:table-cell>
          <table:table-cell table:formula="of:=[.D184]-[.D183]" office:value-type="float" office:value="-1.77" calcext:value-type="float">
            <text:p>-1.77</text:p>
          </table:table-cell>
          <table:table-cell table:style-name="ce12" table:formula="of:=[.F184]/([.$D$155]/1000)" office:value-type="float" office:value="-54.8" calcext:value-type="float">
            <text:p>-54.8</text:p>
          </table:table-cell>
          <table:table-cell table:style-name="ce12" table:formula="of:=[.G184]/([.$D$155]/1000)" office:value-type="float" office:value="-35.3999999999999" calcext:value-type="float">
            <text:p>-35.4</text:p>
          </table:table-cell>
          <table:table-cell table:style-name="ce13" table:formula="of:=(1/[.H184])*60" office:value-type="float" office:value="-1.0948905109489" calcext:value-type="float">
            <text:p>-1.095</text:p>
          </table:table-cell>
          <table:table-cell table:style-name="ce13" table:formula="of:=(1/[.I184])*60" office:value-type="float" office:value="-1.69491525423729" calcext:value-type="float">
            <text:p>-1.695</text:p>
          </table:table-cell>
          <table:table-cell table:style-name="ce15" table:formula="of:=ABS([.H184])/[.$L$2]*100" office:value-type="float" office:value="15.5266666666667" calcext:value-type="float">
            <text:p>15.5</text:p>
          </table:table-cell>
          <table:table-cell table:style-name="ce15" table:formula="of:=ABS([.I184])/[.$L$2]*100" office:value-type="float" office:value="10.03" calcext:value-type="float">
            <text:p>10.0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35.34" calcext:value-type="float">
            <text:p>-35.34</text:p>
          </table:table-cell>
          <table:table-cell office:value-type="float" office:value="-45.12" calcext:value-type="float">
            <text:p>-45.12</text:p>
          </table:table-cell>
          <table:table-cell/>
          <table:table-cell table:formula="of:=[.C185]-[.C184]" office:value-type="float" office:value="-2.78" calcext:value-type="float">
            <text:p>-2.78</text:p>
          </table:table-cell>
          <table:table-cell table:formula="of:=[.D185]-[.D184]" office:value-type="float" office:value="-1.71" calcext:value-type="float">
            <text:p>-1.71</text:p>
          </table:table-cell>
          <table:table-cell table:style-name="ce12" table:formula="of:=[.F185]/([.$D$155]/1000)" office:value-type="float" office:value="-55.6" calcext:value-type="float">
            <text:p>-55.6</text:p>
          </table:table-cell>
          <table:table-cell table:style-name="ce12" table:formula="of:=[.G185]/([.$D$155]/1000)" office:value-type="float" office:value="-34.2" calcext:value-type="float">
            <text:p>-34.2</text:p>
          </table:table-cell>
          <table:table-cell table:style-name="ce13" table:formula="of:=(1/[.H185])*60" office:value-type="float" office:value="-1.07913669064748" calcext:value-type="float">
            <text:p>-1.079</text:p>
          </table:table-cell>
          <table:table-cell table:style-name="ce13" table:formula="of:=(1/[.I185])*60" office:value-type="float" office:value="-1.75438596491228" calcext:value-type="float">
            <text:p>-1.754</text:p>
          </table:table-cell>
          <table:table-cell table:style-name="ce15" table:formula="of:=ABS([.H185])/[.$L$2]*100" office:value-type="float" office:value="15.7533333333333" calcext:value-type="float">
            <text:p>15.8</text:p>
          </table:table-cell>
          <table:table-cell table:style-name="ce15" table:formula="of:=ABS([.I185])/[.$L$2]*100" office:value-type="float" office:value="9.69000000000001" calcext:value-type="float">
            <text:p>9.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8.15" calcext:value-type="float">
            <text:p>-38.15</text:p>
          </table:table-cell>
          <table:table-cell office:value-type="float" office:value="-46.77" calcext:value-type="float">
            <text:p>-46.77</text:p>
          </table:table-cell>
          <table:table-cell/>
          <table:table-cell table:formula="of:=[.C186]-[.C185]" office:value-type="float" office:value="-2.81" calcext:value-type="float">
            <text:p>-2.81</text:p>
          </table:table-cell>
          <table:table-cell table:formula="of:=[.D186]-[.D185]" office:value-type="float" office:value="-1.65000000000001" calcext:value-type="float">
            <text:p>-1.65000000000001</text:p>
          </table:table-cell>
          <table:table-cell table:style-name="ce12" table:formula="of:=[.F186]/([.$D$155]/1000)" office:value-type="float" office:value="-56.1999999999999" calcext:value-type="float">
            <text:p>-56.2</text:p>
          </table:table-cell>
          <table:table-cell table:style-name="ce12" table:formula="of:=[.G186]/([.$D$155]/1000)" office:value-type="float" office:value="-33.0000000000001" calcext:value-type="float">
            <text:p>-33.0</text:p>
          </table:table-cell>
          <table:table-cell table:style-name="ce13" table:formula="of:=(1/[.H186])*60" office:value-type="float" office:value="-1.06761565836299" calcext:value-type="float">
            <text:p>-1.068</text:p>
          </table:table-cell>
          <table:table-cell table:style-name="ce13" table:formula="of:=(1/[.I186])*60" office:value-type="float" office:value="-1.81818181818181" calcext:value-type="float">
            <text:p>-1.818</text:p>
          </table:table-cell>
          <table:table-cell table:style-name="ce15" table:formula="of:=ABS([.H186])/[.$L$2]*100" office:value-type="float" office:value="15.9233333333333" calcext:value-type="float">
            <text:p>15.9</text:p>
          </table:table-cell>
          <table:table-cell table:style-name="ce15" table:formula="of:=ABS([.I186])/[.$L$2]*100" office:value-type="float" office:value="9.35000000000003" calcext:value-type="float">
            <text:p>9.4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48.37" calcext:value-type="float">
            <text:p>-48.37</text:p>
          </table:table-cell>
          <table:table-cell/>
          <table:table-cell table:formula="of:=[.C187]-[.C186]" office:value-type="float" office:value="-2.85" calcext:value-type="float">
            <text:p>-2.85</text:p>
          </table:table-cell>
          <table:table-cell table:formula="of:=[.D187]-[.D186]" office:value-type="float" office:value="-1.59999999999999" calcext:value-type="float">
            <text:p>-1.59999999999999</text:p>
          </table:table-cell>
          <table:table-cell table:style-name="ce12" table:formula="of:=[.F187]/([.$D$155]/1000)" office:value-type="float" office:value="-57" calcext:value-type="float">
            <text:p>-57.0</text:p>
          </table:table-cell>
          <table:table-cell table:style-name="ce12" table:formula="of:=[.G187]/([.$D$155]/1000)" office:value-type="float" office:value="-31.9999999999999" calcext:value-type="float">
            <text:p>-32.0</text:p>
          </table:table-cell>
          <table:table-cell table:style-name="ce13" table:formula="of:=(1/[.H187])*60" office:value-type="float" office:value="-1.05263157894737" calcext:value-type="float">
            <text:p>-1.053</text:p>
          </table:table-cell>
          <table:table-cell table:style-name="ce13" table:formula="of:=(1/[.I187])*60" office:value-type="float" office:value="-1.87500000000001" calcext:value-type="float">
            <text:p>-1.875</text:p>
          </table:table-cell>
          <table:table-cell table:style-name="ce15" table:formula="of:=ABS([.H187])/[.$L$2]*100" office:value-type="float" office:value="16.15" calcext:value-type="float">
            <text:p>16.2</text:p>
          </table:table-cell>
          <table:table-cell table:style-name="ce15" table:formula="of:=ABS([.I187])/[.$L$2]*100" office:value-type="float" office:value="9.06666666666663" calcext:value-type="float">
            <text:p>9.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9.91" calcext:value-type="float">
            <text:p>-49.91</text:p>
          </table:table-cell>
          <table:table-cell/>
          <table:table-cell table:formula="of:=[.C188]-[.C187]" office:value-type="float" office:value="-2.88" calcext:value-type="float">
            <text:p>-2.88</text:p>
          </table:table-cell>
          <table:table-cell table:formula="of:=[.D188]-[.D187]" office:value-type="float" office:value="-1.54" calcext:value-type="float">
            <text:p>-1.54</text:p>
          </table:table-cell>
          <table:table-cell table:style-name="ce12" table:formula="of:=[.F188]/([.$D$155]/1000)" office:value-type="float" office:value="-57.6000000000001" calcext:value-type="float">
            <text:p>-57.6</text:p>
          </table:table-cell>
          <table:table-cell table:style-name="ce12" table:formula="of:=[.G188]/([.$D$155]/1000)" office:value-type="float" office:value="-30.8" calcext:value-type="float">
            <text:p>-30.8</text:p>
          </table:table-cell>
          <table:table-cell table:style-name="ce13" table:formula="of:=(1/[.H188])*60" office:value-type="float" office:value="-1.04166666666667" calcext:value-type="float">
            <text:p>-1.042</text:p>
          </table:table-cell>
          <table:table-cell table:style-name="ce13" table:formula="of:=(1/[.I188])*60" office:value-type="float" office:value="-1.94805194805195" calcext:value-type="float">
            <text:p>-1.948</text:p>
          </table:table-cell>
          <table:table-cell table:style-name="ce15" table:formula="of:=ABS([.H188])/[.$L$2]*100" office:value-type="float" office:value="16.32" calcext:value-type="float">
            <text:p>16.3</text:p>
          </table:table-cell>
          <table:table-cell table:style-name="ce15" table:formula="of:=ABS([.I188])/[.$L$2]*100" office:value-type="float" office:value="8.72666666666666" calcext:value-type="float">
            <text:p>8.7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46.8" calcext:value-type="float">
            <text:p>-46.8</text:p>
          </table:table-cell>
          <table:table-cell office:value-type="float" office:value="-51.38" calcext:value-type="float">
            <text:p>-51.38</text:p>
          </table:table-cell>
          <table:table-cell/>
          <table:table-cell table:formula="of:=[.C189]-[.C188]" office:value-type="float" office:value="-2.91999999999999" calcext:value-type="float">
            <text:p>-2.91999999999999</text:p>
          </table:table-cell>
          <table:table-cell table:formula="of:=[.D189]-[.D188]" office:value-type="float" office:value="-1.47000000000001" calcext:value-type="float">
            <text:p>-1.47000000000001</text:p>
          </table:table-cell>
          <table:table-cell table:style-name="ce12" table:formula="of:=[.F189]/([.$D$155]/1000)" office:value-type="float" office:value="-58.3999999999999" calcext:value-type="float">
            <text:p>-58.4</text:p>
          </table:table-cell>
          <table:table-cell table:style-name="ce12" table:formula="of:=[.G189]/([.$D$155]/1000)" office:value-type="float" office:value="-29.4000000000001" calcext:value-type="float">
            <text:p>-29.4</text:p>
          </table:table-cell>
          <table:table-cell table:style-name="ce13" table:formula="of:=(1/[.H189])*60" office:value-type="float" office:value="-1.02739726027397" calcext:value-type="float">
            <text:p>-1.027</text:p>
          </table:table-cell>
          <table:table-cell table:style-name="ce13" table:formula="of:=(1/[.I189])*60" office:value-type="float" office:value="-2.0408163265306" calcext:value-type="float">
            <text:p>-2.041</text:p>
          </table:table-cell>
          <table:table-cell table:style-name="ce15" table:formula="of:=ABS([.H189])/[.$L$2]*100" office:value-type="float" office:value="16.5466666666666" calcext:value-type="float">
            <text:p>16.5</text:p>
          </table:table-cell>
          <table:table-cell table:style-name="ce15" table:formula="of:=ABS([.I189])/[.$L$2]*100" office:value-type="float" office:value="8.33000000000003" calcext:value-type="float">
            <text:p>8.3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49.76" calcext:value-type="float">
            <text:p>-49.76</text:p>
          </table:table-cell>
          <table:table-cell office:value-type="float" office:value="-52.79" calcext:value-type="float">
            <text:p>-52.79</text:p>
          </table:table-cell>
          <table:table-cell/>
          <table:table-cell table:formula="of:=[.C190]-[.C189]" office:value-type="float" office:value="-2.96" calcext:value-type="float">
            <text:p>-2.96</text:p>
          </table:table-cell>
          <table:table-cell table:formula="of:=[.D190]-[.D189]" office:value-type="float" office:value="-1.41" calcext:value-type="float">
            <text:p>-1.41</text:p>
          </table:table-cell>
          <table:table-cell table:style-name="ce12" table:formula="of:=[.F190]/([.$D$155]/1000)" office:value-type="float" office:value="-59.2" calcext:value-type="float">
            <text:p>-59.2</text:p>
          </table:table-cell>
          <table:table-cell table:style-name="ce12" table:formula="of:=[.G190]/([.$D$155]/1000)" office:value-type="float" office:value="-28.1999999999999" calcext:value-type="float">
            <text:p>-28.2</text:p>
          </table:table-cell>
          <table:table-cell table:style-name="ce13" table:formula="of:=(1/[.H190])*60" office:value-type="float" office:value="-1.01351351351351" calcext:value-type="float">
            <text:p>-1.014</text:p>
          </table:table-cell>
          <table:table-cell table:style-name="ce13" table:formula="of:=(1/[.I190])*60" office:value-type="float" office:value="-2.12765957446809" calcext:value-type="float">
            <text:p>-2.128</text:p>
          </table:table-cell>
          <table:table-cell table:style-name="ce15" table:formula="of:=ABS([.H190])/[.$L$2]*100" office:value-type="float" office:value="16.7733333333333" calcext:value-type="float">
            <text:p>16.8</text:p>
          </table:table-cell>
          <table:table-cell table:style-name="ce15" table:formula="of:=ABS([.I190])/[.$L$2]*100" office:value-type="float" office:value="7.98999999999998" calcext:value-type="float">
            <text:p>8.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52.74" calcext:value-type="float">
            <text:p>-52.74</text:p>
          </table:table-cell>
          <table:table-cell office:value-type="float" office:value="-54.13" calcext:value-type="float">
            <text:p>-54.13</text:p>
          </table:table-cell>
          <table:table-cell/>
          <table:table-cell table:formula="of:=[.C191]-[.C190]" office:value-type="float" office:value="-2.98" calcext:value-type="float">
            <text:p>-2.98</text:p>
          </table:table-cell>
          <table:table-cell table:formula="of:=[.D191]-[.D190]" office:value-type="float" office:value="-1.34" calcext:value-type="float">
            <text:p>-1.34</text:p>
          </table:table-cell>
          <table:table-cell table:style-name="ce12" table:formula="of:=[.F191]/([.$D$155]/1000)" office:value-type="float" office:value="-59.6000000000001" calcext:value-type="float">
            <text:p>-59.6</text:p>
          </table:table-cell>
          <table:table-cell table:style-name="ce12" table:formula="of:=[.G191]/([.$D$155]/1000)" office:value-type="float" office:value="-26.8000000000001" calcext:value-type="float">
            <text:p>-26.8</text:p>
          </table:table-cell>
          <table:table-cell table:style-name="ce13" table:formula="of:=(1/[.H191])*60" office:value-type="float" office:value="-1.00671140939597" calcext:value-type="float">
            <text:p>-1.007</text:p>
          </table:table-cell>
          <table:table-cell table:style-name="ce13" table:formula="of:=(1/[.I191])*60" office:value-type="float" office:value="-2.23880597014925" calcext:value-type="float">
            <text:p>-2.239</text:p>
          </table:table-cell>
          <table:table-cell table:style-name="ce15" table:formula="of:=ABS([.H191])/[.$L$2]*100" office:value-type="float" office:value="16.8866666666667" calcext:value-type="float">
            <text:p>16.9</text:p>
          </table:table-cell>
          <table:table-cell table:style-name="ce15" table:formula="of:=ABS([.I191])/[.$L$2]*100" office:value-type="float" office:value="7.59333333333335" calcext:value-type="float">
            <text:p>7.6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5.41" calcext:value-type="float">
            <text:p>-55.41</text:p>
          </table:table-cell>
          <table:table-cell/>
          <table:table-cell table:formula="of:=[.C192]-[.C191]" office:value-type="float" office:value="-3.01" calcext:value-type="float">
            <text:p>-3.01</text:p>
          </table:table-cell>
          <table:table-cell table:formula="of:=[.D192]-[.D191]" office:value-type="float" office:value="-1.27999999999999" calcext:value-type="float">
            <text:p>-1.27999999999999</text:p>
          </table:table-cell>
          <table:table-cell table:style-name="ce12" table:formula="of:=[.F192]/([.$D$155]/1000)" office:value-type="float" office:value="-60.2" calcext:value-type="float">
            <text:p>-60.2</text:p>
          </table:table-cell>
          <table:table-cell table:style-name="ce12" table:formula="of:=[.G192]/([.$D$155]/1000)" office:value-type="float" office:value="-25.5999999999999" calcext:value-type="float">
            <text:p>-25.6</text:p>
          </table:table-cell>
          <table:table-cell table:style-name="ce13" table:formula="of:=(1/[.H192])*60" office:value-type="float" office:value="-0.996677740863788" calcext:value-type="float">
            <text:p>-0.997</text:p>
          </table:table-cell>
          <table:table-cell table:style-name="ce13" table:formula="of:=(1/[.I192])*60" office:value-type="float" office:value="-2.34375000000001" calcext:value-type="float">
            <text:p>-2.344</text:p>
          </table:table-cell>
          <table:table-cell table:style-name="ce15" table:formula="of:=ABS([.H192])/[.$L$2]*100" office:value-type="float" office:value="17.0566666666667" calcext:value-type="float">
            <text:p>17.1</text:p>
          </table:table-cell>
          <table:table-cell table:style-name="ce15" table:formula="of:=ABS([.I192])/[.$L$2]*100" office:value-type="float" office:value="7.2533333333333" calcext:value-type="float">
            <text:p>7.3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58.79" calcext:value-type="float">
            <text:p>-58.79</text:p>
          </table:table-cell>
          <table:table-cell office:value-type="float" office:value="-56.61" calcext:value-type="float">
            <text:p>-56.61</text:p>
          </table:table-cell>
          <table:table-cell/>
          <table:table-cell table:formula="of:=[.C193]-[.C192]" office:value-type="float" office:value="-3.04" calcext:value-type="float">
            <text:p>-3.04</text:p>
          </table:table-cell>
          <table:table-cell table:formula="of:=[.D193]-[.D192]" office:value-type="float" office:value="-1.2" calcext:value-type="float">
            <text:p>-1.2</text:p>
          </table:table-cell>
          <table:table-cell table:style-name="ce12" table:formula="of:=[.F193]/([.$D$155]/1000)" office:value-type="float" office:value="-60.8" calcext:value-type="float">
            <text:p>-60.8</text:p>
          </table:table-cell>
          <table:table-cell table:style-name="ce12" table:formula="of:=[.G193]/([.$D$155]/1000)" office:value-type="float" office:value="-24.0000000000001" calcext:value-type="float">
            <text:p>-24.0</text:p>
          </table:table-cell>
          <table:table-cell table:style-name="ce13" table:formula="of:=(1/[.H193])*60" office:value-type="float" office:value="-0.986842105263158" calcext:value-type="float">
            <text:p>-0.987</text:p>
          </table:table-cell>
          <table:table-cell table:style-name="ce13" table:formula="of:=(1/[.I193])*60" office:value-type="float" office:value="-2.49999999999999" calcext:value-type="float">
            <text:p>-2.500</text:p>
          </table:table-cell>
          <table:table-cell table:style-name="ce15" table:formula="of:=ABS([.H193])/[.$L$2]*100" office:value-type="float" office:value="17.2266666666667" calcext:value-type="float">
            <text:p>17.2</text:p>
          </table:table-cell>
          <table:table-cell table:style-name="ce15" table:formula="of:=ABS([.I193])/[.$L$2]*100" office:value-type="float" office:value="6.80000000000002" calcext:value-type="float">
            <text:p>6.8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61.84" calcext:value-type="float">
            <text:p>-61.84</text:p>
          </table:table-cell>
          <table:table-cell office:value-type="float" office:value="-57.74" calcext:value-type="float">
            <text:p>-57.74</text:p>
          </table:table-cell>
          <table:table-cell/>
          <table:table-cell table:formula="of:=[.C194]-[.C193]" office:value-type="float" office:value="-3.05" calcext:value-type="float">
            <text:p>-3.05</text:p>
          </table:table-cell>
          <table:table-cell table:formula="of:=[.D194]-[.D193]" office:value-type="float" office:value="-1.13" calcext:value-type="float">
            <text:p>-1.13</text:p>
          </table:table-cell>
          <table:table-cell table:style-name="ce12" table:formula="of:=[.F194]/([.$D$155]/1000)" office:value-type="float" office:value="-61.0000000000001" calcext:value-type="float">
            <text:p>-61.0</text:p>
          </table:table-cell>
          <table:table-cell table:style-name="ce12" table:formula="of:=[.G194]/([.$D$155]/1000)" office:value-type="float" office:value="-22.6000000000001" calcext:value-type="float">
            <text:p>-22.6</text:p>
          </table:table-cell>
          <table:table-cell table:style-name="ce13" table:formula="of:=(1/[.H194])*60" office:value-type="float" office:value="-0.983606557377048" calcext:value-type="float">
            <text:p>-0.984</text:p>
          </table:table-cell>
          <table:table-cell table:style-name="ce13" table:formula="of:=(1/[.I194])*60" office:value-type="float" office:value="-2.65486725663716" calcext:value-type="float">
            <text:p>-2.655</text:p>
          </table:table-cell>
          <table:table-cell table:style-name="ce15" table:formula="of:=ABS([.H194])/[.$L$2]*100" office:value-type="float" office:value="17.2833333333334" calcext:value-type="float">
            <text:p>17.3</text:p>
          </table:table-cell>
          <table:table-cell table:style-name="ce15" table:formula="of:=ABS([.I194])/[.$L$2]*100" office:value-type="float" office:value="6.40333333333335" calcext:value-type="float">
            <text:p>6.4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64.9" calcext:value-type="float">
            <text:p>-64.9</text:p>
          </table:table-cell>
          <table:table-cell office:value-type="float" office:value="-58.78" calcext:value-type="float">
            <text:p>-58.78</text:p>
          </table:table-cell>
          <table:table-cell/>
          <table:table-cell table:formula="of:=[.C195]-[.C194]" office:value-type="float" office:value="-3.06" calcext:value-type="float">
            <text:p>-3.06</text:p>
          </table:table-cell>
          <table:table-cell table:formula="of:=[.D195]-[.D194]" office:value-type="float" office:value="-1.04" calcext:value-type="float">
            <text:p>-1.04</text:p>
          </table:table-cell>
          <table:table-cell table:style-name="ce12" table:formula="of:=[.F195]/([.$D$155]/1000)" office:value-type="float" office:value="-61.2" calcext:value-type="float">
            <text:p>-61.2</text:p>
          </table:table-cell>
          <table:table-cell table:style-name="ce12" table:formula="of:=[.G195]/([.$D$155]/1000)" office:value-type="float" office:value="-20.8" calcext:value-type="float">
            <text:p>-20.8</text:p>
          </table:table-cell>
          <table:table-cell table:style-name="ce13" table:formula="of:=(1/[.H195])*60" office:value-type="float" office:value="-0.980392156862744" calcext:value-type="float">
            <text:p>-0.980</text:p>
          </table:table-cell>
          <table:table-cell table:style-name="ce13" table:formula="of:=(1/[.I195])*60" office:value-type="float" office:value="-2.88461538461539" calcext:value-type="float">
            <text:p>-2.885</text:p>
          </table:table-cell>
          <table:table-cell table:style-name="ce15" table:formula="of:=ABS([.H195])/[.$L$2]*100" office:value-type="float" office:value="17.34" calcext:value-type="float">
            <text:p>17.3</text:p>
          </table:table-cell>
          <table:table-cell table:style-name="ce15" table:formula="of:=ABS([.I195])/[.$L$2]*100" office:value-type="float" office:value="5.89333333333333" calcext:value-type="float">
            <text:p>5.9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96]-[.C195]" office:value-type="float" office:value="-3.05999999999999" calcext:value-type="float">
            <text:p>-3.05999999999999</text:p>
          </table:table-cell>
          <table:table-cell table:formula="of:=[.D196]-[.D195]" office:value-type="float" office:value="-0.969999999999999" calcext:value-type="float">
            <text:p>-0.969999999999999</text:p>
          </table:table-cell>
          <table:table-cell table:style-name="ce12" table:formula="of:=[.F196]/([.$D$155]/1000)" office:value-type="float" office:value="-61.1999999999998" calcext:value-type="float">
            <text:p>-61.2</text:p>
          </table:table-cell>
          <table:table-cell table:style-name="ce12" table:formula="of:=[.G196]/([.$D$155]/1000)" office:value-type="float" office:value="-19.4" calcext:value-type="float">
            <text:p>-19.4</text:p>
          </table:table-cell>
          <table:table-cell table:style-name="ce13" table:formula="of:=(1/[.H196])*60" office:value-type="float" office:value="-0.980392156862749" calcext:value-type="float">
            <text:p>-0.980</text:p>
          </table:table-cell>
          <table:table-cell table:style-name="ce13" table:formula="of:=(1/[.I196])*60" office:value-type="float" office:value="-3.09278350515464" calcext:value-type="float">
            <text:p>-3.093</text:p>
          </table:table-cell>
          <table:table-cell table:style-name="ce15" table:formula="of:=ABS([.H196])/[.$L$2]*100" office:value-type="float" office:value="17.3399999999999" calcext:value-type="float">
            <text:p>17.3</text:p>
          </table:table-cell>
          <table:table-cell table:style-name="ce15" table:formula="of:=ABS([.I196])/[.$L$2]*100" office:value-type="float" office:value="5.49666666666666" calcext:value-type="float">
            <text:p>5.5</text:p>
          </table:table-cell>
          <table:table-cell table:number-columns-repeated="100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 calcext:value-type="string">
            <text:p>1000 - 7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8.47" calcext:value-type="float">
            <text:p>-8.47</text:p>
          </table:table-cell>
          <table:table-cell office:value-type="float" office:value="-25.04" calcext:value-type="float">
            <text:p>-2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9.27" calcext:value-type="float">
            <text:p>-9.27</text:p>
          </table:table-cell>
          <table:table-cell office:value-type="float" office:value="-25.76" calcext:value-type="float">
            <text:p>-25.76</text:p>
          </table:table-cell>
          <table:table-cell/>
          <table:table-cell table:formula="of:=[.C202]-[.C201]" office:value-type="float" office:value="-0.799999999999999" calcext:value-type="float">
            <text:p>-0.799999999999999</text:p>
          </table:table-cell>
          <table:table-cell table:formula="of:=[.D202]-[.D201]" office:value-type="float" office:value="-0.720000000000002" calcext:value-type="float">
            <text:p>-0.720000000000002</text:p>
          </table:table-cell>
          <table:table-cell table:style-name="ce12" table:formula="of:=[.F202]/([.$D$199]/1000)" office:value-type="float" office:value="-53.3333333333333" calcext:value-type="float">
            <text:p>-53.3</text:p>
          </table:table-cell>
          <table:table-cell table:style-name="ce12" table:formula="of:=[.G202]/([.$D$199]/1000)" office:value-type="float" office:value="-48.0000000000002" calcext:value-type="float">
            <text:p>-48.0</text:p>
          </table:table-cell>
          <table:table-cell table:style-name="ce13" table:formula="of:=(1/[.H202])*60" office:value-type="float" office:value="-1.125" calcext:value-type="float">
            <text:p>-1.125</text:p>
          </table:table-cell>
          <table:table-cell table:style-name="ce13" table:formula="of:=(1/[.I202])*60" office:value-type="float" office:value="-1.25" calcext:value-type="float">
            <text:p>-1.250</text:p>
          </table:table-cell>
          <table:table-cell table:style-name="ce15" table:formula="of:=ABS([.H202])/[.$L$2]*100" office:value-type="float" office:value="15.1111111111111" calcext:value-type="float">
            <text:p>15.1</text:p>
          </table:table-cell>
          <table:table-cell table:style-name="ce15" table:formula="of:=ABS([.I202])/[.$L$2]*100" office:value-type="float" office:value="13.6" calcext:value-type="float">
            <text:p>13.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0.08" calcext:value-type="float">
            <text:p>-10.08</text:p>
          </table:table-cell>
          <table:table-cell office:value-type="float" office:value="-26.48" calcext:value-type="float">
            <text:p>-26.48</text:p>
          </table:table-cell>
          <table:table-cell/>
          <table:table-cell table:formula="of:=[.C203]-[.C202]" office:value-type="float" office:value="-0.810000000000001" calcext:value-type="float">
            <text:p>-0.810000000000001</text:p>
          </table:table-cell>
          <table:table-cell table:formula="of:=[.D203]-[.D202]" office:value-type="float" office:value="-0.719999999999999" calcext:value-type="float">
            <text:p>-0.719999999999999</text:p>
          </table:table-cell>
          <table:table-cell table:style-name="ce12" table:formula="of:=[.F203]/([.$D$199]/1000)" office:value-type="float" office:value="-54" calcext:value-type="float">
            <text:p>-54.0</text:p>
          </table:table-cell>
          <table:table-cell table:style-name="ce12" table:formula="of:=[.G203]/([.$D$199]/1000)" office:value-type="float" office:value="-47.9999999999999" calcext:value-type="float">
            <text:p>-48.0</text:p>
          </table:table-cell>
          <table:table-cell table:style-name="ce13" table:formula="of:=(1/[.H203])*60" office:value-type="float" office:value="-1.11111111111111" calcext:value-type="float">
            <text:p>-1.111</text:p>
          </table:table-cell>
          <table:table-cell table:style-name="ce13" table:formula="of:=(1/[.I203])*60" office:value-type="float" office:value="-1.25" calcext:value-type="float">
            <text:p>-1.250</text:p>
          </table:table-cell>
          <table:table-cell table:style-name="ce15" table:formula="of:=ABS([.H203])/[.$L$2]*100" office:value-type="float" office:value="15.3" calcext:value-type="float">
            <text:p>15.3</text:p>
          </table:table-cell>
          <table:table-cell table:style-name="ce15" table:formula="of:=ABS([.I203])/[.$L$2]*100" office:value-type="float" office:value="13.6" calcext:value-type="float">
            <text:p>13.6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27.19" calcext:value-type="float">
            <text:p>-27.19</text:p>
          </table:table-cell>
          <table:table-cell/>
          <table:table-cell table:formula="of:=[.C204]-[.C203]" office:value-type="float" office:value="-0.810000000000001" calcext:value-type="float">
            <text:p>-0.810000000000001</text:p>
          </table:table-cell>
          <table:table-cell table:formula="of:=[.D204]-[.D203]" office:value-type="float" office:value="-0.710000000000001" calcext:value-type="float">
            <text:p>-0.710000000000001</text:p>
          </table:table-cell>
          <table:table-cell table:style-name="ce12" table:formula="of:=[.F204]/([.$D$199]/1000)" office:value-type="float" office:value="-54" calcext:value-type="float">
            <text:p>-54.0</text:p>
          </table:table-cell>
          <table:table-cell table:style-name="ce12" table:formula="of:=[.G204]/([.$D$199]/1000)" office:value-type="float" office:value="-47.3333333333334" calcext:value-type="float">
            <text:p>-47.3</text:p>
          </table:table-cell>
          <table:table-cell table:style-name="ce13" table:formula="of:=(1/[.H204])*60" office:value-type="float" office:value="-1.11111111111111" calcext:value-type="float">
            <text:p>-1.111</text:p>
          </table:table-cell>
          <table:table-cell table:style-name="ce13" table:formula="of:=(1/[.I204])*60" office:value-type="float" office:value="-1.26760563380282" calcext:value-type="float">
            <text:p>-1.268</text:p>
          </table:table-cell>
          <table:table-cell table:style-name="ce15" table:formula="of:=ABS([.H204])/[.$L$2]*100" office:value-type="float" office:value="15.3" calcext:value-type="float">
            <text:p>15.3</text:p>
          </table:table-cell>
          <table:table-cell table:style-name="ce15" table:formula="of:=ABS([.I204])/[.$L$2]*100" office:value-type="float" office:value="13.4111111111111" calcext:value-type="float">
            <text:p>13.4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float" office:value="-27.89" calcext:value-type="float">
            <text:p>-27.89</text:p>
          </table:table-cell>
          <table:table-cell/>
          <table:table-cell table:formula="of:=[.C205]-[.C204]" office:value-type="float" office:value="-0.809999999999999" calcext:value-type="float">
            <text:p>-0.809999999999999</text:p>
          </table:table-cell>
          <table:table-cell table:formula="of:=[.D205]-[.D204]" office:value-type="float" office:value="-0.699999999999999" calcext:value-type="float">
            <text:p>-0.699999999999999</text:p>
          </table:table-cell>
          <table:table-cell table:style-name="ce12" table:formula="of:=[.F205]/([.$D$199]/1000)" office:value-type="float" office:value="-53.9999999999999" calcext:value-type="float">
            <text:p>-54.0</text:p>
          </table:table-cell>
          <table:table-cell table:style-name="ce12" table:formula="of:=[.G205]/([.$D$199]/1000)" office:value-type="float" office:value="-46.6666666666666" calcext:value-type="float">
            <text:p>-46.7</text:p>
          </table:table-cell>
          <table:table-cell table:style-name="ce13" table:formula="of:=(1/[.H205])*60" office:value-type="float" office:value="-1.11111111111111" calcext:value-type="float">
            <text:p>-1.111</text:p>
          </table:table-cell>
          <table:table-cell table:style-name="ce13" table:formula="of:=(1/[.I205])*60" office:value-type="float" office:value="-1.28571428571429" calcext:value-type="float">
            <text:p>-1.286</text:p>
          </table:table-cell>
          <table:table-cell table:style-name="ce15" table:formula="of:=ABS([.H205])/[.$L$2]*100" office:value-type="float" office:value="15.3" calcext:value-type="float">
            <text:p>15.3</text:p>
          </table:table-cell>
          <table:table-cell table:style-name="ce15" table:formula="of:=ABS([.I205])/[.$L$2]*100" office:value-type="float" office:value="13.2222222222222" calcext:value-type="float">
            <text:p>13.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12.52" calcext:value-type="float">
            <text:p>-12.52</text:p>
          </table:table-cell>
          <table:table-cell office:value-type="float" office:value="-28.59" calcext:value-type="float">
            <text:p>-28.59</text:p>
          </table:table-cell>
          <table:table-cell/>
          <table:table-cell table:formula="of:=[.C206]-[.C205]" office:value-type="float" office:value="-0.82" calcext:value-type="float">
            <text:p>-0.82</text:p>
          </table:table-cell>
          <table:table-cell table:formula="of:=[.D206]-[.D205]" office:value-type="float" office:value="-0.699999999999999" calcext:value-type="float">
            <text:p>-0.699999999999999</text:p>
          </table:table-cell>
          <table:table-cell table:style-name="ce12" table:formula="of:=[.F206]/([.$D$199]/1000)" office:value-type="float" office:value="-54.6666666666667" calcext:value-type="float">
            <text:p>-54.7</text:p>
          </table:table-cell>
          <table:table-cell table:style-name="ce12" table:formula="of:=[.G206]/([.$D$199]/1000)" office:value-type="float" office:value="-46.6666666666666" calcext:value-type="float">
            <text:p>-46.7</text:p>
          </table:table-cell>
          <table:table-cell table:style-name="ce13" table:formula="of:=(1/[.H206])*60" office:value-type="float" office:value="-1.09756097560976" calcext:value-type="float">
            <text:p>-1.098</text:p>
          </table:table-cell>
          <table:table-cell table:style-name="ce13" table:formula="of:=(1/[.I206])*60" office:value-type="float" office:value="-1.28571428571429" calcext:value-type="float">
            <text:p>-1.286</text:p>
          </table:table-cell>
          <table:table-cell table:style-name="ce15" table:formula="of:=ABS([.H206])/[.$L$2]*100" office:value-type="float" office:value="15.4888888888889" calcext:value-type="float">
            <text:p>15.5</text:p>
          </table:table-cell>
          <table:table-cell table:style-name="ce15" table:formula="of:=ABS([.I206])/[.$L$2]*100" office:value-type="float" office:value="13.2222222222222" calcext:value-type="float">
            <text:p>13.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3.33" calcext:value-type="float">
            <text:p>-13.33</text:p>
          </table:table-cell>
          <table:table-cell office:value-type="float" office:value="-29.28" calcext:value-type="float">
            <text:p>-29.28</text:p>
          </table:table-cell>
          <table:table-cell/>
          <table:table-cell table:formula="of:=[.C207]-[.C206]" office:value-type="float" office:value="-0.810000000000001" calcext:value-type="float">
            <text:p>-0.810000000000001</text:p>
          </table:table-cell>
          <table:table-cell table:formula="of:=[.D207]-[.D206]" office:value-type="float" office:value="-0.690000000000001" calcext:value-type="float">
            <text:p>-0.690000000000001</text:p>
          </table:table-cell>
          <table:table-cell table:style-name="ce12" table:formula="of:=[.F207]/([.$D$199]/1000)" office:value-type="float" office:value="-54" calcext:value-type="float">
            <text:p>-54.0</text:p>
          </table:table-cell>
          <table:table-cell table:style-name="ce12" table:formula="of:=[.G207]/([.$D$199]/1000)" office:value-type="float" office:value="-46.0000000000001" calcext:value-type="float">
            <text:p>-46.0</text:p>
          </table:table-cell>
          <table:table-cell table:style-name="ce13" table:formula="of:=(1/[.H207])*60" office:value-type="float" office:value="-1.11111111111111" calcext:value-type="float">
            <text:p>-1.111</text:p>
          </table:table-cell>
          <table:table-cell table:style-name="ce13" table:formula="of:=(1/[.I207])*60" office:value-type="float" office:value="-1.30434782608695" calcext:value-type="float">
            <text:p>-1.304</text:p>
          </table:table-cell>
          <table:table-cell table:style-name="ce15" table:formula="of:=ABS([.H207])/[.$L$2]*100" office:value-type="float" office:value="15.3" calcext:value-type="float">
            <text:p>15.3</text:p>
          </table:table-cell>
          <table:table-cell table:style-name="ce15" table:formula="of:=ABS([.I207])/[.$L$2]*100" office:value-type="float" office:value="13.0333333333334" calcext:value-type="float">
            <text:p>13.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14.15" calcext:value-type="float">
            <text:p>-14.15</text:p>
          </table:table-cell>
          <table:table-cell office:value-type="float" office:value="-29.96" calcext:value-type="float">
            <text:p>-29.96</text:p>
          </table:table-cell>
          <table:table-cell/>
          <table:table-cell table:formula="of:=[.C208]-[.C207]" office:value-type="float" office:value="-0.82" calcext:value-type="float">
            <text:p>-0.82</text:p>
          </table:table-cell>
          <table:table-cell table:formula="of:=[.D208]-[.D207]" office:value-type="float" office:value="-0.68" calcext:value-type="float">
            <text:p>-0.68</text:p>
          </table:table-cell>
          <table:table-cell table:style-name="ce12" table:formula="of:=[.F208]/([.$D$199]/1000)" office:value-type="float" office:value="-54.6666666666667" calcext:value-type="float">
            <text:p>-54.7</text:p>
          </table:table-cell>
          <table:table-cell table:style-name="ce12" table:formula="of:=[.G208]/([.$D$199]/1000)" office:value-type="float" office:value="-45.3333333333333" calcext:value-type="float">
            <text:p>-45.3</text:p>
          </table:table-cell>
          <table:table-cell table:style-name="ce13" table:formula="of:=(1/[.H208])*60" office:value-type="float" office:value="-1.09756097560976" calcext:value-type="float">
            <text:p>-1.098</text:p>
          </table:table-cell>
          <table:table-cell table:style-name="ce13" table:formula="of:=(1/[.I208])*60" office:value-type="float" office:value="-1.32352941176471" calcext:value-type="float">
            <text:p>-1.324</text:p>
          </table:table-cell>
          <table:table-cell table:style-name="ce15" table:formula="of:=ABS([.H208])/[.$L$2]*100" office:value-type="float" office:value="15.4888888888889" calcext:value-type="float">
            <text:p>15.5</text:p>
          </table:table-cell>
          <table:table-cell table:style-name="ce15" table:formula="of:=ABS([.I208])/[.$L$2]*100" office:value-type="float" office:value="12.8444444444444" calcext:value-type="float">
            <text:p>12.8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14.97" calcext:value-type="float">
            <text:p>-14.97</text:p>
          </table:table-cell>
          <table:table-cell office:value-type="float" office:value="-30.64" calcext:value-type="float">
            <text:p>-30.64</text:p>
          </table:table-cell>
          <table:table-cell/>
          <table:table-cell table:formula="of:=[.C209]-[.C208]" office:value-type="float" office:value="-0.82" calcext:value-type="float">
            <text:p>-0.82</text:p>
          </table:table-cell>
          <table:table-cell table:formula="of:=[.D209]-[.D208]" office:value-type="float" office:value="-0.68" calcext:value-type="float">
            <text:p>-0.68</text:p>
          </table:table-cell>
          <table:table-cell table:style-name="ce12" table:formula="of:=[.F209]/([.$D$199]/1000)" office:value-type="float" office:value="-54.6666666666667" calcext:value-type="float">
            <text:p>-54.7</text:p>
          </table:table-cell>
          <table:table-cell table:style-name="ce12" table:formula="of:=[.G209]/([.$D$199]/1000)" office:value-type="float" office:value="-45.3333333333333" calcext:value-type="float">
            <text:p>-45.3</text:p>
          </table:table-cell>
          <table:table-cell table:style-name="ce13" table:formula="of:=(1/[.H209])*60" office:value-type="float" office:value="-1.09756097560976" calcext:value-type="float">
            <text:p>-1.098</text:p>
          </table:table-cell>
          <table:table-cell table:style-name="ce13" table:formula="of:=(1/[.I209])*60" office:value-type="float" office:value="-1.32352941176471" calcext:value-type="float">
            <text:p>-1.324</text:p>
          </table:table-cell>
          <table:table-cell table:style-name="ce15" table:formula="of:=ABS([.H209])/[.$L$2]*100" office:value-type="float" office:value="15.4888888888889" calcext:value-type="float">
            <text:p>15.5</text:p>
          </table:table-cell>
          <table:table-cell table:style-name="ce15" table:formula="of:=ABS([.I209])/[.$L$2]*100" office:value-type="float" office:value="12.8444444444444" calcext:value-type="float">
            <text:p>12.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15.79" calcext:value-type="float">
            <text:p>-15.79</text:p>
          </table:table-cell>
          <table:table-cell office:value-type="float" office:value="-31.32" calcext:value-type="float">
            <text:p>-31.32</text:p>
          </table:table-cell>
          <table:table-cell table:style-name="ce1"/>
          <table:table-cell table:formula="of:=[.C210]-[.C209]" office:value-type="float" office:value="-0.819999999999999" calcext:value-type="float">
            <text:p>-0.819999999999999</text:p>
          </table:table-cell>
          <table:table-cell table:formula="of:=[.D210]-[.D209]" office:value-type="float" office:value="-0.68" calcext:value-type="float">
            <text:p>-0.68</text:p>
          </table:table-cell>
          <table:table-cell table:style-name="ce12" table:formula="of:=[.F210]/([.$D$199]/1000)" office:value-type="float" office:value="-54.6666666666666" calcext:value-type="float">
            <text:p>-54.7</text:p>
          </table:table-cell>
          <table:table-cell table:style-name="ce12" table:formula="of:=[.G210]/([.$D$199]/1000)" office:value-type="float" office:value="-45.3333333333333" calcext:value-type="float">
            <text:p>-45.3</text:p>
          </table:table-cell>
          <table:table-cell table:style-name="ce13" table:formula="of:=(1/[.H210])*60" office:value-type="float" office:value="-1.09756097560976" calcext:value-type="float">
            <text:p>-1.098</text:p>
          </table:table-cell>
          <table:table-cell table:style-name="ce13" table:formula="of:=(1/[.I210])*60" office:value-type="float" office:value="-1.32352941176471" calcext:value-type="float">
            <text:p>-1.324</text:p>
          </table:table-cell>
          <table:table-cell table:style-name="ce15" table:formula="of:=ABS([.H210])/[.$L$2]*100" office:value-type="float" office:value="15.4888888888889" calcext:value-type="float">
            <text:p>15.5</text:p>
          </table:table-cell>
          <table:table-cell table:style-name="ce15" table:formula="of:=ABS([.I210])/[.$L$2]*100" office:value-type="float" office:value="12.8444444444444" calcext:value-type="float">
            <text:p>12.8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16.62" calcext:value-type="float">
            <text:p>-16.62</text:p>
          </table:table-cell>
          <table:table-cell office:value-type="float" office:value="-31.99" calcext:value-type="float">
            <text:p>-31.99</text:p>
          </table:table-cell>
          <table:table-cell table:style-name="ce1"/>
          <table:table-cell table:formula="of:=[.C211]-[.C210]" office:value-type="float" office:value="-0.830000000000002" calcext:value-type="float">
            <text:p>-0.830000000000002</text:p>
          </table:table-cell>
          <table:table-cell table:formula="of:=[.D211]-[.D210]" office:value-type="float" office:value="-0.669999999999998" calcext:value-type="float">
            <text:p>-0.669999999999998</text:p>
          </table:table-cell>
          <table:table-cell table:style-name="ce12" table:formula="of:=[.F211]/([.$D$199]/1000)" office:value-type="float" office:value="-55.3333333333335" calcext:value-type="float">
            <text:p>-55.3</text:p>
          </table:table-cell>
          <table:table-cell table:style-name="ce12" table:formula="of:=[.G211]/([.$D$199]/1000)" office:value-type="float" office:value="-44.6666666666665" calcext:value-type="float">
            <text:p>-44.7</text:p>
          </table:table-cell>
          <table:table-cell table:style-name="ce13" table:formula="of:=(1/[.H211])*60" office:value-type="float" office:value="-1.08433734939759" calcext:value-type="float">
            <text:p>-1.084</text:p>
          </table:table-cell>
          <table:table-cell table:style-name="ce13" table:formula="of:=(1/[.I211])*60" office:value-type="float" office:value="-1.34328358208956" calcext:value-type="float">
            <text:p>-1.343</text:p>
          </table:table-cell>
          <table:table-cell table:style-name="ce15" table:formula="of:=ABS([.H211])/[.$L$2]*100" office:value-type="float" office:value="15.6777777777778" calcext:value-type="float">
            <text:p>15.7</text:p>
          </table:table-cell>
          <table:table-cell table:style-name="ce15" table:formula="of:=ABS([.I211])/[.$L$2]*100" office:value-type="float" office:value="12.6555555555555" calcext:value-type="float">
            <text:p>12.7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17.44" calcext:value-type="float">
            <text:p>-17.44</text:p>
          </table:table-cell>
          <table:table-cell office:value-type="float" office:value="-32.65" calcext:value-type="float">
            <text:p>-32.65</text:p>
          </table:table-cell>
          <table:table-cell table:style-name="ce1"/>
          <table:table-cell table:formula="of:=[.C212]-[.C211]" office:value-type="float" office:value="-0.82" calcext:value-type="float">
            <text:p>-0.82</text:p>
          </table:table-cell>
          <table:table-cell table:formula="of:=[.D212]-[.D211]" office:value-type="float" office:value="-0.66" calcext:value-type="float">
            <text:p>-0.66</text:p>
          </table:table-cell>
          <table:table-cell table:style-name="ce12" table:formula="of:=[.F212]/([.$D$199]/1000)" office:value-type="float" office:value="-54.6666666666667" calcext:value-type="float">
            <text:p>-54.7</text:p>
          </table:table-cell>
          <table:table-cell table:style-name="ce12" table:formula="of:=[.G212]/([.$D$199]/1000)" office:value-type="float" office:value="-44" calcext:value-type="float">
            <text:p>-44.0</text:p>
          </table:table-cell>
          <table:table-cell table:style-name="ce13" table:formula="of:=(1/[.H212])*60" office:value-type="float" office:value="-1.09756097560976" calcext:value-type="float">
            <text:p>-1.098</text:p>
          </table:table-cell>
          <table:table-cell table:style-name="ce13" table:formula="of:=(1/[.I212])*60" office:value-type="float" office:value="-1.36363636363636" calcext:value-type="float">
            <text:p>-1.364</text:p>
          </table:table-cell>
          <table:table-cell table:style-name="ce15" table:formula="of:=ABS([.H212])/[.$L$2]*100" office:value-type="float" office:value="15.4888888888889" calcext:value-type="float">
            <text:p>15.5</text:p>
          </table:table-cell>
          <table:table-cell table:style-name="ce15" table:formula="of:=ABS([.I212])/[.$L$2]*100" office:value-type="float" office:value="12.4666666666667" calcext:value-type="float">
            <text:p>12.5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-18.27" calcext:value-type="float">
            <text:p>-18.27</text:p>
          </table:table-cell>
          <table:table-cell office:value-type="float" office:value="-33.3" calcext:value-type="float">
            <text:p>-33.3</text:p>
          </table:table-cell>
          <table:table-cell table:style-name="ce1"/>
          <table:table-cell table:formula="of:=[.C213]-[.C212]" office:value-type="float" office:value="-0.829999999999998" calcext:value-type="float">
            <text:p>-0.829999999999998</text:p>
          </table:table-cell>
          <table:table-cell table:formula="of:=[.D213]-[.D212]" office:value-type="float" office:value="-0.649999999999999" calcext:value-type="float">
            <text:p>-0.649999999999999</text:p>
          </table:table-cell>
          <table:table-cell table:style-name="ce12" table:formula="of:=[.F213]/([.$D$199]/1000)" office:value-type="float" office:value="-55.3333333333332" calcext:value-type="float">
            <text:p>-55.3</text:p>
          </table:table-cell>
          <table:table-cell table:style-name="ce12" table:formula="of:=[.G213]/([.$D$199]/1000)" office:value-type="float" office:value="-43.3333333333332" calcext:value-type="float">
            <text:p>-43.3</text:p>
          </table:table-cell>
          <table:table-cell table:style-name="ce13" table:formula="of:=(1/[.H213])*60" office:value-type="float" office:value="-1.08433734939759" calcext:value-type="float">
            <text:p>-1.084</text:p>
          </table:table-cell>
          <table:table-cell table:style-name="ce13" table:formula="of:=(1/[.I213])*60" office:value-type="float" office:value="-1.38461538461539" calcext:value-type="float">
            <text:p>-1.385</text:p>
          </table:table-cell>
          <table:table-cell table:style-name="ce15" table:formula="of:=ABS([.H213])/[.$L$2]*100" office:value-type="float" office:value="15.6777777777777" calcext:value-type="float">
            <text:p>15.7</text:p>
          </table:table-cell>
          <table:table-cell table:style-name="ce15" table:formula="of:=ABS([.I213])/[.$L$2]*100" office:value-type="float" office:value="12.2777777777778" calcext:value-type="float">
            <text:p>12.3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19.11" calcext:value-type="float">
            <text:p>-19.11</text:p>
          </table:table-cell>
          <table:table-cell office:value-type="float" office:value="-33.95" calcext:value-type="float">
            <text:p>-33.95</text:p>
          </table:table-cell>
          <table:table-cell table:style-name="ce1"/>
          <table:table-cell table:formula="of:=[.C214]-[.C213]" office:value-type="float" office:value="-0.84" calcext:value-type="float">
            <text:p>-0.84</text:p>
          </table:table-cell>
          <table:table-cell table:formula="of:=[.D214]-[.D213]" office:value-type="float" office:value="-0.650000000000006" calcext:value-type="float">
            <text:p>-0.650000000000006</text:p>
          </table:table-cell>
          <table:table-cell table:style-name="ce12" table:formula="of:=[.F214]/([.$D$199]/1000)" office:value-type="float" office:value="-56" calcext:value-type="float">
            <text:p>-56.0</text:p>
          </table:table-cell>
          <table:table-cell table:style-name="ce12" table:formula="of:=[.G214]/([.$D$199]/1000)" office:value-type="float" office:value="-43.3333333333337" calcext:value-type="float">
            <text:p>-43.3</text:p>
          </table:table-cell>
          <table:table-cell table:style-name="ce13" table:formula="of:=(1/[.H214])*60" office:value-type="float" office:value="-1.07142857142857" calcext:value-type="float">
            <text:p>-1.071</text:p>
          </table:table-cell>
          <table:table-cell table:style-name="ce13" table:formula="of:=(1/[.I214])*60" office:value-type="float" office:value="-1.38461538461537" calcext:value-type="float">
            <text:p>-1.385</text:p>
          </table:table-cell>
          <table:table-cell table:style-name="ce15" table:formula="of:=ABS([.H214])/[.$L$2]*100" office:value-type="float" office:value="15.8666666666667" calcext:value-type="float">
            <text:p>15.9</text:p>
          </table:table-cell>
          <table:table-cell table:style-name="ce15" table:formula="of:=ABS([.I214])/[.$L$2]*100" office:value-type="float" office:value="12.2777777777779" calcext:value-type="float">
            <text:p>12.3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19.94" calcext:value-type="float">
            <text:p>-19.94</text:p>
          </table:table-cell>
          <table:table-cell office:value-type="float" office:value="-34.6" calcext:value-type="float">
            <text:p>-34.6</text:p>
          </table:table-cell>
          <table:table-cell table:style-name="ce1"/>
          <table:table-cell table:formula="of:=[.C215]-[.C214]" office:value-type="float" office:value="-0.830000000000002" calcext:value-type="float">
            <text:p>-0.830000000000002</text:p>
          </table:table-cell>
          <table:table-cell table:formula="of:=[.D215]-[.D214]" office:value-type="float" office:value="-0.649999999999999" calcext:value-type="float">
            <text:p>-0.649999999999999</text:p>
          </table:table-cell>
          <table:table-cell table:style-name="ce12" table:formula="of:=[.F215]/([.$D$199]/1000)" office:value-type="float" office:value="-55.3333333333335" calcext:value-type="float">
            <text:p>-55.3</text:p>
          </table:table-cell>
          <table:table-cell table:style-name="ce12" table:formula="of:=[.G215]/([.$D$199]/1000)" office:value-type="float" office:value="-43.3333333333332" calcext:value-type="float">
            <text:p>-43.3</text:p>
          </table:table-cell>
          <table:table-cell table:style-name="ce13" table:formula="of:=(1/[.H215])*60" office:value-type="float" office:value="-1.08433734939759" calcext:value-type="float">
            <text:p>-1.084</text:p>
          </table:table-cell>
          <table:table-cell table:style-name="ce13" table:formula="of:=(1/[.I215])*60" office:value-type="float" office:value="-1.38461538461539" calcext:value-type="float">
            <text:p>-1.385</text:p>
          </table:table-cell>
          <table:table-cell table:style-name="ce15" table:formula="of:=ABS([.H215])/[.$L$2]*100" office:value-type="float" office:value="15.6777777777778" calcext:value-type="float">
            <text:p>15.7</text:p>
          </table:table-cell>
          <table:table-cell table:style-name="ce15" table:formula="of:=ABS([.I215])/[.$L$2]*100" office:value-type="float" office:value="12.2777777777778" calcext:value-type="float">
            <text:p>12.3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20.78" calcext:value-type="float">
            <text:p>-20.78</text:p>
          </table:table-cell>
          <table:table-cell office:value-type="float" office:value="-35.24" calcext:value-type="float">
            <text:p>-35.24</text:p>
          </table:table-cell>
          <table:table-cell table:style-name="ce1"/>
          <table:table-cell table:formula="of:=[.C216]-[.C215]" office:value-type="float" office:value="-0.84" calcext:value-type="float">
            <text:p>-0.84</text:p>
          </table:table-cell>
          <table:table-cell table:formula="of:=[.D216]-[.D215]" office:value-type="float" office:value="-0.640000000000001" calcext:value-type="float">
            <text:p>-0.640000000000001</text:p>
          </table:table-cell>
          <table:table-cell table:style-name="ce12" table:formula="of:=[.F216]/([.$D$199]/1000)" office:value-type="float" office:value="-56" calcext:value-type="float">
            <text:p>-56.0</text:p>
          </table:table-cell>
          <table:table-cell table:style-name="ce12" table:formula="of:=[.G216]/([.$D$199]/1000)" office:value-type="float" office:value="-42.6666666666667" calcext:value-type="float">
            <text:p>-42.7</text:p>
          </table:table-cell>
          <table:table-cell table:style-name="ce13" table:formula="of:=(1/[.H216])*60" office:value-type="float" office:value="-1.07142857142857" calcext:value-type="float">
            <text:p>-1.071</text:p>
          </table:table-cell>
          <table:table-cell table:style-name="ce13" table:formula="of:=(1/[.I216])*60" office:value-type="float" office:value="-1.40625" calcext:value-type="float">
            <text:p>-1.406</text:p>
          </table:table-cell>
          <table:table-cell table:style-name="ce15" table:formula="of:=ABS([.H216])/[.$L$2]*100" office:value-type="float" office:value="15.8666666666667" calcext:value-type="float">
            <text:p>15.9</text:p>
          </table:table-cell>
          <table:table-cell table:style-name="ce15" table:formula="of:=ABS([.I216])/[.$L$2]*100" office:value-type="float" office:value="12.0888888888889" calcext:value-type="float">
            <text:p>12.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-21.62" calcext:value-type="float">
            <text:p>-21.62</text:p>
          </table:table-cell>
          <table:table-cell office:value-type="float" office:value="-35.87" calcext:value-type="float">
            <text:p>-35.87</text:p>
          </table:table-cell>
          <table:table-cell table:style-name="ce1"/>
          <table:table-cell table:formula="of:=[.C217]-[.C216]" office:value-type="float" office:value="-0.84" calcext:value-type="float">
            <text:p>-0.84</text:p>
          </table:table-cell>
          <table:table-cell table:formula="of:=[.D217]-[.D216]" office:value-type="float" office:value="-0.629999999999995" calcext:value-type="float">
            <text:p>-0.629999999999995</text:p>
          </table:table-cell>
          <table:table-cell table:style-name="ce12" table:formula="of:=[.F217]/([.$D$199]/1000)" office:value-type="float" office:value="-56" calcext:value-type="float">
            <text:p>-56.0</text:p>
          </table:table-cell>
          <table:table-cell table:style-name="ce12" table:formula="of:=[.G217]/([.$D$199]/1000)" office:value-type="float" office:value="-41.9999999999997" calcext:value-type="float">
            <text:p>-42.0</text:p>
          </table:table-cell>
          <table:table-cell table:style-name="ce13" table:formula="of:=(1/[.H217])*60" office:value-type="float" office:value="-1.07142857142857" calcext:value-type="float">
            <text:p>-1.071</text:p>
          </table:table-cell>
          <table:table-cell table:style-name="ce13" table:formula="of:=(1/[.I217])*60" office:value-type="float" office:value="-1.42857142857144" calcext:value-type="float">
            <text:p>-1.429</text:p>
          </table:table-cell>
          <table:table-cell table:style-name="ce15" table:formula="of:=ABS([.H217])/[.$L$2]*100" office:value-type="float" office:value="15.8666666666667" calcext:value-type="float">
            <text:p>15.9</text:p>
          </table:table-cell>
          <table:table-cell table:style-name="ce15" table:formula="of:=ABS([.I217])/[.$L$2]*100" office:value-type="float" office:value="11.8999999999999" calcext:value-type="float">
            <text:p>11.9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-22.46" calcext:value-type="float">
            <text:p>-22.46</text:p>
          </table:table-cell>
          <table:table-cell office:value-type="float" office:value="-36.5" calcext:value-type="float">
            <text:p>-36.5</text:p>
          </table:table-cell>
          <table:table-cell table:style-name="ce1"/>
          <table:table-cell table:formula="of:=[.C218]-[.C217]" office:value-type="float" office:value="-0.84" calcext:value-type="float">
            <text:p>-0.84</text:p>
          </table:table-cell>
          <table:table-cell table:formula="of:=[.D218]-[.D217]" office:value-type="float" office:value="-0.630000000000003" calcext:value-type="float">
            <text:p>-0.630000000000003</text:p>
          </table:table-cell>
          <table:table-cell table:style-name="ce12" table:formula="of:=[.F218]/([.$D$199]/1000)" office:value-type="float" office:value="-56" calcext:value-type="float">
            <text:p>-56.0</text:p>
          </table:table-cell>
          <table:table-cell table:style-name="ce12" table:formula="of:=[.G218]/([.$D$199]/1000)" office:value-type="float" office:value="-42.0000000000002" calcext:value-type="float">
            <text:p>-42.0</text:p>
          </table:table-cell>
          <table:table-cell table:style-name="ce13" table:formula="of:=(1/[.H218])*60" office:value-type="float" office:value="-1.07142857142857" calcext:value-type="float">
            <text:p>-1.071</text:p>
          </table:table-cell>
          <table:table-cell table:style-name="ce13" table:formula="of:=(1/[.I218])*60" office:value-type="float" office:value="-1.42857142857142" calcext:value-type="float">
            <text:p>-1.429</text:p>
          </table:table-cell>
          <table:table-cell table:style-name="ce15" table:formula="of:=ABS([.H218])/[.$L$2]*100" office:value-type="float" office:value="15.8666666666667" calcext:value-type="float">
            <text:p>15.9</text:p>
          </table:table-cell>
          <table:table-cell table:style-name="ce15" table:formula="of:=ABS([.I218])/[.$L$2]*100" office:value-type="float" office:value="11.9" calcext:value-type="float">
            <text:p>11.9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23.31" calcext:value-type="float">
            <text:p>-23.31</text:p>
          </table:table-cell>
          <table:table-cell office:value-type="float" office:value="-37.12" calcext:value-type="float">
            <text:p>-37.12</text:p>
          </table:table-cell>
          <table:table-cell table:style-name="ce1"/>
          <table:table-cell table:formula="of:=[.C219]-[.C218]" office:value-type="float" office:value="-0.849999999999998" calcext:value-type="float">
            <text:p>-0.849999999999998</text:p>
          </table:table-cell>
          <table:table-cell table:formula="of:=[.D219]-[.D218]" office:value-type="float" office:value="-0.619999999999997" calcext:value-type="float">
            <text:p>-0.619999999999997</text:p>
          </table:table-cell>
          <table:table-cell table:style-name="ce12" table:formula="of:=[.F219]/([.$D$199]/1000)" office:value-type="float" office:value="-56.6666666666665" calcext:value-type="float">
            <text:p>-56.7</text:p>
          </table:table-cell>
          <table:table-cell table:style-name="ce12" table:formula="of:=[.G219]/([.$D$199]/1000)" office:value-type="float" office:value="-41.3333333333332" calcext:value-type="float">
            <text:p>-41.3</text:p>
          </table:table-cell>
          <table:table-cell table:style-name="ce13" table:formula="of:=(1/[.H219])*60" office:value-type="float" office:value="-1.05882352941177" calcext:value-type="float">
            <text:p>-1.059</text:p>
          </table:table-cell>
          <table:table-cell table:style-name="ce13" table:formula="of:=(1/[.I219])*60" office:value-type="float" office:value="-1.45161290322581" calcext:value-type="float">
            <text:p>-1.452</text:p>
          </table:table-cell>
          <table:table-cell table:style-name="ce15" table:formula="of:=ABS([.H219])/[.$L$2]*100" office:value-type="float" office:value="16.0555555555555" calcext:value-type="float">
            <text:p>16.1</text:p>
          </table:table-cell>
          <table:table-cell table:style-name="ce15" table:formula="of:=ABS([.I219])/[.$L$2]*100" office:value-type="float" office:value="11.7111111111111" calcext:value-type="float">
            <text:p>11.7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-24.16" calcext:value-type="float">
            <text:p>-24.16</text:p>
          </table:table-cell>
          <table:table-cell office:value-type="float" office:value="-37.74" calcext:value-type="float">
            <text:p>-37.74</text:p>
          </table:table-cell>
          <table:table-cell table:style-name="ce1"/>
          <table:table-cell table:formula="of:=[.C220]-[.C219]" office:value-type="float" office:value="-0.850000000000001" calcext:value-type="float">
            <text:p>-0.850000000000001</text:p>
          </table:table-cell>
          <table:table-cell table:formula="of:=[.D220]-[.D219]" office:value-type="float" office:value="-0.620000000000005" calcext:value-type="float">
            <text:p>-0.620000000000005</text:p>
          </table:table-cell>
          <table:table-cell table:style-name="ce12" table:formula="of:=[.F220]/([.$D$199]/1000)" office:value-type="float" office:value="-56.6666666666668" calcext:value-type="float">
            <text:p>-56.7</text:p>
          </table:table-cell>
          <table:table-cell table:style-name="ce12" table:formula="of:=[.G220]/([.$D$199]/1000)" office:value-type="float" office:value="-41.3333333333336" calcext:value-type="float">
            <text:p>-41.3</text:p>
          </table:table-cell>
          <table:table-cell table:style-name="ce13" table:formula="of:=(1/[.H220])*60" office:value-type="float" office:value="-1.05882352941176" calcext:value-type="float">
            <text:p>-1.059</text:p>
          </table:table-cell>
          <table:table-cell table:style-name="ce13" table:formula="of:=(1/[.I220])*60" office:value-type="float" office:value="-1.4516129032258" calcext:value-type="float">
            <text:p>-1.452</text:p>
          </table:table-cell>
          <table:table-cell table:style-name="ce15" table:formula="of:=ABS([.H220])/[.$L$2]*100" office:value-type="float" office:value="16.0555555555556" calcext:value-type="float">
            <text:p>16.1</text:p>
          </table:table-cell>
          <table:table-cell table:style-name="ce15" table:formula="of:=ABS([.I220])/[.$L$2]*100" office:value-type="float" office:value="11.7111111111112" calcext:value-type="float">
            <text:p>11.7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-25.02" calcext:value-type="float">
            <text:p>-25.02</text:p>
          </table:table-cell>
          <table:table-cell office:value-type="float" office:value="-38.35" calcext:value-type="float">
            <text:p>-38.35</text:p>
          </table:table-cell>
          <table:table-cell table:style-name="ce1"/>
          <table:table-cell table:formula="of:=[.C221]-[.C220]" office:value-type="float" office:value="-0.859999999999999" calcext:value-type="float">
            <text:p>-0.859999999999999</text:p>
          </table:table-cell>
          <table:table-cell table:formula="of:=[.D221]-[.D220]" office:value-type="float" office:value="-0.609999999999999" calcext:value-type="float">
            <text:p>-0.609999999999999</text:p>
          </table:table-cell>
          <table:table-cell table:style-name="ce12" table:formula="of:=[.F221]/([.$D$199]/1000)" office:value-type="float" office:value="-57.3333333333333" calcext:value-type="float">
            <text:p>-57.3</text:p>
          </table:table-cell>
          <table:table-cell table:style-name="ce12" table:formula="of:=[.G221]/([.$D$199]/1000)" office:value-type="float" office:value="-40.6666666666666" calcext:value-type="float">
            <text:p>-40.7</text:p>
          </table:table-cell>
          <table:table-cell table:style-name="ce13" table:formula="of:=(1/[.H221])*60" office:value-type="float" office:value="-1.04651162790698" calcext:value-type="float">
            <text:p>-1.047</text:p>
          </table:table-cell>
          <table:table-cell table:style-name="ce13" table:formula="of:=(1/[.I221])*60" office:value-type="float" office:value="-1.47540983606558" calcext:value-type="float">
            <text:p>-1.475</text:p>
          </table:table-cell>
          <table:table-cell table:style-name="ce15" table:formula="of:=ABS([.H221])/[.$L$2]*100" office:value-type="float" office:value="16.2444444444444" calcext:value-type="float">
            <text:p>16.2</text:p>
          </table:table-cell>
          <table:table-cell table:style-name="ce15" table:formula="of:=ABS([.I221])/[.$L$2]*100" office:value-type="float" office:value="11.5222222222222" calcext:value-type="float">
            <text:p>11.5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-25.87" calcext:value-type="float">
            <text:p>-25.87</text:p>
          </table:table-cell>
          <table:table-cell office:value-type="float" office:value="-38.95" calcext:value-type="float">
            <text:p>-38.95</text:p>
          </table:table-cell>
          <table:table-cell table:style-name="ce1"/>
          <table:table-cell table:formula="of:=[.C222]-[.C221]" office:value-type="float" office:value="-0.850000000000001" calcext:value-type="float">
            <text:p>-0.850000000000001</text:p>
          </table:table-cell>
          <table:table-cell table:formula="of:=[.D222]-[.D221]" office:value-type="float" office:value="-0.600000000000001" calcext:value-type="float">
            <text:p>-0.600000000000001</text:p>
          </table:table-cell>
          <table:table-cell table:style-name="ce12" table:formula="of:=[.F222]/([.$D$199]/1000)" office:value-type="float" office:value="-56.6666666666668" calcext:value-type="float">
            <text:p>-56.7</text:p>
          </table:table-cell>
          <table:table-cell table:style-name="ce12" table:formula="of:=[.G222]/([.$D$199]/1000)" office:value-type="float" office:value="-40.0000000000001" calcext:value-type="float">
            <text:p>-40.0</text:p>
          </table:table-cell>
          <table:table-cell table:style-name="ce13" table:formula="of:=(1/[.H222])*60" office:value-type="float" office:value="-1.05882352941176" calcext:value-type="float">
            <text:p>-1.059</text:p>
          </table:table-cell>
          <table:table-cell table:style-name="ce13" table:formula="of:=(1/[.I222])*60" office:value-type="float" office:value="-1.5" calcext:value-type="float">
            <text:p>-1.500</text:p>
          </table:table-cell>
          <table:table-cell table:style-name="ce15" table:formula="of:=ABS([.H222])/[.$L$2]*100" office:value-type="float" office:value="16.0555555555556" calcext:value-type="float">
            <text:p>16.1</text:p>
          </table:table-cell>
          <table:table-cell table:style-name="ce15" table:formula="of:=ABS([.I222])/[.$L$2]*100" office:value-type="float" office:value="11.3333333333334" calcext:value-type="float">
            <text:p>11.3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-26.73" calcext:value-type="float">
            <text:p>-26.73</text:p>
          </table:table-cell>
          <table:table-cell office:value-type="float" office:value="-39.55" calcext:value-type="float">
            <text:p>-39.55</text:p>
          </table:table-cell>
          <table:table-cell table:style-name="ce1"/>
          <table:table-cell table:formula="of:=[.C223]-[.C222]" office:value-type="float" office:value="-0.859999999999999" calcext:value-type="float">
            <text:p>-0.859999999999999</text:p>
          </table:table-cell>
          <table:table-cell table:formula="of:=[.D223]-[.D222]" office:value-type="float" office:value="-0.599999999999994" calcext:value-type="float">
            <text:p>-0.599999999999994</text:p>
          </table:table-cell>
          <table:table-cell table:style-name="ce12" table:formula="of:=[.F223]/([.$D$199]/1000)" office:value-type="float" office:value="-57.3333333333333" calcext:value-type="float">
            <text:p>-57.3</text:p>
          </table:table-cell>
          <table:table-cell table:style-name="ce12" table:formula="of:=[.G223]/([.$D$199]/1000)" office:value-type="float" office:value="-39.9999999999996" calcext:value-type="float">
            <text:p>-40.0</text:p>
          </table:table-cell>
          <table:table-cell table:style-name="ce13" table:formula="of:=(1/[.H223])*60" office:value-type="float" office:value="-1.04651162790698" calcext:value-type="float">
            <text:p>-1.047</text:p>
          </table:table-cell>
          <table:table-cell table:style-name="ce13" table:formula="of:=(1/[.I223])*60" office:value-type="float" office:value="-1.50000000000001" calcext:value-type="float">
            <text:p>-1.500</text:p>
          </table:table-cell>
          <table:table-cell table:style-name="ce15" table:formula="of:=ABS([.H223])/[.$L$2]*100" office:value-type="float" office:value="16.2444444444444" calcext:value-type="float">
            <text:p>16.2</text:p>
          </table:table-cell>
          <table:table-cell table:style-name="ce15" table:formula="of:=ABS([.I223])/[.$L$2]*100" office:value-type="float" office:value="11.3333333333332" calcext:value-type="float">
            <text:p>11.3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-27.6" calcext:value-type="float">
            <text:p>-27.6</text:p>
          </table:table-cell>
          <table:table-cell office:value-type="float" office:value="-40.15" calcext:value-type="float">
            <text:p>-40.15</text:p>
          </table:table-cell>
          <table:table-cell table:style-name="ce1"/>
          <table:table-cell table:formula="of:=[.C224]-[.C223]" office:value-type="float" office:value="-0.870000000000001" calcext:value-type="float">
            <text:p>-0.870000000000001</text:p>
          </table:table-cell>
          <table:table-cell table:formula="of:=[.D224]-[.D223]" office:value-type="float" office:value="-0.600000000000001" calcext:value-type="float">
            <text:p>-0.600000000000001</text:p>
          </table:table-cell>
          <table:table-cell table:style-name="ce12" table:formula="of:=[.F224]/([.$D$199]/1000)" office:value-type="float" office:value="-58.0000000000001" calcext:value-type="float">
            <text:p>-58.0</text:p>
          </table:table-cell>
          <table:table-cell table:style-name="ce12" table:formula="of:=[.G224]/([.$D$199]/1000)" office:value-type="float" office:value="-40.0000000000001" calcext:value-type="float">
            <text:p>-40.0</text:p>
          </table:table-cell>
          <table:table-cell table:style-name="ce13" table:formula="of:=(1/[.H224])*60" office:value-type="float" office:value="-1.03448275862069" calcext:value-type="float">
            <text:p>-1.034</text:p>
          </table:table-cell>
          <table:table-cell table:style-name="ce13" table:formula="of:=(1/[.I224])*60" office:value-type="float" office:value="-1.5" calcext:value-type="float">
            <text:p>-1.500</text:p>
          </table:table-cell>
          <table:table-cell table:style-name="ce15" table:formula="of:=ABS([.H224])/[.$L$2]*100" office:value-type="float" office:value="16.4333333333334" calcext:value-type="float">
            <text:p>16.4</text:p>
          </table:table-cell>
          <table:table-cell table:style-name="ce15" table:formula="of:=ABS([.I224])/[.$L$2]*100" office:value-type="float" office:value="11.3333333333334" calcext:value-type="float">
            <text:p>11.3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28.46" calcext:value-type="float">
            <text:p>-28.46</text:p>
          </table:table-cell>
          <table:table-cell office:value-type="float" office:value="-40.74" calcext:value-type="float">
            <text:p>-40.74</text:p>
          </table:table-cell>
          <table:table-cell table:style-name="ce1"/>
          <table:table-cell table:formula="of:=[.C225]-[.C224]" office:value-type="float" office:value="-0.859999999999999" calcext:value-type="float">
            <text:p>-0.859999999999999</text:p>
          </table:table-cell>
          <table:table-cell table:formula="of:=[.D225]-[.D224]" office:value-type="float" office:value="-0.590000000000003" calcext:value-type="float">
            <text:p>-0.590000000000003</text:p>
          </table:table-cell>
          <table:table-cell table:style-name="ce12" table:formula="of:=[.F225]/([.$D$199]/1000)" office:value-type="float" office:value="-57.3333333333333" calcext:value-type="float">
            <text:p>-57.3</text:p>
          </table:table-cell>
          <table:table-cell table:style-name="ce12" table:formula="of:=[.G225]/([.$D$199]/1000)" office:value-type="float" office:value="-39.3333333333336" calcext:value-type="float">
            <text:p>-39.3</text:p>
          </table:table-cell>
          <table:table-cell table:style-name="ce13" table:formula="of:=(1/[.H225])*60" office:value-type="float" office:value="-1.04651162790698" calcext:value-type="float">
            <text:p>-1.047</text:p>
          </table:table-cell>
          <table:table-cell table:style-name="ce13" table:formula="of:=(1/[.I225])*60" office:value-type="float" office:value="-1.52542372881355" calcext:value-type="float">
            <text:p>-1.525</text:p>
          </table:table-cell>
          <table:table-cell table:style-name="ce15" table:formula="of:=ABS([.H225])/[.$L$2]*100" office:value-type="float" office:value="16.2444444444444" calcext:value-type="float">
            <text:p>16.2</text:p>
          </table:table-cell>
          <table:table-cell table:style-name="ce15" table:formula="of:=ABS([.I225])/[.$L$2]*100" office:value-type="float" office:value="11.1444444444445" calcext:value-type="float">
            <text:p>11.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-29.33" calcext:value-type="float">
            <text:p>-29.33</text:p>
          </table:table-cell>
          <table:table-cell office:value-type="float" office:value="-41.32" calcext:value-type="float">
            <text:p>-41.32</text:p>
          </table:table-cell>
          <table:table-cell table:style-name="ce1"/>
          <table:table-cell table:formula="of:=[.C226]-[.C225]" office:value-type="float" office:value="-0.869999999999997" calcext:value-type="float">
            <text:p>-0.869999999999997</text:p>
          </table:table-cell>
          <table:table-cell table:formula="of:=[.D226]-[.D225]" office:value-type="float" office:value="-0.579999999999998" calcext:value-type="float">
            <text:p>-0.579999999999998</text:p>
          </table:table-cell>
          <table:table-cell table:style-name="ce12" table:formula="of:=[.F226]/([.$D$199]/1000)" office:value-type="float" office:value="-57.9999999999998" calcext:value-type="float">
            <text:p>-58.0</text:p>
          </table:table-cell>
          <table:table-cell table:style-name="ce12" table:formula="of:=[.G226]/([.$D$199]/1000)" office:value-type="float" office:value="-38.6666666666666" calcext:value-type="float">
            <text:p>-38.7</text:p>
          </table:table-cell>
          <table:table-cell table:style-name="ce13" table:formula="of:=(1/[.H226])*60" office:value-type="float" office:value="-1.03448275862069" calcext:value-type="float">
            <text:p>-1.034</text:p>
          </table:table-cell>
          <table:table-cell table:style-name="ce13" table:formula="of:=(1/[.I226])*60" office:value-type="float" office:value="-1.55172413793104" calcext:value-type="float">
            <text:p>-1.552</text:p>
          </table:table-cell>
          <table:table-cell table:style-name="ce15" table:formula="of:=ABS([.H226])/[.$L$2]*100" office:value-type="float" office:value="16.4333333333333" calcext:value-type="float">
            <text:p>16.4</text:p>
          </table:table-cell>
          <table:table-cell table:style-name="ce15" table:formula="of:=ABS([.I226])/[.$L$2]*100" office:value-type="float" office:value="10.9555555555555" calcext:value-type="float">
            <text:p>11.0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-30.21" calcext:value-type="float">
            <text:p>-30.21</text:p>
          </table:table-cell>
          <table:table-cell office:value-type="float" office:value="-41.9" calcext:value-type="float">
            <text:p>-41.9</text:p>
          </table:table-cell>
          <table:table-cell table:style-name="ce1"/>
          <table:table-cell table:formula="of:=[.C227]-[.C226]" office:value-type="float" office:value="-0.880000000000003" calcext:value-type="float">
            <text:p>-0.880000000000003</text:p>
          </table:table-cell>
          <table:table-cell table:formula="of:=[.D227]-[.D226]" office:value-type="float" office:value="-0.579999999999998" calcext:value-type="float">
            <text:p>-0.579999999999998</text:p>
          </table:table-cell>
          <table:table-cell table:style-name="ce12" table:formula="of:=[.F227]/([.$D$199]/1000)" office:value-type="float" office:value="-58.6666666666668" calcext:value-type="float">
            <text:p>-58.7</text:p>
          </table:table-cell>
          <table:table-cell table:style-name="ce12" table:formula="of:=[.G227]/([.$D$199]/1000)" office:value-type="float" office:value="-38.6666666666666" calcext:value-type="float">
            <text:p>-38.7</text:p>
          </table:table-cell>
          <table:table-cell table:style-name="ce13" table:formula="of:=(1/[.H227])*60" office:value-type="float" office:value="-1.02272727272727" calcext:value-type="float">
            <text:p>-1.023</text:p>
          </table:table-cell>
          <table:table-cell table:style-name="ce13" table:formula="of:=(1/[.I227])*60" office:value-type="float" office:value="-1.55172413793104" calcext:value-type="float">
            <text:p>-1.552</text:p>
          </table:table-cell>
          <table:table-cell table:style-name="ce15" table:formula="of:=ABS([.H227])/[.$L$2]*100" office:value-type="float" office:value="16.6222222222223" calcext:value-type="float">
            <text:p>16.6</text:p>
          </table:table-cell>
          <table:table-cell table:style-name="ce15" table:formula="of:=ABS([.I227])/[.$L$2]*100" office:value-type="float" office:value="10.9555555555555" calcext:value-type="float">
            <text:p>11.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-31.09" calcext:value-type="float">
            <text:p>-31.09</text:p>
          </table:table-cell>
          <table:table-cell office:value-type="float" office:value="-42.47" calcext:value-type="float">
            <text:p>-42.47</text:p>
          </table:table-cell>
          <table:table-cell table:style-name="ce1"/>
          <table:table-cell table:formula="of:=[.C228]-[.C227]" office:value-type="float" office:value="-0.879999999999999" calcext:value-type="float">
            <text:p>-0.879999999999999</text:p>
          </table:table-cell>
          <table:table-cell table:formula="of:=[.D228]-[.D227]" office:value-type="float" office:value="-0.57" calcext:value-type="float">
            <text:p>-0.57</text:p>
          </table:table-cell>
          <table:table-cell table:style-name="ce12" table:formula="of:=[.F228]/([.$D$199]/1000)" office:value-type="float" office:value="-58.6666666666666" calcext:value-type="float">
            <text:p>-58.7</text:p>
          </table:table-cell>
          <table:table-cell table:style-name="ce12" table:formula="of:=[.G228]/([.$D$199]/1000)" office:value-type="float" office:value="-38" calcext:value-type="float">
            <text:p>-38.0</text:p>
          </table:table-cell>
          <table:table-cell table:style-name="ce13" table:formula="of:=(1/[.H228])*60" office:value-type="float" office:value="-1.02272727272727" calcext:value-type="float">
            <text:p>-1.023</text:p>
          </table:table-cell>
          <table:table-cell table:style-name="ce13" table:formula="of:=(1/[.I228])*60" office:value-type="float" office:value="-1.57894736842105" calcext:value-type="float">
            <text:p>-1.579</text:p>
          </table:table-cell>
          <table:table-cell table:style-name="ce15" table:formula="of:=ABS([.H228])/[.$L$2]*100" office:value-type="float" office:value="16.6222222222222" calcext:value-type="float">
            <text:p>16.6</text:p>
          </table:table-cell>
          <table:table-cell table:style-name="ce15" table:formula="of:=ABS([.I228])/[.$L$2]*100" office:value-type="float" office:value="10.7666666666667" calcext:value-type="float">
            <text:p>10.8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-31.97" calcext:value-type="float">
            <text:p>-31.97</text:p>
          </table:table-cell>
          <table:table-cell office:value-type="float" office:value="-43.03" calcext:value-type="float">
            <text:p>-43.03</text:p>
          </table:table-cell>
          <table:table-cell table:style-name="ce1"/>
          <table:table-cell table:formula="of:=[.C229]-[.C228]" office:value-type="float" office:value="-0.879999999999999" calcext:value-type="float">
            <text:p>-0.879999999999999</text:p>
          </table:table-cell>
          <table:table-cell table:formula="of:=[.D229]-[.D228]" office:value-type="float" office:value="-0.560000000000002" calcext:value-type="float">
            <text:p>-0.560000000000002</text:p>
          </table:table-cell>
          <table:table-cell table:style-name="ce12" table:formula="of:=[.F229]/([.$D$199]/1000)" office:value-type="float" office:value="-58.6666666666666" calcext:value-type="float">
            <text:p>-58.7</text:p>
          </table:table-cell>
          <table:table-cell table:style-name="ce12" table:formula="of:=[.G229]/([.$D$199]/1000)" office:value-type="float" office:value="-37.3333333333335" calcext:value-type="float">
            <text:p>-37.3</text:p>
          </table:table-cell>
          <table:table-cell table:style-name="ce13" table:formula="of:=(1/[.H229])*60" office:value-type="float" office:value="-1.02272727272727" calcext:value-type="float">
            <text:p>-1.023</text:p>
          </table:table-cell>
          <table:table-cell table:style-name="ce13" table:formula="of:=(1/[.I229])*60" office:value-type="float" office:value="-1.60714285714285" calcext:value-type="float">
            <text:p>-1.607</text:p>
          </table:table-cell>
          <table:table-cell table:style-name="ce15" table:formula="of:=ABS([.H229])/[.$L$2]*100" office:value-type="float" office:value="16.6222222222222" calcext:value-type="float">
            <text:p>16.6</text:p>
          </table:table-cell>
          <table:table-cell table:style-name="ce15" table:formula="of:=ABS([.I229])/[.$L$2]*100" office:value-type="float" office:value="10.5777777777778" calcext:value-type="float">
            <text:p>10.6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-32.85" calcext:value-type="float">
            <text:p>-32.85</text:p>
          </table:table-cell>
          <table:table-cell office:value-type="float" office:value="-43.59" calcext:value-type="float">
            <text:p>-43.59</text:p>
          </table:table-cell>
          <table:table-cell table:style-name="ce1"/>
          <table:table-cell table:formula="of:=[.C230]-[.C229]" office:value-type="float" office:value="-0.880000000000003" calcext:value-type="float">
            <text:p>-0.880000000000003</text:p>
          </table:table-cell>
          <table:table-cell table:formula="of:=[.D230]-[.D229]" office:value-type="float" office:value="-0.560000000000002" calcext:value-type="float">
            <text:p>-0.560000000000002</text:p>
          </table:table-cell>
          <table:table-cell table:style-name="ce12" table:formula="of:=[.F230]/([.$D$199]/1000)" office:value-type="float" office:value="-58.6666666666668" calcext:value-type="float">
            <text:p>-58.7</text:p>
          </table:table-cell>
          <table:table-cell table:style-name="ce12" table:formula="of:=[.G230]/([.$D$199]/1000)" office:value-type="float" office:value="-37.3333333333335" calcext:value-type="float">
            <text:p>-37.3</text:p>
          </table:table-cell>
          <table:table-cell table:style-name="ce13" table:formula="of:=(1/[.H230])*60" office:value-type="float" office:value="-1.02272727272727" calcext:value-type="float">
            <text:p>-1.023</text:p>
          </table:table-cell>
          <table:table-cell table:style-name="ce13" table:formula="of:=(1/[.I230])*60" office:value-type="float" office:value="-1.60714285714285" calcext:value-type="float">
            <text:p>-1.607</text:p>
          </table:table-cell>
          <table:table-cell table:style-name="ce15" table:formula="of:=ABS([.H230])/[.$L$2]*100" office:value-type="float" office:value="16.6222222222223" calcext:value-type="float">
            <text:p>16.6</text:p>
          </table:table-cell>
          <table:table-cell table:style-name="ce15" table:formula="of:=ABS([.I230])/[.$L$2]*100" office:value-type="float" office:value="10.5777777777778" calcext:value-type="float">
            <text:p>10.6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-33.74" calcext:value-type="float">
            <text:p>-33.74</text:p>
          </table:table-cell>
          <table:table-cell office:value-type="float" office:value="-44.15" calcext:value-type="float">
            <text:p>-44.15</text:p>
          </table:table-cell>
          <table:table-cell table:style-name="ce1"/>
          <table:table-cell table:formula="of:=[.C231]-[.C230]" office:value-type="float" office:value="-0.890000000000001" calcext:value-type="float">
            <text:p>-0.890000000000001</text:p>
          </table:table-cell>
          <table:table-cell table:formula="of:=[.D231]-[.D230]" office:value-type="float" office:value="-0.559999999999995" calcext:value-type="float">
            <text:p>-0.559999999999995</text:p>
          </table:table-cell>
          <table:table-cell table:style-name="ce12" table:formula="of:=[.F231]/([.$D$199]/1000)" office:value-type="float" office:value="-59.3333333333334" calcext:value-type="float">
            <text:p>-59.3</text:p>
          </table:table-cell>
          <table:table-cell table:style-name="ce12" table:formula="of:=[.G231]/([.$D$199]/1000)" office:value-type="float" office:value="-37.333333333333" calcext:value-type="float">
            <text:p>-37.3</text:p>
          </table:table-cell>
          <table:table-cell table:style-name="ce13" table:formula="of:=(1/[.H231])*60" office:value-type="float" office:value="-1.01123595505618" calcext:value-type="float">
            <text:p>-1.011</text:p>
          </table:table-cell>
          <table:table-cell table:style-name="ce13" table:formula="of:=(1/[.I231])*60" office:value-type="float" office:value="-1.60714285714287" calcext:value-type="float">
            <text:p>-1.607</text:p>
          </table:table-cell>
          <table:table-cell table:style-name="ce15" table:formula="of:=ABS([.H231])/[.$L$2]*100" office:value-type="float" office:value="16.8111111111111" calcext:value-type="float">
            <text:p>16.8</text:p>
          </table:table-cell>
          <table:table-cell table:style-name="ce15" table:formula="of:=ABS([.I231])/[.$L$2]*100" office:value-type="float" office:value="10.5777777777777" calcext:value-type="float">
            <text:p>10.6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-34.64" calcext:value-type="float">
            <text:p>-34.64</text:p>
          </table:table-cell>
          <table:table-cell office:value-type="float" office:value="-44.7" calcext:value-type="float">
            <text:p>-44.7</text:p>
          </table:table-cell>
          <table:table-cell table:style-name="ce1"/>
          <table:table-cell table:formula="of:=[.C232]-[.C231]" office:value-type="float" office:value="-0.899999999999999" calcext:value-type="float">
            <text:p>-0.899999999999999</text:p>
          </table:table-cell>
          <table:table-cell table:formula="of:=[.D232]-[.D231]" office:value-type="float" office:value="-0.550000000000004" calcext:value-type="float">
            <text:p>-0.550000000000004</text:p>
          </table:table-cell>
          <table:table-cell table:style-name="ce12" table:formula="of:=[.F232]/([.$D$199]/1000)" office:value-type="float" office:value="-59.9999999999999" calcext:value-type="float">
            <text:p>-60.0</text:p>
          </table:table-cell>
          <table:table-cell table:style-name="ce12" table:formula="of:=[.G232]/([.$D$199]/1000)" office:value-type="float" office:value="-36.666666666667" calcext:value-type="float">
            <text:p>-36.7</text:p>
          </table:table-cell>
          <table:table-cell table:style-name="ce13" table:formula="of:=(1/[.H232])*60" office:value-type="float" office:value="-1" calcext:value-type="float">
            <text:p>-1.000</text:p>
          </table:table-cell>
          <table:table-cell table:style-name="ce13" table:formula="of:=(1/[.I232])*60" office:value-type="float" office:value="-1.63636363636362" calcext:value-type="float">
            <text:p>-1.636</text:p>
          </table:table-cell>
          <table:table-cell table:style-name="ce15" table:formula="of:=ABS([.H232])/[.$L$2]*100" office:value-type="float" office:value="17" calcext:value-type="float">
            <text:p>17.0</text:p>
          </table:table-cell>
          <table:table-cell table:style-name="ce15" table:formula="of:=ABS([.I232])/[.$L$2]*100" office:value-type="float" office:value="10.388888888889" calcext:value-type="float">
            <text:p>10.4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-35.53" calcext:value-type="float">
            <text:p>-35.53</text:p>
          </table:table-cell>
          <table:table-cell office:value-type="float" office:value="-45.24" calcext:value-type="float">
            <text:p>-45.24</text:p>
          </table:table-cell>
          <table:table-cell table:style-name="ce1"/>
          <table:table-cell table:formula="of:=[.C233]-[.C232]" office:value-type="float" office:value="-0.890000000000001" calcext:value-type="float">
            <text:p>-0.890000000000001</text:p>
          </table:table-cell>
          <table:table-cell table:formula="of:=[.D233]-[.D232]" office:value-type="float" office:value="-0.539999999999999" calcext:value-type="float">
            <text:p>-0.539999999999999</text:p>
          </table:table-cell>
          <table:table-cell table:style-name="ce12" table:formula="of:=[.F233]/([.$D$199]/1000)" office:value-type="float" office:value="-59.3333333333334" calcext:value-type="float">
            <text:p>-59.3</text:p>
          </table:table-cell>
          <table:table-cell table:style-name="ce12" table:formula="of:=[.G233]/([.$D$199]/1000)" office:value-type="float" office:value="-35.9999999999999" calcext:value-type="float">
            <text:p>-36.0</text:p>
          </table:table-cell>
          <table:table-cell table:style-name="ce13" table:formula="of:=(1/[.H233])*60" office:value-type="float" office:value="-1.01123595505618" calcext:value-type="float">
            <text:p>-1.011</text:p>
          </table:table-cell>
          <table:table-cell table:style-name="ce13" table:formula="of:=(1/[.I233])*60" office:value-type="float" office:value="-1.66666666666667" calcext:value-type="float">
            <text:p>-1.667</text:p>
          </table:table-cell>
          <table:table-cell table:style-name="ce15" table:formula="of:=ABS([.H233])/[.$L$2]*100" office:value-type="float" office:value="16.8111111111111" calcext:value-type="float">
            <text:p>16.8</text:p>
          </table:table-cell>
          <table:table-cell table:style-name="ce15" table:formula="of:=ABS([.I233])/[.$L$2]*100" office:value-type="float" office:value="10.2" calcext:value-type="float">
            <text:p>10.2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-36.43" calcext:value-type="float">
            <text:p>-36.43</text:p>
          </table:table-cell>
          <table:table-cell office:value-type="float" office:value="-45.78" calcext:value-type="float">
            <text:p>-45.78</text:p>
          </table:table-cell>
          <table:table-cell table:style-name="ce1"/>
          <table:table-cell table:formula="of:=[.C234]-[.C233]" office:value-type="float" office:value="-0.899999999999999" calcext:value-type="float">
            <text:p>-0.899999999999999</text:p>
          </table:table-cell>
          <table:table-cell table:formula="of:=[.D234]-[.D233]" office:value-type="float" office:value="-0.539999999999999" calcext:value-type="float">
            <text:p>-0.539999999999999</text:p>
          </table:table-cell>
          <table:table-cell table:style-name="ce12" table:formula="of:=[.F234]/([.$D$199]/1000)" office:value-type="float" office:value="-59.9999999999999" calcext:value-type="float">
            <text:p>-60.0</text:p>
          </table:table-cell>
          <table:table-cell table:style-name="ce12" table:formula="of:=[.G234]/([.$D$199]/1000)" office:value-type="float" office:value="-35.9999999999999" calcext:value-type="float">
            <text:p>-36.0</text:p>
          </table:table-cell>
          <table:table-cell table:style-name="ce13" table:formula="of:=(1/[.H234])*60" office:value-type="float" office:value="-1" calcext:value-type="float">
            <text:p>-1.000</text:p>
          </table:table-cell>
          <table:table-cell table:style-name="ce13" table:formula="of:=(1/[.I234])*60" office:value-type="float" office:value="-1.66666666666667" calcext:value-type="float">
            <text:p>-1.667</text:p>
          </table:table-cell>
          <table:table-cell table:style-name="ce15" table:formula="of:=ABS([.H234])/[.$L$2]*100" office:value-type="float" office:value="17" calcext:value-type="float">
            <text:p>17.0</text:p>
          </table:table-cell>
          <table:table-cell table:style-name="ce15" table:formula="of:=ABS([.I234])/[.$L$2]*100" office:value-type="float" office:value="10.2" calcext:value-type="float">
            <text:p>10.2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-37.34" calcext:value-type="float">
            <text:p>-37.34</text:p>
          </table:table-cell>
          <table:table-cell office:value-type="float" office:value="-46.31" calcext:value-type="float">
            <text:p>-46.31</text:p>
          </table:table-cell>
          <table:table-cell table:style-name="ce1"/>
          <table:table-cell table:formula="of:=[.C235]-[.C234]" office:value-type="float" office:value="-0.910000000000004" calcext:value-type="float">
            <text:p>-0.910000000000004</text:p>
          </table:table-cell>
          <table:table-cell table:formula="of:=[.D235]-[.D234]" office:value-type="float" office:value="-0.530000000000001" calcext:value-type="float">
            <text:p>-0.530000000000001</text:p>
          </table:table-cell>
          <table:table-cell table:style-name="ce12" table:formula="of:=[.F235]/([.$D$199]/1000)" office:value-type="float" office:value="-60.6666666666669" calcext:value-type="float">
            <text:p>-60.7</text:p>
          </table:table-cell>
          <table:table-cell table:style-name="ce12" table:formula="of:=[.G235]/([.$D$199]/1000)" office:value-type="float" office:value="-35.3333333333334" calcext:value-type="float">
            <text:p>-35.3</text:p>
          </table:table-cell>
          <table:table-cell table:style-name="ce13" table:formula="of:=(1/[.H235])*60" office:value-type="float" office:value="-0.989010989010985" calcext:value-type="float">
            <text:p>-0.989</text:p>
          </table:table-cell>
          <table:table-cell table:style-name="ce13" table:formula="of:=(1/[.I235])*60" office:value-type="float" office:value="-1.69811320754717" calcext:value-type="float">
            <text:p>-1.698</text:p>
          </table:table-cell>
          <table:table-cell table:style-name="ce15" table:formula="of:=ABS([.H235])/[.$L$2]*100" office:value-type="float" office:value="17.188888888889" calcext:value-type="float">
            <text:p>17.2</text:p>
          </table:table-cell>
          <table:table-cell table:style-name="ce15" table:formula="of:=ABS([.I235])/[.$L$2]*100" office:value-type="float" office:value="10.0111111111111" calcext:value-type="float">
            <text:p>10.0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-38.25" calcext:value-type="float">
            <text:p>-38.25</text:p>
          </table:table-cell>
          <table:table-cell office:value-type="float" office:value="-46.83" calcext:value-type="float">
            <text:p>-46.83</text:p>
          </table:table-cell>
          <table:table-cell table:style-name="ce1"/>
          <table:table-cell table:formula="of:=[.C236]-[.C235]" office:value-type="float" office:value="-0.909999999999997" calcext:value-type="float">
            <text:p>-0.909999999999997</text:p>
          </table:table-cell>
          <table:table-cell table:formula="of:=[.D236]-[.D235]" office:value-type="float" office:value="-0.519999999999996" calcext:value-type="float">
            <text:p>-0.519999999999996</text:p>
          </table:table-cell>
          <table:table-cell table:style-name="ce12" table:formula="of:=[.F236]/([.$D$199]/1000)" office:value-type="float" office:value="-60.6666666666664" calcext:value-type="float">
            <text:p>-60.7</text:p>
          </table:table-cell>
          <table:table-cell table:style-name="ce12" table:formula="of:=[.G236]/([.$D$199]/1000)" office:value-type="float" office:value="-34.6666666666664" calcext:value-type="float">
            <text:p>-34.7</text:p>
          </table:table-cell>
          <table:table-cell table:style-name="ce13" table:formula="of:=(1/[.H236])*60" office:value-type="float" office:value="-0.989010989010993" calcext:value-type="float">
            <text:p>-0.989</text:p>
          </table:table-cell>
          <table:table-cell table:style-name="ce13" table:formula="of:=(1/[.I236])*60" office:value-type="float" office:value="-1.73076923076924" calcext:value-type="float">
            <text:p>-1.731</text:p>
          </table:table-cell>
          <table:table-cell table:style-name="ce15" table:formula="of:=ABS([.H236])/[.$L$2]*100" office:value-type="float" office:value="17.1888888888888" calcext:value-type="float">
            <text:p>17.2</text:p>
          </table:table-cell>
          <table:table-cell table:style-name="ce15" table:formula="of:=ABS([.I236])/[.$L$2]*100" office:value-type="float" office:value="9.82222222222215" calcext:value-type="float">
            <text:p>9.8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-39.16" calcext:value-type="float">
            <text:p>-39.16</text:p>
          </table:table-cell>
          <table:table-cell office:value-type="float" office:value="-47.35" calcext:value-type="float">
            <text:p>-47.35</text:p>
          </table:table-cell>
          <table:table-cell table:style-name="ce1"/>
          <table:table-cell table:formula="of:=[.C237]-[.C236]" office:value-type="float" office:value="-0.909999999999997" calcext:value-type="float">
            <text:p>-0.909999999999997</text:p>
          </table:table-cell>
          <table:table-cell table:formula="of:=[.D237]-[.D236]" office:value-type="float" office:value="-0.520000000000003" calcext:value-type="float">
            <text:p>-0.520000000000003</text:p>
          </table:table-cell>
          <table:table-cell table:style-name="ce12" table:formula="of:=[.F237]/([.$D$199]/1000)" office:value-type="float" office:value="-60.6666666666664" calcext:value-type="float">
            <text:p>-60.7</text:p>
          </table:table-cell>
          <table:table-cell table:style-name="ce12" table:formula="of:=[.G237]/([.$D$199]/1000)" office:value-type="float" office:value="-34.6666666666669" calcext:value-type="float">
            <text:p>-34.7</text:p>
          </table:table-cell>
          <table:table-cell table:style-name="ce13" table:formula="of:=(1/[.H237])*60" office:value-type="float" office:value="-0.989010989010993" calcext:value-type="float">
            <text:p>-0.989</text:p>
          </table:table-cell>
          <table:table-cell table:style-name="ce13" table:formula="of:=(1/[.I237])*60" office:value-type="float" office:value="-1.73076923076922" calcext:value-type="float">
            <text:p>-1.731</text:p>
          </table:table-cell>
          <table:table-cell table:style-name="ce15" table:formula="of:=ABS([.H237])/[.$L$2]*100" office:value-type="float" office:value="17.1888888888888" calcext:value-type="float">
            <text:p>17.2</text:p>
          </table:table-cell>
          <table:table-cell table:style-name="ce15" table:formula="of:=ABS([.I237])/[.$L$2]*100" office:value-type="float" office:value="9.82222222222228" calcext:value-type="float">
            <text:p>9.8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-40.07" calcext:value-type="float">
            <text:p>-40.07</text:p>
          </table:table-cell>
          <table:table-cell office:value-type="float" office:value="-47.86" calcext:value-type="float">
            <text:p>-47.86</text:p>
          </table:table-cell>
          <table:table-cell table:style-name="ce1"/>
          <table:table-cell table:formula="of:=[.C238]-[.C237]" office:value-type="float" office:value="-0.910000000000004" calcext:value-type="float">
            <text:p>-0.910000000000004</text:p>
          </table:table-cell>
          <table:table-cell table:formula="of:=[.D238]-[.D237]" office:value-type="float" office:value="-0.509999999999998" calcext:value-type="float">
            <text:p>-0.509999999999998</text:p>
          </table:table-cell>
          <table:table-cell table:style-name="ce12" table:formula="of:=[.F238]/([.$D$199]/1000)" office:value-type="float" office:value="-60.6666666666669" calcext:value-type="float">
            <text:p>-60.7</text:p>
          </table:table-cell>
          <table:table-cell table:style-name="ce12" table:formula="of:=[.G238]/([.$D$199]/1000)" office:value-type="float" office:value="-33.9999999999999" calcext:value-type="float">
            <text:p>-34.0</text:p>
          </table:table-cell>
          <table:table-cell table:style-name="ce13" table:formula="of:=(1/[.H238])*60" office:value-type="float" office:value="-0.989010989010985" calcext:value-type="float">
            <text:p>-0.989</text:p>
          </table:table-cell>
          <table:table-cell table:style-name="ce13" table:formula="of:=(1/[.I238])*60" office:value-type="float" office:value="-1.76470588235295" calcext:value-type="float">
            <text:p>-1.765</text:p>
          </table:table-cell>
          <table:table-cell table:style-name="ce15" table:formula="of:=ABS([.H238])/[.$L$2]*100" office:value-type="float" office:value="17.188888888889" calcext:value-type="float">
            <text:p>17.2</text:p>
          </table:table-cell>
          <table:table-cell table:style-name="ce15" table:formula="of:=ABS([.I238])/[.$L$2]*100" office:value-type="float" office:value="9.6333333333333" calcext:value-type="float">
            <text:p>9.6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-40.99" calcext:value-type="float">
            <text:p>-40.99</text:p>
          </table:table-cell>
          <table:table-cell office:value-type="float" office:value="-48.37" calcext:value-type="float">
            <text:p>-48.37</text:p>
          </table:table-cell>
          <table:table-cell table:style-name="ce1"/>
          <table:table-cell table:formula="of:=[.C239]-[.C238]" office:value-type="float" office:value="-0.920000000000002" calcext:value-type="float">
            <text:p>-0.920000000000002</text:p>
          </table:table-cell>
          <table:table-cell table:formula="of:=[.D239]-[.D238]" office:value-type="float" office:value="-0.509999999999998" calcext:value-type="float">
            <text:p>-0.509999999999998</text:p>
          </table:table-cell>
          <table:table-cell table:style-name="ce12" table:formula="of:=[.F239]/([.$D$199]/1000)" office:value-type="float" office:value="-61.3333333333335" calcext:value-type="float">
            <text:p>-61.3</text:p>
          </table:table-cell>
          <table:table-cell table:style-name="ce12" table:formula="of:=[.G239]/([.$D$199]/1000)" office:value-type="float" office:value="-33.9999999999999" calcext:value-type="float">
            <text:p>-34.0</text:p>
          </table:table-cell>
          <table:table-cell table:style-name="ce13" table:formula="of:=(1/[.H239])*60" office:value-type="float" office:value="-0.978260869565215" calcext:value-type="float">
            <text:p>-0.978</text:p>
          </table:table-cell>
          <table:table-cell table:style-name="ce13" table:formula="of:=(1/[.I239])*60" office:value-type="float" office:value="-1.76470588235295" calcext:value-type="float">
            <text:p>-1.765</text:p>
          </table:table-cell>
          <table:table-cell table:style-name="ce15" table:formula="of:=ABS([.H239])/[.$L$2]*100" office:value-type="float" office:value="17.3777777777778" calcext:value-type="float">
            <text:p>17.4</text:p>
          </table:table-cell>
          <table:table-cell table:style-name="ce15" table:formula="of:=ABS([.I239])/[.$L$2]*100" office:value-type="float" office:value="9.6333333333333" calcext:value-type="float">
            <text:p>9.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-41.92" calcext:value-type="float">
            <text:p>-41.92</text:p>
          </table:table-cell>
          <table:table-cell office:value-type="float" office:value="-48.87" calcext:value-type="float">
            <text:p>-48.87</text:p>
          </table:table-cell>
          <table:table-cell table:style-name="ce1"/>
          <table:table-cell table:formula="of:=[.C240]-[.C239]" office:value-type="float" office:value="-0.93" calcext:value-type="float">
            <text:p>-0.93</text:p>
          </table:table-cell>
          <table:table-cell table:formula="of:=[.D240]-[.D239]" office:value-type="float" office:value="-0.5" calcext:value-type="float">
            <text:p>-0.5</text:p>
          </table:table-cell>
          <table:table-cell table:style-name="ce12" table:formula="of:=[.F240]/([.$D$199]/1000)" office:value-type="float" office:value="-62" calcext:value-type="float">
            <text:p>-62.0</text:p>
          </table:table-cell>
          <table:table-cell table:style-name="ce12" table:formula="of:=[.G240]/([.$D$199]/1000)" office:value-type="float" office:value="-33.3333333333333" calcext:value-type="float">
            <text:p>-33.3</text:p>
          </table:table-cell>
          <table:table-cell table:style-name="ce13" table:formula="of:=(1/[.H240])*60" office:value-type="float" office:value="-0.967741935483871" calcext:value-type="float">
            <text:p>-0.968</text:p>
          </table:table-cell>
          <table:table-cell table:style-name="ce13" table:formula="of:=(1/[.I240])*60" office:value-type="float" office:value="-1.8" calcext:value-type="float">
            <text:p>-1.800</text:p>
          </table:table-cell>
          <table:table-cell table:style-name="ce15" table:formula="of:=ABS([.H240])/[.$L$2]*100" office:value-type="float" office:value="17.5666666666667" calcext:value-type="float">
            <text:p>17.6</text:p>
          </table:table-cell>
          <table:table-cell table:style-name="ce15" table:formula="of:=ABS([.I240])/[.$L$2]*100" office:value-type="float" office:value="9.44444444444445" calcext:value-type="float">
            <text:p>9.4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-42.84" calcext:value-type="float">
            <text:p>-42.84</text:p>
          </table:table-cell>
          <table:table-cell office:value-type="float" office:value="-49.36" calcext:value-type="float">
            <text:p>-49.36</text:p>
          </table:table-cell>
          <table:table-cell table:style-name="ce1"/>
          <table:table-cell table:formula="of:=[.C241]-[.C240]" office:value-type="float" office:value="-0.920000000000002" calcext:value-type="float">
            <text:p>-0.920000000000002</text:p>
          </table:table-cell>
          <table:table-cell table:formula="of:=[.D241]-[.D240]" office:value-type="float" office:value="-0.490000000000002" calcext:value-type="float">
            <text:p>-0.490000000000002</text:p>
          </table:table-cell>
          <table:table-cell table:style-name="ce12" table:formula="of:=[.F241]/([.$D$199]/1000)" office:value-type="float" office:value="-61.3333333333335" calcext:value-type="float">
            <text:p>-61.3</text:p>
          </table:table-cell>
          <table:table-cell table:style-name="ce12" table:formula="of:=[.G241]/([.$D$199]/1000)" office:value-type="float" office:value="-32.6666666666668" calcext:value-type="float">
            <text:p>-32.7</text:p>
          </table:table-cell>
          <table:table-cell table:style-name="ce13" table:formula="of:=(1/[.H241])*60" office:value-type="float" office:value="-0.978260869565215" calcext:value-type="float">
            <text:p>-0.978</text:p>
          </table:table-cell>
          <table:table-cell table:style-name="ce13" table:formula="of:=(1/[.I241])*60" office:value-type="float" office:value="-1.83673469387754" calcext:value-type="float">
            <text:p>-1.837</text:p>
          </table:table-cell>
          <table:table-cell table:style-name="ce15" table:formula="of:=ABS([.H241])/[.$L$2]*100" office:value-type="float" office:value="17.3777777777778" calcext:value-type="float">
            <text:p>17.4</text:p>
          </table:table-cell>
          <table:table-cell table:style-name="ce15" table:formula="of:=ABS([.I241])/[.$L$2]*100" office:value-type="float" office:value="9.25555555555559" calcext:value-type="float">
            <text:p>9.3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-43.78" calcext:value-type="float">
            <text:p>-43.78</text:p>
          </table:table-cell>
          <table:table-cell office:value-type="float" office:value="-49.85" calcext:value-type="float">
            <text:p>-49.85</text:p>
          </table:table-cell>
          <table:table-cell table:style-name="ce1"/>
          <table:table-cell table:formula="of:=[.C242]-[.C241]" office:value-type="float" office:value="-0.939999999999998" calcext:value-type="float">
            <text:p>-0.939999999999998</text:p>
          </table:table-cell>
          <table:table-cell table:formula="of:=[.D242]-[.D241]" office:value-type="float" office:value="-0.490000000000002" calcext:value-type="float">
            <text:p>-0.490000000000002</text:p>
          </table:table-cell>
          <table:table-cell table:style-name="ce12" table:formula="of:=[.F242]/([.$D$199]/1000)" office:value-type="float" office:value="-62.6666666666665" calcext:value-type="float">
            <text:p>-62.7</text:p>
          </table:table-cell>
          <table:table-cell table:style-name="ce12" table:formula="of:=[.G242]/([.$D$199]/1000)" office:value-type="float" office:value="-32.6666666666668" calcext:value-type="float">
            <text:p>-32.7</text:p>
          </table:table-cell>
          <table:table-cell table:style-name="ce13" table:formula="of:=(1/[.H242])*60" office:value-type="float" office:value="-0.95744680851064" calcext:value-type="float">
            <text:p>-0.957</text:p>
          </table:table-cell>
          <table:table-cell table:style-name="ce13" table:formula="of:=(1/[.I242])*60" office:value-type="float" office:value="-1.83673469387754" calcext:value-type="float">
            <text:p>-1.837</text:p>
          </table:table-cell>
          <table:table-cell table:style-name="ce15" table:formula="of:=ABS([.H242])/[.$L$2]*100" office:value-type="float" office:value="17.7555555555555" calcext:value-type="float">
            <text:p>17.8</text:p>
          </table:table-cell>
          <table:table-cell table:style-name="ce15" table:formula="of:=ABS([.I242])/[.$L$2]*100" office:value-type="float" office:value="9.25555555555559" calcext:value-type="float">
            <text:p>9.3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-44.71" calcext:value-type="float">
            <text:p>-44.71</text:p>
          </table:table-cell>
          <table:table-cell office:value-type="float" office:value="-50.33" calcext:value-type="float">
            <text:p>-50.33</text:p>
          </table:table-cell>
          <table:table-cell table:style-name="ce1"/>
          <table:table-cell table:formula="of:=[.C243]-[.C242]" office:value-type="float" office:value="-0.93" calcext:value-type="float">
            <text:p>-0.93</text:p>
          </table:table-cell>
          <table:table-cell table:formula="of:=[.D243]-[.D242]" office:value-type="float" office:value="-0.479999999999997" calcext:value-type="float">
            <text:p>-0.479999999999997</text:p>
          </table:table-cell>
          <table:table-cell table:style-name="ce12" table:formula="of:=[.F243]/([.$D$199]/1000)" office:value-type="float" office:value="-62" calcext:value-type="float">
            <text:p>-62.0</text:p>
          </table:table-cell>
          <table:table-cell table:style-name="ce12" table:formula="of:=[.G243]/([.$D$199]/1000)" office:value-type="float" office:value="-31.9999999999998" calcext:value-type="float">
            <text:p>-32.0</text:p>
          </table:table-cell>
          <table:table-cell table:style-name="ce13" table:formula="of:=(1/[.H243])*60" office:value-type="float" office:value="-0.967741935483871" calcext:value-type="float">
            <text:p>-0.968</text:p>
          </table:table-cell>
          <table:table-cell table:style-name="ce13" table:formula="of:=(1/[.I243])*60" office:value-type="float" office:value="-1.87500000000001" calcext:value-type="float">
            <text:p>-1.875</text:p>
          </table:table-cell>
          <table:table-cell table:style-name="ce15" table:formula="of:=ABS([.H243])/[.$L$2]*100" office:value-type="float" office:value="17.5666666666667" calcext:value-type="float">
            <text:p>17.6</text:p>
          </table:table-cell>
          <table:table-cell table:style-name="ce15" table:formula="of:=ABS([.I243])/[.$L$2]*100" office:value-type="float" office:value="9.06666666666661" calcext:value-type="float">
            <text:p>9.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-45.65" calcext:value-type="float">
            <text:p>-45.65</text:p>
          </table:table-cell>
          <table:table-cell office:value-type="float" office:value="-50.81" calcext:value-type="float">
            <text:p>-50.81</text:p>
          </table:table-cell>
          <table:table-cell table:style-name="ce1"/>
          <table:table-cell table:formula="of:=[.C244]-[.C243]" office:value-type="float" office:value="-0.939999999999998" calcext:value-type="float">
            <text:p>-0.939999999999998</text:p>
          </table:table-cell>
          <table:table-cell table:formula="of:=[.D244]-[.D243]" office:value-type="float" office:value="-0.480000000000004" calcext:value-type="float">
            <text:p>-0.480000000000004</text:p>
          </table:table-cell>
          <table:table-cell table:style-name="ce12" table:formula="of:=[.F244]/([.$D$199]/1000)" office:value-type="float" office:value="-62.6666666666665" calcext:value-type="float">
            <text:p>-62.7</text:p>
          </table:table-cell>
          <table:table-cell table:style-name="ce12" table:formula="of:=[.G244]/([.$D$199]/1000)" office:value-type="float" office:value="-32.0000000000003" calcext:value-type="float">
            <text:p>-32.0</text:p>
          </table:table-cell>
          <table:table-cell table:style-name="ce13" table:formula="of:=(1/[.H244])*60" office:value-type="float" office:value="-0.95744680851064" calcext:value-type="float">
            <text:p>-0.957</text:p>
          </table:table-cell>
          <table:table-cell table:style-name="ce13" table:formula="of:=(1/[.I244])*60" office:value-type="float" office:value="-1.87499999999998" calcext:value-type="float">
            <text:p>-1.875</text:p>
          </table:table-cell>
          <table:table-cell table:style-name="ce15" table:formula="of:=ABS([.H244])/[.$L$2]*100" office:value-type="float" office:value="17.7555555555555" calcext:value-type="float">
            <text:p>17.8</text:p>
          </table:table-cell>
          <table:table-cell table:style-name="ce15" table:formula="of:=ABS([.I244])/[.$L$2]*100" office:value-type="float" office:value="9.06666666666674" calcext:value-type="float">
            <text:p>9.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-46.59" calcext:value-type="float">
            <text:p>-46.59</text:p>
          </table:table-cell>
          <table:table-cell office:value-type="float" office:value="-51.28" calcext:value-type="float">
            <text:p>-51.28</text:p>
          </table:table-cell>
          <table:table-cell table:style-name="ce1"/>
          <table:table-cell table:formula="of:=[.C245]-[.C244]" office:value-type="float" office:value="-0.940000000000005" calcext:value-type="float">
            <text:p>-0.940000000000005</text:p>
          </table:table-cell>
          <table:table-cell table:formula="of:=[.D245]-[.D244]" office:value-type="float" office:value="-0.469999999999999" calcext:value-type="float">
            <text:p>-0.469999999999999</text:p>
          </table:table-cell>
          <table:table-cell table:style-name="ce12" table:formula="of:=[.F245]/([.$D$199]/1000)" office:value-type="float" office:value="-62.666666666667" calcext:value-type="float">
            <text:p>-62.7</text:p>
          </table:table-cell>
          <table:table-cell table:style-name="ce12" table:formula="of:=[.G245]/([.$D$199]/1000)" office:value-type="float" office:value="-31.3333333333333" calcext:value-type="float">
            <text:p>-31.3</text:p>
          </table:table-cell>
          <table:table-cell table:style-name="ce13" table:formula="of:=(1/[.H245])*60" office:value-type="float" office:value="-0.957446808510633" calcext:value-type="float">
            <text:p>-0.957</text:p>
          </table:table-cell>
          <table:table-cell table:style-name="ce13" table:formula="of:=(1/[.I245])*60" office:value-type="float" office:value="-1.91489361702128" calcext:value-type="float">
            <text:p>-1.915</text:p>
          </table:table-cell>
          <table:table-cell table:style-name="ce15" table:formula="of:=ABS([.H245])/[.$L$2]*100" office:value-type="float" office:value="17.7555555555556" calcext:value-type="float">
            <text:p>17.8</text:p>
          </table:table-cell>
          <table:table-cell table:style-name="ce15" table:formula="of:=ABS([.I245])/[.$L$2]*100" office:value-type="float" office:value="8.87777777777776" calcext:value-type="float">
            <text:p>8.9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-47.54" calcext:value-type="float">
            <text:p>-47.54</text:p>
          </table:table-cell>
          <table:table-cell office:value-type="float" office:value="-51.74" calcext:value-type="float">
            <text:p>-51.74</text:p>
          </table:table-cell>
          <table:table-cell table:style-name="ce1"/>
          <table:table-cell table:formula="of:=[.C246]-[.C245]" office:value-type="float" office:value="-0.949999999999996" calcext:value-type="float">
            <text:p>-0.949999999999996</text:p>
          </table:table-cell>
          <table:table-cell table:formula="of:=[.D246]-[.D245]" office:value-type="float" office:value="-0.460000000000001" calcext:value-type="float">
            <text:p>-0.460000000000001</text:p>
          </table:table-cell>
          <table:table-cell table:style-name="ce12" table:formula="of:=[.F246]/([.$D$199]/1000)" office:value-type="float" office:value="-63.3333333333331" calcext:value-type="float">
            <text:p>-63.3</text:p>
          </table:table-cell>
          <table:table-cell table:style-name="ce12" table:formula="of:=[.G246]/([.$D$199]/1000)" office:value-type="float" office:value="-30.6666666666667" calcext:value-type="float">
            <text:p>-30.7</text:p>
          </table:table-cell>
          <table:table-cell table:style-name="ce13" table:formula="of:=(1/[.H246])*60" office:value-type="float" office:value="-0.947368421052636" calcext:value-type="float">
            <text:p>-0.947</text:p>
          </table:table-cell>
          <table:table-cell table:style-name="ce13" table:formula="of:=(1/[.I246])*60" office:value-type="float" office:value="-1.95652173913043" calcext:value-type="float">
            <text:p>-1.957</text:p>
          </table:table-cell>
          <table:table-cell table:style-name="ce15" table:formula="of:=ABS([.H246])/[.$L$2]*100" office:value-type="float" office:value="17.9444444444444" calcext:value-type="float">
            <text:p>17.9</text:p>
          </table:table-cell>
          <table:table-cell table:style-name="ce15" table:formula="of:=ABS([.I246])/[.$L$2]*100" office:value-type="float" office:value="8.68888888888891" calcext:value-type="float">
            <text:p>8.7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-48.48" calcext:value-type="float">
            <text:p>-48.48</text:p>
          </table:table-cell>
          <table:table-cell office:value-type="float" office:value="-52.19" calcext:value-type="float">
            <text:p>-52.19</text:p>
          </table:table-cell>
          <table:table-cell table:style-name="ce1"/>
          <table:table-cell table:formula="of:=[.C247]-[.C246]" office:value-type="float" office:value="-0.939999999999998" calcext:value-type="float">
            <text:p>-0.939999999999998</text:p>
          </table:table-cell>
          <table:table-cell table:formula="of:=[.D247]-[.D246]" office:value-type="float" office:value="-0.449999999999996" calcext:value-type="float">
            <text:p>-0.449999999999996</text:p>
          </table:table-cell>
          <table:table-cell table:style-name="ce12" table:formula="of:=[.F247]/([.$D$199]/1000)" office:value-type="float" office:value="-62.6666666666665" calcext:value-type="float">
            <text:p>-62.7</text:p>
          </table:table-cell>
          <table:table-cell table:style-name="ce12" table:formula="of:=[.G247]/([.$D$199]/1000)" office:value-type="float" office:value="-29.9999999999997" calcext:value-type="float">
            <text:p>-30.0</text:p>
          </table:table-cell>
          <table:table-cell table:style-name="ce13" table:formula="of:=(1/[.H247])*60" office:value-type="float" office:value="-0.95744680851064" calcext:value-type="float">
            <text:p>-0.957</text:p>
          </table:table-cell>
          <table:table-cell table:style-name="ce13" table:formula="of:=(1/[.I247])*60" office:value-type="float" office:value="-2.00000000000002" calcext:value-type="float">
            <text:p>-2.000</text:p>
          </table:table-cell>
          <table:table-cell table:style-name="ce15" table:formula="of:=ABS([.H247])/[.$L$2]*100" office:value-type="float" office:value="17.7555555555555" calcext:value-type="float">
            <text:p>17.8</text:p>
          </table:table-cell>
          <table:table-cell table:style-name="ce15" table:formula="of:=ABS([.I247])/[.$L$2]*100" office:value-type="float" office:value="8.49999999999992" calcext:value-type="float">
            <text:p>8.5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-49.44" calcext:value-type="float">
            <text:p>-49.44</text:p>
          </table:table-cell>
          <table:table-cell office:value-type="float" office:value="-52.64" calcext:value-type="float">
            <text:p>-52.64</text:p>
          </table:table-cell>
          <table:table-cell table:style-name="ce1"/>
          <table:table-cell table:formula="of:=[.C248]-[.C247]" office:value-type="float" office:value="-0.960000000000001" calcext:value-type="float">
            <text:p>-0.960000000000001</text:p>
          </table:table-cell>
          <table:table-cell table:formula="of:=[.D248]-[.D247]" office:value-type="float" office:value="-0.450000000000003" calcext:value-type="float">
            <text:p>-0.450000000000003</text:p>
          </table:table-cell>
          <table:table-cell table:style-name="ce12" table:formula="of:=[.F248]/([.$D$199]/1000)" office:value-type="float" office:value="-64.0000000000001" calcext:value-type="float">
            <text:p>-64.0</text:p>
          </table:table-cell>
          <table:table-cell table:style-name="ce12" table:formula="of:=[.G248]/([.$D$199]/1000)" office:value-type="float" office:value="-30.0000000000002" calcext:value-type="float">
            <text:p>-30.0</text:p>
          </table:table-cell>
          <table:table-cell table:style-name="ce13" table:formula="of:=(1/[.H248])*60" office:value-type="float" office:value="-0.937499999999999" calcext:value-type="float">
            <text:p>-0.938</text:p>
          </table:table-cell>
          <table:table-cell table:style-name="ce13" table:formula="of:=(1/[.I248])*60" office:value-type="float" office:value="-1.99999999999999" calcext:value-type="float">
            <text:p>-2.000</text:p>
          </table:table-cell>
          <table:table-cell table:style-name="ce15" table:formula="of:=ABS([.H248])/[.$L$2]*100" office:value-type="float" office:value="18.1333333333333" calcext:value-type="float">
            <text:p>18.1</text:p>
          </table:table-cell>
          <table:table-cell table:style-name="ce15" table:formula="of:=ABS([.I248])/[.$L$2]*100" office:value-type="float" office:value="8.50000000000006" calcext:value-type="float">
            <text:p>8.5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-50.39" calcext:value-type="float">
            <text:p>-50.39</text:p>
          </table:table-cell>
          <table:table-cell office:value-type="float" office:value="-53.08" calcext:value-type="float">
            <text:p>-53.08</text:p>
          </table:table-cell>
          <table:table-cell table:style-name="ce1"/>
          <table:table-cell table:formula="of:=[.C249]-[.C248]" office:value-type="float" office:value="-0.950000000000003" calcext:value-type="float">
            <text:p>-0.950000000000003</text:p>
          </table:table-cell>
          <table:table-cell table:formula="of:=[.D249]-[.D248]" office:value-type="float" office:value="-0.439999999999998" calcext:value-type="float">
            <text:p>-0.439999999999998</text:p>
          </table:table-cell>
          <table:table-cell table:style-name="ce12" table:formula="of:=[.F249]/([.$D$199]/1000)" office:value-type="float" office:value="-63.3333333333335" calcext:value-type="float">
            <text:p>-63.3</text:p>
          </table:table-cell>
          <table:table-cell table:style-name="ce12" table:formula="of:=[.G249]/([.$D$199]/1000)" office:value-type="float" office:value="-29.3333333333332" calcext:value-type="float">
            <text:p>-29.3</text:p>
          </table:table-cell>
          <table:table-cell table:style-name="ce13" table:formula="of:=(1/[.H249])*60" office:value-type="float" office:value="-0.947368421052629" calcext:value-type="float">
            <text:p>-0.947</text:p>
          </table:table-cell>
          <table:table-cell table:style-name="ce13" table:formula="of:=(1/[.I249])*60" office:value-type="float" office:value="-2.04545454545456" calcext:value-type="float">
            <text:p>-2.045</text:p>
          </table:table-cell>
          <table:table-cell table:style-name="ce15" table:formula="of:=ABS([.H249])/[.$L$2]*100" office:value-type="float" office:value="17.9444444444445" calcext:value-type="float">
            <text:p>17.9</text:p>
          </table:table-cell>
          <table:table-cell table:style-name="ce15" table:formula="of:=ABS([.I249])/[.$L$2]*100" office:value-type="float" office:value="8.31111111111107" calcext:value-type="float">
            <text:p>8.3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-51.35" calcext:value-type="float">
            <text:p>-51.35</text:p>
          </table:table-cell>
          <table:table-cell office:value-type="float" office:value="-53.52" calcext:value-type="float">
            <text:p>-53.52</text:p>
          </table:table-cell>
          <table:table-cell table:style-name="ce1"/>
          <table:table-cell table:formula="of:=[.C250]-[.C249]" office:value-type="float" office:value="-0.960000000000001" calcext:value-type="float">
            <text:p>-0.960000000000001</text:p>
          </table:table-cell>
          <table:table-cell table:formula="of:=[.D250]-[.D249]" office:value-type="float" office:value="-0.440000000000005" calcext:value-type="float">
            <text:p>-0.440000000000005</text:p>
          </table:table-cell>
          <table:table-cell table:style-name="ce12" table:formula="of:=[.F250]/([.$D$199]/1000)" office:value-type="float" office:value="-64.0000000000001" calcext:value-type="float">
            <text:p>-64.0</text:p>
          </table:table-cell>
          <table:table-cell table:style-name="ce12" table:formula="of:=[.G250]/([.$D$199]/1000)" office:value-type="float" office:value="-29.3333333333337" calcext:value-type="float">
            <text:p>-29.3</text:p>
          </table:table-cell>
          <table:table-cell table:style-name="ce13" table:formula="of:=(1/[.H250])*60" office:value-type="float" office:value="-0.937499999999999" calcext:value-type="float">
            <text:p>-0.938</text:p>
          </table:table-cell>
          <table:table-cell table:style-name="ce13" table:formula="of:=(1/[.I250])*60" office:value-type="float" office:value="-2.04545454545452" calcext:value-type="float">
            <text:p>-2.045</text:p>
          </table:table-cell>
          <table:table-cell table:style-name="ce15" table:formula="of:=ABS([.H250])/[.$L$2]*100" office:value-type="float" office:value="18.1333333333333" calcext:value-type="float">
            <text:p>18.1</text:p>
          </table:table-cell>
          <table:table-cell table:style-name="ce15" table:formula="of:=ABS([.I250])/[.$L$2]*100" office:value-type="float" office:value="8.3111111111112" calcext:value-type="float">
            <text:p>8.3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-52.31" calcext:value-type="float">
            <text:p>-52.31</text:p>
          </table:table-cell>
          <table:table-cell office:value-type="float" office:value="-53.95" calcext:value-type="float">
            <text:p>-53.95</text:p>
          </table:table-cell>
          <table:table-cell table:style-name="ce1"/>
          <table:table-cell table:formula="of:=[.C251]-[.C250]" office:value-type="float" office:value="-0.960000000000001" calcext:value-type="float">
            <text:p>-0.960000000000001</text:p>
          </table:table-cell>
          <table:table-cell table:formula="of:=[.D251]-[.D250]" office:value-type="float" office:value="-0.43" calcext:value-type="float">
            <text:p>-0.43</text:p>
          </table:table-cell>
          <table:table-cell table:style-name="ce12" table:formula="of:=[.F251]/([.$D$199]/1000)" office:value-type="float" office:value="-64.0000000000001" calcext:value-type="float">
            <text:p>-64.0</text:p>
          </table:table-cell>
          <table:table-cell table:style-name="ce12" table:formula="of:=[.G251]/([.$D$199]/1000)" office:value-type="float" office:value="-28.6666666666666" calcext:value-type="float">
            <text:p>-28.7</text:p>
          </table:table-cell>
          <table:table-cell table:style-name="ce13" table:formula="of:=(1/[.H251])*60" office:value-type="float" office:value="-0.937499999999999" calcext:value-type="float">
            <text:p>-0.938</text:p>
          </table:table-cell>
          <table:table-cell table:style-name="ce13" table:formula="of:=(1/[.I251])*60" office:value-type="float" office:value="-2.09302325581395" calcext:value-type="float">
            <text:p>-2.093</text:p>
          </table:table-cell>
          <table:table-cell table:style-name="ce15" table:formula="of:=ABS([.H251])/[.$L$2]*100" office:value-type="float" office:value="18.1333333333333" calcext:value-type="float">
            <text:p>18.1</text:p>
          </table:table-cell>
          <table:table-cell table:style-name="ce15" table:formula="of:=ABS([.I251])/[.$L$2]*100" office:value-type="float" office:value="8.12222222222222" calcext:value-type="float">
            <text:p>8.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-53.28" calcext:value-type="float">
            <text:p>-53.28</text:p>
          </table:table-cell>
          <table:table-cell office:value-type="float" office:value="-54.37" calcext:value-type="float">
            <text:p>-54.37</text:p>
          </table:table-cell>
          <table:table-cell table:style-name="ce1"/>
          <table:table-cell table:formula="of:=[.C252]-[.C251]" office:value-type="float" office:value="-0.969999999999999" calcext:value-type="float">
            <text:p>-0.969999999999999</text:p>
          </table:table-cell>
          <table:table-cell table:formula="of:=[.D252]-[.D251]" office:value-type="float" office:value="-0.419999999999995" calcext:value-type="float">
            <text:p>-0.419999999999995</text:p>
          </table:table-cell>
          <table:table-cell table:style-name="ce12" table:formula="of:=[.F252]/([.$D$199]/1000)" office:value-type="float" office:value="-64.6666666666666" calcext:value-type="float">
            <text:p>-64.7</text:p>
          </table:table-cell>
          <table:table-cell table:style-name="ce12" table:formula="of:=[.G252]/([.$D$199]/1000)" office:value-type="float" office:value="-27.9999999999996" calcext:value-type="float">
            <text:p>-28.0</text:p>
          </table:table-cell>
          <table:table-cell table:style-name="ce13" table:formula="of:=(1/[.H252])*60" office:value-type="float" office:value="-0.927835051546393" calcext:value-type="float">
            <text:p>-0.928</text:p>
          </table:table-cell>
          <table:table-cell table:style-name="ce13" table:formula="of:=(1/[.I252])*60" office:value-type="float" office:value="-2.14285714285717" calcext:value-type="float">
            <text:p>-2.143</text:p>
          </table:table-cell>
          <table:table-cell table:style-name="ce15" table:formula="of:=ABS([.H252])/[.$L$2]*100" office:value-type="float" office:value="18.3222222222222" calcext:value-type="float">
            <text:p>18.3</text:p>
          </table:table-cell>
          <table:table-cell table:style-name="ce15" table:formula="of:=ABS([.I252])/[.$L$2]*100" office:value-type="float" office:value="7.93333333333323" calcext:value-type="float">
            <text:p>7.9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-54.24" calcext:value-type="float">
            <text:p>-54.24</text:p>
          </table:table-cell>
          <table:table-cell office:value-type="float" office:value="-54.78" calcext:value-type="float">
            <text:p>-54.78</text:p>
          </table:table-cell>
          <table:table-cell table:style-name="ce1"/>
          <table:table-cell table:formula="of:=[.C253]-[.C252]" office:value-type="float" office:value="-0.960000000000001" calcext:value-type="float">
            <text:p>-0.960000000000001</text:p>
          </table:table-cell>
          <table:table-cell table:formula="of:=[.D253]-[.D252]" office:value-type="float" office:value="-0.410000000000004" calcext:value-type="float">
            <text:p>-0.410000000000004</text:p>
          </table:table-cell>
          <table:table-cell table:style-name="ce12" table:formula="of:=[.F253]/([.$D$199]/1000)" office:value-type="float" office:value="-64.0000000000001" calcext:value-type="float">
            <text:p>-64.0</text:p>
          </table:table-cell>
          <table:table-cell table:style-name="ce12" table:formula="of:=[.G253]/([.$D$199]/1000)" office:value-type="float" office:value="-27.3333333333336" calcext:value-type="float">
            <text:p>-27.3</text:p>
          </table:table-cell>
          <table:table-cell table:style-name="ce13" table:formula="of:=(1/[.H253])*60" office:value-type="float" office:value="-0.937499999999999" calcext:value-type="float">
            <text:p>-0.938</text:p>
          </table:table-cell>
          <table:table-cell table:style-name="ce13" table:formula="of:=(1/[.I253])*60" office:value-type="float" office:value="-2.19512195121949" calcext:value-type="float">
            <text:p>-2.195</text:p>
          </table:table-cell>
          <table:table-cell table:style-name="ce15" table:formula="of:=ABS([.H253])/[.$L$2]*100" office:value-type="float" office:value="18.1333333333333" calcext:value-type="float">
            <text:p>18.1</text:p>
          </table:table-cell>
          <table:table-cell table:style-name="ce15" table:formula="of:=ABS([.I253])/[.$L$2]*100" office:value-type="float" office:value="7.74444444444451" calcext:value-type="float">
            <text:p>7.7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-55.21" calcext:value-type="float">
            <text:p>-55.21</text:p>
          </table:table-cell>
          <table:table-cell office:value-type="float" office:value="-55.19" calcext:value-type="float">
            <text:p>-55.19</text:p>
          </table:table-cell>
          <table:table-cell table:style-name="ce1"/>
          <table:table-cell table:formula="of:=[.C254]-[.C253]" office:value-type="float" office:value="-0.969999999999999" calcext:value-type="float">
            <text:p>-0.969999999999999</text:p>
          </table:table-cell>
          <table:table-cell table:formula="of:=[.D254]-[.D253]" office:value-type="float" office:value="-0.409999999999997" calcext:value-type="float">
            <text:p>-0.409999999999997</text:p>
          </table:table-cell>
          <table:table-cell table:style-name="ce12" table:formula="of:=[.F254]/([.$D$199]/1000)" office:value-type="float" office:value="-64.6666666666666" calcext:value-type="float">
            <text:p>-64.7</text:p>
          </table:table-cell>
          <table:table-cell table:style-name="ce12" table:formula="of:=[.G254]/([.$D$199]/1000)" office:value-type="float" office:value="-27.3333333333331" calcext:value-type="float">
            <text:p>-27.3</text:p>
          </table:table-cell>
          <table:table-cell table:style-name="ce13" table:formula="of:=(1/[.H254])*60" office:value-type="float" office:value="-0.927835051546393" calcext:value-type="float">
            <text:p>-0.928</text:p>
          </table:table-cell>
          <table:table-cell table:style-name="ce13" table:formula="of:=(1/[.I254])*60" office:value-type="float" office:value="-2.19512195121953" calcext:value-type="float">
            <text:p>-2.195</text:p>
          </table:table-cell>
          <table:table-cell table:style-name="ce15" table:formula="of:=ABS([.H254])/[.$L$2]*100" office:value-type="float" office:value="18.3222222222222" calcext:value-type="float">
            <text:p>18.3</text:p>
          </table:table-cell>
          <table:table-cell table:style-name="ce15" table:formula="of:=ABS([.I254])/[.$L$2]*100" office:value-type="float" office:value="7.74444444444438" calcext:value-type="float">
            <text:p>7.7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-56.19" calcext:value-type="float">
            <text:p>-56.19</text:p>
          </table:table-cell>
          <table:table-cell office:value-type="float" office:value="-55.58" calcext:value-type="float">
            <text:p>-55.58</text:p>
          </table:table-cell>
          <table:table-cell table:style-name="ce1"/>
          <table:table-cell table:formula="of:=[.C255]-[.C254]" office:value-type="float" office:value="-0.979999999999997" calcext:value-type="float">
            <text:p>-0.979999999999997</text:p>
          </table:table-cell>
          <table:table-cell table:formula="of:=[.D255]-[.D254]" office:value-type="float" office:value="-0.390000000000001" calcext:value-type="float">
            <text:p>-0.390000000000001</text:p>
          </table:table-cell>
          <table:table-cell table:style-name="ce12" table:formula="of:=[.F255]/([.$D$199]/1000)" office:value-type="float" office:value="-65.3333333333331" calcext:value-type="float">
            <text:p>-65.3</text:p>
          </table:table-cell>
          <table:table-cell table:style-name="ce12" table:formula="of:=[.G255]/([.$D$199]/1000)" office:value-type="float" office:value="-26" calcext:value-type="float">
            <text:p>-26.0</text:p>
          </table:table-cell>
          <table:table-cell table:style-name="ce13" table:formula="of:=(1/[.H255])*60" office:value-type="float" office:value="-0.918367346938778" calcext:value-type="float">
            <text:p>-0.918</text:p>
          </table:table-cell>
          <table:table-cell table:style-name="ce13" table:formula="of:=(1/[.I255])*60" office:value-type="float" office:value="-2.3076923076923" calcext:value-type="float">
            <text:p>-2.308</text:p>
          </table:table-cell>
          <table:table-cell table:style-name="ce15" table:formula="of:=ABS([.H255])/[.$L$2]*100" office:value-type="float" office:value="18.5111111111111" calcext:value-type="float">
            <text:p>18.5</text:p>
          </table:table-cell>
          <table:table-cell table:style-name="ce15" table:formula="of:=ABS([.I255])/[.$L$2]*100" office:value-type="float" office:value="7.36666666666668" calcext:value-type="float">
            <text:p>7.4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-57.16" calcext:value-type="float">
            <text:p>-57.16</text:p>
          </table:table-cell>
          <table:table-cell office:value-type="float" office:value="-55.98" calcext:value-type="float">
            <text:p>-55.98</text:p>
          </table:table-cell>
          <table:table-cell table:style-name="ce1"/>
          <table:table-cell table:formula="of:=[.C256]-[.C255]" office:value-type="float" office:value="-0.969999999999999" calcext:value-type="float">
            <text:p>-0.969999999999999</text:p>
          </table:table-cell>
          <table:table-cell table:formula="of:=[.D256]-[.D255]" office:value-type="float" office:value="-0.399999999999999" calcext:value-type="float">
            <text:p>-0.399999999999999</text:p>
          </table:table-cell>
          <table:table-cell table:style-name="ce12" table:formula="of:=[.F256]/([.$D$199]/1000)" office:value-type="float" office:value="-64.6666666666666" calcext:value-type="float">
            <text:p>-64.7</text:p>
          </table:table-cell>
          <table:table-cell table:style-name="ce12" table:formula="of:=[.G256]/([.$D$199]/1000)" office:value-type="float" office:value="-26.6666666666666" calcext:value-type="float">
            <text:p>-26.7</text:p>
          </table:table-cell>
          <table:table-cell table:style-name="ce13" table:formula="of:=(1/[.H256])*60" office:value-type="float" office:value="-0.927835051546393" calcext:value-type="float">
            <text:p>-0.928</text:p>
          </table:table-cell>
          <table:table-cell table:style-name="ce13" table:formula="of:=(1/[.I256])*60" office:value-type="float" office:value="-2.25000000000001" calcext:value-type="float">
            <text:p>-2.250</text:p>
          </table:table-cell>
          <table:table-cell table:style-name="ce15" table:formula="of:=ABS([.H256])/[.$L$2]*100" office:value-type="float" office:value="18.3222222222222" calcext:value-type="float">
            <text:p>18.3</text:p>
          </table:table-cell>
          <table:table-cell table:style-name="ce15" table:formula="of:=ABS([.I256])/[.$L$2]*100" office:value-type="float" office:value="7.55555555555553" calcext:value-type="float">
            <text:p>7.6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-58.14" calcext:value-type="float">
            <text:p>-58.14</text:p>
          </table:table-cell>
          <table:table-cell office:value-type="float" office:value="-56.36" calcext:value-type="float">
            <text:p>-56.36</text:p>
          </table:table-cell>
          <table:table-cell table:style-name="ce1"/>
          <table:table-cell table:formula="of:=[.C257]-[.C256]" office:value-type="float" office:value="-0.980000000000004" calcext:value-type="float">
            <text:p>-0.980000000000004</text:p>
          </table:table-cell>
          <table:table-cell table:formula="of:=[.D257]-[.D256]" office:value-type="float" office:value="-0.380000000000003" calcext:value-type="float">
            <text:p>-0.380000000000003</text:p>
          </table:table-cell>
          <table:table-cell table:style-name="ce12" table:formula="of:=[.F257]/([.$D$199]/1000)" office:value-type="float" office:value="-65.3333333333336" calcext:value-type="float">
            <text:p>-65.3</text:p>
          </table:table-cell>
          <table:table-cell table:style-name="ce12" table:formula="of:=[.G257]/([.$D$199]/1000)" office:value-type="float" office:value="-25.3333333333335" calcext:value-type="float">
            <text:p>-25.3</text:p>
          </table:table-cell>
          <table:table-cell table:style-name="ce13" table:formula="of:=(1/[.H257])*60" office:value-type="float" office:value="-0.918367346938772" calcext:value-type="float">
            <text:p>-0.918</text:p>
          </table:table-cell>
          <table:table-cell table:style-name="ce13" table:formula="of:=(1/[.I257])*60" office:value-type="float" office:value="-2.36842105263156" calcext:value-type="float">
            <text:p>-2.368</text:p>
          </table:table-cell>
          <table:table-cell table:style-name="ce15" table:formula="of:=ABS([.H257])/[.$L$2]*100" office:value-type="float" office:value="18.5111111111112" calcext:value-type="float">
            <text:p>18.5</text:p>
          </table:table-cell>
          <table:table-cell table:style-name="ce15" table:formula="of:=ABS([.I257])/[.$L$2]*100" office:value-type="float" office:value="7.17777777777783" calcext:value-type="float">
            <text:p>7.2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-59.11" calcext:value-type="float">
            <text:p>-59.11</text:p>
          </table:table-cell>
          <table:table-cell office:value-type="float" office:value="-56.73" calcext:value-type="float">
            <text:p>-56.73</text:p>
          </table:table-cell>
          <table:table-cell table:style-name="ce1"/>
          <table:table-cell table:formula="of:=[.C258]-[.C257]" office:value-type="float" office:value="-0.969999999999999" calcext:value-type="float">
            <text:p>-0.969999999999999</text:p>
          </table:table-cell>
          <table:table-cell table:formula="of:=[.D258]-[.D257]" office:value-type="float" office:value="-0.369999999999997" calcext:value-type="float">
            <text:p>-0.369999999999997</text:p>
          </table:table-cell>
          <table:table-cell table:style-name="ce12" table:formula="of:=[.F258]/([.$D$199]/1000)" office:value-type="float" office:value="-64.6666666666666" calcext:value-type="float">
            <text:p>-64.7</text:p>
          </table:table-cell>
          <table:table-cell table:style-name="ce12" table:formula="of:=[.G258]/([.$D$199]/1000)" office:value-type="float" office:value="-24.6666666666665" calcext:value-type="float">
            <text:p>-24.7</text:p>
          </table:table-cell>
          <table:table-cell table:style-name="ce13" table:formula="of:=(1/[.H258])*60" office:value-type="float" office:value="-0.927835051546393" calcext:value-type="float">
            <text:p>-0.928</text:p>
          </table:table-cell>
          <table:table-cell table:style-name="ce13" table:formula="of:=(1/[.I258])*60" office:value-type="float" office:value="-2.43243243243245" calcext:value-type="float">
            <text:p>-2.432</text:p>
          </table:table-cell>
          <table:table-cell table:style-name="ce15" table:formula="of:=ABS([.H258])/[.$L$2]*100" office:value-type="float" office:value="18.3222222222222" calcext:value-type="float">
            <text:p>18.3</text:p>
          </table:table-cell>
          <table:table-cell table:style-name="ce15" table:formula="of:=ABS([.I258])/[.$L$2]*100" office:value-type="float" office:value="6.98888888888884" calcext:value-type="float">
            <text:p>7.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-60.09" calcext:value-type="float">
            <text:p>-60.09</text:p>
          </table:table-cell>
          <table:table-cell office:value-type="float" office:value="-57.1" calcext:value-type="float">
            <text:p>-57.1</text:p>
          </table:table-cell>
          <table:table-cell table:style-name="ce1"/>
          <table:table-cell table:formula="of:=[.C259]-[.C258]" office:value-type="float" office:value="-0.980000000000004" calcext:value-type="float">
            <text:p>-0.980000000000004</text:p>
          </table:table-cell>
          <table:table-cell table:formula="of:=[.D259]-[.D258]" office:value-type="float" office:value="-0.370000000000005" calcext:value-type="float">
            <text:p>-0.370000000000005</text:p>
          </table:table-cell>
          <table:table-cell table:style-name="ce12" table:formula="of:=[.F259]/([.$D$199]/1000)" office:value-type="float" office:value="-65.3333333333336" calcext:value-type="float">
            <text:p>-65.3</text:p>
          </table:table-cell>
          <table:table-cell table:style-name="ce12" table:formula="of:=[.G259]/([.$D$199]/1000)" office:value-type="float" office:value="-24.666666666667" calcext:value-type="float">
            <text:p>-24.7</text:p>
          </table:table-cell>
          <table:table-cell table:style-name="ce13" table:formula="of:=(1/[.H259])*60" office:value-type="float" office:value="-0.918367346938772" calcext:value-type="float">
            <text:p>-0.918</text:p>
          </table:table-cell>
          <table:table-cell table:style-name="ce13" table:formula="of:=(1/[.I259])*60" office:value-type="float" office:value="-2.4324324324324" calcext:value-type="float">
            <text:p>-2.432</text:p>
          </table:table-cell>
          <table:table-cell table:style-name="ce15" table:formula="of:=ABS([.H259])/[.$L$2]*100" office:value-type="float" office:value="18.5111111111112" calcext:value-type="float">
            <text:p>18.5</text:p>
          </table:table-cell>
          <table:table-cell table:style-name="ce15" table:formula="of:=ABS([.I259])/[.$L$2]*100" office:value-type="float" office:value="6.98888888888898" calcext:value-type="float">
            <text:p>7.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-61.08" calcext:value-type="float">
            <text:p>-61.08</text:p>
          </table:table-cell>
          <table:table-cell office:value-type="float" office:value="-57.46" calcext:value-type="float">
            <text:p>-57.46</text:p>
          </table:table-cell>
          <table:table-cell table:style-name="ce1"/>
          <table:table-cell table:formula="of:=[.C260]-[.C259]" office:value-type="float" office:value="-0.989999999999995" calcext:value-type="float">
            <text:p>-0.989999999999995</text:p>
          </table:table-cell>
          <table:table-cell table:formula="of:=[.D260]-[.D259]" office:value-type="float" office:value="-0.359999999999999" calcext:value-type="float">
            <text:p>-0.359999999999999</text:p>
          </table:table-cell>
          <table:table-cell table:style-name="ce12" table:formula="of:=[.F260]/([.$D$199]/1000)" office:value-type="float" office:value="-65.9999999999997" calcext:value-type="float">
            <text:p>-66.0</text:p>
          </table:table-cell>
          <table:table-cell table:style-name="ce12" table:formula="of:=[.G260]/([.$D$199]/1000)" office:value-type="float" office:value="-24" calcext:value-type="float">
            <text:p>-24.0</text:p>
          </table:table-cell>
          <table:table-cell table:style-name="ce13" table:formula="of:=(1/[.H260])*60" office:value-type="float" office:value="-0.909090909090914" calcext:value-type="float">
            <text:p>-0.909</text:p>
          </table:table-cell>
          <table:table-cell table:style-name="ce13" table:formula="of:=(1/[.I260])*60" office:value-type="float" office:value="-2.5" calcext:value-type="float">
            <text:p>-2.500</text:p>
          </table:table-cell>
          <table:table-cell table:style-name="ce15" table:formula="of:=ABS([.H260])/[.$L$2]*100" office:value-type="float" office:value="18.6999999999999" calcext:value-type="float">
            <text:p>18.7</text:p>
          </table:table-cell>
          <table:table-cell table:style-name="ce15" table:formula="of:=ABS([.I260])/[.$L$2]*100" office:value-type="float" office:value="6.79999999999999" calcext:value-type="float">
            <text:p>6.8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-62.06" calcext:value-type="float">
            <text:p>-62.06</text:p>
          </table:table-cell>
          <table:table-cell office:value-type="float" office:value="-57.81" calcext:value-type="float">
            <text:p>-57.81</text:p>
          </table:table-cell>
          <table:table-cell table:style-name="ce1"/>
          <table:table-cell table:formula="of:=[.C261]-[.C260]" office:value-type="float" office:value="-0.980000000000004" calcext:value-type="float">
            <text:p>-0.980000000000004</text:p>
          </table:table-cell>
          <table:table-cell table:formula="of:=[.D261]-[.D260]" office:value-type="float" office:value="-0.350000000000001" calcext:value-type="float">
            <text:p>-0.350000000000001</text:p>
          </table:table-cell>
          <table:table-cell table:style-name="ce12" table:formula="of:=[.F261]/([.$D$199]/1000)" office:value-type="float" office:value="-65.3333333333336" calcext:value-type="float">
            <text:p>-65.3</text:p>
          </table:table-cell>
          <table:table-cell table:style-name="ce12" table:formula="of:=[.G261]/([.$D$199]/1000)" office:value-type="float" office:value="-23.3333333333334" calcext:value-type="float">
            <text:p>-23.3</text:p>
          </table:table-cell>
          <table:table-cell table:style-name="ce13" table:formula="of:=(1/[.H261])*60" office:value-type="float" office:value="-0.918367346938772" calcext:value-type="float">
            <text:p>-0.918</text:p>
          </table:table-cell>
          <table:table-cell table:style-name="ce13" table:formula="of:=(1/[.I261])*60" office:value-type="float" office:value="-2.57142857142856" calcext:value-type="float">
            <text:p>-2.571</text:p>
          </table:table-cell>
          <table:table-cell table:style-name="ce15" table:formula="of:=ABS([.H261])/[.$L$2]*100" office:value-type="float" office:value="18.5111111111112" calcext:value-type="float">
            <text:p>18.5</text:p>
          </table:table-cell>
          <table:table-cell table:style-name="ce15" table:formula="of:=ABS([.I261])/[.$L$2]*100" office:value-type="float" office:value="6.61111111111114" calcext:value-type="float">
            <text:p>6.6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-63.04" calcext:value-type="float">
            <text:p>-63.04</text:p>
          </table:table-cell>
          <table:table-cell office:value-type="float" office:value="-58.16" calcext:value-type="float">
            <text:p>-58.16</text:p>
          </table:table-cell>
          <table:table-cell table:style-name="ce1"/>
          <table:table-cell table:formula="of:=[.C262]-[.C261]" office:value-type="float" office:value="-0.979999999999997" calcext:value-type="float">
            <text:p>-0.979999999999997</text:p>
          </table:table-cell>
          <table:table-cell table:formula="of:=[.D262]-[.D261]" office:value-type="float" office:value="-0.349999999999994" calcext:value-type="float">
            <text:p>-0.349999999999994</text:p>
          </table:table-cell>
          <table:table-cell table:style-name="ce12" table:formula="of:=[.F262]/([.$D$199]/1000)" office:value-type="float" office:value="-65.3333333333331" calcext:value-type="float">
            <text:p>-65.3</text:p>
          </table:table-cell>
          <table:table-cell table:style-name="ce12" table:formula="of:=[.G262]/([.$D$199]/1000)" office:value-type="float" office:value="-23.333333333333" calcext:value-type="float">
            <text:p>-23.3</text:p>
          </table:table-cell>
          <table:table-cell table:style-name="ce13" table:formula="of:=(1/[.H262])*60" office:value-type="float" office:value="-0.918367346938778" calcext:value-type="float">
            <text:p>-0.918</text:p>
          </table:table-cell>
          <table:table-cell table:style-name="ce13" table:formula="of:=(1/[.I262])*60" office:value-type="float" office:value="-2.57142857142861" calcext:value-type="float">
            <text:p>-2.571</text:p>
          </table:table-cell>
          <table:table-cell table:style-name="ce15" table:formula="of:=ABS([.H262])/[.$L$2]*100" office:value-type="float" office:value="18.5111111111111" calcext:value-type="float">
            <text:p>18.5</text:p>
          </table:table-cell>
          <table:table-cell table:style-name="ce15" table:formula="of:=ABS([.I262])/[.$L$2]*100" office:value-type="float" office:value="6.611111111111" calcext:value-type="float">
            <text:p>6.6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-64.03" calcext:value-type="float">
            <text:p>-64.03</text:p>
          </table:table-cell>
          <table:table-cell office:value-type="float" office:value="-58.49" calcext:value-type="float">
            <text:p>-58.49</text:p>
          </table:table-cell>
          <table:table-cell table:style-name="ce1"/>
          <table:table-cell table:formula="of:=[.C263]-[.C262]" office:value-type="float" office:value="-0.990000000000002" calcext:value-type="float">
            <text:p>-0.990000000000002</text:p>
          </table:table-cell>
          <table:table-cell table:formula="of:=[.D263]-[.D262]" office:value-type="float" office:value="-0.330000000000005" calcext:value-type="float">
            <text:p>-0.330000000000005</text:p>
          </table:table-cell>
          <table:table-cell table:style-name="ce12" table:formula="of:=[.F263]/([.$D$199]/1000)" office:value-type="float" office:value="-66.0000000000001" calcext:value-type="float">
            <text:p>-66.0</text:p>
          </table:table-cell>
          <table:table-cell table:style-name="ce12" table:formula="of:=[.G263]/([.$D$199]/1000)" office:value-type="float" office:value="-22.0000000000004" calcext:value-type="float">
            <text:p>-22.0</text:p>
          </table:table-cell>
          <table:table-cell table:style-name="ce13" table:formula="of:=(1/[.H263])*60" office:value-type="float" office:value="-0.909090909090907" calcext:value-type="float">
            <text:p>-0.909</text:p>
          </table:table-cell>
          <table:table-cell table:style-name="ce13" table:formula="of:=(1/[.I263])*60" office:value-type="float" office:value="-2.72727272727268" calcext:value-type="float">
            <text:p>-2.727</text:p>
          </table:table-cell>
          <table:table-cell table:style-name="ce15" table:formula="of:=ABS([.H263])/[.$L$2]*100" office:value-type="float" office:value="18.7" calcext:value-type="float">
            <text:p>18.7</text:p>
          </table:table-cell>
          <table:table-cell table:style-name="ce15" table:formula="of:=ABS([.I263])/[.$L$2]*100" office:value-type="float" office:value="6.23333333333344" calcext:value-type="float">
            <text:p>6.2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-65.01" calcext:value-type="float">
            <text:p>-65.01</text:p>
          </table:table-cell>
          <table:table-cell office:value-type="float" office:value="-58.82" calcext:value-type="float">
            <text:p>-58.82</text:p>
          </table:table-cell>
          <table:table-cell table:style-name="ce1"/>
          <table:table-cell table:formula="of:=[.C264]-[.C263]" office:value-type="float" office:value="-0.980000000000004" calcext:value-type="float">
            <text:p>-0.980000000000004</text:p>
          </table:table-cell>
          <table:table-cell table:formula="of:=[.D264]-[.D263]" office:value-type="float" office:value="-0.329999999999998" calcext:value-type="float">
            <text:p>-0.329999999999998</text:p>
          </table:table-cell>
          <table:table-cell table:style-name="ce12" table:formula="of:=[.F264]/([.$D$199]/1000)" office:value-type="float" office:value="-65.3333333333336" calcext:value-type="float">
            <text:p>-65.3</text:p>
          </table:table-cell>
          <table:table-cell table:style-name="ce12" table:formula="of:=[.G264]/([.$D$199]/1000)" office:value-type="float" office:value="-21.9999999999999" calcext:value-type="float">
            <text:p>-22.0</text:p>
          </table:table-cell>
          <table:table-cell table:style-name="ce13" table:formula="of:=(1/[.H264])*60" office:value-type="float" office:value="-0.918367346938772" calcext:value-type="float">
            <text:p>-0.918</text:p>
          </table:table-cell>
          <table:table-cell table:style-name="ce13" table:formula="of:=(1/[.I264])*60" office:value-type="float" office:value="-2.72727272727274" calcext:value-type="float">
            <text:p>-2.727</text:p>
          </table:table-cell>
          <table:table-cell table:style-name="ce15" table:formula="of:=ABS([.H264])/[.$L$2]*100" office:value-type="float" office:value="18.5111111111112" calcext:value-type="float">
            <text:p>18.5</text:p>
          </table:table-cell>
          <table:table-cell table:style-name="ce15" table:formula="of:=ABS([.I264])/[.$L$2]*100" office:value-type="float" office:value="6.2333333333333" calcext:value-type="float">
            <text:p>6.2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-65.99" calcext:value-type="float">
            <text:p>-65.99</text:p>
          </table:table-cell>
          <table:table-cell office:value-type="float" office:value="-59.14" calcext:value-type="float">
            <text:p>-59.14</text:p>
          </table:table-cell>
          <table:table-cell table:style-name="ce1"/>
          <table:table-cell table:formula="of:=[.C265]-[.C264]" office:value-type="float" office:value="-0.97999999999999" calcext:value-type="float">
            <text:p>-0.97999999999999</text:p>
          </table:table-cell>
          <table:table-cell table:formula="of:=[.D265]-[.D264]" office:value-type="float" office:value="-0.32" calcext:value-type="float">
            <text:p>-0.32</text:p>
          </table:table-cell>
          <table:table-cell table:style-name="ce12" table:formula="of:=[.F265]/([.$D$199]/1000)" office:value-type="float" office:value="-65.3333333333327" calcext:value-type="float">
            <text:p>-65.3</text:p>
          </table:table-cell>
          <table:table-cell table:style-name="ce12" table:formula="of:=[.G265]/([.$D$199]/1000)" office:value-type="float" office:value="-21.3333333333334" calcext:value-type="float">
            <text:p>-21.3</text:p>
          </table:table-cell>
          <table:table-cell table:style-name="ce13" table:formula="of:=(1/[.H265])*60" office:value-type="float" office:value="-0.918367346938785" calcext:value-type="float">
            <text:p>-0.918</text:p>
          </table:table-cell>
          <table:table-cell table:style-name="ce13" table:formula="of:=(1/[.I265])*60" office:value-type="float" office:value="-2.8125" calcext:value-type="float">
            <text:p>-2.813</text:p>
          </table:table-cell>
          <table:table-cell table:style-name="ce15" table:formula="of:=ABS([.H265])/[.$L$2]*100" office:value-type="float" office:value="18.5111111111109" calcext:value-type="float">
            <text:p>18.5</text:p>
          </table:table-cell>
          <table:table-cell table:style-name="ce15" table:formula="of:=ABS([.I265])/[.$L$2]*100" office:value-type="float" office:value="6.04444444444445" calcext:value-type="float">
            <text:p>6.0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-66.98" calcext:value-type="float">
            <text:p>-66.98</text:p>
          </table:table-cell>
          <table:table-cell office:value-type="float" office:value="-59.45" calcext:value-type="float">
            <text:p>-59.45</text:p>
          </table:table-cell>
          <table:table-cell table:style-name="ce1"/>
          <table:table-cell table:formula="of:=[.C266]-[.C265]" office:value-type="float" office:value="-0.990000000000009" calcext:value-type="float">
            <text:p>-0.990000000000009</text:p>
          </table:table-cell>
          <table:table-cell table:formula="of:=[.D266]-[.D265]" office:value-type="float" office:value="-0.310000000000002" calcext:value-type="float">
            <text:p>-0.310000000000002</text:p>
          </table:table-cell>
          <table:table-cell table:style-name="ce12" table:formula="of:=[.F266]/([.$D$199]/1000)" office:value-type="float" office:value="-66.0000000000006" calcext:value-type="float">
            <text:p>-66.0</text:p>
          </table:table-cell>
          <table:table-cell table:style-name="ce12" table:formula="of:=[.G266]/([.$D$199]/1000)" office:value-type="float" office:value="-20.6666666666668" calcext:value-type="float">
            <text:p>-20.7</text:p>
          </table:table-cell>
          <table:table-cell table:style-name="ce13" table:formula="of:=(1/[.H266])*60" office:value-type="float" office:value="-0.909090909090901" calcext:value-type="float">
            <text:p>-0.909</text:p>
          </table:table-cell>
          <table:table-cell table:style-name="ce13" table:formula="of:=(1/[.I266])*60" office:value-type="float" office:value="-2.90322580645159" calcext:value-type="float">
            <text:p>-2.903</text:p>
          </table:table-cell>
          <table:table-cell table:style-name="ce15" table:formula="of:=ABS([.H266])/[.$L$2]*100" office:value-type="float" office:value="18.7000000000002" calcext:value-type="float">
            <text:p>18.7</text:p>
          </table:table-cell>
          <table:table-cell table:style-name="ce15" table:formula="of:=ABS([.I266])/[.$L$2]*100" office:value-type="float" office:value="5.8555555555556" calcext:value-type="float">
            <text:p>5.9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 table:style-name="ce1"/>
          <table:table-cell table:formula="of:=[.C267]-[.C266]" office:value-type="float" office:value="-0.97999999999999" calcext:value-type="float">
            <text:p>-0.97999999999999</text:p>
          </table:table-cell>
          <table:table-cell table:formula="of:=[.D267]-[.D266]" office:value-type="float" office:value="-0.299999999999997" calcext:value-type="float">
            <text:p>-0.299999999999997</text:p>
          </table:table-cell>
          <table:table-cell table:style-name="ce12" table:formula="of:=[.F267]/([.$D$199]/1000)" office:value-type="float" office:value="-65.3333333333327" calcext:value-type="float">
            <text:p>-65.3</text:p>
          </table:table-cell>
          <table:table-cell table:style-name="ce12" table:formula="of:=[.G267]/([.$D$199]/1000)" office:value-type="float" office:value="-19.9999999999998" calcext:value-type="float">
            <text:p>-20.0</text:p>
          </table:table-cell>
          <table:table-cell table:style-name="ce13" table:formula="of:=(1/[.H267])*60" office:value-type="float" office:value="-0.918367346938785" calcext:value-type="float">
            <text:p>-0.918</text:p>
          </table:table-cell>
          <table:table-cell table:style-name="ce13" table:formula="of:=(1/[.I267])*60" office:value-type="float" office:value="-3.00000000000003" calcext:value-type="float">
            <text:p>-3.000</text:p>
          </table:table-cell>
          <table:table-cell table:style-name="ce15" table:formula="of:=ABS([.H267])/[.$L$2]*100" office:value-type="float" office:value="18.5111111111109" calcext:value-type="float">
            <text:p>18.5</text:p>
          </table:table-cell>
          <table:table-cell table:style-name="ce15" table:formula="of:=ABS([.I267])/[.$L$2]*100" office:value-type="float" office:value="5.66666666666661" calcext:value-type="float">
            <text:p>5.7</text:p>
          </table:table-cell>
          <table:table-cell table:number-columns-repeated="100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 calcext:value-type="string">
            <text:p>500 - 7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3.09" calcext:value-type="float">
            <text:p>-13.09</text:p>
          </table:table-cell>
          <table:table-cell office:value-type="float" office:value="-29.07" calcext:value-type="float">
            <text:p>-29.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8.61" calcext:value-type="float">
            <text:p>-18.61</text:p>
          </table:table-cell>
          <table:table-cell office:value-type="float" office:value="-33.56" calcext:value-type="float">
            <text:p>-33.56</text:p>
          </table:table-cell>
          <table:table-cell/>
          <table:table-cell table:formula="of:=[.C273]-[.C272]" office:value-type="float" office:value="-5.52" calcext:value-type="float">
            <text:p>-5.52</text:p>
          </table:table-cell>
          <table:table-cell table:formula="of:=[.D273]-[.D272]" office:value-type="float" office:value="-4.49" calcext:value-type="float">
            <text:p>-4.49</text:p>
          </table:table-cell>
          <table:table-cell table:style-name="ce12" table:formula="of:=[.F273]/([.$D$270]/1000)" office:value-type="float" office:value="-110.4" calcext:value-type="float">
            <text:p>-110.4</text:p>
          </table:table-cell>
          <table:table-cell table:style-name="ce12" table:formula="of:=[.G273]/([.$D$270]/1000)" office:value-type="float" office:value="-89.8" calcext:value-type="float">
            <text:p>-89.8</text:p>
          </table:table-cell>
          <table:table-cell table:style-name="ce13" table:formula="of:=(1/[.H273])*60" office:value-type="float" office:value="-0.543478260869565" calcext:value-type="float">
            <text:p>-0.543</text:p>
          </table:table-cell>
          <table:table-cell table:style-name="ce13" table:formula="of:=(1/[.I273])*60" office:value-type="float" office:value="-0.66815144766147" calcext:value-type="float">
            <text:p>-0.668</text:p>
          </table:table-cell>
          <table:table-cell table:style-name="ce15" table:formula="of:=ABS([.H273])/[.$L$2]*100" office:value-type="float" office:value="31.28" calcext:value-type="float">
            <text:p>31.3</text:p>
          </table:table-cell>
          <table:table-cell table:style-name="ce15" table:formula="of:=ABS([.I273])/[.$L$2]*100" office:value-type="float" office:value="25.4433333333333" calcext:value-type="float">
            <text:p>25.4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24.25" calcext:value-type="float">
            <text:p>-24.25</text:p>
          </table:table-cell>
          <table:table-cell office:value-type="float" office:value="-37.8" calcext:value-type="float">
            <text:p>-37.8</text:p>
          </table:table-cell>
          <table:table-cell/>
          <table:table-cell table:formula="of:=[.C274]-[.C273]" office:value-type="float" office:value="-5.64" calcext:value-type="float">
            <text:p>-5.64</text:p>
          </table:table-cell>
          <table:table-cell table:formula="of:=[.D274]-[.D273]" office:value-type="float" office:value="-4.24" calcext:value-type="float">
            <text:p>-4.24</text:p>
          </table:table-cell>
          <table:table-cell table:style-name="ce12" table:formula="of:=[.F274]/([.$D$270]/1000)" office:value-type="float" office:value="-112.8" calcext:value-type="float">
            <text:p>-112.8</text:p>
          </table:table-cell>
          <table:table-cell table:style-name="ce12" table:formula="of:=[.G274]/([.$D$270]/1000)" office:value-type="float" office:value="-84.7999999999999" calcext:value-type="float">
            <text:p>-84.8</text:p>
          </table:table-cell>
          <table:table-cell table:style-name="ce13" table:formula="of:=(1/[.H274])*60" office:value-type="float" office:value="-0.531914893617021" calcext:value-type="float">
            <text:p>-0.532</text:p>
          </table:table-cell>
          <table:table-cell table:style-name="ce13" table:formula="of:=(1/[.I274])*60" office:value-type="float" office:value="-0.707547169811322" calcext:value-type="float">
            <text:p>-0.708</text:p>
          </table:table-cell>
          <table:table-cell table:style-name="ce15" table:formula="of:=ABS([.H274])/[.$L$2]*100" office:value-type="float" office:value="31.96" calcext:value-type="float">
            <text:p>32.0</text:p>
          </table:table-cell>
          <table:table-cell table:style-name="ce15" table:formula="of:=ABS([.I274])/[.$L$2]*100" office:value-type="float" office:value="24.0266666666666" calcext:value-type="float">
            <text:p>24.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30.03" calcext:value-type="float">
            <text:p>-30.03</text:p>
          </table:table-cell>
          <table:table-cell office:value-type="float" office:value="-41.78" calcext:value-type="float">
            <text:p>-41.78</text:p>
          </table:table-cell>
          <table:table-cell/>
          <table:table-cell table:formula="of:=[.C275]-[.C274]" office:value-type="float" office:value="-5.78" calcext:value-type="float">
            <text:p>-5.78</text:p>
          </table:table-cell>
          <table:table-cell table:formula="of:=[.D275]-[.D274]" office:value-type="float" office:value="-3.98" calcext:value-type="float">
            <text:p>-3.98</text:p>
          </table:table-cell>
          <table:table-cell table:style-name="ce12" table:formula="of:=[.F275]/([.$D$270]/1000)" office:value-type="float" office:value="-115.6" calcext:value-type="float">
            <text:p>-115.6</text:p>
          </table:table-cell>
          <table:table-cell table:style-name="ce12" table:formula="of:=[.G275]/([.$D$270]/1000)" office:value-type="float" office:value="-79.6000000000001" calcext:value-type="float">
            <text:p>-79.6</text:p>
          </table:table-cell>
          <table:table-cell table:style-name="ce13" table:formula="of:=(1/[.H275])*60" office:value-type="float" office:value="-0.519031141868512" calcext:value-type="float">
            <text:p>-0.519</text:p>
          </table:table-cell>
          <table:table-cell table:style-name="ce13" table:formula="of:=(1/[.I275])*60" office:value-type="float" office:value="-0.753768844221105" calcext:value-type="float">
            <text:p>-0.754</text:p>
          </table:table-cell>
          <table:table-cell table:style-name="ce15" table:formula="of:=ABS([.H275])/[.$L$2]*100" office:value-type="float" office:value="32.7533333333333" calcext:value-type="float">
            <text:p>32.8</text:p>
          </table:table-cell>
          <table:table-cell table:style-name="ce15" table:formula="of:=ABS([.I275])/[.$L$2]*100" office:value-type="float" office:value="22.5533333333334" calcext:value-type="float">
            <text:p>22.6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35.98" calcext:value-type="float">
            <text:p>-35.98</text:p>
          </table:table-cell>
          <table:table-cell office:value-type="float" office:value="-45.51" calcext:value-type="float">
            <text:p>-45.51</text:p>
          </table:table-cell>
          <table:table-cell/>
          <table:table-cell table:formula="of:=[.C276]-[.C275]" office:value-type="float" office:value="-5.95" calcext:value-type="float">
            <text:p>-5.95</text:p>
          </table:table-cell>
          <table:table-cell table:formula="of:=[.D276]-[.D275]" office:value-type="float" office:value="-3.73" calcext:value-type="float">
            <text:p>-3.73</text:p>
          </table:table-cell>
          <table:table-cell table:style-name="ce12" table:formula="of:=[.F276]/([.$D$270]/1000)" office:value-type="float" office:value="-119" calcext:value-type="float">
            <text:p>-119.0</text:p>
          </table:table-cell>
          <table:table-cell table:style-name="ce12" table:formula="of:=[.G276]/([.$D$270]/1000)" office:value-type="float" office:value="-74.5999999999999" calcext:value-type="float">
            <text:p>-74.6</text:p>
          </table:table-cell>
          <table:table-cell table:style-name="ce13" table:formula="of:=(1/[.H276])*60" office:value-type="float" office:value="-0.504201680672269" calcext:value-type="float">
            <text:p>-0.504</text:p>
          </table:table-cell>
          <table:table-cell table:style-name="ce13" table:formula="of:=(1/[.I276])*60" office:value-type="float" office:value="-0.804289544235926" calcext:value-type="float">
            <text:p>-0.804</text:p>
          </table:table-cell>
          <table:table-cell table:style-name="ce15" table:formula="of:=ABS([.H276])/[.$L$2]*100" office:value-type="float" office:value="33.7166666666666" calcext:value-type="float">
            <text:p>33.7</text:p>
          </table:table-cell>
          <table:table-cell table:style-name="ce15" table:formula="of:=ABS([.I276])/[.$L$2]*100" office:value-type="float" office:value="21.1366666666666" calcext:value-type="float">
            <text:p>21.1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42.1" calcext:value-type="float">
            <text:p>-42.1</text:p>
          </table:table-cell>
          <table:table-cell office:value-type="float" office:value="-48.97" calcext:value-type="float">
            <text:p>-48.97</text:p>
          </table:table-cell>
          <table:table-cell/>
          <table:table-cell table:formula="of:=[.C277]-[.C276]" office:value-type="float" office:value="-6.12" calcext:value-type="float">
            <text:p>-6.12</text:p>
          </table:table-cell>
          <table:table-cell table:formula="of:=[.D277]-[.D276]" office:value-type="float" office:value="-3.46" calcext:value-type="float">
            <text:p>-3.46</text:p>
          </table:table-cell>
          <table:table-cell table:style-name="ce12" table:formula="of:=[.F277]/([.$D$270]/1000)" office:value-type="float" office:value="-122.4" calcext:value-type="float">
            <text:p>-122.4</text:p>
          </table:table-cell>
          <table:table-cell table:style-name="ce12" table:formula="of:=[.G277]/([.$D$270]/1000)" office:value-type="float" office:value="-69.2" calcext:value-type="float">
            <text:p>-69.2</text:p>
          </table:table-cell>
          <table:table-cell table:style-name="ce13" table:formula="of:=(1/[.H277])*60" office:value-type="float" office:value="-0.490196078431372" calcext:value-type="float">
            <text:p>-0.490</text:p>
          </table:table-cell>
          <table:table-cell table:style-name="ce13" table:formula="of:=(1/[.I277])*60" office:value-type="float" office:value="-0.867052023121387" calcext:value-type="float">
            <text:p>-0.867</text:p>
          </table:table-cell>
          <table:table-cell table:style-name="ce15" table:formula="of:=ABS([.H277])/[.$L$2]*100" office:value-type="float" office:value="34.68" calcext:value-type="float">
            <text:p>34.7</text:p>
          </table:table-cell>
          <table:table-cell table:style-name="ce15" table:formula="of:=ABS([.I277])/[.$L$2]*100" office:value-type="float" office:value="19.6066666666667" calcext:value-type="float">
            <text:p>19.6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48.39" calcext:value-type="float">
            <text:p>-48.39</text:p>
          </table:table-cell>
          <table:table-cell office:value-type="float" office:value="-52.15" calcext:value-type="float">
            <text:p>-52.15</text:p>
          </table:table-cell>
          <table:table-cell/>
          <table:table-cell table:formula="of:=[.C278]-[.C277]" office:value-type="float" office:value="-6.29" calcext:value-type="float">
            <text:p>-6.29</text:p>
          </table:table-cell>
          <table:table-cell table:formula="of:=[.D278]-[.D277]" office:value-type="float" office:value="-3.18" calcext:value-type="float">
            <text:p>-3.18</text:p>
          </table:table-cell>
          <table:table-cell table:style-name="ce12" table:formula="of:=[.F278]/([.$D$270]/1000)" office:value-type="float" office:value="-125.8" calcext:value-type="float">
            <text:p>-125.8</text:p>
          </table:table-cell>
          <table:table-cell table:style-name="ce12" table:formula="of:=[.G278]/([.$D$270]/1000)" office:value-type="float" office:value="-63.6" calcext:value-type="float">
            <text:p>-63.6</text:p>
          </table:table-cell>
          <table:table-cell table:style-name="ce13" table:formula="of:=(1/[.H278])*60" office:value-type="float" office:value="-0.476947535771065" calcext:value-type="float">
            <text:p>-0.477</text:p>
          </table:table-cell>
          <table:table-cell table:style-name="ce13" table:formula="of:=(1/[.I278])*60" office:value-type="float" office:value="-0.943396226415094" calcext:value-type="float">
            <text:p>-0.943</text:p>
          </table:table-cell>
          <table:table-cell table:style-name="ce15" table:formula="of:=ABS([.H278])/[.$L$2]*100" office:value-type="float" office:value="35.6433333333333" calcext:value-type="float">
            <text:p>35.6</text:p>
          </table:table-cell>
          <table:table-cell table:style-name="ce15" table:formula="of:=ABS([.I278])/[.$L$2]*100" office:value-type="float" office:value="18.02" calcext:value-type="float">
            <text:p>18.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54.83" calcext:value-type="float">
            <text:p>-54.83</text:p>
          </table:table-cell>
          <table:table-cell office:value-type="float" office:value="-55.02" calcext:value-type="float">
            <text:p>-55.02</text:p>
          </table:table-cell>
          <table:table-cell/>
          <table:table-cell table:formula="of:=[.C279]-[.C278]" office:value-type="float" office:value="-6.44" calcext:value-type="float">
            <text:p>-6.44</text:p>
          </table:table-cell>
          <table:table-cell table:formula="of:=[.D279]-[.D278]" office:value-type="float" office:value="-2.87" calcext:value-type="float">
            <text:p>-2.87</text:p>
          </table:table-cell>
          <table:table-cell table:style-name="ce12" table:formula="of:=[.F279]/([.$D$270]/1000)" office:value-type="float" office:value="-128.8" calcext:value-type="float">
            <text:p>-128.8</text:p>
          </table:table-cell>
          <table:table-cell table:style-name="ce12" table:formula="of:=[.G279]/([.$D$270]/1000)" office:value-type="float" office:value="-57.4000000000001" calcext:value-type="float">
            <text:p>-57.4</text:p>
          </table:table-cell>
          <table:table-cell table:style-name="ce13" table:formula="of:=(1/[.H279])*60" office:value-type="float" office:value="-0.46583850931677" calcext:value-type="float">
            <text:p>-0.466</text:p>
          </table:table-cell>
          <table:table-cell table:style-name="ce13" table:formula="of:=(1/[.I279])*60" office:value-type="float" office:value="-1.04529616724739" calcext:value-type="float">
            <text:p>-1.045</text:p>
          </table:table-cell>
          <table:table-cell table:style-name="ce15" table:formula="of:=ABS([.H279])/[.$L$2]*100" office:value-type="float" office:value="36.4933333333333" calcext:value-type="float">
            <text:p>36.5</text:p>
          </table:table-cell>
          <table:table-cell table:style-name="ce15" table:formula="of:=ABS([.I279])/[.$L$2]*100" office:value-type="float" office:value="16.2633333333334" calcext:value-type="float">
            <text:p>16.3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61.37" calcext:value-type="float">
            <text:p>-61.37</text:p>
          </table:table-cell>
          <table:table-cell office:value-type="float" office:value="-57.57" calcext:value-type="float">
            <text:p>-57.57</text:p>
          </table:table-cell>
          <table:table-cell/>
          <table:table-cell table:formula="of:=[.C280]-[.C279]" office:value-type="float" office:value="-6.54" calcext:value-type="float">
            <text:p>-6.54</text:p>
          </table:table-cell>
          <table:table-cell table:formula="of:=[.D280]-[.D279]" office:value-type="float" office:value="-2.55" calcext:value-type="float">
            <text:p>-2.55</text:p>
          </table:table-cell>
          <table:table-cell table:style-name="ce12" table:formula="of:=[.F280]/([.$D$270]/1000)" office:value-type="float" office:value="-130.8" calcext:value-type="float">
            <text:p>-130.8</text:p>
          </table:table-cell>
          <table:table-cell table:style-name="ce12" table:formula="of:=[.G280]/([.$D$270]/1000)" office:value-type="float" office:value="-50.9999999999999" calcext:value-type="float">
            <text:p>-51.0</text:p>
          </table:table-cell>
          <table:table-cell table:style-name="ce13" table:formula="of:=(1/[.H280])*60" office:value-type="float" office:value="-0.458715596330275" calcext:value-type="float">
            <text:p>-0.459</text:p>
          </table:table-cell>
          <table:table-cell table:style-name="ce13" table:formula="of:=(1/[.I280])*60" office:value-type="float" office:value="-1.1764705882353" calcext:value-type="float">
            <text:p>-1.176</text:p>
          </table:table-cell>
          <table:table-cell table:style-name="ce15" table:formula="of:=ABS([.H280])/[.$L$2]*100" office:value-type="float" office:value="37.06" calcext:value-type="float">
            <text:p>37.1</text:p>
          </table:table-cell>
          <table:table-cell table:style-name="ce15" table:formula="of:=ABS([.I280])/[.$L$2]*100" office:value-type="float" office:value="14.45" calcext:value-type="float">
            <text:p>14.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 table:style-name="ce1"/>
          <table:table-cell table:formula="of:=[.C281]-[.C280]" office:value-type="float" office:value="-6.59" calcext:value-type="float">
            <text:p>-6.59</text:p>
          </table:table-cell>
          <table:table-cell table:formula="of:=[.D281]-[.D280]" office:value-type="float" office:value="-2.18" calcext:value-type="float">
            <text:p>-2.18</text:p>
          </table:table-cell>
          <table:table-cell table:style-name="ce12" table:formula="of:=[.F281]/([.$D$270]/1000)" office:value-type="float" office:value="-131.8" calcext:value-type="float">
            <text:p>-131.8</text:p>
          </table:table-cell>
          <table:table-cell table:style-name="ce12" table:formula="of:=[.G281]/([.$D$270]/1000)" office:value-type="float" office:value="-43.6" calcext:value-type="float">
            <text:p>-43.6</text:p>
          </table:table-cell>
          <table:table-cell table:style-name="ce13" table:formula="of:=(1/[.H281])*60" office:value-type="float" office:value="-0.455235204855842" calcext:value-type="float">
            <text:p>-0.455</text:p>
          </table:table-cell>
          <table:table-cell table:style-name="ce13" table:formula="of:=(1/[.I281])*60" office:value-type="float" office:value="-1.37614678899083" calcext:value-type="float">
            <text:p>-1.376</text:p>
          </table:table-cell>
          <table:table-cell table:style-name="ce15" table:formula="of:=ABS([.H281])/[.$L$2]*100" office:value-type="float" office:value="37.3433333333333" calcext:value-type="float">
            <text:p>37.3</text:p>
          </table:table-cell>
          <table:table-cell table:style-name="ce15" table:formula="of:=ABS([.I281])/[.$L$2]*100" office:value-type="float" office:value="12.3533333333333" calcext:value-type="float">
            <text:p>12.4</text:p>
          </table:table-cell>
          <table:table-cell table:number-columns-repeated="1004"/>
        </table:table-row>
        <table:table-row table:style-name="ro1" table:number-rows-repeated="1048294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delta-angles'.J21:'delta-angles'.K152 'delta-angles'.J6:'delta-angles'.K15 'delta-angles'.J158:'delta-angles'.K196 'delta-angles'.J202:'delta-angles'.K267 'delta-angles'.J273:'delta-angles'.K281">
            <calcext:condition calcext:apply-style-name="Bad" calcext:value="&gt;-0.17" calcext:base-cell-address="'delta-angles'.J6"/>
            <calcext:condition calcext:apply-style-name="Accent" calcext:value="=0" calcext:base-cell-address="'delta-angles'.J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00-00-00</text:date>, <text:time style:data-style-name="N2" text:time-value="11:31:12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2:21:36.825000000</meta:creation-date>
    <dc:date>2021-08-04T15:35:16.857000000</dc:date>
    <meta:editing-duration>PT15M42S</meta:editing-duration>
    <meta:editing-cycles>4</meta:editing-cycles>
    <meta:generator>LibreOffice/7.1.4.2$Windows_X86_64 LibreOffice_project/a529a4fab45b75fefc5b6226684193eb000654f6</meta:generator>
    <meta:document-statistic meta:table-count="2" meta:cell-count="3142" meta:object-count="0"/>
  </office:meta>
</office:document-meta>
</file>